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968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4.5626in"/>
    </style:style>
    <style:style style:name="co11" style:family="table-column">
      <style:table-column-properties fo:break-before="auto" style:column-width="4.3228in"/>
    </style:style>
    <style:style style:name="co12" style:family="table-column">
      <style:table-column-properties fo:break-before="auto" style:column-width="3.8126in"/>
    </style:style>
    <style:style style:name="co13" style:family="table-column">
      <style:table-column-properties fo:break-before="auto" style:column-width="3.75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5in"/>
    </style:style>
    <style:style style:name="co16" style:family="table-column">
      <style:table-column-properties fo:break-before="auto" style:column-width="4.8791in"/>
    </style:style>
    <style:style style:name="co17" style:family="table-column">
      <style:table-column-properties fo:break-before="auto" style:column-width="1.783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7945in"/>
    </style:style>
    <style:style style:name="co20" style:family="table-column">
      <style:table-column-properties fo:break-before="auto" style:column-width="1.5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122"/>
    <style:style style:name="ce76" style:family="table-cell" style:parent-style-name="Default" style:data-style-name="N0"/>
    <style:style style:name="ce7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100"/>
    <style:style style:name="ce8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3"/>
    <style:style style:name="ce8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122">
      <style:text-properties fo:color="#ff0000"/>
    </style:style>
    <style:style style:name="ce84" style:family="table-cell" style:parent-style-name="Default" style:data-style-name="N0">
      <style:text-properties fo:color="#ff0000"/>
    </style:style>
    <style:style style:name="ce85" style:family="table-cell" style:parent-style-name="Default" style:data-style-name="N121">
      <style:table-cell-properties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122">
      <style:table-cell-properties style:cell-protect="none" style:print-content="true"/>
    </style:style>
    <style:style style:name="ce87" style:family="table-cell" style:parent-style-name="Default" style:data-style-name="N121">
      <style:table-cell-properties style:cell-protect="none" style:print-content="true"/>
    </style:style>
    <style:style style:name="ce88" style:family="table-cell" style:parent-style-name="Default" style:data-style-name="N3">
      <style:table-cell-properties style:cell-protect="none" style:print-content="true"/>
    </style:style>
    <style:style style:name="ce89" style:family="table-cell" style:parent-style-name="Default" style:data-style-name="N0">
      <style:table-cell-properties fo:background-color="#5b9bd5"/>
      <style:text-properties style:font-name="Courier New" fo:font-size="10pt" style:font-name-asian="Courier New1" style:font-size-asian="10pt" style:font-name-complex="Courier New1" style:font-size-complex="10pt"/>
    </style:style>
    <style:style style:name="ce90" style:family="table-cell" style:parent-style-name="Default" style:data-style-name="N0">
      <style:table-cell-properties fo:background-color="#70ad47"/>
      <style:text-properties style:font-name="Courier New" fo:font-size="10pt" style:font-name-asian="Courier New1" style:font-size-asian="10pt" style:font-name-complex="Courier New1" style:font-size-complex="10pt"/>
    </style:style>
    <style:style style:name="ce91" style:family="table-cell" style:parent-style-name="Default" style:data-style-name="N0">
      <style:table-cell-properties fo:background-color="#ffff00"/>
      <style:text-properties style:font-name="Courier New" fo:font-size="10pt" style:font-name-asian="Courier New1" style:font-size-asian="10pt" style:font-name-complex="Courier New1" style:font-size-complex="10pt"/>
    </style:style>
    <style:style style:name="ce92" style:family="table-cell" style:parent-style-name="Default" style:data-style-name="N100">
      <style:table-cell-properties fo:background-color="#5b9bd5"/>
    </style:style>
    <style:style style:name="ce93" style:family="table-cell" style:parent-style-name="Default" style:data-style-name="N100">
      <style:table-cell-properties fo:background-color="#70ad47"/>
    </style:style>
    <style:style style:name="ce94" style:family="table-cell" style:parent-style-name="Default" style:data-style-name="N0">
      <style:table-cell-properties fo:background-color="#5b9bd5"/>
    </style:style>
    <style:style style:name="ce95" style:family="table-cell" style:parent-style-name="Default" style:data-style-name="N0">
      <style:table-cell-properties fo:background-color="#ffff00"/>
    </style:style>
    <style:style style:name="ce96" style:family="table-cell" style:parent-style-name="Default" style:data-style-name="N0">
      <style:table-cell-properties fo:background-color="#70ad47"/>
    </style:style>
    <style:style style:name="ce97" style:family="table-cell" style:parent-style-name="Default" style:data-style-name="N0">
      <style:table-cell-properties style:cell-protect="none" style:print-content="true"/>
    </style:style>
    <style:style style:name="ce98" style:family="table-cell" style:parent-style-name="Default" style:data-style-name="N100">
      <style:table-cell-properties style:cell-protect="none" style:print-content="true"/>
    </style:style>
    <style:style style:name="ce99" style:family="table-cell" style:parent-style-name="Default" style:data-style-name="N2"/>
    <style:style style:name="ce100" style:family="table-cell" style:parent-style-name="Default" style:data-style-name="N61">
      <style:table-cell-properties style:cell-protect="none" style:print-content="true"/>
    </style:style>
    <style:style style:name="ce101" style:family="table-cell" style:parent-style-name="Default" style:data-style-name="N2">
      <style:table-cell-properties style:cell-protect="none" style:print-content="true"/>
    </style:style>
    <style:style style:name="ce102" style:family="table-cell" style:parent-style-name="Default" style:data-style-name="N0">
      <style:table-cell-properties fo:background-color="#70ad47" style:cell-protect="none" style:print-content="true"/>
      <style:text-properties style:font-name="Courier New" fo:font-size="10pt" style:font-name-asian="Courier New1" style:font-size-asian="10pt" style:font-name-complex="Courier New1" style:font-size-complex="10pt"/>
    </style:style>
    <style:style style:name="ce103" style:family="table-cell" style:parent-style-name="Default" style:data-style-name="N100">
      <style:table-cell-properties fo:background-color="#70ad47" style:cell-protect="none" style:print-content="true"/>
    </style:style>
    <style:style style:name="ce104" style:family="table-cell" style:parent-style-name="Default" style:data-style-name="N0">
      <style:table-cell-properties fo:background-color="#70ad47" style:cell-protect="none" style:print-content="true"/>
    </style:style>
    <style:style style:name="ce105" style:family="table-cell" style:parent-style-name="Default" style:data-style-name="N0">
      <style:table-cell-properties fo:background-color="#5b9bd5" style:cell-protect="none" style:print-content="true"/>
      <style:text-properties style:font-name="Courier New" fo:font-size="10pt" style:font-name-asian="Courier New1" style:font-size-asian="10pt" style:font-name-complex="Courier New1" style:font-size-complex="10pt"/>
    </style:style>
    <style:style style:name="ce106" style:family="table-cell" style:parent-style-name="Default" style:data-style-name="N100">
      <style:table-cell-properties fo:background-color="#5b9bd5" style:cell-protect="none" style:print-content="true"/>
    </style:style>
    <style:style style:name="ce107" style:family="table-cell" style:parent-style-name="Default" style:data-style-name="N0">
      <style:table-cell-properties fo:background-color="#5b9bd5" style:cell-protect="none" style:print-content="true"/>
    </style:style>
    <style:style style:name="ce108" style:family="table-cell" style:parent-style-name="Default" style:data-style-name="N121"/>
    <style:style style:name="ce109" style:family="table-cell" style:parent-style-name="Default" style:data-style-name="N0">
      <style:table-cell-properties fo:background-color="#ffff00" style:cell-protect="none" style:print-content="true"/>
      <style:text-properties style:font-name="Courier New" fo:font-size="10pt" style:font-name-asian="Courier New1" style:font-size-asian="10pt" style:font-name-complex="Courier New1" style:font-size-complex="10pt"/>
    </style:style>
    <style:style style:name="ce110" style:family="table-cell" style:parent-style-name="Default" style:data-style-name="N0">
      <style:table-cell-properties fo:background-color="#ffff00" style:cell-protect="none" style:print-content="tru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122">
      <style:text-properties fo:font-weight="bold" style:font-weight-asian="bold" style:font-weight-complex="bold"/>
    </style:style>
    <style:style style:name="ce77" style:family="table-cell" style:parent-style-name="Default" style:data-style-name="N122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p_quantification" table:style-name="ta1"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2" table:default-cell-style-name="ce76"/>
        <table:table-column table:style-name="co1" table:number-columns-repeated="3" table:default-cell-style-name="ce76"/>
        <table:table-column table:style-name="co2" table:default-cell-style-name="ce75"/>
        <table:table-column table:style-name="co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3" table:default-cell-style-name="ce76"/>
        <table:table-column table:style-name="co1" table:number-columns-repeated="3" table:default-cell-style-name="ce76"/>
        <table:table-column table:style-name="co2" table:number-columns-repeated="2" table:default-cell-style-name="ce79"/>
        <table:table-column table:style-name="co4" table:default-cell-style-name="ce76"/>
        <table:table-column table:style-name="co3" table:number-columns-repeated="3" table:default-cell-style-name="ce76"/>
        <table:table-column table:style-name="co5" table:number-columns-repeated="2" table:default-cell-style-name="ce76"/>
        <table:table-column table:style-name="co4" table:default-cell-style-name="ce76"/>
        <table:table-column table:style-name="co4" table:number-columns-repeated="2" table:default-cell-style-name="ce87"/>
        <table:table-column table:style-name="co6" table:default-cell-style-name="ce87"/>
        <table:table-column table:style-name="co7" table:number-columns-repeated="2" table:default-cell-style-name="ce76"/>
        <table:table-column table:style-name="co4" table:number-columns-repeated="946" table:default-cell-style-name="ce76"/>
        <table:table-column table:style-name="co8" table:default-cell-style-name="ce76"/>
        <table:table-row table:style-name="ro1"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80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74" office:value-type="string" calcext:value-type="string">
            <text:p>Sample #</text:p>
          </table:table-cell>
          <table:table-cell table:style-name="ce74" office:value-type="string" calcext:value-type="string">
            <text:p>Lobe #</text:p>
          </table:table-cell>
          <table:table-cell table:style-name="ce74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82" office:value-type="string" calcext:value-type="string">
            <text:p>Sample #</text:p>
          </table:table-cell>
          <table:table-cell table:style-name="ce82" office:value-type="string" calcext:value-type="string">
            <text:p>Lobe #</text:p>
          </table:table-cell>
          <table:table-cell table:style-name="ce82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/>
          <table:table-cell table:style-name="ce85" office:value-type="string" calcext:value-type="string">
            <text:p>Sample #</text:p>
          </table:table-cell>
          <table:table-cell table:style-name="ce85" office:value-type="string" calcext:value-type="string">
            <text:p>Lobe #</text:p>
          </table:table-cell>
          <table:table-cell table:style-name="ce85" office:value-type="string" calcext:value-type="string">
            <text:p># of holes</text:p>
          </table:table-cell>
          <table:table-cell table:style-name="ce78" office:value-type="string" calcext:value-type="string">
            <text:p>mean holes (sum_holes/#samples)</text:p>
          </table:table-cell>
          <table:table-cell table:style-name="ce78" office:value-type="string" calcext:value-type="string">
            <text:p>n(sample) = #(lobes_count)</text:p>
          </table:table-cell>
          <table:table-cell table:number-columns-repeated="947"/>
        </table:table-row>
        <table:table-row table:style-name="ro2">
          <table:table-cell table:number-columns-repeated="2"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5.6" calcext:value-type="float">
            <text:p>5.6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81" office:value-type="float" office:value="1625" calcext:value-type="float">
            <text:p>1,625</text:p>
          </table:table-cell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21" calcext:value-type="float">
            <text:p>2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81" office:value-type="float" office:value="1125" calcext:value-type="float">
            <text:p>1,125</text:p>
          </table:table-cell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31" calcext:value-type="float">
            <text:p>3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6" office:value-type="float" office:value="19.75" calcext:value-type="float">
            <text:p>19.75</text:p>
          </table:table-cell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float" office:value="41" calcext:value-type="float">
            <text:p>4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6" office:value-type="float" office:value="10.2" calcext:value-type="float">
            <text:p>10.2</text:p>
          </table:table-cell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51" calcext:value-type="float">
            <text:p>5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81" office:value-type="float" office:value="6286" calcext:value-type="float">
            <text:p>6,286</text:p>
          </table:table-cell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float" office:value="61" calcext:value-type="float">
            <text:p>6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float" office:value="71" calcext:value-type="float">
            <text:p>7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81" office:value-type="float" office:value="2230" calcext:value-type="float">
            <text:p>2,230</text:p>
          </table:table-cell>
          <table:table-cell table:style-name="ce76" office:value-type="float" office:value="13" calcext:value-type="float">
            <text:p>13</text:p>
          </table:table-cell>
          <table:table-cell table:style-name="ce75"/>
          <table:table-cell table:style-name="ce75" office:value-type="float" office:value="81" calcext:value-type="float">
            <text:p>8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81" office:value-type="float" office:value="1231" calcext:value-type="float">
            <text:p>1,231</text:p>
          </table:table-cell>
          <table:table-cell table:style-name="ce76" office:value-type="float" office:value="13" calcext:value-type="float">
            <text:p>13</text:p>
          </table:table-cell>
          <table:table-cell table:style-name="ce75"/>
          <table:table-cell table:style-name="ce75" office:value-type="float" office:value="91" calcext:value-type="float">
            <text:p>9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6" office:value-type="float" office:value="1.25" calcext:value-type="float">
            <text:p>1.25</text:p>
          </table:table-cell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float" office:value="101" calcext:value-type="float">
            <text:p>10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875" calcext:value-type="float">
            <text:p>0.875</text:p>
          </table:table-cell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111</text:p>
          </table:table-cell>
          <table:table-cell table:style-name="ce75" office:value-type="float" office:value="1" calcext:value-type="float">
            <text:p>1.000</text:p>
          </table:table-cell>
          <table:table-cell office:value-type="float" office:value="6" calcext:value-type="float">
            <text:p>6</text:p>
          </table:table-cell>
          <table:table-cell table:style-name="ce81" office:value-type="float" office:value="6375" calcext:value-type="float">
            <text:p>6,375</text:p>
          </table:table-cell>
          <table:table-cell table:number-columns-repeated="2"/>
          <table:table-cell table:style-name="ce86" office:value-type="float" office:value="121" calcext:value-type="float">
            <text:p>121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86" office:value-type="float" office:value="2" calcext:value-type="float">
            <text:p>2.000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formula="of:=STDEV([.C2:.C7])" office:value-type="float" office:value="3.8815804341359" calcext:value-type="float">
            <text:p>3.882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formula="of:=STDEV([.I2:.I9])" office:value-type="float" office:value="2.26384628453435" calcext:value-type="float">
            <text:p>2.264</text:p>
          </table:table-cell>
          <table:table-cell table:style-name="ce75" table:number-columns-repeated="3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O2:.O10])" office:value-type="float" office:value="1.35620268186054" calcext:value-type="float">
            <text:p>1.356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U2:.U14])" office:value-type="float" office:value="10.3846477595973" calcext:value-type="float">
            <text:p>10.385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formula="of:=STDEV([.AA2:.AA6])" office:value-type="float" office:value="3.76828873628335" calcext:value-type="float">
            <text:p>3.768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AG2:.AG12])" office:value-type="float" office:value="3.30223589477825" calcext:value-type="float">
            <text:p>3.302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AM2:.AM11])" office:value-type="float" office:value="0.421637021355784" calcext:value-type="float">
            <text:p>0.422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S2:.AS14])" office:value-type="float" office:value="2.77350098112615" calcext:value-type="float">
            <text:p>2.774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AY2:.AY14])" office:value-type="float" office:value="1.69085018821135" calcext:value-type="float">
            <text:p>1.691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BE2:.BE5])" office:value-type="float" office:value="1.25830573921179" calcext:value-type="float">
            <text:p>1.258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BK2:.BK11])" office:value-type="float" office:value="0.991031208965115" calcext:value-type="float">
            <text:p>0.991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office:value-type="float" office:value="9" calcext:value-type="float">
            <text:p>9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2" calcext:value-type="float">
            <text:p>2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office:value-type="float" office:value="10" calcext:value-type="float">
            <text:p>1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3" calcext:value-type="float">
            <text:p>3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4" calcext:value-type="float">
            <text:p>4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number-columns-repeated="2" table:style-name="ce75" office:value-type="float" office:value="5" calcext:value-type="float">
            <text:p>5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0" calcext:value-type="float">
            <text:p>3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92" calcext:value-type="float">
            <text:p>9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75" calcext:value-type="float">
            <text:p>0.75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office:value-type="float" office:value="2" calcext:value-type="float">
            <text:p>2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5" calcext:value-type="float">
            <text:p>5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4" calcext:value-type="float">
            <text:p>24.000</text:p>
          </table:table-cell>
          <table:table-cell table:style-name="ce75" table:number-columns-repeated="3"/>
          <table:table-cell table:style-name="ce75" office:value-type="float" office:value="42" calcext:value-type="float">
            <text:p>4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6.5" calcext:value-type="float">
            <text:p>6.5</text:p>
          </table:table-cell>
          <table:table-cell table:style-name="ce76" office:value-type="float" office:value="12" calcext:value-type="float">
            <text:p>12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BE6:.BE10])" office:value-type="float" office:value="0.957427107756338" calcext:value-type="float">
            <text:p>0.957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6" calcext:value-type="float">
            <text:p>6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26" calcext:value-type="float">
            <text:p>26.000</text:p>
          </table:table-cell>
          <table:table-cell table:style-name="ce75" table:formula="of:=STDEV([.AA7:.AA18])" office:value-type="float" office:value="8.68122320664757" calcext:value-type="float">
            <text:p>8.681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office:value-type="float" office:value="10" calcext:value-type="float">
            <text:p>1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7" calcext:value-type="float">
            <text:p>7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C8:.C16])" office:value-type="float" office:value="1.67332005306815" calcext:value-type="float">
            <text:p>1.673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4" calcext:value-type="float">
            <text:p>4.000</text:p>
          </table:table-cell>
          <table:table-cell/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27" calcext:value-type="float">
            <text:p>27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8" calcext:value-type="float">
            <text:p>8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81" office:value-type="float" office:value="1375" calcext:value-type="float">
            <text:p>1,37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office:value-type="float" office:value="7" calcext:value-type="float">
            <text:p>7</text:p>
          </table:table-cell>
          <table:table-cell table:style-name="ce75"/>
          <table:table-cell table:number-columns-repeated="2"/>
          <table:table-cell table:style-name="ce86" office:value-type="float" office:value="122" calcext:value-type="float">
            <text:p>122.000</text:p>
          </table:table-cell>
          <table:table-cell table:number-columns-repeated="2" table:style-name="ce86" office:value-type="float" office:value="1" calcext:value-type="float">
            <text:p>1.00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0000009" calcext:value-type="float">
            <text:p>9E-10</text:p>
          </table:table-cell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formula="of:=STDEV([.I10:.I19])" office:value-type="float" office:value="1.18773493916542" calcext:value-type="float">
            <text:p>1.188</text:p>
          </table:table-cell>
          <table:table-cell table:style-name="ce75" table:number-columns-repeated="2"/>
          <table:table-cell table:style-name="ce75" office:value-type="float" office:value="22" calcext:value-type="float">
            <text:p>2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81" office:value-type="float" office:value="1166" calcext:value-type="float">
            <text:p>1,166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27" calcext:value-type="float">
            <text:p>27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93" calcext:value-type="float">
            <text:p>93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3"/>
          <table:table-cell table:style-name="ce75" office:value-type="string" calcext:value-type="string">
            <text:p>112</text:p>
          </table:table-cell>
          <table:table-cell table:style-name="ce75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86"/>
          <table:table-cell table:style-name="ce86" office:value-type="float" office:value="2" calcext:value-type="float">
            <text:p>2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O11:.O16])" office:value-type="float" office:value="1.60208197875972" calcext:value-type="float">
            <text:p>1.602</text:p>
          </table:table-cell>
          <table:table-cell table:style-name="ce75" table:number-columns-repeated="3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34" calcext:value-type="float">
            <text:p>3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9" calcext:value-type="float">
            <text:p>19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62" calcext:value-type="float">
            <text:p>6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81" office:value-type="float" office:value="10866" calcext:value-type="float">
            <text:p>10,866</text:p>
          </table:table-cell>
          <table:table-cell table:style-name="ce76" office:value-type="float" office:value="15" calcext:value-type="float">
            <text:p>15</text:p>
          </table:table-cell>
          <table:table-cell table:style-name="ce75" table:number-columns-repeated="2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102" calcext:value-type="float">
            <text:p>10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1" calcext:value-type="float">
            <text:p>11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3" calcext:value-type="float">
            <text:p>3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28" calcext:value-type="float">
            <text:p>28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52" calcext:value-type="float">
            <text:p>52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formula="of:=[.AM12:.AM27]" office:value-type="float" office:value="9" calcext:value-type="float">
            <text:p>9.000</text:p>
          </table:table-cell>
          <table:table-cell table:style-name="ce75" table:number-columns-repeated="3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BK12:.BK22])" office:value-type="float" office:value="2.23606797749979" calcext:value-type="float">
            <text:p>2.236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4" calcext:value-type="float">
            <text:p>4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21" calcext:value-type="float">
            <text:p>2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G13:.AG22])" office:value-type="float" office:value="0.421637021355784" calcext:value-type="float">
            <text:p>0.422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94" calcext:value-type="float">
            <text:p>9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5" calcext:value-type="float">
            <text:p>5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32" calcext:value-type="float">
            <text:p>3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3"/>
          <table:table-cell table:style-name="ce75" office:value-type="float" office:value="72" calcext:value-type="float">
            <text:p>7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166" calcext:value-type="float">
            <text:p>0.166</text:p>
          </table:table-cell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5" office:value-type="float" office:value="82" calcext:value-type="float">
            <text:p>8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81" office:value-type="float" office:value="8142" calcext:value-type="float">
            <text:p>8,142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formula="of:=STDEV([.BE14:.BE19])" office:value-type="float" office:value="2.23606797749979" calcext:value-type="float">
            <text:p>2.236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6" calcext:value-type="float">
            <text:p>6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U15:.U20])" office:value-type="float" office:value="1.73205080756888" calcext:value-type="float">
            <text:p>1.732</text:p>
          </table:table-cell>
          <table:table-cell table:style-name="ce75" table:number-columns-repeated="3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S15:.AS21])" office:value-type="float" office:value="0.408248290463863" calcext:value-type="float">
            <text:p>0.408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formula="of:=[.AY15:.AY23]" office:value-type="float" office:value="5" calcext:value-type="float">
            <text:p>5.000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7" calcext:value-type="float">
            <text:p>7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2.9" calcext:value-type="float">
            <text:p>2.9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2"/>
          <table:table-cell table:style-name="ce75" office:value-type="float" office:value="23" calcext:value-type="float">
            <text:p>2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6" office:value-type="float" office:value="12.2" calcext:value-type="float">
            <text:p>12.2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number-columns-repeated="2"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8" calcext:value-type="float">
            <text:p>8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C17:.C27])" office:value-type="float" office:value="3.57304725222976" calcext:value-type="float">
            <text:p>3.573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formula="of:=STDEV([.O17:.O23])" office:value-type="float" office:value="2.77488738510232" calcext:value-type="float">
            <text:p>2.775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office:value-type="float" office:value="2" calcext:value-type="float">
            <text:p>2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9" calcext:value-type="float">
            <text:p>9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43" calcext:value-type="float">
            <text:p>4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81" office:value-type="float" office:value="2666" calcext:value-type="float">
            <text:p>2,666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8" calcext:value-type="float">
            <text:p>8.000</text:p>
          </table:table-cell>
          <table:table-cell table:style-name="ce75" table:number-columns-repeated="3"/>
          <table:table-cell table:style-name="ce75" office:value-type="string" calcext:value-type="string">
            <text:p>113</text:p>
          </table:table-cell>
          <table:table-cell table:style-name="ce75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"/>
          <table:table-cell table:style-name="ce86" office:value-type="float" office:value="10" calcext:value-type="float">
            <text:p>10.000</text:p>
          </table:table-cell>
          <table:table-cell table:style-name="ce86" office:value-type="string" calcext:value-type="string">
            <text:p>exc. Quality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13" calcext:value-type="float">
            <text:p>13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5" table:number-columns-repeated="2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AA19:.AA26])" office:value-type="float" office:value="1.86189867250253" calcext:value-type="float">
            <text:p>1.862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5" calcext:value-type="float">
            <text:p>15.000</text:p>
          </table:table-cell>
          <table:table-cell table:style-name="ce75" table:number-columns-repeated="3"/>
          <table:table-cell table:style-name="ce75" office:value-type="float" office:value="95" calcext:value-type="float">
            <text:p>9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81" office:value-type="float" office:value="6778" calcext:value-type="float">
            <text:p>6,778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style-name="ce75"/>
          <table:table-cell table:number-columns-repeated="2"/>
          <table:table-cell table:style-name="ce86" office:value-type="float" office:value="123" calcext:value-type="float">
            <text:p>123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86" office:value-type="string" calcext:value-type="string">
            <text:p>exc. Quality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00000014" calcext:value-type="float">
            <text:p>1.4E-09</text:p>
          </table:table-cell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33" calcext:value-type="float">
            <text:p>33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BE20:.BE29])" office:value-type="float" office:value="5.38000413052299" calcext:value-type="float">
            <text:p>5.380</text:p>
          </table:table-cell>
          <table:table-cell table:style-name="ce75" table:number-columns-repeated="3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2" calcext:value-type="float">
            <text:p>2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3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6" office:value-type="float" office:value="4.6" calcext:value-type="float">
            <text:p>4.6</text:p>
          </table:table-cell>
          <table:table-cell table:style-name="ce76" office:value-type="float" office:value="10" calcext:value-type="float">
            <text:p>10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U21:.U27])" office:value-type="float" office:value="2.0976176963403" calcext:value-type="float">
            <text:p>2.098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8" calcext:value-type="float">
            <text:p>18.000</text:p>
          </table:table-cell>
          <table:table-cell table:style-name="ce75" table:number-columns-repeated="3"/>
          <table:table-cell table:style-name="ce75" office:value-type="float" office:value="73" calcext:value-type="float">
            <text:p>7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2.2" calcext:value-type="float">
            <text:p>2.2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5" calcext:value-type="float">
            <text:p>15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3" calcext:value-type="float">
            <text:p>3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formula="of:=[.I22:.I31]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3" calcext:value-type="float">
            <text:p>5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3.5" calcext:value-type="float">
            <text:p>3.5</text:p>
          </table:table-cell>
          <table:table-cell table:style-name="ce76" office:value-type="float" office:value="2" calcext:value-type="float">
            <text:p>2</text:p>
          </table:table-cell>
          <table:table-cell table:style-name="ce75" table:number-columns-repeated="2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S23:.AS30])" office:value-type="float" office:value="1.6431676725155" calcext:value-type="float">
            <text:p>1.643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3"/>
          <table:table-cell table:style-name="ce75" office:value-type="float" office:value="103" calcext:value-type="float">
            <text:p>10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4" calcext:value-type="float">
            <text:p>4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5" calcext:value-type="float">
            <text:p>5.000</text:p>
          </table:table-cell>
          <table:table-cell/>
          <table:table-cell table:style-name="ce75" table:number-columns-repeated="2"/>
          <table:table-cell table:style-name="ce75" office:value-type="float" office:value="24" calcext:value-type="float">
            <text:p>2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AG23:.AG26])" office:value-type="float" office:value="0.707106781186548" calcext:value-type="float">
            <text:p>0.707</text:p>
          </table:table-cell>
          <table:table-cell table:style-name="ce75" table:number-columns-repeated="3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3"/>
          <table:table-cell table:style-name="ce75" office:value-type="float" office:value="83" calcext:value-type="float">
            <text:p>8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111" calcext:value-type="float">
            <text:p>0.111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BK23:.BK33])" office:value-type="float" office:value="3.89138242053607" calcext:value-type="float">
            <text:p>3.891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5" calcext:value-type="float">
            <text:p>5.000</text:p>
          </table:table-cell>
          <table:table-cell table:style-name="ce86" office:value-type="float" office:value="2" calcext:value-type="float">
            <text:p>2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8" calcext:value-type="float">
            <text:p>18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O24:.O32])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number-columns-repeated="2"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Y24:.AY33])" office:value-type="float" office:value="0.333333333333333" calcext:value-type="float">
            <text:p>0.333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6" calcext:value-type="float">
            <text:p>6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5" calcext:value-type="float">
            <text:p>15.000</text:p>
          </table:table-cell>
          <table:table-cell table:style-name="ce75" office:value-type="float" office:value="24" calcext:value-type="float">
            <text:p>24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7" calcext:value-type="float">
            <text:p>7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3"/>
          <table:table-cell table:style-name="ce75" office:value-type="float" office:value="44" calcext:value-type="float">
            <text:p>4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111" calcext:value-type="float">
            <text:p>0.111</text:p>
          </table:table-cell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float" office:value="54" calcext:value-type="float">
            <text:p>5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2.4" calcext:value-type="float">
            <text:p>2.4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16" calcext:value-type="float">
            <text:p>16.000</text:p>
          </table:table-cell>
          <table:table-cell table:style-name="ce75" office:value-type="float" office:value="21" calcext:value-type="float">
            <text:p>21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8" calcext:value-type="float">
            <text:p>8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office:value-type="string" calcext:value-type="string">
            <text:p>4.625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34" calcext:value-type="float">
            <text:p>3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3" calcext:value-type="float">
            <text:p>33.000</text:p>
          </table:table-cell>
          <table:table-cell table:style-name="ce81" office:value-type="float" office:value="27833" calcext:value-type="float">
            <text:p>27,833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A27:.AA35])" office:value-type="float" office:value="0.333333333333333" calcext:value-type="float">
            <text:p>0.333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G27:.AG31])" office:value-type="float" office:value="3.36154726279432" calcext:value-type="float">
            <text:p>3.362</text:p>
          </table:table-cell>
          <table:table-cell table:style-name="ce75" table:number-columns-repeated="2"/>
          <table:table-cell table:style-name="ce75" office:value-type="float" office:value="63" calcext:value-type="float">
            <text:p>6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lty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3"/>
          <table:table-cell table:style-name="ce75" office:value-type="string" calcext:value-type="string">
            <text:p>114</text:p>
          </table:table-cell>
          <table:table-cell table:style-name="ce75" office:value-type="float" office:value="1" calcext:value-type="float">
            <text:p>1.000</text:p>
          </table:table-cell>
          <table:table-cell office:value-type="float" office:value="13" calcext:value-type="float">
            <text:p>13</text:p>
          </table:table-cell>
          <table:table-cell table:style-name="ce81" office:value-type="float" office:value="10167" calcext:value-type="float">
            <text:p>10,167</text:p>
          </table:table-cell>
          <table:table-cell table:number-columns-repeated="2"/>
          <table:table-cell table:style-name="ce86"/>
          <table:table-cell table:style-name="ce86" office:value-type="float" office:value="9" calcext:value-type="float">
            <text:p>9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C28:.C38])" office:value-type="float" office:value="3.88908729652601" calcext:value-type="float">
            <text:p>3.889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4" calcext:value-type="float">
            <text:p>4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U28:.U37])" office:value-type="float" office:value="9.66264284068632" calcext:value-type="float">
            <text:p>9.663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lty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0" calcext:value-type="float">
            <text:p>10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2" calcext:value-type="float">
            <text:p>4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96" calcext:value-type="float">
            <text:p>9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office:value-type="float" office:value="10" calcext:value-type="float">
            <text:p>1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1" calcext:value-type="float">
            <text:p>11.000</text:p>
          </table:table-cell>
          <table:table-cell table:style-name="ce86" office:value-type="string" calcext:value-type="string">
            <text:p>exc. Quality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4" calcext:value-type="float">
            <text:p>4.000</text:p>
          </table:table-cell>
          <table:table-cell/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3"/>
          <table:table-cell table:style-name="ce75" office:value-type="float" office:value="74" calcext:value-type="float">
            <text:p>74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0.571" calcext:value-type="float">
            <text:p>0.571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same sample</text:p>
          </table:table-cell>
          <table:table-cell table:style-name="ce75" table:formula="of:=STDEV([.BE30:.BE39])" office:value-type="float" office:value="1.87082869338697" calcext:value-type="float">
            <text:p>1.871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office:value-type="float" office:value="9" calcext:value-type="float">
            <text:p>9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2" calcext:value-type="float">
            <text:p>12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15" calcext:value-type="float">
            <text:p>1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6" office:value-type="float" office:value="6.57" calcext:value-type="float">
            <text:p>6.57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2" calcext:value-type="float">
            <text:p>32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5" calcext:value-type="float">
            <text:p>5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AS31:.AS37])" office:value-type="float" office:value="0.786795792469443" calcext:value-type="float">
            <text:p>0.787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office:value-type="float" office:value="23" calcext:value-type="float">
            <text:p>23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3" calcext:value-type="float">
            <text:p>13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table:number-columns-repeated="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0" calcext:value-type="float">
            <text:p>10.000</text:p>
          </table:table-cell>
          <table:table-cell table:formula="of:=STDEV([.I32:.I38])" office:value-type="float" office:value="4.19750492781696" calcext:value-type="float">
            <text:p>4.198</text:p>
          </table:table-cell>
          <table:table-cell table:style-name="ce75" table:number-columns-repeated="2"/>
          <table:table-cell table:style-name="ce75" office:value-type="float" office:value="25" calcext:value-type="float">
            <text:p>25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4" calcext:value-type="float">
            <text:p>14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2" calcext:value-type="float">
            <text:p>22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G32:.AG38])" office:value-type="float" office:value="0.836660026534076" calcext:value-type="float">
            <text:p>0.837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4" calcext:value-type="float">
            <text:p>14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2" calcext:value-type="float">
            <text:p>12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formula="of:=STDEV([.O33:.O47])" office:value-type="float" office:value="14.1964242518481" calcext:value-type="float">
            <text:p>14.196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84" calcext:value-type="float">
            <text:p>8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667" calcext:value-type="float">
            <text:p>0.667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104" calcext:value-type="float">
            <text:p>10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222" calcext:value-type="float">
            <text:p>0.222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5" calcext:value-type="float">
            <text:p>15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5" calcext:value-type="float">
            <text:p>15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AY34:.AY39])" office:value-type="float" office:value="0.816496580927726" calcext:value-type="float">
            <text:p>0.816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BK34:.BK43])" office:value-type="float" office:value="0.666666666666667" calcext:value-type="float">
            <text:p>0.667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6" calcext:value-type="float">
            <text:p>16.000</text:p>
          </table:table-cell>
          <table:table-cell table:style-name="ce86" office:value-type="float" office:value="0" calcext:value-type="float">
            <text:p>0.000</text:p>
          </table:table-cell>
          <table:table-cell table:style-name="ce75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45" calcext:value-type="float">
            <text:p>4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1" calcext:value-type="float">
            <text:p>11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table:style-name="ce75"/>
          <table:table-cell table:number-columns-repeated="2"/>
          <table:table-cell table:style-name="ce86" office:value-type="float" office:value="124" calcext:value-type="float">
            <text:p>124.000</text:p>
          </table:table-cell>
          <table:table-cell table:style-name="ce86" office:value-type="float" office:value="1" calcext:value-type="float">
            <text:p>1.000</text:p>
          </table:table-cell>
          <table:table-cell table:style-name="ce86" office:value-type="float" office:value="32" calcext:value-type="float">
            <text:p>32.000</text:p>
          </table:table-cell>
          <table:table-cell table:style-name="ce88" office:value-type="float" office:value="17143" calcext:value-type="float">
            <text:p>17,143</text:p>
          </table:table-cell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7" calcext:value-type="float">
            <text:p>7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23" calcext:value-type="float">
            <text:p>23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A36:.AA46])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string" calcext:value-type="string">
            <text:p>115</text:p>
          </table:table-cell>
          <table:table-cell table:style-name="ce75"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table:style-name="ce81" office:value-type="float" office:value="3222" calcext:value-type="float">
            <text:p>3,222</text:p>
          </table:table-cell>
          <table:table-cell table:number-columns-repeated="2"/>
          <table:table-cell table:style-name="ce86"/>
          <table:table-cell table:style-name="ce86" office:value-type="float" office:value="2" calcext:value-type="float">
            <text:p>2.000</text:p>
          </table:table-cell>
          <table:table-cell table:style-name="ce86" office:value-type="float" office:value="26" calcext:value-type="float">
            <text:p>26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8" calcext:value-type="float">
            <text:p>8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40" calcext:value-type="float">
            <text:p>40.000</text:p>
          </table:table-cell>
          <table:table-cell table:style-name="ce75" table:number-columns-repeated="3"/>
          <table:table-cell table:style-name="ce75" office:value-type="float" office:value="35" calcext:value-type="float">
            <text:p>3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64" calcext:value-type="float">
            <text:p>6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3.33" calcext:value-type="float">
            <text:p>3.33</text:p>
          </table:table-cell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5" office:value-type="float" office:value="75" calcext:value-type="float">
            <text:p>7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9" calcext:value-type="float">
            <text:p>19.000</text:p>
          </table:table-cell>
          <table:table-cell table:style-name="ce81" office:value-type="float" office:value="20857" calcext:value-type="float">
            <text:p>20,857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3" calcext:value-type="float">
            <text:p>3.000</text:p>
          </table:table-cell>
          <table:table-cell table:style-name="ce86" office:value-type="string" calcext:value-type="string">
            <text:p>exc. Quality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6" calcext:value-type="float">
            <text:p>1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11.22" calcext:value-type="float">
            <text:p>11.22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formula="of:=STDEV([.U38:.U41])" office:value-type="float" office:value="3.21455025366432" calcext:value-type="float">
            <text:p>3.215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6" calcext:value-type="float">
            <text:p>5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1" calcext:value-type="float">
            <text:p>1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formula="of:=STDEV([.AM38:.AM45])" office:value-type="float" office:value="2.94392028877595" calcext:value-type="float">
            <text:p>2.944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AS38:.AS46])" office:value-type="float" office:value="13.1963198333042" calcext:value-type="float">
            <text:p>13.196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4" calcext:value-type="float">
            <text:p>4.000</text:p>
          </table:table-cell>
          <table:table-cell table:style-name="ce86" office:value-type="string" calcext:value-type="string">
            <text:p>exc. Quality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formula="of:=STDEV([.I39:.I48])" office:value-type="float" office:value="11.882526854354" calcext:value-type="float">
            <text:p>11.883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3" calcext:value-type="float">
            <text:p>43.000</text:p>
          </table:table-cell>
          <table:table-cell table:style-name="ce75" table:number-columns-repeated="3"/>
          <table:table-cell table:style-name="ce75" office:value-type="float" office:value="85" calcext:value-type="float">
            <text:p>8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81" office:value-type="float" office:value="2333" calcext:value-type="float">
            <text:p>2,333</text:p>
          </table:table-cell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5" office:value-type="float" office:value="97" calcext:value-type="float">
            <text:p>97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0.143" calcext:value-type="float">
            <text:p>0.143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5" calcext:value-type="float">
            <text:p>5.000</text:p>
          </table:table-cell>
          <table:table-cell table:style-name="ce86" office:value-type="float" office:value="21" calcext:value-type="float">
            <text:p>21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7" calcext:value-type="float">
            <text:p>27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3" calcext:value-type="float">
            <text:p>33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AY40:.AY46])" office:value-type="float" office:value="3.38624669312008" calcext:value-type="float">
            <text:p>3.386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BE40:.BE46])" office:value-type="float" office:value="0.377964473009227" calcext:value-type="float">
            <text:p>0.378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office:value-type="float" office:value="5" calcext:value-type="float">
            <text:p>5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6" calcext:value-type="float">
            <text:p>6.000</text:p>
          </table:table-cell>
          <table:table-cell table:style-name="ce86" office:value-type="float" office:value="9" calcext:value-type="float">
            <text:p>9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3"/>
          <table:table-cell table:style-name="ce75" office:value-type="float" office:value="36" calcext:value-type="float">
            <text:p>3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corr. File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5" calcext:value-type="float">
            <text:p>15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7" calcext:value-type="float">
            <text:p>7.000</text:p>
          </table:table-cell>
          <table:table-cell table:style-name="ce86" office:value-type="float" office:value="14" calcext:value-type="float">
            <text:p>14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21" calcext:value-type="float">
            <text:p>21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formula="of:=STDEV([.U42:.U47])" office:value-type="float" office:value="1.29099444873581" calcext:value-type="float">
            <text:p>1.291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7" calcext:value-type="float">
            <text:p>5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81" office:value-type="float" office:value="3875" calcext:value-type="float">
            <text:p>3,87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8" calcext:value-type="float">
            <text:p>8.000</text:p>
          </table:table-cell>
          <table:table-cell table:style-name="ce86" office:value-type="string" calcext:value-type="string">
            <text:p>exc. Quality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1" calcext:value-type="float">
            <text:p>31.000</text:p>
          </table:table-cell>
          <table:table-cell/>
          <table:table-cell table:style-name="ce75" table:number-columns-repeated="3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18" calcext:value-type="float">
            <text:p>18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formula="of:=STDEV([.AG43:.AG54])" office:value-type="float" office:value="4.32393669836049" calcext:value-type="float">
            <text:p>4.324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1" calcext:value-type="float">
            <text:p>21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105" calcext:value-type="float">
            <text:p>10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182" calcext:value-type="float">
            <text:p>0.182</text:p>
          </table:table-cell>
          <table:table-cell table:style-name="ce76" office:value-type="float" office:value="11" calcext:value-type="float">
            <text:p>11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office:value-type="float" office:value="7" calcext:value-type="float">
            <text:p>7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9" calcext:value-type="float">
            <text:p>9.000</text:p>
          </table:table-cell>
          <table:table-cell table:style-name="ce86" office:value-type="float" office:value="5" calcext:value-type="float">
            <text:p>5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1" calcext:value-type="float">
            <text:p>31.000</text:p>
          </table:table-cell>
          <table:table-cell/>
          <table:table-cell table:style-name="ce75" table:number-columns-repeated="3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45" calcext:value-type="float">
            <text:p>4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BK44:.BK54])" office:value-type="float" office:value="0.603022689155527" calcext:value-type="float">
            <text:p>0.603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0" calcext:value-type="float">
            <text:p>10.000</text:p>
          </table:table-cell>
          <table:table-cell table:style-name="ce86" office:value-type="string" calcext:value-type="string">
            <text:p>exc. Quality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2.16" calcext:value-type="float">
            <text:p>2.16</text:p>
          </table:table-cell>
          <table:table-cell table:style-name="ce76" office:value-type="float" office:value="18" calcext:value-type="float">
            <text:p>18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/>
          <table:table-cell table:style-name="ce75" table:number-columns-repeated="3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3"/>
          <table:table-cell table:style-name="ce75" office:value-type="float" office:value="65" calcext:value-type="float">
            <text:p>6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lty</text:p>
          </table:table-cell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75"/>
          <table:table-cell table:number-columns-repeated="2"/>
          <table:table-cell table:style-name="ce86"/>
          <table:table-cell table:style-name="ce86" office:value-type="float" office:value="11" calcext:value-type="float">
            <text:p>11.000</text:p>
          </table:table-cell>
          <table:table-cell table:style-name="ce86" office:value-type="float" office:value="13" calcext:value-type="float">
            <text:p>13.000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formula="of:=STDEV([.C46:.C63])" office:value-type="float" office:value="2.9355829163598" calcext:value-type="float">
            <text:p>2.936</text:p>
          </table:table-cell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3" calcext:value-type="float">
            <text:p>13.000</text:p>
          </table:table-cell>
          <table:table-cell/>
          <table:table-cell table:style-name="ce75" table:number-columns-repeated="3"/>
          <table:table-cell table:style-name="ce75" office:value-type="float" office:value="15" calcext:value-type="float">
            <text:p>15.000</text:p>
          </table:table-cell>
          <table:table-cell table:style-name="ce75" office:value-type="float" office:value="36" calcext:value-type="float">
            <text:p>36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3"/>
          <table:table-cell table:style-name="ce75" office:value-type="float" office:value="46" calcext:value-type="float">
            <text:p>4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6" office:value-type="float" office:value="4.66" calcext:value-type="float">
            <text:p>4.66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formula="of:=STDEV([.AM46:.AM52])" office:value-type="float" office:value="0.894427190999916" calcext:value-type="float">
            <text:p>0.894</text:p>
          </table:table-cell>
          <table:table-cell table:style-name="ce75" table:number-columns-repeated="2"/>
          <table:table-cell table:style-name="ce75" office:value-type="float" office:value="76" calcext:value-type="float">
            <text:p>7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86" calcext:value-type="float">
            <text:p>8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81" office:value-type="float" office:value="6333" calcext:value-type="float">
            <text:p>6,333</text:p>
          </table:table-cell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5" office:value-type="float" office:value="98" calcext:value-type="float">
            <text:p>9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6" office:value-type="float" office:value="5.25" calcext:value-type="float">
            <text:p>5.2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 office:value-type="string" calcext:value-type="string">
            <text:p>116</text:p>
          </table:table-cell>
          <table:table-cell table:style-name="ce83" office:value-type="float" office:value="1" calcext:value-type="float">
            <text:p>1.000</text:p>
          </table:table-cell>
          <table:table-cell table:style-name="ce84" office:value-type="float" office:value="4" calcext:value-type="float">
            <text:p>4</text:p>
          </table:table-cell>
          <table:table-cell table:style-name="ce75" office:value-type="string" calcext:value-type="string">
            <text:p>something went wrong</text:p>
          </table:table-cell>
          <table:table-cell table:number-columns-repeated="2"/>
          <table:table-cell table:style-name="ce86"/>
          <table:table-cell table:style-name="ce86" office:value-type="float" office:value="12" calcext:value-type="float">
            <text:p>12.000</text:p>
          </table:table-cell>
          <table:table-cell table:style-name="ce86" office:value-type="string" calcext:value-type="string">
            <text:p>exc. Quality</text:p>
          </table:table-cell>
          <table:table-cell table:style-name="ce86"/>
          <table:table-cell table:style-name="ce79"/>
          <table:table-cell table:number-columns-repeated="947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1" calcext:value-type="float">
            <text:p>11.000</text:p>
          </table:table-cell>
          <table:table-cell/>
          <table:table-cell table:style-name="ce75" table:number-columns-repeated="2"/>
          <table:table-cell table:style-name="ce75" office:value-type="float" office:value="26" calcext:value-type="float">
            <text:p>2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6" office:value-type="float" office:value="12.66" calcext:value-type="float">
            <text:p>12.66</text:p>
          </table:table-cell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5" office:value-type="float" office:value="37" calcext:value-type="float">
            <text:p>3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AA47:.AA54])" office:value-type="float" office:value="2.06559111797729" calcext:value-type="float">
            <text:p>2.066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" calcext:value-type="float">
            <text:p>0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formula="of:=STDEV([.AY47:.AY53])" office:value-type="float" office:value="1.52752523165195" calcext:value-type="float">
            <text:p>1.528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formula="of:=STDEV([.BE47:.BE54])" office:value-type="float" office:value="5.03558763771845" calcext:value-type="float">
            <text:p>5.036</text:p>
          </table:table-cell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2" calcext:value-type="float">
            <text:p>2.000</text:p>
          </table:table-cell>
          <table:table-cell table:style-name="ce84" office:value-type="float" office:value="22" calcext:value-type="float">
            <text:p>22</text:p>
          </table:table-cell>
          <table:table-cell table:style-name="ce75"/>
          <table:table-cell table:number-columns-repeated="2"/>
          <table:table-cell office:value-type="float" office:value="125" calcext:value-type="float">
            <text:p>125.0000</text:p>
          </table:table-cell>
          <table:table-cell table:style-name="ce86" office:value-type="float" office:value="1" calcext:value-type="float">
            <text:p>1.000</text:p>
          </table:table-cell>
          <table:table-cell office:value-type="float" office:value="23" calcext:value-type="float">
            <text:p>23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17" calcext:value-type="float">
            <text:p>1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875" calcext:value-type="float">
            <text:p>0.87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O48:.O52])" office:value-type="float" office:value="6.35085296108588" calcext:value-type="float">
            <text:p>6.351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U48:.U58])" office:value-type="float" office:value="0.707106781186548" calcext:value-type="float">
            <text:p>0.707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" calcext:value-type="float">
            <text:p>0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3" calcext:value-type="float">
            <text:p>3.000</text:p>
          </table:table-cell>
          <table:table-cell table:style-name="ce83" office:value-type="string" calcext:value-type="string">
            <text:p>exc. Quality</text:p>
          </table:table-cell>
          <table:table-cell table:style-name="ce75"/>
          <table:table-cell table:number-columns-repeated="3"/>
          <table:table-cell table:style-name="ce86" office:value-type="float" office:value="2" calcext:value-type="float">
            <text:p>2.000</text:p>
          </table:table-cell>
          <table:table-cell office:value-type="float" office:value="8" calcext:value-type="float">
            <text:p>8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formula="of:=STDEV([.I49:.I57])" office:value-type="float" office:value="1.24642345475823" calcext:value-type="float">
            <text:p>1.246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0" calcext:value-type="float">
            <text:p>2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4" calcext:value-type="float">
            <text:p>4.000</text:p>
          </table:table-cell>
          <table:table-cell table:style-name="ce84" office:value-type="float" office:value="0" calcext:value-type="float">
            <text:p>0</text:p>
          </table:table-cell>
          <table:table-cell table:style-name="ce75"/>
          <table:table-cell table:number-columns-repeated="3"/>
          <table:table-cell table:style-name="ce86" office:value-type="float" office:value="3" calcext:value-type="float">
            <text:p>3.000</text:p>
          </table:table-cell>
          <table:table-cell office:value-type="float" office:value="8" calcext:value-type="float">
            <text:p>8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number-columns-repeated="2"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5" calcext:value-type="float">
            <text:p>5.000</text:p>
          </table:table-cell>
          <table:table-cell table:style-name="ce84" office:value-type="float" office:value="3" calcext:value-type="float">
            <text:p>3</text:p>
          </table:table-cell>
          <table:table-cell table:style-name="ce75"/>
          <table:table-cell table:number-columns-repeated="3"/>
          <table:table-cell table:style-name="ce86" office:value-type="float" office:value="4" calcext:value-type="float">
            <text:p>4.000</text:p>
          </table:table-cell>
          <table:table-cell office:value-type="float" office:value="9" calcext:value-type="float">
            <text:p>9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6" calcext:value-type="float">
            <text:p>6.000</text:p>
          </table:table-cell>
          <table:table-cell table:style-name="ce84" office:value-type="float" office:value="4" calcext:value-type="float">
            <text:p>4</text:p>
          </table:table-cell>
          <table:table-cell table:style-name="ce75"/>
          <table:table-cell table:number-columns-repeated="3"/>
          <table:table-cell table:style-name="ce86" office:value-type="float" office:value="5" calcext:value-type="float">
            <text:p>5.000</text:p>
          </table:table-cell>
          <table:table-cell office:value-type="float" office:value="14" calcext:value-type="float">
            <text:p>14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2"/>
          <table:table-cell table:style-name="ce75" office:value-type="float" office:value="27" calcext:value-type="float">
            <text:p>2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5" calcext:value-type="float">
            <text:p>15.000</text:p>
          </table:table-cell>
          <table:table-cell table:style-name="ce81" office:value-type="float" office:value="9429" calcext:value-type="float">
            <text:p>9,429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3"/>
          <table:table-cell table:style-name="ce75" office:value-type="float" office:value="66" calcext:value-type="float">
            <text:p>6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6" office:value-type="float" office:value="5.5" calcext:value-type="float">
            <text:p>5.5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number-columns-repeated="2"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7" calcext:value-type="float">
            <text:p>7.000</text:p>
          </table:table-cell>
          <table:table-cell table:style-name="ce84" office:value-type="float" office:value="8" calcext:value-type="float">
            <text:p>8</text:p>
          </table:table-cell>
          <table:table-cell table:style-name="ce75"/>
          <table:table-cell table:number-columns-repeated="3"/>
          <table:table-cell table:style-name="ce86" office:value-type="float" office:value="6" calcext:value-type="float">
            <text:p>6.000</text:p>
          </table:table-cell>
          <table:table-cell office:value-type="float" office:value="9" calcext:value-type="float">
            <text:p>9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formula="of:=STDEV([.O53:.O61])" office:value-type="float" office:value="5.06152621439894" calcext:value-type="float">
            <text:p>5.062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formula="of:=STDEV([.AM53:.AM58])" office:value-type="float" office:value="1.29099444873581" calcext:value-type="float">
            <text:p>1.291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87" calcext:value-type="float">
            <text:p>8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6" office:value-type="float" office:value="4.5" calcext:value-type="float">
            <text:p>4.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83"/>
          <table:table-cell table:style-name="ce83" office:value-type="float" office:value="8" calcext:value-type="float">
            <text:p>8.000</text:p>
          </table:table-cell>
          <table:table-cell table:style-name="ce84" office:value-type="float" office:value="41" calcext:value-type="float">
            <text:p>41</text:p>
          </table:table-cell>
          <table:table-cell table:style-name="ce75"/>
          <table:table-cell table:number-columns-repeated="3"/>
          <table:table-cell table:style-name="ce86" office:value-type="float" office:value="7" calcext:value-type="float">
            <text:p>7.000</text:p>
          </table:table-cell>
          <table:table-cell office:value-type="float" office:value="13" calcext:value-type="float">
            <text:p>13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47" calcext:value-type="float">
            <text:p>4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81" office:value-type="float" office:value="2833" calcext:value-type="float">
            <text:p>2,833</text:p>
          </table:table-cell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5" office:value-type="float" office:value="58" calcext:value-type="float">
            <text:p>5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6" office:value-type="float" office:value="4.6" calcext:value-type="float">
            <text:p>4.6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3"/>
          <table:table-cell table:style-name="ce75" office:value-type="float" office:value="77" calcext:value-type="float">
            <text:p>7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81" office:value-type="float" office:value="2625" calcext:value-type="float">
            <text:p>2,62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AY54:.AY63])" office:value-type="float" office:value="3.50509832753866" calcext:value-type="float">
            <text:p>3.505</text:p>
          </table:table-cell>
          <table:table-cell table:style-name="ce75" table:number-columns-repeated="2"/>
          <table:table-cell table:style-name="ce75" office:value-type="float" office:value="99" calcext:value-type="float">
            <text:p>9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5" office:value-type="float" office:value="106" calcext:value-type="float">
            <text:p>10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81" office:value-type="float" office:value="3667" calcext:value-type="float">
            <text:p>3,667</text:p>
          </table:table-cell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83"/>
          <table:table-cell table:style-name="ce83" office:value-type="float" office:value="9" calcext:value-type="float">
            <text:p>9.000</text:p>
          </table:table-cell>
          <table:table-cell table:style-name="ce84" office:value-type="float" office:value="3" calcext:value-type="float">
            <text:p>3</text:p>
          </table:table-cell>
          <table:table-cell table:style-name="ce75"/>
          <table:table-cell table:number-columns-repeated="3"/>
          <table:table-cell table:style-name="ce86" office:value-type="float" office:value="8" calcext:value-type="float">
            <text:p>8.000</text:p>
          </table:table-cell>
          <table:table-cell office:value-type="float" office:value="5" calcext:value-type="float">
            <text:p>5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AA55:.AA61])" office:value-type="float" office:value="1.83484785926972" calcext:value-type="float">
            <text:p>1.835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formula="of:=STDEV([.AG55:.AG60])" office:value-type="float" office:value="3.20936130717624" calcext:value-type="float">
            <text:p>3.209</text:p>
          </table:table-cell>
          <table:table-cell table:style-name="ce75" table:number-columns-repeated="3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S55:.AS62])" office:value-type="float" office:value="1.50594061730772" calcext:value-type="float">
            <text:p>1.506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BE55:.BE72])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BK55:.BK62])" office:value-type="float" office:value="2.42212028327799" calcext:value-type="float">
            <text:p>2.422</text:p>
          </table:table-cell>
          <table:table-cell table:style-name="ce75" table:number-columns-repeated="2"/>
          <table:table-cell table:style-name="ce83"/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4" calcext:value-type="float">
            <text:p>14</text:p>
          </table:table-cell>
          <table:table-cell table:style-name="ce75"/>
          <table:table-cell table:number-columns-repeated="3"/>
          <table:table-cell table:style-name="ce86" office:value-type="float" office:value="9" calcext:value-type="float">
            <text:p>9.000</text:p>
          </table:table-cell>
          <table:table-cell office:value-type="float" office:value="15" calcext:value-type="float">
            <text:p>15.0000</text:p>
          </table:table-cell>
          <table:table-cell table:number-columns-repeated="949"/>
        </table:table-row>
        <table:table-row table:style-name="ro2">
          <table:table-cell table:style-name="ce75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number-columns-repeated="2"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83"/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3" calcext:value-type="float">
            <text:p>13</text:p>
          </table:table-cell>
          <table:table-cell table:style-name="ce75"/>
          <table:table-cell table:number-columns-repeated="3"/>
          <table:table-cell table:style-name="ce86"/>
          <table:table-cell table:number-columns-repeated="950"/>
        </table:table-row>
        <table:table-row table:style-name="ro2">
          <table:table-cell table:style-name="ce75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18" calcext:value-type="float">
            <text:p>18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76" office:value-type="float" office:value="1.2" calcext:value-type="float">
            <text:p>1.2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office:value-type="float" office:value="1.625" calcext:value-type="float">
            <text:p>1.625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number-columns-repeated="2"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number-columns-repeated="2"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83"/>
          <table:table-cell table:style-name="ce84" office:value-type="float" office:value="12" calcext:value-type="float">
            <text:p>12</text:p>
          </table:table-cell>
          <table:table-cell table:style-name="ce83" office:value-type="string" calcext:value-type="string">
            <text:p>exc. Quality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formula="of:=STDEV([.I58:.I62])" office:value-type="float" office:value="0.836660026534076" calcext:value-type="float">
            <text:p>0.837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float" office:value="38" calcext:value-type="float">
            <text:p>3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81"/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67" calcext:value-type="float">
            <text:p>6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3"/>
          <table:table-cell table:style-name="ce83"/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8" calcext:value-type="float">
            <text:p>8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5" calcext:value-type="float">
            <text:p>1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3" calcext:value-type="float">
            <text:p>13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M59:.AM66])" office:value-type="float" office:value="0.462910049886276" calcext:value-type="float">
            <text:p>0.463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3"/>
          <table:table-cell table:style-name="ce75" office:value-type="string" calcext:value-type="string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6" calcext:value-type="float">
            <text:p>1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3"/>
          <table:table-cell table:style-name="ce75" office:value-type="float" office:value="59" calcext:value-type="float">
            <text:p>5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6" office:value-type="float" office:value="7.16" calcext:value-type="float">
            <text:p>7.16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7" calcext:value-type="float">
            <text:p>1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2"/>
          <table:table-cell table:style-name="ce75" office:value-type="float" office:value="28" calcext:value-type="float">
            <text:p>2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48" calcext:value-type="float">
            <text:p>4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81" office:value-type="float" office:value="1666" calcext:value-type="float">
            <text:p>1,666</text:p>
          </table:table-cell>
          <table:table-cell table:style-name="ce76" office:value-type="float" office:value="3" calcext:value-type="float">
            <text:p>3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formula="of:=STDEV([.AG61:.AG68])" office:value-type="float" office:value="2.92688685580203" calcext:value-type="float">
            <text:p>2.927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8" calcext:value-type="float">
            <text:p>8.000</text:p>
          </table:table-cell>
          <table:table-cell table:style-name="ce75"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8" calcext:value-type="float">
            <text:p>18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19" calcext:value-type="float">
            <text:p>1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81" office:value-type="float" office:value="7676" calcext:value-type="float">
            <text:p>7,676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O62:.O70])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A62:.AA66])" office:value-type="float" office:value="2.88675134594813" calcext:value-type="float">
            <text:p>2.887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78" calcext:value-type="float">
            <text:p>7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107" calcext:value-type="float">
            <text:p>107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81" office:value-type="float" office:value="1667" calcext:value-type="float">
            <text:p>1,667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6" office:value-type="float" office:value="5.18" calcext:value-type="float">
            <text:p>5.18</text:p>
          </table:table-cell>
          <table:table-cell table:style-name="ce76" office:value-type="float" office:value="11" calcext:value-type="float">
            <text:p>11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0" calcext:value-type="float">
            <text:p>10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S63:.AS67])" office:value-type="float" office:value="0" calcext:value-type="float">
            <text:p>0.000</text:p>
          </table:table-cell>
          <table:table-cell table:style-name="ce75" table:number-columns-repeated="2"/>
          <table:table-cell table:style-name="ce75" office:value-type="float" office:value="88" calcext:value-type="float">
            <text:p>8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81" office:value-type="float" office:value="2667" calcext:value-type="float">
            <text:p>2,667</text:p>
          </table:table-cell>
          <table:table-cell table:style-name="ce76" office:value-type="float" office:value="3" calcext:value-type="float">
            <text:p>3</text:p>
          </table:table-cell>
          <table:table-cell table:style-name="ce75" table:number-columns-repeated="2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BK63:.BK71])" office:value-type="float" office:value="1.211060141639" calcext:value-type="float">
            <text:p>1.211</text:p>
          </table:table-cell>
          <table:table-cell table:style-name="ce75"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C64:.C75])" office:value-type="float" office:value="4.09434199397612" calcext:value-type="float">
            <text:p>4.094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AY64:.AY69])" office:value-type="float" office:value="1.15470053837925" calcext:value-type="float">
            <text:p>1.155</text:p>
          </table:table-cell>
          <table:table-cell table:style-name="ce75" table:number-columns-repeated="3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4" calcext:value-type="float">
            <text:p>4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39" calcext:value-type="float">
            <text:p>3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6" office:value-type="float" office:value="3.2" calcext:value-type="float">
            <text:p>3.2</text:p>
          </table:table-cell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float" office:value="49" calcext:value-type="float">
            <text:p>4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81" office:value-type="float" office:value="2714" calcext:value-type="float">
            <text:p>2,714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3"/>
          <table:table-cell table:style-name="ce75" office:value-type="float" office:value="68" calcext:value-type="float">
            <text:p>6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81" office:value-type="float" office:value="3166" calcext:value-type="float">
            <text:p>3,166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number-columns-repeated="2"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U67:.U78])" office:value-type="float" office:value="2.48551358430763" calcext:value-type="float">
            <text:p>2.486</text:p>
          </table:table-cell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A67:.AA73])" office:value-type="float" office:value="3.45032779671177" calcext:value-type="float">
            <text:p>3.450</text:p>
          </table:table-cell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M67:.AM75])" office:value-type="float" office:value="1.94079021706795" calcext:value-type="float">
            <text:p>1.941</text:p>
          </table:table-cell>
          <table:table-cell table:style-name="ce75" table:number-columns-repeated="2"/>
          <table:table-cell table:style-name="ce75" office:value-type="float" office:value="79" calcext:value-type="float">
            <text:p>7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6" office:value-type="float" office:value="2.2" calcext:value-type="float">
            <text:p>2.2</text:p>
          </table:table-cell>
          <table:table-cell table:style-name="ce76" office:value-type="float" office:value="10" calcext:value-type="float">
            <text:p>10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3"/>
          <table:table-cell table:style-name="ce75" office:value-type="float" office:value="60" calcext:value-type="float">
            <text:p>6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6" office:value-type="float" office:value="10.6" calcext:value-type="float">
            <text:p>10.6</text:p>
          </table:table-cell>
          <table:table-cell table:style-name="ce76" office:value-type="float" office:value="10" calcext:value-type="float">
            <text:p>10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AS68:.AS79])" office:value-type="float" office:value="1.98885785202351" calcext:value-type="float">
            <text:p>1.989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15" calcext:value-type="float">
            <text:p>1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number-columns-repeated="2" table:style-name="ce75" office:value-type="float" office:value="8" calcext:value-type="float">
            <text:p>8.000</text:p>
          </table:table-cell>
          <table:table-cell/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formula="of:=STDEV([.AG69:.AG78])" office:value-type="float" office:value="3.71782493162632" calcext:value-type="float">
            <text:p>3.718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89" calcext:value-type="float">
            <text:p>8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16" calcext:value-type="float">
            <text:p>1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5" calcext:value-type="float">
            <text:p>5.000</text:p>
          </table:table-cell>
          <table:table-cell/>
          <table:table-cell table:style-name="ce75" table:number-columns-repeated="2"/>
          <table:table-cell table:style-name="ce75" office:value-type="float" office:value="29" calcext:value-type="float">
            <text:p>2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81" office:value-type="float" office:value="1429" calcext:value-type="float">
            <text:p>1,429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4" calcext:value-type="float">
            <text:p>14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Y70:.AY75])" office:value-type="float" office:value="0.836660026534076" calcext:value-type="float">
            <text:p>0.837</text:p>
          </table:table-cell>
          <table:table-cell table:style-name="ce75" table:number-columns-repeated="3"/>
          <table:table-cell table:style-name="ce75" office:value-type="float" office:value="17" calcext:value-type="float">
            <text:p>1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3" calcext:value-type="float">
            <text:p>3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O71:.O77])" office:value-type="float" office:value="1.61834718742537" calcext:value-type="float">
            <text:p>1.618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8" calcext:value-type="float">
            <text:p>1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float" office:value="108" calcext:value-type="float">
            <text:p>10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.833" calcext:value-type="float">
            <text:p>0.833</text:p>
          </table:table-cell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9" calcext:value-type="float">
            <text:p>9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3"/>
          <table:table-cell table:style-name="ce75" office:value-type="float" office:value="100" calcext:value-type="float">
            <text:p>10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1.6" calcext:value-type="float">
            <text:p>1.6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BK72:.BK80])" office:value-type="float" office:value="0.462910049886276" calcext:value-type="float">
            <text:p>0.463</text:p>
          </table:table-cell>
          <table:table-cell table:style-name="ce75"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14" calcext:value-type="float">
            <text:p>14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3"/>
          <table:table-cell table:style-name="ce75" office:value-type="float" office:value="50" calcext:value-type="float">
            <text:p>5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6" calcext:value-type="float">
            <text:p>6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BE73:.BE78])" office:value-type="float" office:value="2.19089023002066" calcext:value-type="float">
            <text:p>2.191</text:p>
          </table:table-cell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13" calcext:value-type="float">
            <text:p>13.000</text:p>
          </table:table-cell>
          <table:table-cell table:style-name="ce75" office:value-type="string" calcext:value-type="string">
            <text:p>exc. Quality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AA74:.AA79])" office:value-type="float" office:value="0.836660026534076" calcext:value-type="float">
            <text:p>0.837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15.5" calcext:value-type="float">
            <text:p>15.5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5" calcext:value-type="float">
            <text:p>5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7" calcext:value-type="float">
            <text:p>17.000</text:p>
          </table:table-cell>
          <table:table-cell table:style-name="ce75" table:number-columns-repeated="3"/>
          <table:table-cell table:style-name="ce75" office:value-type="float" office:value="69" calcext:value-type="float">
            <text:p>6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6" office:value-type="float" office:value="2.4" calcext:value-type="float">
            <text:p>2.4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3"/>
          <table:table-cell table:style-name="ce75" office:value-type="float" office:value="90" calcext:value-type="float">
            <text:p>9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6" office:value-type="float" office:value="1.6" calcext:value-type="float">
            <text:p>1.6</text:p>
          </table:table-cell>
          <table:table-cell table:style-name="ce76" office:value-type="float" office:value="10" calcext:value-type="float">
            <text:p>10</text:p>
          </table:table-cell>
          <table:table-cell table:style-name="ce75" table:number-columns-repeated="2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exc. Quality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20" calcext:value-type="float">
            <text:p>20.000</text:p>
          </table:table-cell>
          <table:table-cell table:style-name="ce75" table:formula="of:=STDEV([.C76:.C85])" office:value-type="float" office:value="8.06225774829855" calcext:value-type="float">
            <text:p>8.062</text:p>
          </table:table-cell>
          <table:table-cell table:style-name="ce75" table:number-columns-repeated="2"/>
          <table:table-cell table:style-name="ce75" office:value-type="float" office:value="20" calcext:value-type="float">
            <text:p>2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office:value-type="float" office:value="0.875" calcext:value-type="float">
            <text:p>0.875</text:p>
          </table:table-cell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4"/>
          <table:table-cell table:number-columns-repeated="2" table:style-name="ce75" office:value-type="float" office:value="2" calcext:value-type="float">
            <text:p>2.000</text:p>
          </table:table-cell>
          <table:table-cell table:style-name="ce75" table:formula="of:=STDEV([.AM76:.AM81])" office:value-type="float" office:value="2.88097205817759" calcext:value-type="float">
            <text:p>2.881</text:p>
          </table:table-cell>
          <table:table-cell table:style-name="ce75" table:number-columns-repeated="3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Y76:.AY86])" office:value-type="float" office:value="1.26491106406735" calcext:value-type="float">
            <text:p>1.265</text:p>
          </table:table-cell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2"/>
          <table:table-cell table:style-name="ce75" office:value-type="float" office:value="30" calcext:value-type="float">
            <text:p>3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81" office:value-type="float" office:value="1285" calcext:value-type="float">
            <text:p>1,285</text:p>
          </table:table-cell>
          <table:table-cell table:style-name="ce76" office:value-type="float" office:value="7" calcext:value-type="float">
            <text:p>7</text:p>
          </table:table-cell>
          <table:table-cell table:style-name="ce75" table:number-columns-repeated="2"/>
          <table:table-cell table:style-name="ce75" office:value-type="float" office:value="12" calcext:value-type="float">
            <text:p>1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1" calcext:value-type="float">
            <text:p>1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2" calcext:value-type="float">
            <text:p>2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formula="of:=STDEV([.O78:.O86])" office:value-type="float" office:value="1.38013111868471" calcext:value-type="float">
            <text:p>1.380</text:p>
          </table:table-cell>
          <table:table-cell table:style-name="ce75" table:number-columns-repeated="2"/>
          <table:table-cell table:style-name="ce75" office:value-type="float" office:value="40" calcext:value-type="float">
            <text:p>40.000</text:p>
          </table:table-cell>
          <table:table-cell table:number-columns-repeated="2" table:style-name="ce75" office:value-type="float" office:value="1" calcext:value-type="float">
            <text:p>1.000</text:p>
          </table:table-cell>
          <table:table-cell table:style-name="ce81" office:value-type="float" office:value="1444" calcext:value-type="float">
            <text:p>1,444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2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0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10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3"/>
          <table:table-cell table:style-name="ce75" office:value-type="string" calcext:value-type="string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2.222" calcext:value-type="float">
            <text:p>2.222</text:p>
          </table:table-cell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U79:.U89])" office:value-type="float" office:value="1.81046341520004" calcext:value-type="float">
            <text:p>1.810</text:p>
          </table:table-cell>
          <table:table-cell table:style-name="ce75" table:number-columns-repeated="15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3"/>
          <table:table-cell table:style-name="ce75" office:value-type="float" office:value="80" calcext:value-type="float">
            <text:p>8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6" office:value-type="float" office:value="4.75" calcext:value-type="float">
            <text:p>4.75</text:p>
          </table:table-cell>
          <table:table-cell table:style-name="ce76" office:value-type="float" office:value="12" calcext:value-type="float">
            <text:p>12</text:p>
          </table:table-cell>
          <table:table-cell table:style-name="ce75" table:number-columns-repeated="2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0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6"/>
          <table:table-cell table:style-name="ce75" office:value-type="float" office:value="6" calcext:value-type="float">
            <text:p>6.000</text:p>
          </table:table-cell>
          <table:table-cell table:style-name="ce75" office:value-type="string" calcext:value-type="string">
            <text:p>exc. Qualilty</text:p>
          </table:table-cell>
          <table:table-cell table:style-name="ce75" table:number-columns-repeated="4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formula="of:=STDEV([.AS80:.AS94])" office:value-type="float" office:value="3.30633001707606" calcext:value-type="float">
            <text:p>3.306</text:p>
          </table:table-cell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9"/>
          <table:table-cell table:style-name="ce75" office:value-type="float" office:value="109" calcext:value-type="float">
            <text:p>10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0" calcext:value-type="float">
            <text:p>0.000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 table:style-name="ce75"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4" calcext:value-type="float">
            <text:p>24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" calcext:value-type="float">
            <text:p>2.000</text:p>
          </table:table-cell>
          <table:table-cell/>
          <table:table-cell table:style-name="ce75" table:number-columns-repeated="3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5"/>
          <table:table-cell table:style-name="ce75" office:value-type="float" office:value="70" calcext:value-type="float">
            <text:p>7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6" office:value-type="float" office:value="3.5" calcext:value-type="float">
            <text:p>3.5</text:p>
          </table:table-cell>
          <table:table-cell table:style-name="ce76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3" calcext:value-type="float">
            <text:p>3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10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formula="of:=STDEV([.BK81:.BK93])" office:value-type="float" office:value="8.21583836257749" calcext:value-type="float">
            <text:p>8.216</text:p>
          </table:table-cell>
          <table:table-cell table:style-name="ce75"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/>
          <table:table-cell table:style-name="ce75" table:number-columns-repeated="3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16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formula="of:=STDEV([.AM82:.AM85])" office:value-type="float" office:value="3.3166247903554" calcext:value-type="float">
            <text:p>3.317</text:p>
          </table:table-cell>
          <table:table-cell table:style-name="ce75" table:number-columns-repeated="3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10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75" table:number-columns-repeated="3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6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4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10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27" calcext:value-type="float">
            <text:p>27.000</text:p>
          </table:table-cell>
          <table:table-cell table:style-name="ce75"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5" calcext:value-type="float">
            <text:p>5</text:p>
          </table:table-cell>
          <table:table-cell table:style-name="ce75" table:number-columns-repeated="4"/>
          <table:table-cell/>
          <table:table-cell table:style-name="ce75" table:number-columns-repeated="3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16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4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4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10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7" calcext:value-type="float">
            <text:p>17.000</text:p>
          </table:table-cell>
          <table:table-cell table:style-name="ce75"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4" calcext:value-type="float">
            <text:p>4.000</text:p>
          </table:table-cell>
          <table:table-cell table:style-name="ce75" table:formula="of:=STDEV([.C85:.C91])" office:value-type="float" office:value="1.78885438199983" calcext:value-type="float">
            <text:p>1.789</text:p>
          </table:table-cell>
          <table:table-cell table:style-name="ce75" table:number-columns-repeated="5"/>
          <table:table-cell/>
          <table:table-cell table:style-name="ce75" table:number-columns-repeated="3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4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22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10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7" calcext:value-type="float">
            <text:p>7.000</text:p>
          </table:table-cell>
          <table:table-cell table:style-name="ce75"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9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22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5" calcext:value-type="float">
            <text:p>5.000</text:p>
          </table:table-cell>
          <table:table-cell table:style-name="ce75" table:number-columns-repeated="16"/>
          <table:table-cell table:style-name="ce75" office:value-type="float" office:value="7" calcext:value-type="float">
            <text:p>7.000</text:p>
          </table:table-cell>
          <table:table-cell table:style-name="ce75" office:value-type="string" calcext:value-type="string">
            <text:p>same sample</text:p>
          </table:table-cell>
          <table:table-cell table:style-name="ce75"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6"/>
          <table:table-cell/>
          <table:table-cell table:style-name="ce75" table:number-columns-repeated="9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22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12" calcext:value-type="float">
            <text:p>12.000</text:p>
          </table:table-cell>
          <table:table-cell table:style-name="ce75" table:number-columns-repeated="16"/>
          <table:table-cell table:style-name="ce75" office:value-type="float" office:value="8" calcext:value-type="float">
            <text:p>8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3"/>
          <table:table-cell table:style-name="ce75" office:value-type="string" calcext:value-type="string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float" office:value="1" calcext:value-type="float">
            <text:p>1.000</text:p>
          </table:table-cell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9"/>
          <table:table-cell table:style-name="ce75" office:value-type="float" office:value="11" calcext:value-type="float">
            <text:p>11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22"/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16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33"/>
          <table:table-cell table:style-name="ce75" office:value-type="float" office:value="11" calcext:value-type="float">
            <text:p>11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16"/>
          <table:table-cell table:style-name="ce75" office:value-type="float" office:value="10" calcext:value-type="float">
            <text:p>10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33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6" calcext:value-type="float">
            <text:p>6.000</text:p>
          </table:table-cell>
          <table:table-cell table:style-name="ce75" table:number-columns-repeated="16"/>
          <table:table-cell table:style-name="ce75" office:value-type="float" office:value="11" calcext:value-type="float">
            <text:p>11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 office:value-type="float" office:value="10" calcext:value-type="float">
            <text:p>10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6" office:value-type="float" office:value="0.88" calcext:value-type="float">
            <text:p>0.88</text:p>
          </table:table-cell>
          <table:table-cell table:style-name="ce76" office:value-type="float" office:value="9" calcext:value-type="float">
            <text:p>9</text:p>
          </table:table-cell>
          <table:table-cell table:style-name="ce75" table:number-columns-repeated="4"/>
          <table:table-cell/>
          <table:table-cell table:style-name="ce75" table:number-columns-repeated="33"/>
          <table:table-cell table:style-name="ce75" office:value-type="float" office:value="13" calcext:value-type="float">
            <text:p>13.000</text:p>
          </table:table-cell>
          <table:table-cell table:style-name="ce75" office:value-type="float" office:value="8" calcext:value-type="float">
            <text:p>8.000</text:p>
          </table:table-cell>
          <table:table-cell table:style-name="ce75" table:number-columns-repeated="16"/>
          <table:table-cell table:style-name="ce75" office:value-type="float" office:value="12" calcext:value-type="float">
            <text:p>12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formula="of:=STDEV([.C92:.C101])" office:value-type="float" office:value="1.36422546197874" calcext:value-type="float">
            <text:p>1.364</text:p>
          </table:table-cell>
          <table:table-cell table:style-name="ce75" table:number-columns-repeated="5"/>
          <table:table-cell/>
          <table:table-cell table:style-name="ce75" table:number-columns-repeated="33"/>
          <table:table-cell table:style-name="ce75" office:value-type="float" office:value="14" calcext:value-type="float">
            <text:p>14.00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table:number-columns-repeated="16"/>
          <table:table-cell table:style-name="ce75" office:value-type="float" office:value="13" calcext:value-type="float">
            <text:p>13.000</text:p>
          </table:table-cell>
          <table:table-cell table:style-name="ce75" office:value-type="string" calcext:value-type="string">
            <text:p>exc. Quality</text:p>
          </table:table-cell>
          <table:table-cell table:style-name="ce76" office:value-type="float" office:value="19.5" calcext:value-type="float">
            <text:p>19.5</text:p>
          </table:table-cell>
          <table:table-cell table:style-name="ce76" office:value-type="float" office:value="8" calcext:value-type="float">
            <text:p>8</text:p>
          </table:table-cell>
          <table:table-cell table:style-name="ce75"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33"/>
          <table:table-cell table:style-name="ce75" office:value-type="float" office:value="15" calcext:value-type="float">
            <text:p>15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15"/>
          <table:table-cell table:style-name="ce75" office:value-type="string" calcext:value-type="string">
            <text:p>110</text:p>
          </table:table-cell>
          <table:table-cell table:style-name="ce75" office:value-type="float" office:value="1" calcext:value-type="float">
            <text:p>1.000</text:p>
          </table:table-cell>
          <table:table-cell table:style-name="ce75" office:value-type="float" office:value="9" calcext:value-type="float">
            <text:p>9.000</text:p>
          </table:table-cell>
          <table:table-cell table:style-name="ce75"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2" calcext:value-type="float">
            <text:p>2.000</text:p>
          </table:table-cell>
          <table:table-cell table:style-name="ce75" office:value-type="float" office:value="24" calcext:value-type="float">
            <text:p>24.000</text:p>
          </table:table-cell>
          <table:table-cell table:style-name="ce75"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3" calcext:value-type="float">
            <text:p>3.000</text:p>
          </table:table-cell>
          <table:table-cell table:style-name="ce75" office:value-type="float" office:value="21" calcext:value-type="float">
            <text:p>21.000</text:p>
          </table:table-cell>
          <table:table-cell table:style-name="ce75"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4" calcext:value-type="float">
            <text:p>4.000</text:p>
          </table:table-cell>
          <table:table-cell table:style-name="ce75" office:value-type="float" office:value="18" calcext:value-type="float">
            <text:p>18.000</text:p>
          </table:table-cell>
          <table:table-cell table:style-name="ce75"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5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2" calcext:value-type="float">
            <text:p>2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5" calcext:value-type="float">
            <text:p>5.000</text:p>
          </table:table-cell>
          <table:table-cell table:style-name="ce75" office:value-type="float" office:value="16" calcext:value-type="float">
            <text:p>16.000</text:p>
          </table:table-cell>
          <table:table-cell table:style-name="ce75" table:number-columns-repeated="7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0" calcext:value-type="float">
            <text:p>0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6" calcext:value-type="float">
            <text:p>6.000</text:p>
          </table:table-cell>
          <table:table-cell table:style-name="ce75" office:value-type="float" office:value="28" calcext:value-type="float">
            <text:p>28.000</text:p>
          </table:table-cell>
          <table:table-cell table:style-name="ce75" table:number-columns-repeated="7"/>
          <table:table-cell table:number-columns-repeated="954"/>
        </table:table-row>
        <table:table-row table:style-name="ro2">
          <table:table-cell table:style-name="ce75"/>
          <table:table-cell table:style-name="ce75" office:value-type="float" office:value="9" calcext:value-type="float">
            <text:p>9.000</text:p>
          </table:table-cell>
          <table:table-cell table:style-name="ce75" office:value-type="float" office:value="3" calcext:value-type="float">
            <text:p>3.000</text:p>
          </table:table-cell>
          <table:table-cell table:style-name="ce75" table:number-columns-repeated="6"/>
          <table:table-cell/>
          <table:table-cell table:style-name="ce75" table:number-columns-repeated="51"/>
          <table:table-cell table:style-name="ce75" office:value-type="float" office:value="7" calcext:value-type="float">
            <text:p>7.000</text:p>
          </table:table-cell>
          <table:table-cell table:style-name="ce75" office:value-type="float" office:value="10" calcext:value-type="float">
            <text:p>10.000</text:p>
          </table:table-cell>
          <table:table-cell table:style-name="ce75" table:number-columns-repeated="7"/>
          <table:table-cell table:number-columns-repeated="954"/>
        </table:table-row>
        <table:table-row table:style-name="ro2">
          <table:table-cell table:style-name="ce75" table:number-columns-repeated="9"/>
          <table:table-cell/>
          <table:table-cell table:style-name="ce75" table:number-columns-repeated="51"/>
          <table:table-cell table:style-name="ce75" office:value-type="float" office:value="8" calcext:value-type="float">
            <text:p>8.000</text:p>
          </table:table-cell>
          <table:table-cell table:style-name="ce75" office:value-type="float" office:value="30" calcext:value-type="float">
            <text:p>30.000</text:p>
          </table:table-cell>
          <table:table-cell table:style-name="ce75" table:number-columns-repeated="7"/>
          <table:table-cell table:number-columns-repeated="954"/>
        </table:table-row>
        <table:table-row table:style-name="ro2">
          <table:table-cell table:style-name="ce75" table:number-columns-repeated="9"/>
          <table:table-cell/>
          <table:table-cell table:style-name="ce75" table:number-columns-repeated="51"/>
          <table:table-cell table:style-name="ce75" office:value-type="float" office:value="9" calcext:value-type="float">
            <text:p>9.000</text:p>
          </table:table-cell>
          <table:table-cell table:style-name="ce75" office:value-type="string" calcext:value-type="string">
            <text:p>exc. Quality</text:p>
          </table:table-cell>
          <table:table-cell table:style-name="ce75" table:number-columns-repeated="7"/>
          <table:table-cell table:number-columns-repeated="954"/>
        </table:table-row>
        <table:table-row table:style-name="ro2">
          <table:table-cell table:style-name="ce75" table:number-columns-repeated="9"/>
          <table:table-cell/>
          <table:table-cell table:style-name="ce75" table:number-columns-repeated="60"/>
          <table:table-cell table:number-columns-repeated="954"/>
        </table:table-row>
        <table:table-row table:style-name="ro2">
          <table:table-cell table:style-name="Default" table:number-columns-repeated="5"/>
          <table:table-cell table:style-name="ce75" table:number-columns-repeated="4"/>
          <table:table-cell/>
          <table:table-cell table:style-name="ce75" table:number-columns-repeated="60"/>
          <table:table-cell table:number-columns-repeated="954"/>
        </table:table-row>
        <table:table-row table:style-name="ro2" table:number-rows-repeated="25">
          <table:table-cell table:style-name="ce75" table:number-columns-repeated="9"/>
          <table:table-cell/>
          <table:table-cell table:style-name="ce75" table:number-columns-repeated="60"/>
          <table:table-cell table:number-columns-repeated="954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number-columns-repeated="5" table:default-cell-style-name="ce79"/>
        <table:table-column table:style-name="co9" table:default-cell-style-name="ce79"/>
        <table:table-column table:style-name="co8" table:number-columns-repeated="6" table:default-cell-style-name="ce79"/>
        <table:table-column table:style-name="co10" table:default-cell-style-name="ce79"/>
        <table:table-column table:style-name="co8" table:number-columns-repeated="5" table:default-cell-style-name="ce79"/>
        <table:table-column table:style-name="co8" table:default-cell-style-name="ce76"/>
        <table:table-column table:style-name="co11" table:default-cell-style-name="ce79"/>
        <table:table-column table:style-name="co8" table:number-columns-repeated="3" table:default-cell-style-name="ce79"/>
        <table:table-column table:style-name="co4" table:number-columns-repeated="1000" table:default-cell-style-name="ce76"/>
        <table:table-column table:style-name="co8" table:default-cell-style-name="ce76"/>
        <table:table-row table:style-name="ro2">
          <table:table-cell/>
          <table:table-cell office:value-type="string" calcext:value-type="string">
            <text:p>ho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ample</text:p>
          </table:table-cell>
          <table:table-cell table:number-columns-repeated="2"/>
          <table:table-cell office:value-type="string" calcext:value-type="string">
            <text:p>ho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ample</text:p>
          </table:table-cell>
          <table:table-cell table:number-columns-repeated="2"/>
          <table:table-cell office:value-type="string" calcext:value-type="string">
            <text:p>ho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ampl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3.8815804341359" calcext:value-type="float">
            <text:p>3.8815804341359</text:p>
          </table:table-cell>
          <table:table-cell table:formula="of:=[.D2]/SQRT([.C2])" office:value-type="float" office:value="1.58464857653396" calcext:value-type="float">
            <text:p>1.58464857653396</text:p>
          </table:table-cell>
          <table:table-cell table:style-name="ce89" office:value-type="string" calcext:value-type="string">
            <text:p>elav,tubGal80ts_kl-5_day30_LL_set3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6.285</text:p>
          </table:table-cell>
          <table:table-cell office:value-type="string" calcext:value-type="string">
            <text:p>7</text:p>
          </table:table-cell>
          <table:table-cell table:style-name="ce76" office:value-type="float" office:value="3.30223589477825" calcext:value-type="float">
            <text:p>3.30223589477825</text:p>
          </table:table-cell>
          <table:table-cell table:formula="of:=[.K2]/SQRT([.J2])" office:value-type="float" office:value="1.24812784972202" calcext:value-type="float">
            <text:p>1.24812784972202</text:p>
          </table:table-cell>
          <table:table-cell table:style-name="ce90" office:value-type="string" calcext:value-type="string">
            <text:p>elav,tubGal80ts_PgdKK_day15_LD_set2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8</text:p>
          </table:table-cell>
          <table:table-cell table:style-name="ce76" office:value-type="float" office:value="0.991031208965115" calcext:value-type="float">
            <text:p>0.991031208965115</text:p>
          </table:table-cell>
          <table:table-cell table:style-name="ce79" table:formula="of:=[.R2]/SQRT([.Q2])" office:value-type="float" office:value="0.350382444113368" calcext:value-type="float">
            <text:p>0.350382444113368</text:p>
          </table:table-cell>
          <table:table-cell table:style-name="ce90" office:value-type="string" calcext:value-type="string">
            <text:p>repo,tubGal80ts_kl-5_day15_DD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.67332005306815" calcext:value-type="float">
            <text:p>1.67332005306815</text:p>
          </table:table-cell>
          <table:table-cell table:formula="of:=[.D3]/SQRT([.C3])" office:value-type="float" office:value="0.683130051063973" calcext:value-type="float">
            <text:p>0.683130051063973</text:p>
          </table:table-cell>
          <table:table-cell table:style-name="ce89" office:value-type="string" calcext:value-type="string">
            <text:p>repo,tubGal80ts_kl-5_day30_DD_set3</text:p>
          </table:table-cell>
          <table:table-cell/>
          <table:table-cell office:value-type="string" calcext:value-type="string">
            <text:p>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0</text:p>
          </table:table-cell>
          <table:table-cell table:style-name="ce76" office:value-type="float" office:value="0.421637021355784" calcext:value-type="float">
            <text:p>0.421637021355784</text:p>
          </table:table-cell>
          <table:table-cell table:formula="of:=[.K3]/SQRT([.J3])" office:value-type="float" office:value="0.133333333333333" calcext:value-type="float">
            <text:p>0.133333333333333</text:p>
          </table:table-cell>
          <table:table-cell table:style-name="ce91" office:value-type="string" calcext:value-type="string">
            <text:p>elav,tubGal80ts_PgdKK_day0_LD_set5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table:style-name="ce76" office:value-type="float" office:value="2.23606797749979" calcext:value-type="float">
            <text:p>2.23606797749979</text:p>
          </table:table-cell>
          <table:table-cell table:style-name="ce79" table:formula="of:=[.R3]/SQRT([.Q3])" office:value-type="float" office:value="0.674199862463242" calcext:value-type="float">
            <text:p>0.674199862463242</text:p>
          </table:table-cell>
          <table:table-cell table:style-name="ce89" office:value-type="string" calcext:value-type="string">
            <text:p>elav,tubGal80ts_G6Pdh_day30_LL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style-name="ce76" office:value-type="float" office:value="3.57304725222976" calcext:value-type="float">
            <text:p>3.57304725222976</text:p>
          </table:table-cell>
          <table:table-cell table:formula="of:=[.D4]/SQRT([.C4])" office:value-type="float" office:value="1.12989675044522" calcext:value-type="float">
            <text:p>1.12989675044522</text:p>
          </table:table-cell>
          <table:table-cell table:style-name="ce89" office:value-type="string" calcext:value-type="string">
            <text:p>elav,tubGal80ts_ND75_day30_DD_set2</text:p>
          </table:table-cell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</text:p>
          </table:table-cell>
          <table:table-cell table:style-name="ce76" office:value-type="float" office:value="0.707106781186548" calcext:value-type="float">
            <text:p>0.707106781186548</text:p>
          </table:table-cell>
          <table:table-cell table:formula="of:=[.K4]/SQRT([.J4])" office:value-type="float" office:value="0.5" calcext:value-type="float">
            <text:p>0.5</text:p>
          </table:table-cell>
          <table:table-cell table:style-name="ce89" office:value-type="string" calcext:value-type="string">
            <text:p>repo,tubGal80ts_ND75_day30_LL_set2</text:p>
          </table:table-cell>
          <table:table-cell/>
          <table:table-cell office:value-type="string" calcext:value-type="string">
            <text:p>1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style-name="ce76" office:value-type="float" office:value="3.89138242053607" calcext:value-type="float">
            <text:p>3.89138242053607</text:p>
          </table:table-cell>
          <table:table-cell table:style-name="ce79" table:formula="of:=[.R4]/SQRT([.Q4])" office:value-type="float" office:value="1.37581144887559" calcext:value-type="float">
            <text:p>1.37581144887559</text:p>
          </table:table-cell>
          <table:table-cell table:style-name="ce90" office:value-type="string" calcext:value-type="string">
            <text:p>elav,tubGal80ts_ND75_day15_DD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.625</text:p>
          </table:table-cell>
          <table:table-cell office:value-type="float" office:value="8" calcext:value-type="float">
            <text:p>8</text:p>
          </table:table-cell>
          <table:table-cell table:style-name="ce76" office:value-type="float" office:value="3.88908729652601" calcext:value-type="float">
            <text:p>3.88908729652601</text:p>
          </table:table-cell>
          <table:table-cell table:formula="of:=[.D5]/SQRT([.C5])" office:value-type="float" office:value="1.375" calcext:value-type="float">
            <text:p>1.375</text:p>
          </table:table-cell>
          <table:table-cell table:style-name="ce89" office:value-type="string" calcext:value-type="string">
            <text:p>repo,tubGal80ts_ND75_day30_LL_set3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</text:p>
          </table:table-cell>
          <table:table-cell table:style-name="ce76" office:value-type="float" office:value="3.36154726279432" calcext:value-type="float">
            <text:p>3.36154726279432</text:p>
          </table:table-cell>
          <table:table-cell table:formula="of:=[.K5]/SQRT([.J5])" office:value-type="float" office:value="1.50332963783729" calcext:value-type="float">
            <text:p>1.50332963783729</text:p>
          </table:table-cell>
          <table:table-cell table:style-name="ce89" office:value-type="string" calcext:value-type="string">
            <text:p>repo,tubGal80ts_6Pgd_day30_LD_set2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9</text:p>
          </table:table-cell>
          <table:table-cell table:style-name="ce76" office:value-type="float" office:value="0.666666666666667" calcext:value-type="float">
            <text:p>0.666666666666667</text:p>
          </table:table-cell>
          <table:table-cell table:style-name="ce79" table:formula="of:=[.R5]/SQRT([.Q5])" office:value-type="float" office:value="0.222222222222222" calcext:value-type="float">
            <text:p>0.222222222222222</text:p>
          </table:table-cell>
          <table:table-cell table:style-name="ce91" office:value-type="string" calcext:value-type="string">
            <text:p>repo,tubGal80ts_ND75_day0_LD_set2</text:p>
          </table:table-cell>
          <table:table-cell table:number-columns-repeated="1004"/>
        </table:table-row>
        <table:table-row table:style-name="ro2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table:formula="of:=[.D6]/SQRT([.C6])" office:value-type="float" office:value="0" calcext:value-type="float">
            <text:p>0</text:p>
          </table:table-cell>
          <table:table-cell table:style-name="ce90" office:value-type="string" calcext:value-type="string">
            <text:p>repo,tubGal80ts_G6Pdh_day15_LL_set2</text:p>
          </table:table-cell>
          <table:table-cell/>
          <table:table-cell office:value-type="string" calcext:value-type="string">
            <text:p>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</text:p>
          </table:table-cell>
          <table:table-cell table:style-name="ce76" office:value-type="float" office:value="0.836660026534076" calcext:value-type="float">
            <text:p>0.836660026534076</text:p>
          </table:table-cell>
          <table:table-cell table:formula="of:=[.K6]/SQRT([.J6])" office:value-type="float" office:value="0.341565025531987" calcext:value-type="float">
            <text:p>0.341565025531987</text:p>
          </table:table-cell>
          <table:table-cell table:style-name="ce90" office:value-type="string" calcext:value-type="string">
            <text:p>repo,tubGal80ts_G6Pdh_day15_LD_set4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11</text:p>
          </table:table-cell>
          <table:table-cell table:style-name="ce76" office:value-type="float" office:value="0.603022689155527" calcext:value-type="float">
            <text:p>0.603022689155527</text:p>
          </table:table-cell>
          <table:table-cell table:style-name="ce79" table:formula="of:=[.R6]/SQRT([.Q6])" office:value-type="float" office:value="0.181818181818182" calcext:value-type="float">
            <text:p>0.181818181818182</text:p>
          </table:table-cell>
          <table:table-cell table:style-name="ce91" office:value-type="string" calcext:value-type="string">
            <text:p>repo,tubGal80ts_kl5_day0_LD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8</text:p>
          </table:table-cell>
          <table:table-cell table:style-name="ce76" office:value-type="float" office:value="2.9355829163598" calcext:value-type="float">
            <text:p>2.9355829163598</text:p>
          </table:table-cell>
          <table:table-cell table:formula="of:=[.D7]/SQRT([.C7])" office:value-type="float" office:value="0.691923528964465" calcext:value-type="float">
            <text:p>0.691923528964465</text:p>
          </table:table-cell>
          <table:table-cell table:style-name="ce89" office:value-type="string" calcext:value-type="string">
            <text:p>elav,tubGal80ts_ND75_day30_LD_set6</text:p>
          </table:table-cell>
          <table:table-cell/>
          <table:table-cell office:value-type="string" calcext:value-type="string">
            <text:p>5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/>
          <table:table-cell table:formula="of:=[.K7]/SQRT([.J7])" office:value-type="float" office:value="0" calcext:value-type="float">
            <text:p>0</text:p>
          </table:table-cell>
          <table:table-cell table:style-name="ce89" office:value-type="string" calcext:value-type="string">
            <text:p>elav,tubGal80ts_6Pgd_day30_LD_set2</text:p>
          </table:table-cell>
          <table:table-cell/>
          <table:table-cell office:value-type="string" calcext:value-type="string">
            <text:p>106</text:p>
          </table:table-cell>
          <table:table-cell office:value-type="string" calcext:value-type="string">
            <text:p>3.667</text:p>
          </table:table-cell>
          <table:table-cell office:value-type="string" calcext:value-type="string">
            <text:p>6</text:p>
          </table:table-cell>
          <table:table-cell table:style-name="ce76" office:value-type="float" office:value="2.42212028327799" calcext:value-type="float">
            <text:p>2.42212028327799</text:p>
          </table:table-cell>
          <table:table-cell table:style-name="ce79" table:formula="of:=[.R7]/SQRT([.Q7])" office:value-type="float" office:value="0.988826464946087" calcext:value-type="float">
            <text:p>0.988826464946087</text:p>
          </table:table-cell>
          <table:table-cell table:style-name="ce90" office:value-type="string" calcext:value-type="string">
            <text:p>elav,tubGal80ts_ND75_day15_L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1</text:p>
          </table:table-cell>
          <table:table-cell table:style-name="ce76" office:value-type="float" office:value="4.09434199397612" calcext:value-type="float">
            <text:p>4.09434199397612</text:p>
          </table:table-cell>
          <table:table-cell table:formula="of:=[.D8]/SQRT([.C8])" office:value-type="float" office:value="1.23449055976494" calcext:value-type="float">
            <text:p>1.23449055976494</text:p>
          </table:table-cell>
          <table:table-cell table:style-name="ce89" office:value-type="string" calcext:value-type="string">
            <text:p>elav,tubGal80ts_G6Pdh_day30_LD_set6</text:p>
          </table:table-cell>
          <table:table-cell/>
          <table:table-cell office:value-type="string" calcext:value-type="string">
            <text:p>57</text:p>
          </table:table-cell>
          <table:table-cell office:value-type="string" calcext:value-type="string">
            <text:p>3.875</text:p>
          </table:table-cell>
          <table:table-cell office:value-type="string" calcext:value-type="string">
            <text:p>8</text:p>
          </table:table-cell>
          <table:table-cell table:style-name="ce76" office:value-type="float" office:value="4.32393669836049" calcext:value-type="float">
            <text:p>4.32393669836049</text:p>
          </table:table-cell>
          <table:table-cell table:formula="of:=[.K8]/SQRT([.J8])" office:value-type="float" office:value="1.52874248041604" calcext:value-type="float">
            <text:p>1.52874248041604</text:p>
          </table:table-cell>
          <table:table-cell table:style-name="ce89" office:value-type="string" calcext:value-type="string">
            <text:p>repo,tubGal80ts_G6Pdh_day30_LD_set2</text:p>
          </table:table-cell>
          <table:table-cell/>
          <table:table-cell office:value-type="string" calcext:value-type="string">
            <text:p>107</text:p>
          </table:table-cell>
          <table:table-cell office:value-type="string" calcext:value-type="string">
            <text:p>1.667</text:p>
          </table:table-cell>
          <table:table-cell office:value-type="string" calcext:value-type="string">
            <text:p>6</text:p>
          </table:table-cell>
          <table:table-cell table:style-name="ce76" office:value-type="float" office:value="1.211060141639" calcext:value-type="float">
            <text:p>1.211060141639</text:p>
          </table:table-cell>
          <table:table-cell table:style-name="ce79" table:formula="of:=[.R8]/SQRT([.Q8])" office:value-type="float" office:value="0.494413232473046" calcext:value-type="float">
            <text:p>0.494413232473046</text:p>
          </table:table-cell>
          <table:table-cell table:style-name="ce90" office:value-type="string" calcext:value-type="string">
            <text:p>repo,tubGal80ts_ND75_day15_DD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</text:p>
          </table:table-cell>
          <table:table-cell table:style-name="ce76" office:value-type="float" office:value="8.06225774829855" calcext:value-type="float">
            <text:p>8.06225774829855</text:p>
          </table:table-cell>
          <table:table-cell table:formula="of:=[.D9]/SQRT([.C9])" office:value-type="float" office:value="4.03112887414927" calcext:value-type="float">
            <text:p>4.03112887414927</text:p>
          </table:table-cell>
          <table:table-cell table:style-name="ce89" office:value-type="string" calcext:value-type="string">
            <text:p>elav,tubGal80ts_ND75_day30_LL_set3</text:p>
          </table:table-cell>
          <table:table-cell/>
          <table:table-cell office:value-type="string" calcext:value-type="string">
            <text:p>5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</text:p>
          </table:table-cell>
          <table:table-cell table:style-name="ce76" office:value-type="float" office:value="3.20936130717624" calcext:value-type="float">
            <text:p>3.20936130717624</text:p>
          </table:table-cell>
          <table:table-cell table:formula="of:=[.K9]/SQRT([.J9])" office:value-type="float" office:value="1.43527000944073" calcext:value-type="float">
            <text:p>1.43527000944073</text:p>
          </table:table-cell>
          <table:table-cell table:style-name="ce89" office:value-type="string" calcext:value-type="string">
            <text:p>elav,tubGal80ts_PgdKK_day30_DD_set3</text:p>
          </table:table-cell>
          <table:table-cell/>
          <table:table-cell office:value-type="string" calcext:value-type="string">
            <text:p>1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</text:p>
          </table:table-cell>
          <table:table-cell table:style-name="ce76" office:value-type="float" office:value="0.462910049886276" calcext:value-type="float">
            <text:p>0.462910049886276</text:p>
          </table:table-cell>
          <table:table-cell table:style-name="ce79" table:formula="of:=[.R9]/SQRT([.Q9])" office:value-type="float" office:value="0.163663417676994" calcext:value-type="float">
            <text:p>0.163663417676994</text:p>
          </table:table-cell>
          <table:table-cell table:style-name="ce90" office:value-type="string" calcext:value-type="string">
            <text:p>repo,tubGal80ts_Pgd_day15_LD_set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</text:p>
          </table:table-cell>
          <table:table-cell table:style-name="ce76" office:value-type="float" office:value="1.78885438199983" calcext:value-type="float">
            <text:p>1.78885438199983</text:p>
          </table:table-cell>
          <table:table-cell table:formula="of:=[.D10]/SQRT([.C10])" office:value-type="float" office:value="0.799999999999999" calcext:value-type="float">
            <text:p>0.799999999999999</text:p>
          </table:table-cell>
          <table:table-cell table:style-name="ce90" office:value-type="string" calcext:value-type="string">
            <text:p>repo,tubGal80ts_6-Pgd_day15_DD_set2</text:p>
          </table:table-cell>
          <table:table-cell/>
          <table:table-cell office:value-type="string" calcext:value-type="string">
            <text:p>5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</text:p>
          </table:table-cell>
          <table:table-cell table:style-name="ce76" office:value-type="float" office:value="2.92688685580202" calcext:value-type="float">
            <text:p>2.92688685580202</text:p>
          </table:table-cell>
          <table:table-cell table:formula="of:=[.K10]/SQRT([.J10])" office:value-type="float" office:value="1.19489655526233" calcext:value-type="float">
            <text:p>1.19489655526233</text:p>
          </table:table-cell>
          <table:table-cell table:style-name="ce90" office:value-type="string" calcext:value-type="string">
            <text:p>elav,tubGal80ts_kl5_day15_LL_set3</text:p>
          </table:table-cell>
          <table:table-cell/>
          <table:table-cell office:value-type="string" calcext:value-type="string">
            <text:p>109</text:p>
          </table:table-cell>
          <table:table-cell table:number-columns-repeated="2" office:value-type="string" calcext:value-type="string">
            <text:p>9</text:p>
          </table:table-cell>
          <table:table-cell table:style-name="ce76" office:value-type="float" office:value="8.21583836257749" calcext:value-type="float">
            <text:p>8.21583836257749</text:p>
          </table:table-cell>
          <table:table-cell table:style-name="ce79" table:formula="of:=[.R10]/SQRT([.Q10])" office:value-type="float" office:value="2.73861278752583" calcext:value-type="float">
            <text:p>2.73861278752583</text:p>
          </table:table-cell>
          <table:table-cell table:style-name="ce89" office:value-type="string" calcext:value-type="string">
            <text:p>repo,tubGal80ts_PgdKK_day30_DD_set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9</text:p>
          </table:table-cell>
          <table:table-cell table:style-name="ce76" office:value-type="float" office:value="1.36422546197874" calcext:value-type="float">
            <text:p>1.36422546197874</text:p>
          </table:table-cell>
          <table:table-cell table:formula="of:=[.D11]/SQRT([.C11])" office:value-type="float" office:value="0.45474182065958" calcext:value-type="float">
            <text:p>0.45474182065958</text:p>
          </table:table-cell>
          <table:table-cell table:style-name="ce90" office:value-type="string" calcext:value-type="string">
            <text:p>elav,tubGal80ts_ND75_day15_LD_set5</text:p>
          </table:table-cell>
          <table:table-cell/>
          <table:table-cell office:value-type="string" calcext:value-type="string">
            <text:p>6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</text:p>
          </table:table-cell>
          <table:table-cell table:style-name="ce76" office:value-type="float" office:value="3.71782493162632" calcext:value-type="float">
            <text:p>3.71782493162632</text:p>
          </table:table-cell>
          <table:table-cell table:formula="of:=[.K11]/SQRT([.J11])" office:value-type="float" office:value="1.17567947256989" calcext:value-type="float">
            <text:p>1.17567947256989</text:p>
          </table:table-cell>
          <table:table-cell table:style-name="ce89" office:value-type="string" calcext:value-type="string">
            <text:p>repo,tubGal80ts_G6Pdh_day30_DD_set2</text:p>
          </table:table-cell>
          <table:table-cell/>
          <table:table-cell office:value-type="string" calcext:value-type="string">
            <text:p>110</text:p>
          </table:table-cell>
          <table:table-cell table:style-name="ce76" office:value-type="float" office:value="19.5" calcext:value-type="float">
            <text:p>19.5</text:p>
          </table:table-cell>
          <table:table-cell table:number-columns-repeated="3"/>
          <table:table-cell table:style-name="ce92" office:value-type="string" calcext:value-type="string">
            <text:p>2021_03_01_repo,tubGal80ts_G6Pdh_day30_LL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1.625</text:p>
          </table:table-cell>
          <table:table-cell office:value-type="string" calcext:value-type="string">
            <text:p>8</text:p>
          </table:table-cell>
          <table:table-cell table:style-name="ce76" office:value-type="float" office:value="2.26384628453435" calcext:value-type="float">
            <text:p>2.26384628453435</text:p>
          </table:table-cell>
          <table:table-cell table:formula="of:=[.D12]/SQRT([.C12])" office:value-type="float" office:value="0.800390529679105" calcext:value-type="float">
            <text:p>0.800390529679105</text:p>
          </table:table-cell>
          <table:table-cell table:style-name="ce90" office:value-type="string" calcext:value-type="string">
            <text:p>elav,tubGal80ts_PgdKK_day15_LD_set1</text:p>
          </table:table-cell>
          <table:table-cell/>
          <table:table-cell office:value-type="string" calcext:value-type="string">
            <text:p>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0</text:p>
          </table:table-cell>
          <table:table-cell table:style-name="ce76" office:value-type="float" office:value="0.421637021355784" calcext:value-type="float">
            <text:p>0.421637021355784</text:p>
          </table:table-cell>
          <table:table-cell table:formula="of:=[.K12]/SQRT([.J12])" office:value-type="float" office:value="0.133333333333333" calcext:value-type="float">
            <text:p>0.133333333333333</text:p>
          </table:table-cell>
          <table:table-cell table:style-name="ce91" office:value-type="string" calcext:value-type="string">
            <text:p>elav,tubGal80ts_G6Pdh_day0_LD_set4</text:p>
          </table:table-cell>
          <table:table-cell/>
          <table:table-cell office:value-type="string" calcext:value-type="string">
            <text:p>111</text:p>
          </table:table-cell>
          <table:table-cell table:style-name="ce81" office:value-type="float" office:value="6375" calcext:value-type="float">
            <text:p>6,375</text:p>
          </table:table-cell>
          <table:table-cell table:number-columns-repeated="3"/>
          <table:table-cell table:style-name="ce92" office:value-type="string" calcext:value-type="string">
            <text:p>2021_03_01_elav,tubGal80ts_kl-5_day30_LD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8</text:p>
          </table:table-cell>
          <table:table-cell table:style-name="ce76" office:value-type="float" office:value="1.18773493916542" calcext:value-type="float">
            <text:p>1.18773493916542</text:p>
          </table:table-cell>
          <table:table-cell table:formula="of:=[.D13]/SQRT([.C13])" office:value-type="float" office:value="0.41992771486803" calcext:value-type="float">
            <text:p>0.41992771486803</text:p>
          </table:table-cell>
          <table:table-cell table:style-name="ce90" office:value-type="string" calcext:value-type="string">
            <text:p>repo,tubGal80ts_6-Pgd_day15_LD_set4</text:p>
          </table:table-cell>
          <table:table-cell/>
          <table:table-cell office:value-type="string" calcext:value-type="string">
            <text:p>62</text:p>
          </table:table-cell>
          <table:table-cell office:value-type="string" calcext:value-type="string">
            <text:p>10.866</text:p>
          </table:table-cell>
          <table:table-cell office:value-type="string" calcext:value-type="string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formula="of:=[.K13]/SQRT([.J13])" office:value-type="float" office:value="2.32379000772445" calcext:value-type="float">
            <text:p>2.32379000772445</text:p>
          </table:table-cell>
          <table:table-cell table:style-name="ce89" office:value-type="string" calcext:value-type="string">
            <text:p>elav,tubGal80ts_G6Pdh_day30_DD_set2</text:p>
          </table:table-cell>
          <table:table-cell/>
          <table:table-cell office:value-type="string" calcext:value-type="string">
            <text:p>112</text:p>
          </table:table-cell>
          <table:table-cell table:style-name="ce76" office:value-type="float" office:value="0.25" calcext:value-type="float">
            <text:p>0.25</text:p>
          </table:table-cell>
          <table:table-cell table:number-columns-repeated="3"/>
          <table:table-cell table:style-name="ce93" office:value-type="string" calcext:value-type="string">
            <text:p>2021_03_01_repo,tubGal80ts_G6Pdh_day15_DD_set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formula="of:=[.D14]/SQRT([.C14])" office:value-type="float" office:value="0" calcext:value-type="float">
            <text:p>0</text:p>
          </table:table-cell>
          <table:table-cell table:style-name="ce90" office:value-type="string" calcext:value-type="string">
            <text:p>elav,tubGal80ts_kl-5_day15_LL_set1</text:p>
          </table:table-cell>
          <table:table-cell/>
          <table:table-cell office:value-type="string" calcext:value-type="string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formula="of:=[.K14]/SQRT([.J14])" office:value-type="float" office:value="0" calcext:value-type="float">
            <text:p>0</text:p>
          </table:table-cell>
          <table:table-cell table:style-name="ce91" office:value-type="string" calcext:value-type="string">
            <text:p>elav,tubGal80ts_kl5_day0_LD_set2</text:p>
          </table:table-cell>
          <table:table-cell/>
          <table:table-cell office:value-type="string" calcext:value-type="string">
            <text:p>11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/>
          <table:table-cell table:style-name="ce94" office:value-type="string" calcext:value-type="string">
            <text:p>2021_03_01_repo,tubGal80ts_ND75_day30_LD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formula="of:=[.D15]/SQRT([.C15])" office:value-type="float" office:value="0.948683298050514" calcext:value-type="float">
            <text:p>0.948683298050514</text:p>
          </table:table-cell>
          <table:table-cell table:style-name="ce90" office:value-type="string" calcext:value-type="string">
            <text:p>elav,tubGal80ts_G6Pdh_day15_LL_set2</text:p>
          </table:table-cell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6</text:p>
          </table:table-cell>
          <table:table-cell table:style-name="ce76" office:value-type="float" office:value="2.94392028877595" calcext:value-type="float">
            <text:p>2.94392028877595</text:p>
          </table:table-cell>
          <table:table-cell table:formula="of:=[.K15]/SQRT([.J15])" office:value-type="float" office:value="1.20185042515466" calcext:value-type="float">
            <text:p>1.20185042515466</text:p>
          </table:table-cell>
          <table:table-cell table:style-name="ce89" office:value-type="string" calcext:value-type="string">
            <text:p>repo,tubGal80ts_ND75_LD_day30_set2</text:p>
          </table:table-cell>
          <table:table-cell/>
          <table:table-cell office:value-type="string" calcext:value-type="string">
            <text:p>114</text:p>
          </table:table-cell>
          <table:table-cell table:style-name="ce81" office:value-type="float" office:value="10167" calcext:value-type="float">
            <text:p>10,167</text:p>
          </table:table-cell>
          <table:table-cell table:number-columns-repeated="3"/>
          <table:table-cell table:style-name="ce94" office:value-type="string" calcext:value-type="string">
            <text:p>2021_03_01_elav,tubGal80ts_6-Pgd_day30_LD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7</text:p>
          </table:table-cell>
          <table:table-cell table:style-name="ce76" office:value-type="float" office:value="4.19750492781696" calcext:value-type="float">
            <text:p>4.19750492781696</text:p>
          </table:table-cell>
          <table:table-cell table:formula="of:=[.D16]/SQRT([.C16])" office:value-type="float" office:value="1.58650773799597" calcext:value-type="float">
            <text:p>1.58650773799597</text:p>
          </table:table-cell>
          <table:table-cell table:style-name="ce90" office:value-type="string" calcext:value-type="string">
            <text:p>elav,tubGal80ts_G6Pdh_day15_DD_set2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</text:p>
          </table:table-cell>
          <table:table-cell table:style-name="ce76" office:value-type="float" office:value="0.894427190999916" calcext:value-type="float">
            <text:p>0.894427190999916</text:p>
          </table:table-cell>
          <table:table-cell table:formula="of:=[.K16]/SQRT([.J16])" office:value-type="float" office:value="0.4" calcext:value-type="float">
            <text:p>0.4</text:p>
          </table:table-cell>
          <table:table-cell table:style-name="ce89" office:value-type="string" calcext:value-type="string">
            <text:p>repo,tubGal80ts_G6Pdh_day30_DD_set3</text:p>
          </table:table-cell>
          <table:table-cell/>
          <table:table-cell office:value-type="string" calcext:value-type="string">
            <text:p>115</text:p>
          </table:table-cell>
          <table:table-cell table:style-name="ce81" office:value-type="float" office:value="3222" calcext:value-type="float">
            <text:p>3,222</text:p>
          </table:table-cell>
          <table:table-cell table:number-columns-repeated="3"/>
          <table:table-cell table:style-name="ce94" office:value-type="string" calcext:value-type="string">
            <text:p>2021_03_01_repo,tubGal80ts_6-Pgd_day30_LL_set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9</text:p>
          </table:table-cell>
          <table:table-cell table:style-name="ce76" office:value-type="float" office:value="11.882526854354" calcext:value-type="float">
            <text:p>11.882526854354</text:p>
          </table:table-cell>
          <table:table-cell table:formula="of:=[.D17]/SQRT([.C17])" office:value-type="float" office:value="3.96084228478467" calcext:value-type="float">
            <text:p>3.96084228478467</text:p>
          </table:table-cell>
          <table:table-cell table:style-name="ce90" office:value-type="string" calcext:value-type="string">
            <text:p>elav,tubGal80ts_PgdKK_day15_LL_set2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</text:p>
          </table:table-cell>
          <table:table-cell table:style-name="ce76" office:value-type="float" office:value="1.29099444873581" calcext:value-type="float">
            <text:p>1.29099444873581</text:p>
          </table:table-cell>
          <table:table-cell table:formula="of:=[.K17]/SQRT([.J17])" office:value-type="float" office:value="0.645497224367905" calcext:value-type="float">
            <text:p>0.645497224367905</text:p>
          </table:table-cell>
          <table:table-cell table:style-name="ce89" office:value-type="string" calcext:value-type="string">
            <text:p>elav,tubGal80ts_kl5_day30_LD_set4</text:p>
          </table:table-cell>
          <table:table-cell/>
          <table:table-cell office:value-type="string" calcext:value-type="string">
            <text:p>116</text:p>
          </table:table-cell>
          <table:table-cell table:style-name="ce75" office:value-type="string" calcext:value-type="string">
            <text:p>something went wrong</text:p>
          </table:table-cell>
          <table:table-cell table:number-columns-repeated="3"/>
          <table:table-cell table:style-name="ce94" office:value-type="string" calcext:value-type="string">
            <text:p>2021_03_01_repo,tubGal80ts_kl-5_day30_LL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8</text:p>
          </table:table-cell>
          <table:table-cell table:style-name="ce76" office:value-type="float" office:value="1.24642345475823" calcext:value-type="float">
            <text:p>1.24642345475823</text:p>
          </table:table-cell>
          <table:table-cell table:formula="of:=[.D18]/SQRT([.C18])" office:value-type="float" office:value="0.440677238544754" calcext:value-type="float">
            <text:p>0.440677238544754</text:p>
          </table:table-cell>
          <table:table-cell table:style-name="ce90" office:value-type="string" calcext:value-type="string">
            <text:p>repo,tubGal80ts_ND75_day15_LL_set3</text:p>
          </table:table-cell>
          <table:table-cell/>
          <table:table-cell office:value-type="string" calcext:value-type="string">
            <text:p>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</text:p>
          </table:table-cell>
          <table:table-cell table:style-name="ce76" office:value-type="float" office:value="0.462910049886276" calcext:value-type="float">
            <text:p>0.462910049886276</text:p>
          </table:table-cell>
          <table:table-cell table:formula="of:=[.K18]/SQRT([.J18])" office:value-type="float" office:value="0.163663417676994" calcext:value-type="float">
            <text:p>0.163663417676994</text:p>
          </table:table-cell>
          <table:table-cell table:style-name="ce91" office:value-type="string" calcext:value-type="string">
            <text:p>elav,tubGal80ts_PgdKK_day0_LD_set4</text:p>
          </table:table-cell>
          <table:table-cell/>
          <table:table-cell office:value-type="string" calcext:value-type="string">
            <text:p>117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/>
          <table:table-cell table:style-name="ce95" office:value-type="string" calcext:value-type="string">
            <text:p>2021_02_28_repo,tubGal80ts_6-Pgd_day0_LD_set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</text:p>
          </table:table-cell>
          <table:table-cell table:style-name="ce76" office:value-type="float" office:value="0.836660026534076" calcext:value-type="float">
            <text:p>0.836660026534076</text:p>
          </table:table-cell>
          <table:table-cell table:formula="of:=[.D19]/SQRT([.C19])" office:value-type="float" office:value="0.374165738677394" calcext:value-type="float">
            <text:p>0.374165738677394</text:p>
          </table:table-cell>
          <table:table-cell table:style-name="ce90" office:value-type="string" calcext:value-type="string">
            <text:p>elav,tubGal80ts_G6Pdh_day15_LL_set1</text:p>
          </table:table-cell>
          <table:table-cell/>
          <table:table-cell office:value-type="string" calcext:value-type="string">
            <text:p>68</text:p>
          </table:table-cell>
          <table:table-cell office:value-type="string" calcext:value-type="string">
            <text:p>3.166</text:p>
          </table:table-cell>
          <table:table-cell office:value-type="string" calcext:value-type="string">
            <text:p>6</text:p>
          </table:table-cell>
          <table:table-cell table:style-name="ce76" office:value-type="float" office:value="1.94079021706795" calcext:value-type="float">
            <text:p>1.94079021706795</text:p>
          </table:table-cell>
          <table:table-cell table:formula="of:=[.K19]/SQRT([.J19])" office:value-type="float" office:value="0.79232428826698" calcext:value-type="float">
            <text:p>0.79232428826698</text:p>
          </table:table-cell>
          <table:table-cell table:style-name="ce90" office:value-type="string" calcext:value-type="string">
            <text:p>elav,tubGal80ts_PgdKK_day15_DD_set2</text:p>
          </table:table-cell>
          <table:table-cell/>
          <table:table-cell office:value-type="string" calcext:value-type="string">
            <text:p>118</text:p>
          </table:table-cell>
          <table:table-cell table:style-name="ce75" office:value-type="float" office:value="0.833" calcext:value-type="float">
            <text:p>0.833</text:p>
          </table:table-cell>
          <table:table-cell table:number-columns-repeated="3"/>
          <table:table-cell table:style-name="ce96" office:value-type="string" calcext:value-type="string">
            <text:p>2021_02_28_repo,tubGal80ts_ND75_day15_LD_set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</text:p>
          </table:table-cell>
          <table:table-cell table:style-name="ce76" office:value-type="float" office:value="3.67423461417477" calcext:value-type="float">
            <text:p>3.67423461417477</text:p>
          </table:table-cell>
          <table:table-cell table:formula="of:=[.D20]/SQRT([.C20])" office:value-type="float" office:value="1.22474487139159" calcext:value-type="float">
            <text:p>1.22474487139159</text:p>
          </table:table-cell>
          <table:table-cell table:style-name="ce90" office:value-type="string" calcext:value-type="string">
            <text:p>elav,tubGal80ts_kl-5_day15_LL_set2</text:p>
          </table:table-cell>
          <table:table-cell/>
          <table:table-cell office:value-type="string" calcext:value-type="string">
            <text:p>6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</text:p>
          </table:table-cell>
          <table:table-cell table:style-name="ce76" office:value-type="float" office:value="2.88097205817759" calcext:value-type="float">
            <text:p>2.88097205817759</text:p>
          </table:table-cell>
          <table:table-cell table:formula="of:=[.K20]/SQRT([.J20])" office:value-type="float" office:value="1.28840987267251" calcext:value-type="float">
            <text:p>1.28840987267251</text:p>
          </table:table-cell>
          <table:table-cell table:style-name="ce90" office:value-type="string" calcext:value-type="string">
            <text:p>elav,tubGal80ts_ND75_day15_DD_set3</text:p>
          </table:table-cell>
          <table:table-cell/>
          <table:table-cell office:value-type="string" calcext:value-type="string">
            <text:p>119</text:p>
          </table:table-cell>
          <table:table-cell table:style-name="ce75" office:value-type="float" office:value="2.222" calcext:value-type="float">
            <text:p>2.222</text:p>
          </table:table-cell>
          <table:table-cell table:number-columns-repeated="3"/>
          <table:table-cell table:style-name="ce94" office:value-type="string" calcext:value-type="string">
            <text:p>2021_02_25_repo,tubGal80ts_ND75_day30_LL_set5o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8</text:p>
          </table:table-cell>
          <table:table-cell table:style-name="ce76" office:value-type="float" office:value="0.991031208965115" calcext:value-type="float">
            <text:p>0.991031208965115</text:p>
          </table:table-cell>
          <table:table-cell table:formula="of:=[.D21]/SQRT([.C21])" office:value-type="float" office:value="0.350382444113368" calcext:value-type="float">
            <text:p>0.350382444113368</text:p>
          </table:table-cell>
          <table:table-cell table:style-name="ce91" office:value-type="string" calcext:value-type="string">
            <text:p>repo,tubGal80ts_PgdKK_day0_LD_set4</text:p>
          </table:table-cell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</text:p>
          </table:table-cell>
          <table:table-cell table:style-name="ce76" office:value-type="float" office:value="3.3166247903554" calcext:value-type="float">
            <text:p>3.3166247903554</text:p>
          </table:table-cell>
          <table:table-cell table:formula="of:=[.K21]/SQRT([.J21])" office:value-type="float" office:value="1.6583123951777" calcext:value-type="float">
            <text:p>1.6583123951777</text:p>
          </table:table-cell>
          <table:table-cell table:style-name="ce90" office:value-type="string" calcext:value-type="string">
            <text:p>repo,tubGal80ts_G6Pdh_day15_LL_set3</text:p>
          </table:table-cell>
          <table:table-cell/>
          <table:table-cell office:value-type="string" calcext:value-type="string">
            <text:p>120</text:p>
          </table:table-cell>
          <table:table-cell table:style-name="ce75" office:value-type="float" office:value="1" calcext:value-type="float">
            <text:p>1.000</text:p>
          </table:table-cell>
          <table:table-cell table:number-columns-repeated="3"/>
          <table:table-cell table:style-name="ce96" office:value-type="string" calcext:value-type="string">
            <text:p>2021_02_25_repo,tubGal80ts_G6Pdh_day15_LL_set5o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8</text:p>
          </table:table-cell>
          <table:table-cell table:style-name="ce76" office:value-type="float" office:value="1.35620268186054" calcext:value-type="float">
            <text:p>1.35620268186054</text:p>
          </table:table-cell>
          <table:table-cell table:formula="of:=[.D22]/SQRT([.C22])" office:value-type="float" office:value="0.479490056503485" calcext:value-type="float">
            <text:p>0.479490056503485</text:p>
          </table:table-cell>
          <table:table-cell table:style-name="ce90" office:value-type="string" calcext:value-type="string">
            <text:p>repo,tubGal80ts_kl-5_day15_DD_set4</text:p>
          </table:table-cell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2.230</text:p>
          </table:table-cell>
          <table:table-cell office:value-type="string" calcext:value-type="string">
            <text:p>13</text:p>
          </table:table-cell>
          <table:table-cell table:style-name="ce76" office:value-type="float" office:value="2.77350098112615" calcext:value-type="float">
            <text:p>2.77350098112615</text:p>
          </table:table-cell>
          <table:table-cell table:formula="of:=[.K22]/SQRT([.J22])" office:value-type="float" office:value="0.769230769230771" calcext:value-type="float">
            <text:p>0.769230769230771</text:p>
          </table:table-cell>
          <table:table-cell table:style-name="ce89" office:value-type="string" calcext:value-type="string">
            <text:p>repo,tubGal80ts_G6Pdh_day30_LD_set6</text:p>
          </table:table-cell>
          <table:table-cell/>
          <table:table-cell office:value-type="string" calcext:value-type="string">
            <text:p>121</text:p>
          </table:table-cell>
          <table:table-cell table:style-name="ce76" office:value-type="float" office:value="0.375" calcext:value-type="float">
            <text:p>0.375</text:p>
          </table:table-cell>
          <table:table-cell table:number-columns-repeated="3"/>
          <table:table-cell table:style-name="ce96" office:value-type="string" calcext:value-type="string">
            <text:p>2021_02_25_repo,tubGal80ts_kl-5_day15_LD_set5o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1.166</text:p>
          </table:table-cell>
          <table:table-cell office:value-type="string" calcext:value-type="string">
            <text:p>6</text:p>
          </table:table-cell>
          <table:table-cell table:style-name="ce76" office:value-type="float" office:value="1.60208197875972" calcext:value-type="float">
            <text:p>1.60208197875972</text:p>
          </table:table-cell>
          <table:table-cell table:formula="of:=[.D23]/SQRT([.C23])" office:value-type="float" office:value="0.654047229011619" calcext:value-type="float">
            <text:p>0.654047229011619</text:p>
          </table:table-cell>
          <table:table-cell table:style-name="ce89" office:value-type="string" calcext:value-type="string">
            <text:p>repo,tubGal80ts_PgdKK_day30_LL_set3</text:p>
          </table:table-cell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6</text:p>
          </table:table-cell>
          <table:table-cell table:style-name="ce76" office:value-type="float" office:value="0.408248290463863" calcext:value-type="float">
            <text:p>0.408248290463863</text:p>
          </table:table-cell>
          <table:table-cell table:formula="of:=[.K23]/SQRT([.J23])" office:value-type="float" office:value="0.166666666666667" calcext:value-type="float">
            <text:p>0.166666666666667</text:p>
          </table:table-cell>
          <table:table-cell table:style-name="ce90" office:value-type="string" calcext:value-type="string">
            <text:p>elav,tubGal80ts_G6Pdh_day15_LD_set4</text:p>
          </table:table-cell>
          <table:table-cell/>
          <table:table-cell office:value-type="string" calcext:value-type="string">
            <text:p>122</text:p>
          </table:table-cell>
          <table:table-cell table:style-name="ce76" office:value-type="float" office:value="0.111" calcext:value-type="float">
            <text:p>0.111</text:p>
          </table:table-cell>
          <table:table-cell table:number-columns-repeated="3"/>
          <table:table-cell table:style-name="ce95" office:value-type="string" calcext:value-type="string">
            <text:p>2021_02_25_repo,tubGal80ts_G6Pdh_day0_LD_set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</text:p>
          </table:table-cell>
          <table:table-cell table:style-name="ce76" office:value-type="float" office:value="2.77488738510232" calcext:value-type="float">
            <text:p>2.77488738510232</text:p>
          </table:table-cell>
          <table:table-cell table:formula="of:=[.D24]/SQRT([.C24])" office:value-type="float" office:value="1.24096736459908" calcext:value-type="float">
            <text:p>1.24096736459908</text:p>
          </table:table-cell>
          <table:table-cell table:style-name="ce89" office:value-type="string" calcext:value-type="string">
            <text:p>elav,tubGal80ts_PgdKK_day30_LL_set2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</text:p>
          </table:table-cell>
          <table:table-cell table:style-name="ce76" office:value-type="float" office:value="1.6431676725155" calcext:value-type="float">
            <text:p>1.6431676725155</text:p>
          </table:table-cell>
          <table:table-cell table:formula="of:=[.K24]/SQRT([.J24])" office:value-type="float" office:value="0.734846922834954" calcext:value-type="float">
            <text:p>0.734846922834954</text:p>
          </table:table-cell>
          <table:table-cell table:style-name="ce89" office:value-type="string" calcext:value-type="string">
            <text:p>elav,tubGal80ts_kl-5_day30_DD_set3</text:p>
          </table:table-cell>
          <table:table-cell/>
          <table:table-cell office:value-type="string" calcext:value-type="string">
            <text:p>123</text:p>
          </table:table-cell>
          <table:table-cell table:style-name="ce76" office:value-type="float" office:value="0.357" calcext:value-type="float">
            <text:p>0.357</text:p>
          </table:table-cell>
          <table:table-cell table:number-columns-repeated="3"/>
          <table:table-cell table:style-name="ce96" office:value-type="string" calcext:value-type="string">
            <text:p>2021_02_15_elav,tubGal80ts_PgdKK_day15_DD_set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style-name="ce76" office:value-type="float" office:value="0" calcext:value-type="float">
            <text:p>0</text:p>
          </table:table-cell>
          <table:table-cell table:formula="of:=[.D25]/SQRT([.C25])" office:value-type="float" office:value="0" calcext:value-type="float">
            <text:p>0</text:p>
          </table:table-cell>
          <table:table-cell table:style-name="ce91" office:value-type="string" calcext:value-type="string">
            <text:p>elav,tubGal80ts_ND75_day0_LD_set2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7</text:p>
          </table:table-cell>
          <table:table-cell table:style-name="ce76" office:value-type="float" office:value="0.786795792469443" calcext:value-type="float">
            <text:p>0.786795792469443</text:p>
          </table:table-cell>
          <table:table-cell table:formula="of:=[.K25]/SQRT([.J25])" office:value-type="float" office:value="0.29738085706659" calcext:value-type="float">
            <text:p>0.29738085706659</text:p>
          </table:table-cell>
          <table:table-cell table:style-name="ce91" office:value-type="string" calcext:value-type="string">
            <text:p>repo,tubGal80ts_kl-5_day0_LD_set5</text:p>
          </table:table-cell>
          <table:table-cell/>
          <table:table-cell office:value-type="string" calcext:value-type="string">
            <text:p>124</text:p>
          </table:table-cell>
          <table:table-cell table:style-name="ce88" office:value-type="float" office:value="17143" calcext:value-type="float">
            <text:p>17,143</text:p>
          </table:table-cell>
          <table:table-cell table:number-columns-repeated="3"/>
          <table:table-cell table:style-name="ce94" office:value-type="string" calcext:value-type="string">
            <text:p>2021_02_15_elav,tubGal80ts_PgdKK_day30_LL_set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4</text:p>
          </table:table-cell>
          <table:table-cell table:style-name="ce76" office:value-type="float" office:value="14.1964242518481" calcext:value-type="float">
            <text:p>14.1964242518481</text:p>
          </table:table-cell>
          <table:table-cell table:formula="of:=[.D26]/SQRT([.C26])" office:value-type="float" office:value="3.79415397626458" calcext:value-type="float">
            <text:p>3.79415397626458</text:p>
          </table:table-cell>
          <table:table-cell table:style-name="ce89" office:value-type="string" calcext:value-type="string">
            <text:p>elav,tubGal80ts_PgdKK_day30_DD_set2</text:p>
          </table:table-cell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20.857</text:p>
          </table:table-cell>
          <table:table-cell office:value-type="string" calcext:value-type="string">
            <text:p>7</text:p>
          </table:table-cell>
          <table:table-cell table:style-name="ce76" office:value-type="float" office:value="13.1963198333042" calcext:value-type="float">
            <text:p>13.1963198333042</text:p>
          </table:table-cell>
          <table:table-cell table:formula="of:=[.K26]/SQRT([.J26])" office:value-type="float" office:value="4.98774007145603" calcext:value-type="float">
            <text:p>4.98774007145603</text:p>
          </table:table-cell>
          <table:table-cell table:style-name="ce89" office:value-type="string" calcext:value-type="string">
            <text:p>elav,tubGal80ts_G6Pdh_day30_LL_set3</text:p>
          </table:table-cell>
          <table:table-cell/>
          <table:table-cell office:value-type="string" calcext:value-type="string">
            <text:p>1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3</text:p>
          </table:table-cell>
          <table:table-cell table:style-name="ce76" office:value-type="float" office:value="6.35085296108588" calcext:value-type="float">
            <text:p>6.35085296108588</text:p>
          </table:table-cell>
          <table:table-cell table:formula="of:=[.D27]/SQRT([.C27])" office:value-type="float" office:value="3.66666666666666" calcext:value-type="float">
            <text:p>3.66666666666666</text:p>
          </table:table-cell>
          <table:table-cell table:style-name="ce89" office:value-type="string" calcext:value-type="string">
            <text:p>elav,tubGal80ts_PgdKK_day30_LL_set3</text:p>
          </table:table-cell>
          <table:table-cell/>
          <table:table-cell office:value-type="string" calcext:value-type="string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formula="of:=[.K27]/SQRT([.J27])" office:value-type="float" office:value="0" calcext:value-type="float">
            <text:p>0</text:p>
          </table:table-cell>
          <table:table-cell table:style-name="ce91" office:value-type="string" calcext:value-type="string">
            <text:p>elav,tubGal80ts_G6Pdh_day0_LD_set2</text:p>
          </table:table-cell>
          <table:table-cell/>
          <table:table-cell office:value-type="string" calcext:value-type="string">
            <text:p>12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9.429</text:p>
          </table:table-cell>
          <table:table-cell office:value-type="string" calcext:value-type="string">
            <text:p>7</text:p>
          </table:table-cell>
          <table:table-cell table:style-name="ce76" office:value-type="float" office:value="5.06152621439894" calcext:value-type="float">
            <text:p>5.06152621439894</text:p>
          </table:table-cell>
          <table:table-cell table:formula="of:=[.D28]/SQRT([.C28])" office:value-type="float" office:value="1.91307708824768" calcext:value-type="float">
            <text:p>1.91307708824768</text:p>
          </table:table-cell>
          <table:table-cell table:style-name="ce89" office:value-type="string" calcext:value-type="string">
            <text:p>repo,tubGal80ts_kl-5_day30_LL_set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2.625</text:p>
          </table:table-cell>
          <table:table-cell office:value-type="string" calcext:value-type="string">
            <text:p>8</text:p>
          </table:table-cell>
          <table:table-cell table:style-name="ce76" office:value-type="float" office:value="1.50594061730772" calcext:value-type="float">
            <text:p>1.50594061730772</text:p>
          </table:table-cell>
          <table:table-cell table:formula="of:=[.K28]/SQRT([.J28])" office:value-type="float" office:value="0.532430411281272" calcext:value-type="float">
            <text:p>0.532430411281272</text:p>
          </table:table-cell>
          <table:table-cell table:style-name="ce90" office:value-type="string" calcext:value-type="string">
            <text:p>repo,tubGa80ts,kl-5_day15_LL_set3</text:p>
          </table:table-cell>
          <table:table-cell/>
          <table:table-cell office:value-type="string" calcext:value-type="string">
            <text:p>1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style-name="ce76" office:value-type="float" office:value="0" calcext:value-type="float">
            <text:p>0</text:p>
          </table:table-cell>
          <table:table-cell table:formula="of:=[.D29]/SQRT([.C29])" office:value-type="float" office:value="0" calcext:value-type="float">
            <text:p>0</text:p>
          </table:table-cell>
          <table:table-cell table:style-name="ce89" office:value-type="string" calcext:value-type="string">
            <text:p>repo,tubGal80ts_Pgd_day30_LD_</text:p>
          </table:table-cell>
          <table:table-cell/>
          <table:table-cell office:value-type="string" calcext:value-type="string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formula="of:=[.K29]/SQRT([.J29])" office:value-type="float" office:value="0" calcext:value-type="float">
            <text:p>0</text:p>
          </table:table-cell>
          <table:table-cell table:style-name="ce90" office:value-type="string" calcext:value-type="string">
            <text:p>repo,tubGal80ts_kl-5_day15_LD_set2</text:p>
          </table:table-cell>
          <table:table-cell/>
          <table:table-cell office:value-type="string" calcext:value-type="string">
            <text:p>1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1.429</text:p>
          </table:table-cell>
          <table:table-cell office:value-type="string" calcext:value-type="string">
            <text:p>7</text:p>
          </table:table-cell>
          <table:table-cell table:style-name="ce76" office:value-type="float" office:value="1.61834718742537" calcext:value-type="float">
            <text:p>1.61834718742537</text:p>
          </table:table-cell>
          <table:table-cell table:formula="of:=[.D30]/SQRT([.C30])" office:value-type="float" office:value="0.611677741841195" calcext:value-type="float">
            <text:p>0.611677741841195</text:p>
          </table:table-cell>
          <table:table-cell table:style-name="ce90" office:value-type="string" calcext:value-type="string">
            <text:p>elav,tubGal80ts_kl-5_day15_LD_set4</text:p>
          </table:table-cell>
          <table:table-cell/>
          <table:table-cell office:value-type="string" calcext:value-type="string">
            <text:p>7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0</text:p>
          </table:table-cell>
          <table:table-cell table:style-name="ce76" office:value-type="float" office:value="1.98885785202351" calcext:value-type="float">
            <text:p>1.98885785202351</text:p>
          </table:table-cell>
          <table:table-cell table:formula="of:=[.K30]/SQRT([.J30])" office:value-type="float" office:value="0.628932075470441" calcext:value-type="float">
            <text:p>0.628932075470441</text:p>
          </table:table-cell>
          <table:table-cell table:style-name="ce89" office:value-type="string" calcext:value-type="string">
            <text:p>elav,tubGal80ts_G6Pdh_day30_LD_set4</text:p>
          </table:table-cell>
          <table:table-cell/>
          <table:table-cell office:value-type="string" calcext:value-type="string">
            <text:p>1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1.285</text:p>
          </table:table-cell>
          <table:table-cell office:value-type="string" calcext:value-type="string">
            <text:p>7</text:p>
          </table:table-cell>
          <table:table-cell table:style-name="ce76" office:value-type="float" office:value="1.38013111868471" calcext:value-type="float">
            <text:p>1.38013111868471</text:p>
          </table:table-cell>
          <table:table-cell table:formula="of:=[.D31]/SQRT([.C31])" office:value-type="float" office:value="0.521640530957302" calcext:value-type="float">
            <text:p>0.521640530957302</text:p>
          </table:table-cell>
          <table:table-cell table:style-name="ce90" office:value-type="string" calcext:value-type="string">
            <text:p>repo,tubGal80ts_ND75_day15_LL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2</text:p>
          </table:table-cell>
          <table:table-cell table:style-name="ce76" office:value-type="float" office:value="3.30633001707606" calcext:value-type="float">
            <text:p>3.30633001707606</text:p>
          </table:table-cell>
          <table:table-cell table:formula="of:=[.K31]/SQRT([.J31])" office:value-type="float" office:value="0.954455262694302" calcext:value-type="float">
            <text:p>0.954455262694302</text:p>
          </table:table-cell>
          <table:table-cell table:style-name="ce89" office:value-type="string" calcext:value-type="string">
            <text:p>repo,tubGal80ts_ND75_day30_DD_set2</text:p>
          </table:table-cell>
          <table:table-cell/>
          <table:table-cell office:value-type="string" calcext:value-type="string">
            <text:p>1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2</text:p>
          </table:table-cell>
          <table:table-cell table:style-name="ce76" office:value-type="float" office:value="10.3846477595973" calcext:value-type="float">
            <text:p>10.3846477595973</text:p>
          </table:table-cell>
          <table:table-cell table:formula="of:=[.D32]/SQRT([.C32])" office:value-type="float" office:value="2.99778958972147" calcext:value-type="float">
            <text:p>2.99778958972147</text:p>
          </table:table-cell>
          <table:table-cell table:style-name="ce89" office:value-type="string" calcext:value-type="string">
            <text:p>repo,tubGal80ts_PgdKK_day30_LL</text:p>
          </table:table-cell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1.231</text:p>
          </table:table-cell>
          <table:table-cell office:value-type="string" calcext:value-type="string">
            <text:p>13</text:p>
          </table:table-cell>
          <table:table-cell table:style-name="ce76" office:value-type="float" office:value="1.69085018821135" calcext:value-type="float">
            <text:p>1.69085018821135</text:p>
          </table:table-cell>
          <table:table-cell table:formula="of:=[.K32]/SQRT([.J32])" office:value-type="float" office:value="0.468957465594151" calcext:value-type="float">
            <text:p>0.468957465594151</text:p>
          </table:table-cell>
          <table:table-cell table:style-name="ce90" office:value-type="string" calcext:value-type="string">
            <text:p>elav,tubGal80ts_kl-5_day15_DD_set4</text:p>
          </table:table-cell>
          <table:table-cell/>
          <table:table-cell office:value-type="string" calcext:value-type="string">
            <text:p>1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76" office:value-type="float" office:value="1.73205080756888" calcext:value-type="float">
            <text:p>1.73205080756888</text:p>
          </table:table-cell>
          <table:table-cell table:formula="of:=[.D33]/SQRT([.C33])" office:value-type="float" office:value="1" calcext:value-type="float">
            <text:p>1</text:p>
          </table:table-cell>
          <table:table-cell table:style-name="ce90" office:value-type="string" calcext:value-type="string">
            <text:p>elav,tubGal80ts_kl-5_day15_DD</text:p>
          </table:table-cell>
          <table:table-cell/>
          <table:table-cell office:value-type="string" calcext:value-type="string">
            <text:p>82</text:p>
          </table:table-cell>
          <table:table-cell office:value-type="string" calcext:value-type="string">
            <text:p>8.142</text:p>
          </table:table-cell>
          <table:table-cell office:value-type="string" calcext:value-type="string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formula="of:=[.K33]/SQRT([.J33])" office:value-type="float" office:value="1.88982236504614" calcext:value-type="float">
            <text:p>1.88982236504614</text:p>
          </table:table-cell>
          <table:table-cell table:style-name="ce89" office:value-type="string" calcext:value-type="string">
            <text:p>elav,tubGal80ts_ND75_day30_LL_set2</text:p>
          </table:table-cell>
          <table:table-cell/>
          <table:table-cell office:value-type="string" calcext:value-type="string">
            <text:p>13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style-name="ce76" office:value-type="float" office:value="2.0976176963403" calcext:value-type="float">
            <text:p>2.0976176963403</text:p>
          </table:table-cell>
          <table:table-cell table:formula="of:=[.D34]/SQRT([.C34])" office:value-type="float" office:value="0.856348838577674" calcext:value-type="float">
            <text:p>0.856348838577674</text:p>
          </table:table-cell>
          <table:table-cell table:style-name="ce89" office:value-type="string" calcext:value-type="string">
            <text:p>elav,tubGal80ts_ND75_day30_DD</text:p>
          </table:table-cell>
          <table:table-cell/>
          <table:table-cell office:value-type="string" calcext:value-type="string">
            <text:p>83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9</text:p>
          </table:table-cell>
          <table:table-cell table:style-name="ce76" office:value-type="float" office:value="0.333333333333333" calcext:value-type="float">
            <text:p>0.333333333333333</text:p>
          </table:table-cell>
          <table:table-cell table:formula="of:=[.K34]/SQRT([.J34])" office:value-type="float" office:value="0.111111111111111" calcext:value-type="float">
            <text:p>0.111111111111111</text:p>
          </table:table-cell>
          <table:table-cell table:style-name="ce89" office:value-type="string" calcext:value-type="string">
            <text:p>repo,tubGal80ts_kl-5_day30_LD_set6</text:p>
          </table:table-cell>
          <table:table-cell/>
          <table:table-cell office:value-type="string" calcext:value-type="string">
            <text:p>1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27.833</text:p>
          </table:table-cell>
          <table:table-cell office:value-type="string" calcext:value-type="string">
            <text:p>6</text:p>
          </table:table-cell>
          <table:table-cell table:style-name="ce76" office:value-type="float" office:value="9.66264284068632" calcext:value-type="float">
            <text:p>9.66264284068632</text:p>
          </table:table-cell>
          <table:table-cell table:formula="of:=[.D35]/SQRT([.C35])" office:value-type="float" office:value="3.94475742107308" calcext:value-type="float">
            <text:p>3.94475742107308</text:p>
          </table:table-cell>
          <table:table-cell table:style-name="ce89" office:value-type="string" calcext:value-type="string">
            <text:p>repo,tubGal80ts_G6Pdh_day30_LL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6</text:p>
          </table:table-cell>
          <table:table-cell table:style-name="ce76" office:value-type="float" office:value="0.816496580927726" calcext:value-type="float">
            <text:p>0.816496580927726</text:p>
          </table:table-cell>
          <table:table-cell table:formula="of:=[.K35]/SQRT([.J35])" office:value-type="float" office:value="0.333333333333333" calcext:value-type="float">
            <text:p>0.333333333333333</text:p>
          </table:table-cell>
          <table:table-cell table:style-name="ce90" office:value-type="string" calcext:value-type="string">
            <text:p>repo,tubGal80ts_ND75_day15_DD_set3</text:p>
          </table:table-cell>
          <table:table-cell/>
          <table:table-cell office:value-type="string" calcext:value-type="string">
            <text:p>1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table:style-name="ce76" office:value-type="float" office:value="3.21455025366432" calcext:value-type="float">
            <text:p>3.21455025366432</text:p>
          </table:table-cell>
          <table:table-cell table:formula="of:=[.D36]/SQRT([.C36])" office:value-type="float" office:value="1.60727512683216" calcext:value-type="float">
            <text:p>1.60727512683216</text:p>
          </table:table-cell>
          <table:table-cell table:style-name="ce90" office:value-type="string" calcext:value-type="string">
            <text:p>repo,tubGal80ts_ND75_day15_LD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2.333</text:p>
          </table:table-cell>
          <table:table-cell office:value-type="string" calcext:value-type="string">
            <text:p>6</text:p>
          </table:table-cell>
          <table:table-cell table:style-name="ce76" office:value-type="float" office:value="3.38624669312008" calcext:value-type="float">
            <text:p>3.38624669312008</text:p>
          </table:table-cell>
          <table:table-cell table:formula="of:=[.K36]/SQRT([.J36])" office:value-type="float" office:value="1.38242942355518" calcext:value-type="float">
            <text:p>1.38242942355518</text:p>
          </table:table-cell>
          <table:table-cell table:style-name="ce90" office:value-type="string" calcext:value-type="string">
            <text:p>elav,tubGal80ts_PgdKK_day15_LL_set3</text:p>
          </table:table-cell>
          <table:table-cell/>
          <table:table-cell office:value-type="string" calcext:value-type="string">
            <text:p>1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4</text:p>
          </table:table-cell>
          <table:table-cell table:style-name="ce76" office:value-type="float" office:value="1.29099444873581" calcext:value-type="float">
            <text:p>1.29099444873581</text:p>
          </table:table-cell>
          <table:table-cell table:formula="of:=[.D37]/SQRT([.C37])" office:value-type="float" office:value="0.645497224367905" calcext:value-type="float">
            <text:p>0.645497224367905</text:p>
          </table:table-cell>
          <table:table-cell table:style-name="ce90" office:value-type="string" calcext:value-type="string">
            <text:p>elav,tubGal80ts_ND75_day15_LL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6.333</text:p>
          </table:table-cell>
          <table:table-cell office:value-type="string" calcext:value-type="string">
            <text:p>3</text:p>
          </table:table-cell>
          <table:table-cell table:style-name="ce76" office:value-type="float" office:value="1.52752523165195" calcext:value-type="float">
            <text:p>1.52752523165195</text:p>
          </table:table-cell>
          <table:table-cell table:formula="of:=[.K37]/SQRT([.J37])" office:value-type="float" office:value="0.881917103688199" calcext:value-type="float">
            <text:p>0.881917103688199</text:p>
          </table:table-cell>
          <table:table-cell table:style-name="ce90" office:value-type="string" calcext:value-type="string">
            <text:p>repo,tubGal80ts_6-Pgd_day15_LL_set2</text:p>
          </table:table-cell>
          <table:table-cell/>
          <table:table-cell office:value-type="string" calcext:value-type="string">
            <text:p>1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</text:p>
          </table:table-cell>
          <table:table-cell table:style-name="ce76" office:value-type="float" office:value="0.707106781186548" calcext:value-type="float">
            <text:p>0.707106781186548</text:p>
          </table:table-cell>
          <table:table-cell table:formula="of:=[.D38]/SQRT([.C38])" office:value-type="float" office:value="0.25" calcext:value-type="float">
            <text:p>0.25</text:p>
          </table:table-cell>
          <table:table-cell table:style-name="ce91" office:value-type="string" calcext:value-type="string">
            <text:p>repo_tubGal80ts_G6Pdh_day0_LD</text:p>
          </table:table-cell>
          <table:table-cell/>
          <table:table-cell office:value-type="string" calcext:value-type="string">
            <text:p>8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</text:p>
          </table:table-cell>
          <table:table-cell table:style-name="ce76" office:value-type="float" office:value="3.50509832753866" calcext:value-type="float">
            <text:p>3.50509832753866</text:p>
          </table:table-cell>
          <table:table-cell table:formula="of:=[.K38]/SQRT([.J38])" office:value-type="float" office:value="1.23923939806411" calcext:value-type="float">
            <text:p>1.23923939806411</text:p>
          </table:table-cell>
          <table:table-cell table:style-name="ce89" office:value-type="string" calcext:value-type="string">
            <text:p>elav,tubGal80ts_ND75_LD_day30_set2</text:p>
          </table:table-cell>
          <table:table-cell/>
          <table:table-cell office:value-type="string" calcext:value-type="string">
            <text:p>1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1.8571</text:p>
          </table:table-cell>
          <table:table-cell office:value-type="string" calcext:value-type="string">
            <text:p>7</text:p>
          </table:table-cell>
          <table:table-cell table:style-name="ce76" office:value-type="float" office:value="3.28778402720188" calcext:value-type="float">
            <text:p>3.28778402720188</text:p>
          </table:table-cell>
          <table:table-cell table:formula="of:=[.D39]/SQRT([.C39])" office:value-type="float" office:value="1.24266555720951" calcext:value-type="float">
            <text:p>1.24266555720951</text:p>
          </table:table-cell>
          <table:table-cell table:style-name="ce89" office:value-type="string" calcext:value-type="string">
            <text:p>elav,tubGal80ts_PgdKK_day30_LD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2.667</text:p>
          </table:table-cell>
          <table:table-cell office:value-type="string" calcext:value-type="string">
            <text:p>3</text:p>
          </table:table-cell>
          <table:table-cell table:style-name="ce76" office:value-type="float" office:value="1.15470053837925" calcext:value-type="float">
            <text:p>1.15470053837925</text:p>
          </table:table-cell>
          <table:table-cell table:formula="of:=[.K39]/SQRT([.J39])" office:value-type="float" office:value="0.666666666666666" calcext:value-type="float">
            <text:p>0.666666666666666</text:p>
          </table:table-cell>
          <table:table-cell table:style-name="ce90" office:value-type="string" calcext:value-type="string">
            <text:p>elav,tubGal80ts_kl5_day15_DD_set3</text:p>
          </table:table-cell>
          <table:table-cell/>
          <table:table-cell office:value-type="string" calcext:value-type="string">
            <text:p>1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0</text:p>
          </table:table-cell>
          <table:table-cell table:style-name="ce76" office:value-type="float" office:value="2.48551358430763" calcext:value-type="float">
            <text:p>2.48551358430763</text:p>
          </table:table-cell>
          <table:table-cell table:formula="of:=[.D40]/SQRT([.C40])" office:value-type="float" office:value="0.785988408170105" calcext:value-type="float">
            <text:p>0.785988408170105</text:p>
          </table:table-cell>
          <table:table-cell table:style-name="ce89" office:value-type="string" calcext:value-type="string">
            <text:p>elav,tubGal80ts_G6Pdh_day30_DD_</text:p>
          </table:table-cell>
          <table:table-cell/>
          <table:table-cell office:value-type="string" calcext:value-type="string">
            <text:p>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</text:p>
          </table:table-cell>
          <table:table-cell table:style-name="ce76" office:value-type="float" office:value="0.836660026534076" calcext:value-type="float">
            <text:p>0.836660026534076</text:p>
          </table:table-cell>
          <table:table-cell table:formula="of:=[.K40]/SQRT([.J40])" office:value-type="float" office:value="0.341565025531987" calcext:value-type="float">
            <text:p>0.341565025531987</text:p>
          </table:table-cell>
          <table:table-cell table:style-name="ce89" office:value-type="string" calcext:value-type="string">
            <text:p>repo,tubGal80ts_PgdKK_day30_DD_set3</text:p>
          </table:table-cell>
          <table:table-cell/>
          <table:table-cell office:value-type="string" calcext:value-type="string">
            <text:p>1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1.444</text:p>
          </table:table-cell>
          <table:table-cell office:value-type="string" calcext:value-type="string">
            <text:p>9</text:p>
          </table:table-cell>
          <table:table-cell table:style-name="ce76" office:value-type="float" office:value="1.81046341520004" calcext:value-type="float">
            <text:p>1.81046341520004</text:p>
          </table:table-cell>
          <table:table-cell table:formula="of:=[.D41]/SQRT([.C41])" office:value-type="float" office:value="0.60348780506668" calcext:value-type="float">
            <text:p>0.60348780506668</text:p>
          </table:table-cell>
          <table:table-cell table:style-name="ce90" office:value-type="string" calcext:value-type="string">
            <text:p>repo,tubGal80ts_G6Pdh_day15_DD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0</text:p>
          </table:table-cell>
          <table:table-cell table:style-name="ce76" office:value-type="float" office:value="1.26491106406735" calcext:value-type="float">
            <text:p>1.26491106406735</text:p>
          </table:table-cell>
          <table:table-cell table:formula="of:=[.K41]/SQRT([.J41])" office:value-type="float" office:value="0.399999999999999" calcext:value-type="float">
            <text:p>0.399999999999999</text:p>
          </table:table-cell>
          <table:table-cell table:style-name="ce90" office:value-type="string" calcext:value-type="string">
            <text:p>repo,tubGal80ts_G6Pdh_day15_LD_set2</text:p>
          </table:table-cell>
          <table:table-cell/>
          <table:table-cell office:value-type="string" calcext:value-type="string">
            <text:p>1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5</text:p>
          </table:table-cell>
          <table:table-cell table:style-name="ce76" office:value-type="float" office:value="3.76828873628335" calcext:value-type="float">
            <text:p>3.76828873628335</text:p>
          </table:table-cell>
          <table:table-cell table:formula="of:=[.D42]/SQRT([.C42])" office:value-type="float" office:value="1.68522995463527" calcext:value-type="float">
            <text:p>1.68522995463527</text:p>
          </table:table-cell>
          <table:table-cell table:style-name="ce90" office:value-type="string" calcext:value-type="string">
            <text:p>elav,tubGal80ts_ND75_day15_LL</text:p>
          </table:table-cell>
          <table:table-cell/>
          <table:table-cell office:value-type="string" calcext:value-type="string">
            <text:p>9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4</text:p>
          </table:table-cell>
          <table:table-cell table:style-name="ce76" office:value-type="float" office:value="1.25830573921179" calcext:value-type="float">
            <text:p>1.25830573921179</text:p>
          </table:table-cell>
          <table:table-cell table:formula="of:=[.K42]/SQRT([.J42])" office:value-type="float" office:value="0.629152869605895" calcext:value-type="float">
            <text:p>0.629152869605895</text:p>
          </table:table-cell>
          <table:table-cell table:style-name="ce90" office:value-type="string" calcext:value-type="string">
            <text:p>elav,tubGal80ts_G6Pdh_day15_LD_set2</text:p>
          </table:table-cell>
          <table:table-cell/>
          <table:table-cell office:value-type="string" calcext:value-type="string">
            <text:p>1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2</text:p>
          </table:table-cell>
          <table:table-cell table:style-name="ce76" office:value-type="float" office:value="8.68122320664757" calcext:value-type="float">
            <text:p>8.68122320664757</text:p>
          </table:table-cell>
          <table:table-cell table:formula="of:=[.D43]/SQRT([.C43])" office:value-type="float" office:value="2.5060532776266" calcext:value-type="float">
            <text:p>2.5060532776266</text:p>
          </table:table-cell>
          <table:table-cell table:style-name="ce89" office:value-type="string" calcext:value-type="string">
            <text:p>elav,tubGal80ts_kl-5_day30_LL</text:p>
          </table:table-cell>
          <table:table-cell/>
          <table:table-cell office:value-type="string" calcext:value-type="string">
            <text:p>9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</text:p>
          </table:table-cell>
          <table:table-cell table:style-name="ce76" office:value-type="float" office:value="0.957427107756338" calcext:value-type="float">
            <text:p>0.957427107756338</text:p>
          </table:table-cell>
          <table:table-cell table:formula="of:=[.K43]/SQRT([.J43])" office:value-type="float" office:value="0.478713553878169" calcext:value-type="float">
            <text:p>0.478713553878169</text:p>
          </table:table-cell>
          <table:table-cell table:style-name="ce91" office:value-type="string" calcext:value-type="string">
            <text:p>elav,tubGal80ts_kl-5_day0_LD_set4</text:p>
          </table:table-cell>
          <table:table-cell/>
          <table:table-cell office:value-type="string" calcext:value-type="string">
            <text:p>1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2.666</text:p>
          </table:table-cell>
          <table:table-cell office:value-type="string" calcext:value-type="string">
            <text:p>6</text:p>
          </table:table-cell>
          <table:table-cell table:style-name="ce76" office:value-type="float" office:value="1.86189867250253" calcext:value-type="float">
            <text:p>1.86189867250253</text:p>
          </table:table-cell>
          <table:table-cell table:formula="of:=[.D44]/SQRT([.C44])" office:value-type="float" office:value="0.760116950066094" calcext:value-type="float">
            <text:p>0.760116950066094</text:p>
          </table:table-cell>
          <table:table-cell table:style-name="ce89" office:value-type="string" calcext:value-type="string">
            <text:p>repo,tubGal80ts_kl-5_day30_DD</text:p>
          </table:table-cell>
          <table:table-cell/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1</text:p>
          </table:table-cell>
          <table:table-cell/>
          <table:table-cell table:formula="of:=[.K44]/SQRT([.J44])" office:value-type="float" office:value="0" calcext:value-type="float">
            <text:p>0</text:p>
          </table:table-cell>
          <table:table-cell table:style-name="ce89" office:value-type="string" calcext:value-type="string">
            <text:p>repo,tubGal80ts_G6Pdh_day30_LL_set3</text:p>
          </table:table-cell>
          <table:table-cell/>
          <table:table-cell office:value-type="string" calcext:value-type="string">
            <text:p>1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9</text:p>
          </table:table-cell>
          <table:table-cell table:style-name="ce76" office:value-type="float" office:value="0.333333333333333" calcext:value-type="float">
            <text:p>0.333333333333333</text:p>
          </table:table-cell>
          <table:table-cell table:formula="of:=[.D45]/SQRT([.C45])" office:value-type="float" office:value="0.111111111111111" calcext:value-type="float">
            <text:p>0.111111111111111</text:p>
          </table:table-cell>
          <table:table-cell table:style-name="ce91" office:value-type="string" calcext:value-type="string">
            <text:p>repo,tubGal80ts_ND75_day0_LD_set7</text:p>
          </table:table-cell>
          <table:table-cell/>
          <table:table-cell office:value-type="string" calcext:value-type="string">
            <text:p>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76" office:value-type="float" office:value="2.23606797749979" calcext:value-type="float">
            <text:p>2.23606797749979</text:p>
          </table:table-cell>
          <table:table-cell table:formula="of:=[.K45]/SQRT([.J45])" office:value-type="float" office:value="1" calcext:value-type="float">
            <text:p>1</text:p>
          </table:table-cell>
          <table:table-cell table:style-name="ce90" office:value-type="string" calcext:value-type="string">
            <text:p>repo,tubGal80ts_kl5_day15_LD_set4</text:p>
          </table:table-cell>
          <table:table-cell/>
          <table:table-cell office:value-type="string" calcext:value-type="string">
            <text:p>1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style-name="ce76" office:value-type="float" office:value="0" calcext:value-type="float">
            <text:p>0</text:p>
          </table:table-cell>
          <table:table-cell table:formula="of:=[.D46]/SQRT([.C46])" office:value-type="float" office:value="0" calcext:value-type="float">
            <text:p>0</text:p>
          </table:table-cell>
          <table:table-cell table:style-name="ce91" office:value-type="string" calcext:value-type="string">
            <text:p>elav,tubGal80ts_ND75_day0_LD_set6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6.778</text:p>
          </table:table-cell>
          <table:table-cell office:value-type="string" calcext:value-type="string">
            <text:p>9</text:p>
          </table:table-cell>
          <table:table-cell table:style-name="ce76" office:value-type="float" office:value="5.38000413052299" calcext:value-type="float">
            <text:p>5.38000413052299</text:p>
          </table:table-cell>
          <table:table-cell table:formula="of:=[.K46]/SQRT([.J46])" office:value-type="float" office:value="1.79333471017433" calcext:value-type="float">
            <text:p>1.79333471017433</text:p>
          </table:table-cell>
          <table:table-cell table:style-name="ce89" office:value-type="string" calcext:value-type="string">
            <text:p>elav,tubGal80ts_kl-5_day30_DD</text:p>
          </table:table-cell>
          <table:table-cell/>
          <table:table-cell office:value-type="string" calcext:value-type="string">
            <text:p>14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6</text:p>
          </table:table-cell>
          <table:table-cell table:style-name="ce76" office:value-type="float" office:value="2.06559111797729" calcext:value-type="float">
            <text:p>2.06559111797729</text:p>
          </table:table-cell>
          <table:table-cell table:formula="of:=[.D47]/SQRT([.C47])" office:value-type="float" office:value="0.843274042711568" calcext:value-type="float">
            <text:p>0.843274042711568</text:p>
          </table:table-cell>
          <table:table-cell table:style-name="ce89" office:value-type="string" calcext:value-type="string">
            <text:p>repo,tubGal80ts_kl5_LD_day30_set2</text:p>
          </table:table-cell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</text:p>
          </table:table-cell>
          <table:table-cell table:style-name="ce76" office:value-type="float" office:value="1.87082869338697" calcext:value-type="float">
            <text:p>1.87082869338697</text:p>
          </table:table-cell>
          <table:table-cell table:formula="of:=[.K47]/SQRT([.J47])" office:value-type="float" office:value="0.763762615825973" calcext:value-type="float">
            <text:p>0.763762615825973</text:p>
          </table:table-cell>
          <table:table-cell table:style-name="ce90" office:value-type="string" calcext:value-type="string">
            <text:p>repo,tubGal80ts_kl-5_day15_LL_set2</text:p>
          </table:table-cell>
          <table:table-cell/>
          <table:table-cell office:value-type="string" calcext:value-type="string">
            <text:p>1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2.833</text:p>
          </table:table-cell>
          <table:table-cell office:value-type="string" calcext:value-type="string">
            <text:p>6</text:p>
          </table:table-cell>
          <table:table-cell table:style-name="ce76" office:value-type="float" office:value="1.83484785926972" calcext:value-type="float">
            <text:p>1.83484785926972</text:p>
          </table:table-cell>
          <table:table-cell table:formula="of:=[.D48]/SQRT([.C48])" office:value-type="float" office:value="0.749073501808142" calcext:value-type="float">
            <text:p>0.749073501808142</text:p>
          </table:table-cell>
          <table:table-cell table:style-name="ce90" office:value-type="string" calcext:value-type="string">
            <text:p>repo,tubGal80ts_Pgd_day15_LL_set3</text:p>
          </table:table-cell>
          <table:table-cell/>
          <table:table-cell office:value-type="string" calcext:value-type="string">
            <text:p>97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7</text:p>
          </table:table-cell>
          <table:table-cell table:style-name="ce76" office:value-type="float" office:value="0.377964473009227" calcext:value-type="float">
            <text:p>0.377964473009227</text:p>
          </table:table-cell>
          <table:table-cell table:formula="of:=[.K48]/SQRT([.J48])" office:value-type="float" office:value="0.142857142857143" calcext:value-type="float">
            <text:p>0.142857142857143</text:p>
          </table:table-cell>
          <table:table-cell table:style-name="ce89" office:value-type="string" calcext:value-type="string">
            <text:p>repo,tubGal80ts_ND75_day30_DD_set3</text:p>
          </table:table-cell>
          <table:table-cell/>
          <table:table-cell office:value-type="string" calcext:value-type="string">
            <text:p>1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1.666</text:p>
          </table:table-cell>
          <table:table-cell office:value-type="string" calcext:value-type="string">
            <text:p>3</text:p>
          </table:table-cell>
          <table:table-cell table:style-name="ce76" office:value-type="float" office:value="2.88675134594813" calcext:value-type="float">
            <text:p>2.88675134594813</text:p>
          </table:table-cell>
          <table:table-cell table:formula="of:=[.D49]/SQRT([.C49])" office:value-type="float" office:value="1.66666666666667" calcext:value-type="float">
            <text:p>1.66666666666667</text:p>
          </table:table-cell>
          <table:table-cell table:style-name="ce90" office:value-type="string" calcext:value-type="string">
            <text:p>elav,tubGal80ts_G6Pdh_day15_DD</text:p>
          </table:table-cell>
          <table:table-cell/>
          <table:table-cell office:value-type="string" calcext:value-type="string">
            <text:p>9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8</text:p>
          </table:table-cell>
          <table:table-cell table:style-name="ce76" office:value-type="float" office:value="5.03558763771845" calcext:value-type="float">
            <text:p>5.03558763771845</text:p>
          </table:table-cell>
          <table:table-cell table:formula="of:=[.K49]/SQRT([.J49])" office:value-type="float" office:value="1.78034908294493" calcext:value-type="float">
            <text:p>1.78034908294493</text:p>
          </table:table-cell>
          <table:table-cell table:style-name="ce90" office:value-type="string" calcext:value-type="string">
            <text:p>elav,tubGal80ts_ND75_day15_LD_set6</text:p>
          </table:table-cell>
          <table:table-cell/>
          <table:table-cell office:value-type="string" calcext:value-type="string">
            <text:p>1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2.714</text:p>
          </table:table-cell>
          <table:table-cell office:value-type="string" calcext:value-type="string">
            <text:p>7</text:p>
          </table:table-cell>
          <table:table-cell table:style-name="ce76" office:value-type="float" office:value="3.45032779671177" calcext:value-type="float">
            <text:p>3.45032779671177</text:p>
          </table:table-cell>
          <table:table-cell table:formula="of:=[.D50]/SQRT([.C50])" office:value-type="float" office:value="1.30410132739325" calcext:value-type="float">
            <text:p>1.30410132739325</text:p>
          </table:table-cell>
          <table:table-cell table:style-name="ce90" office:value-type="string" calcext:value-type="string">
            <text:p>elav,tubGal80ts_G6Pdh_day15_LL</text:p>
          </table:table-cell>
          <table:table-cell/>
          <table:table-cell office:value-type="string" calcext:value-type="string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style-name="ce76" office:value-type="float" office:value="0" calcext:value-type="float">
            <text:p>0</text:p>
          </table:table-cell>
          <table:table-cell table:formula="of:=[.K50]/SQRT([.J50])" office:value-type="float" office:value="0" calcext:value-type="float">
            <text:p>0</text:p>
          </table:table-cell>
          <table:table-cell table:style-name="ce90" office:value-type="string" calcext:value-type="string">
            <text:p>repo,tubGal80ts_Pgd_day15_DD_set5</text:p>
          </table:table-cell>
          <table:table-cell/>
          <table:table-cell office:value-type="string" calcext:value-type="string">
            <text:p>1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</text:p>
          </table:table-cell>
          <table:table-cell table:style-name="ce76" office:value-type="float" office:value="0.836660026534076" calcext:value-type="float">
            <text:p>0.836660026534076</text:p>
          </table:table-cell>
          <table:table-cell table:formula="of:=[.D51]/SQRT([.C51])" office:value-type="float" office:value="0.341565025531987" calcext:value-type="float">
            <text:p>0.341565025531987</text:p>
          </table:table-cell>
          <table:table-cell table:style-name="ce90" office:value-type="string" calcext:value-type="string">
            <text:p>elav,tubGal80ts_kl-5_day15_LD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</text:p>
          </table:table-cell>
          <table:table-cell table:style-name="ce76" office:value-type="float" office:value="2.19089023002066" calcext:value-type="float">
            <text:p>2.19089023002066</text:p>
          </table:table-cell>
          <table:table-cell table:formula="of:=[.K51]/SQRT([.J51])" office:value-type="float" office:value="0.979795897113269" calcext:value-type="float">
            <text:p>0.979795897113269</text:p>
          </table:table-cell>
          <table:table-cell table:style-name="ce90" office:value-type="string" calcext:value-type="string">
            <text:p>elav,tubGal80ts_Pgd_day15_LD_set4</text:p>
          </table:table-cell>
          <table:table-cell/>
          <table:table-cell office:value-type="string" calcext:value-type="string">
            <text:p>150</text:p>
          </table:table-cell>
          <table:table-cell table:number-columns-repeated="100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97"/>
        <table:table-column table:style-name="co8" table:default-cell-style-name="ce86"/>
        <table:table-column table:style-name="co8" table:default-cell-style-name="ce100"/>
        <table:table-column table:style-name="co8" table:number-columns-repeated="2" table:default-cell-style-name="ce98"/>
        <table:table-column table:style-name="co12" table:default-cell-style-name="ce98"/>
        <table:table-column table:style-name="co8" table:number-columns-repeated="2" table:default-cell-style-name="ce98"/>
        <table:table-column table:style-name="co13" table:default-cell-style-name="ce98"/>
        <table:table-column table:style-name="co14" table:default-cell-style-name="ce108"/>
        <table:table-column table:style-name="co15" table:default-cell-style-name="ce76"/>
        <table:table-column table:style-name="co8" table:number-columns-repeated="3" table:default-cell-style-name="ce99"/>
        <table:table-column table:style-name="co16" table:default-cell-style-name="ce99"/>
        <table:table-column table:style-name="co8" table:number-columns-repeated="4" table:default-cell-style-name="ce99"/>
        <table:table-column table:style-name="co4" table:number-columns-repeated="4" table:default-cell-style-name="ce99"/>
        <table:table-column table:style-name="co4" table:number-columns-repeated="1000" table:default-cell-style-name="ce76"/>
        <table:table-column table:style-name="co8" table:default-cell-style-name="ce76"/>
        <table:table-row table:style-name="ro2">
          <table:table-cell/>
          <table:table-cell office:value-type="string" calcext:value-type="string">
            <text:p>ho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ample</text:p>
          </table:table-cell>
          <table:table-cell table:number-columns-repeated="3"/>
          <table:table-cell table:style-name="ce87"/>
          <table:table-cell table:style-name="ce86" office:value-type="string" calcext:value-type="string">
            <text:p>holes</text:p>
          </table:table-cell>
          <table:table-cell table:style-name="ce100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elav_ND75_0</text:p>
          </table:table-cell>
          <table:table-cell table:style-name="ce98" office:value-type="string" calcext:value-type="string">
            <text:p>2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1" office:value-type="string" calcext:value-type="string">
            <text:p>elav,tubGal80ts_ND75_day0_LD_set2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elav_kl-5_0</text:p>
          </table:table-cell>
          <table:table-cell table:style-name="ce98" office:value-type="string" calcext:value-type="string">
            <text:p>4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1" office:value-type="string" calcext:value-type="string">
            <text:p>elav,tubGal80ts_ND75_day0_LD_set6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elav_G6Pdh_0</text:p>
          </table:table-cell>
          <table:table-cell table:style-name="ce98" office:value-type="string" calcext:value-type="string">
            <text:p>44</text:p>
          </table:table-cell>
          <table:table-cell table:style-name="ce97" office:value-type="float" office:value="0.111" calcext:value-type="float">
            <text:p>0.11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.333333333333333" calcext:value-type="float">
            <text:p>0.333333333333333</text:p>
          </table:table-cell>
          <table:table-cell table:style-name="ce98" office:value-type="float" office:value="0.111111111111111" calcext:value-type="float">
            <text:p>0.111111111111111</text:p>
          </table:table-cell>
          <table:table-cell table:style-name="ce91" office:value-type="string" calcext:value-type="string">
            <text:p>repo,tubGal80ts_ND75_day0_LD_set7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elav_6-Pgd_0</text:p>
          </table:table-cell>
          <table:table-cell table:style-name="ce98" office:value-type="string" calcext:value-type="string">
            <text:p>104</text:p>
          </table:table-cell>
          <table:table-cell office:value-type="float" office:value="0.222" calcext:value-type="float">
            <text:p>0.222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0.603022689155527" calcext:value-type="float">
            <text:p>0.603022689155527</text:p>
          </table:table-cell>
          <table:table-cell table:style-name="ce98" table:formula="of:=[.M5]/SQRT([.L5])" office:value-type="float" office:value="0.181818181818182" calcext:value-type="float">
            <text:p>0.181818181818182</text:p>
          </table:table-cell>
          <table:table-cell table:style-name="ce109" office:value-type="string" calcext:value-type="string">
            <text:p>repo,tubGal80ts_ND75_day0_LD_set2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repo_ND75_0</text:p>
          </table:table-cell>
          <table:table-cell table:style-name="ce98" office:value-type="string" calcext:value-type="string">
            <text:p>63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1" office:value-type="string" calcext:value-type="string">
            <text:p>elav,tubGal80ts_kl5_day0_LD_set2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repo_kl-5_0</text:p>
          </table:table-cell>
          <table:table-cell table:style-name="ce98" office:value-type="string" calcext:value-type="string">
            <text:p>92</text:p>
          </table:table-cell>
          <table:table-cell office:value-type="float" office:value="0.75" calcext:value-type="float">
            <text:p>0.75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.666666666666667" calcext:value-type="float">
            <text:p>0.666666666666667</text:p>
          </table:table-cell>
          <table:table-cell table:style-name="ce98" table:formula="of:=[.M7]/SQRT([.L7])" office:value-type="float" office:value="0.222222222222222" calcext:value-type="float">
            <text:p>0.222222222222222</text:p>
          </table:table-cell>
          <table:table-cell table:style-name="ce91" office:value-type="string" calcext:value-type="string">
            <text:p>elav,tubGal80ts_kl-5_day0_LD_set4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repo_G6Pdh_0</text:p>
          </table:table-cell>
          <table:table-cell table:style-name="ce98" office:value-type="string" calcext:value-type="string">
            <text:p>105</text:p>
          </table:table-cell>
          <table:table-cell office:value-type="float" office:value="0.182" calcext:value-type="float">
            <text:p>0.182</text:p>
          </table:table-cell>
          <table:table-cell table:style-name="ce100"/>
          <table:table-cell table:style-name="ce98" table:number-columns-repeated="2"/>
          <table:table-cell table:style-name="ce109" office:value-type="string" calcext:value-type="string">
            <text:p>repo,tubGal80ts_kl5_day0_LD_set2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2"/>
          <table:table-cell office:value-type="string" calcext:value-type="string">
            <text:p>repo_Pgd_0</text:p>
          </table:table-cell>
          <table:table-cell table:style-name="ce98" office:value-type="string" calcext:value-type="string">
            <text:p>74</text:p>
          </table:table-cell>
          <table:table-cell office:value-type="float" office:value="0.571" calcext:value-type="float">
            <text:p>0.571</text:p>
          </table:table-cell>
          <table:table-cell table:style-name="ce97" office:value-type="float" office:value="2" calcext:value-type="float">
            <text:p>2</text:p>
          </table:table-cell>
          <table:table-cell table:style-name="ce98"/>
          <table:table-cell table:style-name="ce98" table:formula="of:=[.M9]/SQRT([.L9])" office:value-type="float" office:value="0" calcext:value-type="float">
            <text:p>0</text:p>
          </table:table-cell>
          <table:table-cell table:style-name="ce91" office:value-type="string" calcext:value-type="string">
            <text:p>repo,tubGal80ts_kl-5_day0_LD_set5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76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.957427107756338" calcext:value-type="float">
            <text:p>0.957427107756338</text:p>
          </table:table-cell>
          <table:table-cell table:style-name="ce98" table:formula="of:=[.M10]/SQRT([.L10])" office:value-type="float" office:value="0.478713553878169" calcext:value-type="float">
            <text:p>0.478713553878169</text:p>
          </table:table-cell>
          <table:table-cell table:style-name="ce91" office:value-type="string" calcext:value-type="string">
            <text:p>elav,tubGal80ts_G6Pdh_day0_LD_set2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61</text:p>
          </table:table-cell>
          <table:table-cell office:value-type="float" office:value="0.2" calcext:value-type="float">
            <text:p>0.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.421637021355784" calcext:value-type="float">
            <text:p>0.421637021355784</text:p>
          </table:table-cell>
          <table:table-cell table:style-name="ce98" office:value-type="float" office:value="0.133333333333333" calcext:value-type="float">
            <text:p>0.133333333333333</text:p>
          </table:table-cell>
          <table:table-cell table:style-name="ce91" office:value-type="string" calcext:value-type="string">
            <text:p>elav,tubGal80ts_G6Pdh_day0_LD_set4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122</text:p>
          </table:table-cell>
          <table:table-cell office:value-type="float" office:value="0.111" calcext:value-type="float">
            <text:p>0.111</text:p>
          </table:table-cell>
          <table:table-cell table:style-name="ce100"/>
          <table:table-cell table:style-name="ce98" table:number-columns-repeated="2"/>
          <table:table-cell table:style-name="ce110" office:value-type="string" calcext:value-type="string">
            <text:p>2021_02_25_repo,tubGal80ts_G6Pdh_day0_LD_set6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37</text:p>
          </table:table-cell>
          <table:table-cell table:style-name="ce97" office:value-type="float" office:value="0.25" calcext:value-type="float">
            <text:p>0.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.707106781186548" calcext:value-type="float">
            <text:p>0.707106781186548</text:p>
          </table:table-cell>
          <table:table-cell table:style-name="ce98" office:value-type="float" office:value="0.25" calcext:value-type="float">
            <text:p>0.25</text:p>
          </table:table-cell>
          <table:table-cell table:style-name="ce91" office:value-type="string" calcext:value-type="string">
            <text:p>repo_tubGal80ts_G6Pdh_day0_LD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52</text:p>
          </table:table-cell>
          <table:table-cell office:value-type="float" office:value="0.2" calcext:value-type="float">
            <text:p>0.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.421637021355784" calcext:value-type="float">
            <text:p>0.421637021355784</text:p>
          </table:table-cell>
          <table:table-cell table:style-name="ce98" office:value-type="float" office:value="0.133333333333333" calcext:value-type="float">
            <text:p>0.133333333333333</text:p>
          </table:table-cell>
          <table:table-cell table:style-name="ce91" office:value-type="string" calcext:value-type="string">
            <text:p>elav,tubGal80ts_PgdKK_day0_LD_set5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67</text:p>
          </table:table-cell>
          <table:table-cell office:value-type="float" office:value="0.25" calcext:value-type="float">
            <text:p>0.2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0.786795792469443" calcext:value-type="float">
            <text:p>0.786795792469443</text:p>
          </table:table-cell>
          <table:table-cell table:style-name="ce98" table:formula="of:=[.M15]/SQRT([.L15])" office:value-type="float" office:value="0.29738085706659" calcext:value-type="float">
            <text:p>0.29738085706659</text:p>
          </table:table-cell>
          <table:table-cell table:style-name="ce91" office:value-type="string" calcext:value-type="string">
            <text:p>elav,tubGal80ts_PgdKK_day0_LD_set4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117</text:p>
          </table:table-cell>
          <table:table-cell office:value-type="float" office:value="0" calcext:value-type="float">
            <text:p>0</text:p>
          </table:table-cell>
          <table:table-cell table:style-name="ce100"/>
          <table:table-cell table:style-name="ce98" table:number-columns-repeated="2"/>
          <table:table-cell table:style-name="ce110" office:value-type="string" calcext:value-type="string">
            <text:p>2021_02_28_repo,tubGal80ts_6-Pgd_day0_LD_set7</text:p>
          </table:table-cell>
          <table:table-cell table:number-columns-repeated="1009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98" office:value-type="string" calcext:value-type="string">
            <text:p>20</text:p>
          </table:table-cell>
          <table:table-cell table:style-name="ce97" office:value-type="float" office:value="0.875" calcext:value-type="float">
            <text:p>0.87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.991031208965115" calcext:value-type="float">
            <text:p>0.991031208965115</text:p>
          </table:table-cell>
          <table:table-cell table:style-name="ce98" office:value-type="float" office:value="0.350382444113368" calcext:value-type="float">
            <text:p>0.350382444113368</text:p>
          </table:table-cell>
          <table:table-cell table:style-name="ce91" office:value-type="string" calcext:value-type="string">
            <text:p>repo,tubGal80ts_PgdKK_day0_LD_set4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repo,tubGal80ts_G6Pdh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.78885438199983" calcext:value-type="float">
            <text:p>1.78885438199983</text:p>
          </table:table-cell>
          <table:table-cell office:value-type="float" office:value="0.8" calcext:value-type="float">
            <text:p>0.8</text:p>
          </table:table-cell>
          <table:table-cell table:style-name="ce102" office:value-type="string" calcext:value-type="string">
            <text:p>repo,tubGal80ts_6-Pgd_day15_DD_set2</text:p>
          </table:table-cell>
          <table:table-cell table:number-columns-repeated="3"/>
          <table:table-cell table:style-name="Default" table:number-columns-repeated="3"/>
          <table:table-cell table:style-name="ce97" office:value-type="float" office:value="1.36422546197874" calcext:value-type="float">
            <text:p>1.36422546197874</text:p>
          </table:table-cell>
          <table:table-cell table:style-name="ce98" office:value-type="float" office:value="0.454741820659581" calcext:value-type="float">
            <text:p>0.454741820659581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98" office:value-type="string" calcext:value-type="string">
            <text:p>10</text:p>
          </table:table-cell>
          <table:table-cell table:style-name="ce97" office:value-type="float" office:value="0.88" calcext:value-type="float">
            <text:p>0.88</text:p>
          </table:table-cell>
          <table:table-cell table:style-name="ce97" office:value-type="float" office:value="9" calcext:value-type="float">
            <text:p>9</text:p>
          </table:table-cell>
          <table:table-cell table:style-name="Default" table:number-columns-repeated="2"/>
          <table:table-cell table:style-name="ce102" office:value-type="string" calcext:value-type="string">
            <text:p>elav,tubGal80ts_ND75_day15_LD_set5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</text:p>
          </table:table-cell>
          <table:table-cell table:style-name="ce97" office:value-type="float" office:value="1.625" calcext:value-type="float">
            <text:p>1.6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.26384628453435" calcext:value-type="float">
            <text:p>2.26384628453435</text:p>
          </table:table-cell>
          <table:table-cell office:value-type="float" office:value="0.800390529679106" calcext:value-type="float">
            <text:p>0.800390529679106</text:p>
          </table:table-cell>
          <table:table-cell table:style-name="ce102" office:value-type="string" calcext:value-type="string">
            <text:p>elav,tubGal80ts_PgdKK_day15_LD_set1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2</text:p>
          </table:table-cell>
          <table:table-cell table:style-name="ce97" office:value-type="float" office:value="1.375" calcext:value-type="float">
            <text:p>1.37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.18773493916542" calcext:value-type="float">
            <text:p>1.18773493916542</text:p>
          </table:table-cell>
          <table:table-cell office:value-type="float" office:value="0.41992771486803" calcext:value-type="float">
            <text:p>0.41992771486803</text:p>
          </table:table-cell>
          <table:table-cell table:style-name="ce102" office:value-type="string" calcext:value-type="string">
            <text:p>repo,tubGal80ts_6-Pgd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3</text:p>
          </table:table-cell>
          <table:table-cell table:number-columns-repeated="2" table:style-name="ce97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elav,tubGal80ts_kl-5_day15_LL_set1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4</text:p>
          </table:table-cell>
          <table:table-cell table:style-name="ce97" office:value-type="float" office:value="4.6" calcext:value-type="float">
            <text:p>4.6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0.948683298050514" calcext:value-type="float">
            <text:p>0.948683298050514</text:p>
          </table:table-cell>
          <table:table-cell table:style-name="ce102" office:value-type="string" calcext:value-type="string">
            <text:p>elav,tubGal80ts_G6Pdh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5</text:p>
          </table:table-cell>
          <table:table-cell table:style-name="ce97" office:value-type="float" office:value="6.57" calcext:value-type="float">
            <text:p>6.57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4.19750492781696" calcext:value-type="float">
            <text:p>4.19750492781696</text:p>
          </table:table-cell>
          <table:table-cell office:value-type="float" office:value="1.58650773799597" calcext:value-type="float">
            <text:p>1.58650773799597</text:p>
          </table:table-cell>
          <table:table-cell table:style-name="ce102" office:value-type="string" calcext:value-type="string">
            <text:p>elav,tubGal80ts_G6Pdh_day15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6</text:p>
          </table:table-cell>
          <table:table-cell table:style-name="ce97" office:value-type="float" office:value="11.22" calcext:value-type="float">
            <text:p>11.22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1.882526854354" calcext:value-type="float">
            <text:p>11.882526854354</text:p>
          </table:table-cell>
          <table:table-cell office:value-type="float" office:value="3.96084228478467" calcext:value-type="float">
            <text:p>3.96084228478467</text:p>
          </table:table-cell>
          <table:table-cell table:style-name="ce102" office:value-type="string" calcext:value-type="string">
            <text:p>elav,tubGal80ts_PgdKK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7</text:p>
          </table:table-cell>
          <table:table-cell table:style-name="ce97" office:value-type="float" office:value="0.875" calcext:value-type="float">
            <text:p>0.87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.24642345475823" calcext:value-type="float">
            <text:p>1.24642345475823</text:p>
          </table:table-cell>
          <table:table-cell office:value-type="float" office:value="0.440677238544752" calcext:value-type="float">
            <text:p>0.440677238544752</text:p>
          </table:table-cell>
          <table:table-cell table:style-name="ce102" office:value-type="string" calcext:value-type="string">
            <text:p>repo,tubGal80ts_ND75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8</text:p>
          </table:table-cell>
          <table:table-cell table:style-name="ce97" office:value-type="float" office:value="1.2" calcext:value-type="float">
            <text:p>1.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.836660026534076" calcext:value-type="float">
            <text:p>0.836660026534076</text:p>
          </table:table-cell>
          <table:table-cell office:value-type="float" office:value="0.374165738677394" calcext:value-type="float">
            <text:p>0.374165738677394</text:p>
          </table:table-cell>
          <table:table-cell table:style-name="ce102" office:value-type="string" calcext:value-type="string">
            <text:p>elav,tubGal80ts_G6Pdh_day15_LL_set1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9</text:p>
          </table:table-cell>
          <table:table-cell table:style-name="ce97" office:value-type="float" office:value="7.6" calcext:value-type="float">
            <text:p>7.6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3.67423461417477" calcext:value-type="float">
            <text:p>3.67423461417477</text:p>
          </table:table-cell>
          <table:table-cell office:value-type="float" office:value="1.22474487139159" calcext:value-type="float">
            <text:p>1.22474487139159</text:p>
          </table:table-cell>
          <table:table-cell table:style-name="ce102" office:value-type="string" calcext:value-type="string">
            <text:p>elav,tubGal80ts_kl-5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1</text:p>
          </table:table-cell>
          <table:table-cell table:style-name="ce97" office:value-type="float" office:value="1.125" calcext:value-type="float">
            <text:p>1.1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.35620268186054" calcext:value-type="float">
            <text:p>1.35620268186054</text:p>
          </table:table-cell>
          <table:table-cell office:value-type="float" office:value="0.479490056503484" calcext:value-type="float">
            <text:p>0.479490056503484</text:p>
          </table:table-cell>
          <table:table-cell table:style-name="ce102" office:value-type="string" calcext:value-type="string">
            <text:p>repo,tubGal80ts_kl-5_day15_D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9</text:p>
          </table:table-cell>
          <table:table-cell table:style-name="ce97" office:value-type="float" office:value="1.429" calcext:value-type="float">
            <text:p>1.429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.61834718742537" calcext:value-type="float">
            <text:p>1.61834718742537</text:p>
          </table:table-cell>
          <table:table-cell office:value-type="float" office:value="0.611677741841197" calcext:value-type="float">
            <text:p>0.611677741841197</text:p>
          </table:table-cell>
          <table:table-cell table:style-name="ce102" office:value-type="string" calcext:value-type="string">
            <text:p>elav,tubGal80ts_kl-5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0</text:p>
          </table:table-cell>
          <table:table-cell table:style-name="ce97" office:value-type="float" office:value="1.285" calcext:value-type="float">
            <text:p>1.28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.38013111868471" calcext:value-type="float">
            <text:p>1.38013111868471</text:p>
          </table:table-cell>
          <table:table-cell office:value-type="float" office:value="0.521640530957301" calcext:value-type="float">
            <text:p>0.521640530957301</text:p>
          </table:table-cell>
          <table:table-cell table:style-name="ce102" office:value-type="string" calcext:value-type="string">
            <text:p>repo,tubGal80ts_ND75_day15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.73205080756888" calcext:value-type="float">
            <text:p>1.73205080756888</text:p>
          </table:table-cell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elav,tubGal80ts_kl-5_day15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.21455025366432" calcext:value-type="float">
            <text:p>3.21455025366432</text:p>
          </table:table-cell>
          <table:table-cell office:value-type="float" office:value="1.60727512683216" calcext:value-type="float">
            <text:p>1.60727512683216</text:p>
          </table:table-cell>
          <table:table-cell table:style-name="ce102" office:value-type="string" calcext:value-type="string">
            <text:p>repo,tubGal80ts_ND75_day15_L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6</text:p>
          </table:table-cell>
          <table:table-cell table:style-name="ce97" office:value-type="float" office:value="10.5" calcext:value-type="float">
            <text:p>10.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.29099444873581" calcext:value-type="float">
            <text:p>1.29099444873581</text:p>
          </table:table-cell>
          <table:table-cell office:value-type="float" office:value="0.645497224367903" calcext:value-type="float">
            <text:p>0.645497224367903</text:p>
          </table:table-cell>
          <table:table-cell table:style-name="ce102" office:value-type="string" calcext:value-type="string">
            <text:p>elav,tubGal80ts_ND75_day15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0</text:p>
          </table:table-cell>
          <table:table-cell table:style-name="ce97" office:value-type="float" office:value="0.444" calcext:value-type="float">
            <text:p>0.444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.81046341520004" calcext:value-type="float">
            <text:p>1.81046341520004</text:p>
          </table:table-cell>
          <table:table-cell office:value-type="float" office:value="0.603487805066679" calcext:value-type="float">
            <text:p>0.603487805066679</text:p>
          </table:table-cell>
          <table:table-cell table:style-name="ce102" office:value-type="string" calcext:value-type="string">
            <text:p>repo,tubGal80ts_G6Pdh_day15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1</text:p>
          </table:table-cell>
          <table:table-cell table:style-name="ce97" office:value-type="float" office:value="10.2" calcext:value-type="float">
            <text:p>10.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.76828873628335" calcext:value-type="float">
            <text:p>3.76828873628335</text:p>
          </table:table-cell>
          <table:table-cell office:value-type="float" office:value="1.68522995463527" calcext:value-type="float">
            <text:p>1.68522995463527</text:p>
          </table:table-cell>
          <table:table-cell table:style-name="ce102" office:value-type="string" calcext:value-type="string">
            <text:p>elav,tubGal80ts_ND75_day15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7</text:p>
          </table:table-cell>
          <table:table-cell table:style-name="ce97" office:value-type="float" office:value="2.833" calcext:value-type="float">
            <text:p>2.83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83484785926972" calcext:value-type="float">
            <text:p>1.83484785926972</text:p>
          </table:table-cell>
          <table:table-cell office:value-type="float" office:value="0.749073501808141" calcext:value-type="float">
            <text:p>0.749073501808141</text:p>
          </table:table-cell>
          <table:table-cell table:style-name="ce102" office:value-type="string" calcext:value-type="string">
            <text:p>repo,tubGal80ts_Pgd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8</text:p>
          </table:table-cell>
          <table:table-cell table:style-name="ce97" office:value-type="float" office:value="1.666" calcext:value-type="float">
            <text:p>1.66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.88675134594813" calcext:value-type="float">
            <text:p>2.88675134594813</text:p>
          </table:table-cell>
          <table:table-cell office:value-type="float" office:value="1.66666666666667" calcext:value-type="float">
            <text:p>1.66666666666667</text:p>
          </table:table-cell>
          <table:table-cell table:style-name="ce102" office:value-type="string" calcext:value-type="string">
            <text:p>elav,tubGal80ts_G6Pdh_day15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9</text:p>
          </table:table-cell>
          <table:table-cell table:style-name="ce97" office:value-type="float" office:value="2.714" calcext:value-type="float">
            <text:p>2.714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3.45032779671177" calcext:value-type="float">
            <text:p>3.45032779671177</text:p>
          </table:table-cell>
          <table:table-cell office:value-type="float" office:value="1.30410132739325" calcext:value-type="float">
            <text:p>1.30410132739325</text:p>
          </table:table-cell>
          <table:table-cell table:style-name="ce102" office:value-type="string" calcext:value-type="string">
            <text:p>elav,tubGal80ts_G6Pdh_day15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0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.836660026534076" calcext:value-type="float">
            <text:p>0.836660026534076</text:p>
          </table:table-cell>
          <table:table-cell office:value-type="float" office:value="0.341565025531987" calcext:value-type="float">
            <text:p>0.341565025531987</text:p>
          </table:table-cell>
          <table:table-cell table:style-name="ce102" office:value-type="string" calcext:value-type="string">
            <text:p>elav,tubGal80ts_kl-5_day15_L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1</text:p>
          </table:table-cell>
          <table:table-cell table:style-name="ce97" office:value-type="float" office:value="6.285" calcext:value-type="float">
            <text:p>6.28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3.30223589477825" calcext:value-type="float">
            <text:p>3.30223589477825</text:p>
          </table:table-cell>
          <table:table-cell office:value-type="float" office:value="1.24812784972202" calcext:value-type="float">
            <text:p>1.24812784972202</text:p>
          </table:table-cell>
          <table:table-cell table:style-name="ce102" office:value-type="string" calcext:value-type="string">
            <text:p>elav,tubGal80ts_PgdKK_day15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5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.836660026534076" calcext:value-type="float">
            <text:p>0.836660026534076</text:p>
          </table:table-cell>
          <table:table-cell office:value-type="float" office:value="0.341565025531987" calcext:value-type="float">
            <text:p>0.341565025531987</text:p>
          </table:table-cell>
          <table:table-cell table:style-name="ce102" office:value-type="string" calcext:value-type="string">
            <text:p>repo,tubGal80ts_G6Pdh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9</text:p>
          </table:table-cell>
          <table:table-cell table:style-name="ce97" office:value-type="float" office:value="7.16" calcext:value-type="float">
            <text:p>7.1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.92688685580202" calcext:value-type="float">
            <text:p>2.92688685580202</text:p>
          </table:table-cell>
          <table:table-cell office:value-type="float" office:value="1.19489655526233" calcext:value-type="float">
            <text:p>1.19489655526233</text:p>
          </table:table-cell>
          <table:table-cell table:style-name="ce102" office:value-type="string" calcext:value-type="string">
            <text:p>elav,tubGal80ts_kl5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8</text:p>
          </table:table-cell>
          <table:table-cell table:style-name="ce97" office:value-type="float" office:value="3.166" calcext:value-type="float">
            <text:p>3.16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94079021706795" calcext:value-type="float">
            <text:p>1.94079021706795</text:p>
          </table:table-cell>
          <table:table-cell office:value-type="float" office:value="0.792324288266981" calcext:value-type="float">
            <text:p>0.792324288266981</text:p>
          </table:table-cell>
          <table:table-cell table:style-name="ce102" office:value-type="string" calcext:value-type="string">
            <text:p>elav,tubGal80ts_PgdKK_day15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9</text:p>
          </table:table-cell>
          <table:table-cell table:style-name="ce97" office:value-type="float" office:value="2.4" calcext:value-type="float">
            <text:p>2.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.88097205817759" calcext:value-type="float">
            <text:p>2.88097205817759</text:p>
          </table:table-cell>
          <table:table-cell office:value-type="float" office:value="1.28840987267251" calcext:value-type="float">
            <text:p>1.28840987267251</text:p>
          </table:table-cell>
          <table:table-cell table:style-name="ce102" office:value-type="string" calcext:value-type="string">
            <text:p>elav,tubGal80ts_ND75_day15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0</text:p>
          </table:table-cell>
          <table:table-cell table:style-name="ce97" office:value-type="float" office:value="3.5" calcext:value-type="float">
            <text:p>3.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.3166247903554" calcext:value-type="float">
            <text:p>3.3166247903554</text:p>
          </table:table-cell>
          <table:table-cell office:value-type="float" office:value="1.6583123951777" calcext:value-type="float">
            <text:p>1.6583123951777</text:p>
          </table:table-cell>
          <table:table-cell table:style-name="ce102" office:value-type="string" calcext:value-type="string">
            <text:p>repo,tubGal80ts_G6Pdh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2</text:p>
          </table:table-cell>
          <table:table-cell table:style-name="ce97" office:value-type="float" office:value="0.166" calcext:value-type="float">
            <text:p>0.16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.408248290463863" calcext:value-type="float">
            <text:p>0.408248290463863</text:p>
          </table:table-cell>
          <table:table-cell office:value-type="float" office:value="0.166666666666667" calcext:value-type="float">
            <text:p>0.166666666666667</text:p>
          </table:table-cell>
          <table:table-cell table:style-name="ce102" office:value-type="string" calcext:value-type="string">
            <text:p>elav,tubGal80ts_G6Pdh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7</text:p>
          </table:table-cell>
          <table:table-cell table:style-name="ce97" office:value-type="float" office:value="2.625" calcext:value-type="float">
            <text:p>2.6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.50594061730772" calcext:value-type="float">
            <text:p>1.50594061730772</text:p>
          </table:table-cell>
          <table:table-cell office:value-type="float" office:value="0.53243041128127" calcext:value-type="float">
            <text:p>0.53243041128127</text:p>
          </table:table-cell>
          <table:table-cell table:style-name="ce102" office:value-type="string" calcext:value-type="string">
            <text:p>repo,tubGa80ts,kl-5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repo,tubGal80ts_kl-5_day15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1</text:p>
          </table:table-cell>
          <table:table-cell table:style-name="ce97" office:value-type="float" office:value="1.231" calcext:value-type="float">
            <text:p>1.231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.69085018821135" calcext:value-type="float">
            <text:p>1.69085018821135</text:p>
          </table:table-cell>
          <table:table-cell office:value-type="float" office:value="0.468957465594151" calcext:value-type="float">
            <text:p>0.468957465594151</text:p>
          </table:table-cell>
          <table:table-cell table:style-name="ce102" office:value-type="string" calcext:value-type="string">
            <text:p>elav,tubGal80ts_kl-5_day15_D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4</text:p>
          </table:table-cell>
          <table:table-cell table:style-name="ce97" office:value-type="float" office:value="0.667" calcext:value-type="float">
            <text:p>0.667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.816496580927726" calcext:value-type="float">
            <text:p>0.816496580927726</text:p>
          </table:table-cell>
          <table:table-cell office:value-type="float" office:value="0.333333333333333" calcext:value-type="float">
            <text:p>0.333333333333333</text:p>
          </table:table-cell>
          <table:table-cell table:style-name="ce102" office:value-type="string" calcext:value-type="string">
            <text:p>repo,tubGal80ts_ND75_day15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5</text:p>
          </table:table-cell>
          <table:table-cell table:style-name="ce97" office:value-type="float" office:value="2.333" calcext:value-type="float">
            <text:p>2.33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3.38624669312008" calcext:value-type="float">
            <text:p>3.38624669312008</text:p>
          </table:table-cell>
          <table:table-cell office:value-type="float" office:value="1.38242942355518" calcext:value-type="float">
            <text:p>1.38242942355518</text:p>
          </table:table-cell>
          <table:table-cell table:style-name="ce102" office:value-type="string" calcext:value-type="string">
            <text:p>elav,tubGal80ts_PgdKK_day15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6</text:p>
          </table:table-cell>
          <table:table-cell table:style-name="ce97" office:value-type="float" office:value="6.333" calcext:value-type="float">
            <text:p>6.333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.52752523165195" calcext:value-type="float">
            <text:p>1.52752523165195</text:p>
          </table:table-cell>
          <table:table-cell office:value-type="float" office:value="0.881917103688197" calcext:value-type="float">
            <text:p>0.881917103688197</text:p>
          </table:table-cell>
          <table:table-cell table:style-name="ce102" office:value-type="string" calcext:value-type="string">
            <text:p>repo,tubGal80ts_6-Pgd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8</text:p>
          </table:table-cell>
          <table:table-cell table:style-name="ce97" office:value-type="float" office:value="2.667" calcext:value-type="float">
            <text:p>2.667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.15470053837925" calcext:value-type="float">
            <text:p>1.15470053837925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102" office:value-type="string" calcext:value-type="string">
            <text:p>elav,tubGal80ts_kl5_day15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0</text:p>
          </table:table-cell>
          <table:table-cell table:style-name="ce97" office:value-type="float" office:value="1.6" calcext:value-type="float">
            <text:p>1.6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.26491106406735" calcext:value-type="float">
            <text:p>1.26491106406735</text:p>
          </table:table-cell>
          <table:table-cell office:value-type="float" office:value="0.4" calcext:value-type="float">
            <text:p>0.4</text:p>
          </table:table-cell>
          <table:table-cell table:style-name="ce102" office:value-type="string" calcext:value-type="string">
            <text:p>repo,tubGal80ts_G6Pdh_day15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1</text:p>
          </table:table-cell>
          <table:table-cell table:style-name="ce97" office:value-type="float" office:value="1.25" calcext:value-type="float">
            <text:p>1.2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.25830573921179" calcext:value-type="float">
            <text:p>1.25830573921179</text:p>
          </table:table-cell>
          <table:table-cell office:value-type="float" office:value="0.629152869605896" calcext:value-type="float">
            <text:p>0.629152869605896</text:p>
          </table:table-cell>
          <table:table-cell table:style-name="ce102" office:value-type="string" calcext:value-type="string">
            <text:p>elav,tubGal80ts_G6Pdh_day15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.23606797749979" calcext:value-type="float">
            <text:p>2.23606797749979</text:p>
          </table:table-cell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repo,tubGal80ts_kl5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6</text:p>
          </table:table-cell>
          <table:table-cell table:style-name="ce97" office:value-type="float" office:value="2.5" calcext:value-type="float">
            <text:p>2.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87082869338697" calcext:value-type="float">
            <text:p>1.87082869338697</text:p>
          </table:table-cell>
          <table:table-cell office:value-type="float" office:value="0.763762615825973" calcext:value-type="float">
            <text:p>0.763762615825973</text:p>
          </table:table-cell>
          <table:table-cell table:style-name="ce102" office:value-type="string" calcext:value-type="string">
            <text:p>repo,tubGal80ts_kl-5_day15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8</text:p>
          </table:table-cell>
          <table:table-cell table:style-name="ce97" office:value-type="float" office:value="5.25" calcext:value-type="float">
            <text:p>5.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5.03558763771845" calcext:value-type="float">
            <text:p>5.03558763771845</text:p>
          </table:table-cell>
          <table:table-cell office:value-type="float" office:value="1.78034908294493" calcext:value-type="float">
            <text:p>1.78034908294493</text:p>
          </table:table-cell>
          <table:table-cell table:style-name="ce102" office:value-type="string" calcext:value-type="string">
            <text:p>elav,tubGal80ts_ND75_day15_L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repo,tubGal80ts_Pgd_day15_DD_set5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0</text:p>
          </table:table-cell>
          <table:table-cell table:style-name="ce97" office:value-type="float" office:value="1.6" calcext:value-type="float">
            <text:p>1.6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.19089023002066" calcext:value-type="float">
            <text:p>2.19089023002066</text:p>
          </table:table-cell>
          <table:table-cell office:value-type="float" office:value="0.979795897113271" calcext:value-type="float">
            <text:p>0.979795897113271</text:p>
          </table:table-cell>
          <table:table-cell table:style-name="ce102" office:value-type="string" calcext:value-type="string">
            <text:p>elav,tubGal80ts_Pgd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1</text:p>
          </table:table-cell>
          <table:table-cell table:style-name="ce97" office:value-type="float" office:value="0.875" calcext:value-type="float">
            <text:p>0.87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.991031208965115" calcext:value-type="float">
            <text:p>0.991031208965115</text:p>
          </table:table-cell>
          <table:table-cell office:value-type="float" office:value="0.350382444113368" calcext:value-type="float">
            <text:p>0.350382444113368</text:p>
          </table:table-cell>
          <table:table-cell table:style-name="ce102" office:value-type="string" calcext:value-type="string">
            <text:p>repo,tubGal80ts_kl-5_day15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3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3.89138242053607" calcext:value-type="float">
            <text:p>3.89138242053607</text:p>
          </table:table-cell>
          <table:table-cell office:value-type="float" office:value="1.37581144887559" calcext:value-type="float">
            <text:p>1.37581144887559</text:p>
          </table:table-cell>
          <table:table-cell table:style-name="ce102" office:value-type="string" calcext:value-type="string">
            <text:p>elav,tubGal80ts_ND75_day15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6</text:p>
          </table:table-cell>
          <table:table-cell table:style-name="ce97" office:value-type="float" office:value="3.667" calcext:value-type="float">
            <text:p>3.667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.42212028327799" calcext:value-type="float">
            <text:p>2.42212028327799</text:p>
          </table:table-cell>
          <table:table-cell office:value-type="float" office:value="0.988826464946088" calcext:value-type="float">
            <text:p>0.988826464946088</text:p>
          </table:table-cell>
          <table:table-cell table:style-name="ce102" office:value-type="string" calcext:value-type="string">
            <text:p>elav,tubGal80ts_ND75_day15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7</text:p>
          </table:table-cell>
          <table:table-cell table:style-name="ce97" office:value-type="float" office:value="1.667" calcext:value-type="float">
            <text:p>1.667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211060141639" calcext:value-type="float">
            <text:p>1.211060141639</text:p>
          </table:table-cell>
          <table:table-cell office:value-type="float" office:value="0.494413232473044" calcext:value-type="float">
            <text:p>0.494413232473044</text:p>
          </table:table-cell>
          <table:table-cell table:style-name="ce102" office:value-type="string" calcext:value-type="string">
            <text:p>repo,tubGal80ts_ND75_day15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8</text:p>
          </table:table-cell>
          <table:table-cell table:style-name="ce97" office:value-type="float" office:value="0.25" calcext:value-type="float">
            <text:p>0.2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.462910049886276" calcext:value-type="float">
            <text:p>0.462910049886276</text:p>
          </table:table-cell>
          <table:table-cell office:value-type="float" office:value="0.163663417676994" calcext:value-type="float">
            <text:p>0.163663417676994</text:p>
          </table:table-cell>
          <table:table-cell table:style-name="ce102" office:value-type="string" calcext:value-type="string">
            <text:p>repo,tubGal80ts_Pgd_day15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2</text:p>
          </table:table-cell>
          <table:table-cell table:style-name="ce76" office:value-type="float" office:value="0.25" calcext:value-type="float">
            <text:p>0.25</text:p>
          </table:table-cell>
          <table:table-cell/>
          <table:table-cell table:style-name="ce97"/>
          <table:table-cell/>
          <table:table-cell table:style-name="ce103" office:value-type="string" calcext:value-type="string">
            <text:p>2021_03_01_repo,tubGal80ts_G6Pdh_day15_D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8</text:p>
          </table:table-cell>
          <table:table-cell table:style-name="ce75" office:value-type="float" office:value="0.833" calcext:value-type="float">
            <text:p>0.833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2021_02_28_repo,tubGal80ts_ND75_day15_LD_set5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20</text:p>
          </table:table-cell>
          <table:table-cell table:style-name="ce75" office:value-type="float" office:value="1" calcext:value-type="float">
            <text:p>1.000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2021_02_25_repo,tubGal80ts_G6Pdh_day15_LL_set5o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21</text:p>
          </table:table-cell>
          <table:table-cell table:style-name="ce76" office:value-type="float" office:value="0.375" calcext:value-type="float">
            <text:p>0.375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2021_02_25_repo,tubGal80ts_kl-5_day15_LD_set5o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23</text:p>
          </table:table-cell>
          <table:table-cell table:style-name="ce76" office:value-type="float" office:value="0.357" calcext:value-type="float">
            <text:p>0.357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2021_02_15_elav,tubGal80ts_PgdKK_day15_D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</text:p>
          </table:table-cell>
          <table:table-cell office:value-type="float" office:value="5.6" calcext:value-type="float">
            <text:p>5.600</text:p>
          </table:table-cell>
          <table:table-cell table:style-name="ce101" office:value-type="float" office:value="6" calcext:value-type="float">
            <text:p>6.00</text:p>
          </table:table-cell>
          <table:table-cell table:style-name="ce97" office:value-type="float" office:value="3.8815804341359" calcext:value-type="float">
            <text:p>3.8815804341359</text:p>
          </table:table-cell>
          <table:table-cell office:value-type="float" office:value="1.58464857653396" calcext:value-type="float">
            <text:p>1.58464857653396</text:p>
          </table:table-cell>
          <table:table-cell table:style-name="ce105" office:value-type="string" calcext:value-type="string">
            <text:p>elav,tubGal80ts_kl-5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</text:p>
          </table:table-cell>
          <table:table-cell office:value-type="float" office:value="1" calcext:value-type="float">
            <text:p>1.000</text:p>
          </table:table-cell>
          <table:table-cell table:style-name="ce101" office:value-type="float" office:value="6" calcext:value-type="float">
            <text:p>6.00</text:p>
          </table:table-cell>
          <table:table-cell table:style-name="ce97" office:value-type="float" office:value="1.67332005306815" calcext:value-type="float">
            <text:p>1.67332005306815</text:p>
          </table:table-cell>
          <table:table-cell office:value-type="float" office:value="0.683130051063973" calcext:value-type="float">
            <text:p>0.683130051063973</text:p>
          </table:table-cell>
          <table:table-cell table:style-name="ce105" office:value-type="string" calcext:value-type="string">
            <text:p>repo,tubGal80ts_kl-5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</text:p>
          </table:table-cell>
          <table:table-cell office:value-type="float" office:value="2.9" calcext:value-type="float">
            <text:p>2.900</text:p>
          </table:table-cell>
          <table:table-cell table:style-name="ce101" office:value-type="float" office:value="10" calcext:value-type="float">
            <text:p>10.00</text:p>
          </table:table-cell>
          <table:table-cell table:style-name="ce97" office:value-type="float" office:value="3.57304725222976" calcext:value-type="float">
            <text:p>3.57304725222976</text:p>
          </table:table-cell>
          <table:table-cell office:value-type="float" office:value="1.12989675044522" calcext:value-type="float">
            <text:p>1.12989675044522</text:p>
          </table:table-cell>
          <table:table-cell table:style-name="ce105" office:value-type="string" calcext:value-type="string">
            <text:p>elav,tubGal80ts_ND75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</text:p>
          </table:table-cell>
          <table:table-cell table:style-name="ce97" office:value-type="float" office:value="4.625" calcext:value-type="float">
            <text:p>4.625</text:p>
          </table:table-cell>
          <table:table-cell table:style-name="ce101" office:value-type="float" office:value="8" calcext:value-type="float">
            <text:p>8.00</text:p>
          </table:table-cell>
          <table:table-cell table:style-name="ce97" office:value-type="float" office:value="3.88908729652601" calcext:value-type="float">
            <text:p>3.88908729652601</text:p>
          </table:table-cell>
          <table:table-cell office:value-type="float" office:value="1.375" calcext:value-type="float">
            <text:p>1.375</text:p>
          </table:table-cell>
          <table:table-cell table:style-name="ce105" office:value-type="string" calcext:value-type="string">
            <text:p>repo,tubGal80ts_ND75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</text:p>
          </table:table-cell>
          <table:table-cell table:style-name="ce97" office:value-type="float" office:value="2.16" calcext:value-type="float">
            <text:p>2.16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.9355829163598" calcext:value-type="float">
            <text:p>2.9355829163598</text:p>
          </table:table-cell>
          <table:table-cell office:value-type="float" office:value="0.691923528964466" calcext:value-type="float">
            <text:p>0.691923528964466</text:p>
          </table:table-cell>
          <table:table-cell table:style-name="ce105" office:value-type="string" calcext:value-type="string">
            <text:p>elav,tubGal80ts_ND75_day30_L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</text:p>
          </table:table-cell>
          <table:table-cell table:style-name="ce97" office:value-type="float" office:value="5.18" calcext:value-type="float">
            <text:p>5.18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4.09434199397612" calcext:value-type="float">
            <text:p>4.09434199397612</text:p>
          </table:table-cell>
          <table:table-cell office:value-type="float" office:value="1.23449055976494" calcext:value-type="float">
            <text:p>1.23449055976494</text:p>
          </table:table-cell>
          <table:table-cell table:style-name="ce105" office:value-type="string" calcext:value-type="string">
            <text:p>elav,tubGal80ts_G6Pdh_day30_L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</text:p>
          </table:table-cell>
          <table:table-cell table:style-name="ce97" office:value-type="float" office:value="15.5" calcext:value-type="float">
            <text:p>15.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8.06225774829855" calcext:value-type="float">
            <text:p>8.06225774829855</text:p>
          </table:table-cell>
          <table:table-cell office:value-type="float" office:value="4.03112887414927" calcext:value-type="float">
            <text:p>4.03112887414927</text:p>
          </table:table-cell>
          <table:table-cell table:style-name="ce105" office:value-type="string" calcext:value-type="string">
            <text:p>elav,tubGal80ts_ND75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2</text:p>
          </table:table-cell>
          <table:table-cell table:style-name="ce97" office:value-type="float" office:value="1.166" calcext:value-type="float">
            <text:p>1.16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60208197875972" calcext:value-type="float">
            <text:p>1.60208197875972</text:p>
          </table:table-cell>
          <table:table-cell office:value-type="float" office:value="0.65404722901162" calcext:value-type="float">
            <text:p>0.65404722901162</text:p>
          </table:table-cell>
          <table:table-cell table:style-name="ce105" office:value-type="string" calcext:value-type="string">
            <text:p>repo,tubGal80ts_PgdKK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3</text:p>
          </table:table-cell>
          <table:table-cell table:style-name="ce97" office:value-type="float" office:value="12.2" calcext:value-type="float">
            <text:p>12.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.77488738510232" calcext:value-type="float">
            <text:p>2.77488738510232</text:p>
          </table:table-cell>
          <table:table-cell office:value-type="float" office:value="1.24096736459908" calcext:value-type="float">
            <text:p>1.24096736459908</text:p>
          </table:table-cell>
          <table:table-cell table:style-name="ce105" office:value-type="string" calcext:value-type="string">
            <text:p>elav,tubGal80ts_PgdKK_day30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5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4.1964242518481" calcext:value-type="float">
            <text:p>14.1964242518481</text:p>
          </table:table-cell>
          <table:table-cell office:value-type="float" office:value="3.79415397626459" calcext:value-type="float">
            <text:p>3.79415397626459</text:p>
          </table:table-cell>
          <table:table-cell table:style-name="ce105" office:value-type="string" calcext:value-type="string">
            <text:p>elav,tubGal80ts_PgdKK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6</text:p>
          </table:table-cell>
          <table:table-cell table:style-name="ce97" office:value-type="float" office:value="12.66" calcext:value-type="float">
            <text:p>12.6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6.35085296108588" calcext:value-type="float">
            <text:p>6.35085296108588</text:p>
          </table:table-cell>
          <table:table-cell office:value-type="float" office:value="3.66666666666667" calcext:value-type="float">
            <text:p>3.66666666666667</text:p>
          </table:table-cell>
          <table:table-cell table:style-name="ce105" office:value-type="string" calcext:value-type="string">
            <text:p>elav,tubGal80ts_PgdKK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7</text:p>
          </table:table-cell>
          <table:table-cell office:value-type="float" office:value="9.429" calcext:value-type="float">
            <text:p>9.429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5.06152621439894" calcext:value-type="float">
            <text:p>5.06152621439894</text:p>
          </table:table-cell>
          <table:table-cell office:value-type="float" office:value="1.91307708824768" calcext:value-type="float">
            <text:p>1.91307708824768</text:p>
          </table:table-cell>
          <table:table-cell table:style-name="ce105" office:value-type="string" calcext:value-type="string">
            <text:p>repo,tubGal80ts_kl-5_day30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2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repo,tubGal80ts_Pgd_day30_LD_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1</text:p>
          </table:table-cell>
          <table:table-cell table:style-name="ce97" office:value-type="float" office:value="19.75" calcext:value-type="float">
            <text:p>19.7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0.3846477595973" calcext:value-type="float">
            <text:p>10.3846477595973</text:p>
          </table:table-cell>
          <table:table-cell office:value-type="float" office:value="2.99778958972147" calcext:value-type="float">
            <text:p>2.99778958972147</text:p>
          </table:table-cell>
          <table:table-cell table:style-name="ce105" office:value-type="string" calcext:value-type="string">
            <text:p>repo,tubGal80ts_PgdKK_day30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3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.0976176963403" calcext:value-type="float">
            <text:p>2.0976176963403</text:p>
          </table:table-cell>
          <table:table-cell office:value-type="float" office:value="0.856348838577675" calcext:value-type="float">
            <text:p>0.856348838577675</text:p>
          </table:table-cell>
          <table:table-cell table:style-name="ce105" office:value-type="string" calcext:value-type="string">
            <text:p>elav,tubGal80ts_ND75_day30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4</text:p>
          </table:table-cell>
          <table:table-cell office:value-type="float" office:value="27.833" calcext:value-type="float">
            <text:p>27.83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9.66264284068632" calcext:value-type="float">
            <text:p>9.66264284068632</text:p>
          </table:table-cell>
          <table:table-cell office:value-type="float" office:value="3.94475742107308" calcext:value-type="float">
            <text:p>3.94475742107308</text:p>
          </table:table-cell>
          <table:table-cell table:style-name="ce105" office:value-type="string" calcext:value-type="string">
            <text:p>repo,tubGal80ts_G6Pdh_day30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8</text:p>
          </table:table-cell>
          <table:table-cell office:value-type="float" office:value="18.571" calcext:value-type="float">
            <text:p>18.571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3.28778402720188" calcext:value-type="float">
            <text:p>3.28778402720188</text:p>
          </table:table-cell>
          <table:table-cell office:value-type="float" office:value="1.24266555720951" calcext:value-type="float">
            <text:p>1.24266555720951</text:p>
          </table:table-cell>
          <table:table-cell table:style-name="ce105" office:value-type="string" calcext:value-type="string">
            <text:p>elav,tubGal80ts_PgdKK_day30_L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39</text:p>
          </table:table-cell>
          <table:table-cell table:style-name="ce97" office:value-type="float" office:value="3.2" calcext:value-type="float">
            <text:p>3.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.48551358430763" calcext:value-type="float">
            <text:p>2.48551358430763</text:p>
          </table:table-cell>
          <table:table-cell office:value-type="float" office:value="0.785988408170107" calcext:value-type="float">
            <text:p>0.785988408170107</text:p>
          </table:table-cell>
          <table:table-cell table:style-name="ce105" office:value-type="string" calcext:value-type="string">
            <text:p>elav,tubGal80ts_G6Pdh_day30_DD_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2</text:p>
          </table:table-cell>
          <table:table-cell table:style-name="ce97" office:value-type="float" office:value="6.5" calcext:value-type="float">
            <text:p>6.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8.68122320664757" calcext:value-type="float">
            <text:p>8.68122320664757</text:p>
          </table:table-cell>
          <table:table-cell office:value-type="float" office:value="2.5060532776266" calcext:value-type="float">
            <text:p>2.5060532776266</text:p>
          </table:table-cell>
          <table:table-cell table:style-name="ce105" office:value-type="string" calcext:value-type="string">
            <text:p>elav,tubGal80ts_kl-5_day30_LL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3</text:p>
          </table:table-cell>
          <table:table-cell table:style-name="ce97" office:value-type="float" office:value="2.666" calcext:value-type="float">
            <text:p>2.66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.86189867250253" calcext:value-type="float">
            <text:p>1.86189867250253</text:p>
          </table:table-cell>
          <table:table-cell office:value-type="float" office:value="0.760116950066092" calcext:value-type="float">
            <text:p>0.760116950066092</text:p>
          </table:table-cell>
          <table:table-cell table:style-name="ce105" office:value-type="string" calcext:value-type="string">
            <text:p>repo,tubGal80ts_kl-5_day30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46</text:p>
          </table:table-cell>
          <table:table-cell table:style-name="ce97" office:value-type="float" office:value="4.66" calcext:value-type="float">
            <text:p>4.66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.06559111797729" calcext:value-type="float">
            <text:p>2.06559111797729</text:p>
          </table:table-cell>
          <table:table-cell office:value-type="float" office:value="0.843274042711568" calcext:value-type="float">
            <text:p>0.843274042711568</text:p>
          </table:table-cell>
          <table:table-cell table:style-name="ce105" office:value-type="string" calcext:value-type="string">
            <text:p>repo,tubGal80ts_kl5_LD_day30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3</text:p>
          </table:table-cell>
          <table:table-cell table:style-name="ce97" office:value-type="float" office:value="3.5" calcext:value-type="float">
            <text:p>3.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.707106781186548" calcext:value-type="float">
            <text:p>0.707106781186548</text:p>
          </table:table-cell>
          <table:table-cell office:value-type="float" office:value="0.5" calcext:value-type="float">
            <text:p>0.5</text:p>
          </table:table-cell>
          <table:table-cell table:style-name="ce105" office:value-type="string" calcext:value-type="string">
            <text:p>repo,tubGal80ts_ND75_day30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4</text:p>
          </table:table-cell>
          <table:table-cell table:style-name="ce97" office:value-type="float" office:value="2.4" calcext:value-type="float">
            <text:p>2.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.36154726279432" calcext:value-type="float">
            <text:p>3.36154726279432</text:p>
          </table:table-cell>
          <table:table-cell office:value-type="float" office:value="1.50332963783729" calcext:value-type="float">
            <text:p>1.50332963783729</text:p>
          </table:table-cell>
          <table:table-cell table:style-name="ce105" office:value-type="string" calcext:value-type="string">
            <text:p>repo,tubGal80ts_6Pgd_day30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6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elav,tubGal80ts_6Pgd_day30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7</text:p>
          </table:table-cell>
          <table:table-cell table:style-name="ce97" office:value-type="float" office:value="3.875" calcext:value-type="float">
            <text:p>3.87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4.32393669836049" calcext:value-type="float">
            <text:p>4.32393669836049</text:p>
          </table:table-cell>
          <table:table-cell office:value-type="float" office:value="1.52874248041604" calcext:value-type="float">
            <text:p>1.52874248041604</text:p>
          </table:table-cell>
          <table:table-cell table:style-name="ce105" office:value-type="string" calcext:value-type="string">
            <text:p>repo,tubGal80ts_G6Pdh_day30_L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58</text:p>
          </table:table-cell>
          <table:table-cell table:style-name="ce97" office:value-type="float" office:value="4.6" calcext:value-type="float">
            <text:p>4.6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.20936130717624" calcext:value-type="float">
            <text:p>3.20936130717624</text:p>
          </table:table-cell>
          <table:table-cell office:value-type="float" office:value="1.43527000944073" calcext:value-type="float">
            <text:p>1.43527000944073</text:p>
          </table:table-cell>
          <table:table-cell table:style-name="ce105" office:value-type="string" calcext:value-type="string">
            <text:p>elav,tubGal80ts_PgdKK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0</text:p>
          </table:table-cell>
          <table:table-cell table:style-name="ce97" office:value-type="float" office:value="10.6" calcext:value-type="float">
            <text:p>10.6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3.71782493162632" calcext:value-type="float">
            <text:p>3.71782493162632</text:p>
          </table:table-cell>
          <table:table-cell office:value-type="float" office:value="1.17567947256989" calcext:value-type="float">
            <text:p>1.17567947256989</text:p>
          </table:table-cell>
          <table:table-cell table:style-name="ce105" office:value-type="string" calcext:value-type="string">
            <text:p>repo,tubGal80ts_G6Pdh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2</text:p>
          </table:table-cell>
          <table:table-cell table:style-name="ce97" office:value-type="float" office:value="10.866" calcext:value-type="float">
            <text:p>10.866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9" calcext:value-type="float">
            <text:p>9</text:p>
          </table:table-cell>
          <table:table-cell office:value-type="float" office:value="2.32379000772445" calcext:value-type="float">
            <text:p>2.32379000772445</text:p>
          </table:table-cell>
          <table:table-cell table:style-name="ce105" office:value-type="string" calcext:value-type="string">
            <text:p>elav,tubGal80ts_G6Pdh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4</text:p>
          </table:table-cell>
          <table:table-cell table:style-name="ce97" office:value-type="float" office:value="3.33" calcext:value-type="float">
            <text:p>3.3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.94392028877595" calcext:value-type="float">
            <text:p>2.94392028877595</text:p>
          </table:table-cell>
          <table:table-cell office:value-type="float" office:value="1.20185042515466" calcext:value-type="float">
            <text:p>1.20185042515466</text:p>
          </table:table-cell>
          <table:table-cell table:style-name="ce105" office:value-type="string" calcext:value-type="string">
            <text:p>repo,tubGal80ts_ND75_LD_day30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5</text:p>
          </table:table-cell>
          <table:table-cell table:style-name="ce97" office:value-type="float" office:value="0.4" calcext:value-type="float">
            <text:p>0.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.894427190999916" calcext:value-type="float">
            <text:p>0.894427190999916</text:p>
          </table:table-cell>
          <table:table-cell office:value-type="float" office:value="0.4" calcext:value-type="float">
            <text:p>0.4</text:p>
          </table:table-cell>
          <table:table-cell table:style-name="ce105" office:value-type="string" calcext:value-type="string">
            <text:p>repo,tubGal80ts_G6Pdh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66</text:p>
          </table:table-cell>
          <table:table-cell table:style-name="ce97" office:value-type="float" office:value="5.5" calcext:value-type="float">
            <text:p>5.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.29099444873581" calcext:value-type="float">
            <text:p>1.29099444873581</text:p>
          </table:table-cell>
          <table:table-cell office:value-type="float" office:value="0.645497224367903" calcext:value-type="float">
            <text:p>0.645497224367903</text:p>
          </table:table-cell>
          <table:table-cell table:style-name="ce105" office:value-type="string" calcext:value-type="string">
            <text:p>elav,tubGal80ts_kl5_day30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1</text:p>
          </table:table-cell>
          <table:table-cell table:style-name="ce97" office:value-type="float" office:value="2.23" calcext:value-type="float">
            <text:p>2.2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.77350098112615" calcext:value-type="float">
            <text:p>2.77350098112615</text:p>
          </table:table-cell>
          <table:table-cell office:value-type="float" office:value="0.769230769230769" calcext:value-type="float">
            <text:p>0.769230769230769</text:p>
          </table:table-cell>
          <table:table-cell table:style-name="ce105" office:value-type="string" calcext:value-type="string">
            <text:p>repo,tubGal80ts_G6Pdh_day30_L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3</text:p>
          </table:table-cell>
          <table:table-cell table:style-name="ce97" office:value-type="float" office:value="2.2" calcext:value-type="float">
            <text:p>2.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.6431676725155" calcext:value-type="float">
            <text:p>1.6431676725155</text:p>
          </table:table-cell>
          <table:table-cell office:value-type="float" office:value="0.734846922834953" calcext:value-type="float">
            <text:p>0.734846922834953</text:p>
          </table:table-cell>
          <table:table-cell table:style-name="ce105" office:value-type="string" calcext:value-type="string">
            <text:p>elav,tubGal80ts_kl-5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5</text:p>
          </table:table-cell>
          <table:table-cell table:style-name="ce97" office:value-type="float" office:value="20.857" calcext:value-type="float">
            <text:p>20.857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3.1963198333042" calcext:value-type="float">
            <text:p>13.1963198333042</text:p>
          </table:table-cell>
          <table:table-cell office:value-type="float" office:value="4.98774007145603" calcext:value-type="float">
            <text:p>4.98774007145603</text:p>
          </table:table-cell>
          <table:table-cell table:style-name="ce105" office:value-type="string" calcext:value-type="string">
            <text:p>elav,tubGal80ts_G6Pdh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79</text:p>
          </table:table-cell>
          <table:table-cell table:style-name="ce97" office:value-type="float" office:value="2.2" calcext:value-type="float">
            <text:p>2.2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.98885785202351" calcext:value-type="float">
            <text:p>1.98885785202351</text:p>
          </table:table-cell>
          <table:table-cell office:value-type="float" office:value="0.62893207547044" calcext:value-type="float">
            <text:p>0.62893207547044</text:p>
          </table:table-cell>
          <table:table-cell table:style-name="ce105" office:value-type="string" calcext:value-type="string">
            <text:p>elav,tubGal80ts_G6Pdh_day30_LD_set4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0</text:p>
          </table:table-cell>
          <table:table-cell table:style-name="ce97" office:value-type="float" office:value="4.75" calcext:value-type="float">
            <text:p>4.7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3.30633001707606" calcext:value-type="float">
            <text:p>3.30633001707606</text:p>
          </table:table-cell>
          <table:table-cell office:value-type="float" office:value="0.954455262694302" calcext:value-type="float">
            <text:p>0.954455262694302</text:p>
          </table:table-cell>
          <table:table-cell table:style-name="ce105" office:value-type="string" calcext:value-type="string">
            <text:p>repo,tubGal80ts_ND75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2</text:p>
          </table:table-cell>
          <table:table-cell table:style-name="ce97" office:value-type="float" office:value="8.142" calcext:value-type="float">
            <text:p>8.142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1.88982236504614" calcext:value-type="float">
            <text:p>1.88982236504614</text:p>
          </table:table-cell>
          <table:table-cell table:style-name="ce105" office:value-type="string" calcext:value-type="string">
            <text:p>elav,tubGal80ts_ND75_day30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3</text:p>
          </table:table-cell>
          <table:table-cell table:style-name="ce97" office:value-type="float" office:value="0.111" calcext:value-type="float">
            <text:p>0.11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.333333333333333" calcext:value-type="float">
            <text:p>0.333333333333333</text:p>
          </table:table-cell>
          <table:table-cell office:value-type="float" office:value="0.111111111111111" calcext:value-type="float">
            <text:p>0.111111111111111</text:p>
          </table:table-cell>
          <table:table-cell table:style-name="ce105" office:value-type="string" calcext:value-type="string">
            <text:p>repo,tubGal80ts_kl-5_day30_LD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7</text:p>
          </table:table-cell>
          <table:table-cell table:style-name="ce97" office:value-type="float" office:value="4.5" calcext:value-type="float">
            <text:p>4.5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3.50509832753866" calcext:value-type="float">
            <text:p>3.50509832753866</text:p>
          </table:table-cell>
          <table:table-cell office:value-type="float" office:value="1.23923939806411" calcext:value-type="float">
            <text:p>1.23923939806411</text:p>
          </table:table-cell>
          <table:table-cell table:style-name="ce105" office:value-type="string" calcext:value-type="string">
            <text:p>elav,tubGal80ts_ND75_LD_day30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89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.836660026534076" calcext:value-type="float">
            <text:p>0.836660026534076</text:p>
          </table:table-cell>
          <table:table-cell office:value-type="float" office:value="0.341565025531987" calcext:value-type="float">
            <text:p>0.341565025531987</text:p>
          </table:table-cell>
          <table:table-cell table:style-name="ce105" office:value-type="string" calcext:value-type="string">
            <text:p>repo,tubGal80ts_PgdKK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repo,tubGal80ts_G6Pdh_day30_LL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5</text:p>
          </table:table-cell>
          <table:table-cell table:style-name="ce97" office:value-type="float" office:value="6.778" calcext:value-type="float">
            <text:p>6.77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5.38000413052299" calcext:value-type="float">
            <text:p>5.38000413052299</text:p>
          </table:table-cell>
          <table:table-cell office:value-type="float" office:value="1.79333471017433" calcext:value-type="float">
            <text:p>1.79333471017433</text:p>
          </table:table-cell>
          <table:table-cell table:style-name="ce105" office:value-type="string" calcext:value-type="string">
            <text:p>elav,tubGal80ts_kl-5_day30_DD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97</text:p>
          </table:table-cell>
          <table:table-cell table:style-name="ce97" office:value-type="float" office:value="0.143" calcext:value-type="float">
            <text:p>0.143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0.377964473009227" calcext:value-type="float">
            <text:p>0.377964473009227</text:p>
          </table:table-cell>
          <table:table-cell office:value-type="float" office:value="0.142857142857143" calcext:value-type="float">
            <text:p>0.142857142857143</text:p>
          </table:table-cell>
          <table:table-cell table:style-name="ce105" office:value-type="string" calcext:value-type="string">
            <text:p>repo,tubGal80ts_ND75_day30_DD_set3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2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2.23606797749979" calcext:value-type="float">
            <text:p>2.23606797749979</text:p>
          </table:table-cell>
          <table:table-cell office:value-type="float" office:value="0.674199862463242" calcext:value-type="float">
            <text:p>0.674199862463242</text:p>
          </table:table-cell>
          <table:table-cell table:style-name="ce105" office:value-type="string" calcext:value-type="string">
            <text:p>elav,tubGal80ts_G6Pdh_day30_LL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09</text:p>
          </table:table-cell>
          <table:table-cell table:number-columns-repeated="2" table:style-name="ce97" office:value-type="float" office:value="9" calcext:value-type="float">
            <text:p>9</text:p>
          </table:table-cell>
          <table:table-cell table:style-name="ce97" office:value-type="float" office:value="8.21583836257749" calcext:value-type="float">
            <text:p>8.21583836257749</text:p>
          </table:table-cell>
          <table:table-cell office:value-type="float" office:value="2.73861278752583" calcext:value-type="float">
            <text:p>2.73861278752583</text:p>
          </table:table-cell>
          <table:table-cell table:style-name="ce105" office:value-type="string" calcext:value-type="string">
            <text:p>repo,tubGal80ts_PgdKK_day30_DD_set2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0</text:p>
          </table:table-cell>
          <table:table-cell table:style-name="ce76" office:value-type="float" office:value="19.5" calcext:value-type="float">
            <text:p>19.5</text:p>
          </table:table-cell>
          <table:table-cell table:number-columns-repeated="3"/>
          <table:table-cell table:style-name="ce106" office:value-type="string" calcext:value-type="string">
            <text:p>2021_03_01_repo,tubGal80ts_G6Pdh_day30_LL_set7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1</text:p>
          </table:table-cell>
          <table:table-cell table:style-name="ce99" office:value-type="float" office:value="6.375" calcext:value-type="float">
            <text:p>6.38</text:p>
          </table:table-cell>
          <table:table-cell table:number-columns-repeated="3"/>
          <table:table-cell table:style-name="ce106" office:value-type="string" calcext:value-type="string">
            <text:p>2021_03_01_elav,tubGal80ts_kl-5_day30_LD_set7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/>
          <table:table-cell table:style-name="ce107" office:value-type="string" calcext:value-type="string">
            <text:p>2021_03_01_repo,tubGal80ts_ND75_day30_LD_set7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4</text:p>
          </table:table-cell>
          <table:table-cell table:style-name="ce76" office:value-type="float" office:value="10.167" calcext:value-type="float">
            <text:p>10.167</text:p>
          </table:table-cell>
          <table:table-cell table:number-columns-repeated="3"/>
          <table:table-cell table:style-name="ce107" office:value-type="string" calcext:value-type="string">
            <text:p>2021_03_01_elav,tubGal80ts_6-Pgd_day30_LD_set7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5</text:p>
          </table:table-cell>
          <table:table-cell table:style-name="ce76" office:value-type="float" office:value="3.222" calcext:value-type="float">
            <text:p>3.222</text:p>
          </table:table-cell>
          <table:table-cell table:number-columns-repeated="3"/>
          <table:table-cell table:style-name="ce107" office:value-type="string" calcext:value-type="string">
            <text:p>2021_03_01_repo,tubGal80ts_6-Pgd_day30_LL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6</text:p>
          </table:table-cell>
          <table:table-cell table:style-name="ce75" office:value-type="string" calcext:value-type="string">
            <text:p>something went wrong</text:p>
          </table:table-cell>
          <table:table-cell table:number-columns-repeated="3"/>
          <table:table-cell table:style-name="ce107" office:value-type="string" calcext:value-type="string">
            <text:p>2021_03_01_repo,tubGal80ts_kl-5_day30_LL_set7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19</text:p>
          </table:table-cell>
          <table:table-cell table:style-name="ce75" office:value-type="float" office:value="2.222" calcext:value-type="float">
            <text:p>2.222</text:p>
          </table:table-cell>
          <table:table-cell table:number-columns-repeated="3"/>
          <table:table-cell table:style-name="ce107" office:value-type="string" calcext:value-type="string">
            <text:p>2021_02_25_repo,tubGal80ts_ND75_day30_LL_set5o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table:style-name="ce98" office:value-type="string" calcext:value-type="string">
            <text:p>124</text:p>
          </table:table-cell>
          <table:table-cell office:value-type="float" office:value="17.143" calcext:value-type="float">
            <text:p>17.143</text:p>
          </table:table-cell>
          <table:table-cell table:number-columns-repeated="3"/>
          <table:table-cell table:style-name="ce107" office:value-type="string" calcext:value-type="string">
            <text:p>2021_02_15_elav,tubGal80ts_PgdKK_day30_LL_set6</text:p>
          </table:table-cell>
          <table:table-cell table:number-columns-repeated="3"/>
          <table:table-cell table:style-name="ce87"/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4"/>
          <table:table-cell table:style-name="ce107" office:value-type="string" calcext:value-type="string">
            <text:p>2021_03_01_repo,tubGal80ts_kl-5_day30_LL_setX</text:p>
          </table:table-cell>
          <table:table-cell office:value-type="string" calcext:value-type="string">
            <text:p>back up</text:p>
          </table:table-cell>
          <table:table-cell table:number-columns-repeated="101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3">
        <table:shapes>
          <draw:frame draw:z-index="0" draw:style-name="gr1" draw:text-style-name="P1" svg:width="6.3055in" svg:height="3.537in" svg:x="15.0823in" svg:y="16.7264in">
            <draw:object draw:notify-on-update-of-ranges="Sheet4.B57:Sheet4.B57 Sheet4.B58:Sheet4.B61 Sheet4.C57:Sheet4.C57 Sheet4.C58:Sheet4.C61 Sheet4.G57:Sheet4.G57 Sheet4.G58:Sheet4.G61 Sheet4.H57:Sheet4.H57 Sheet4.H58:Sheet4.H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3484in" svg:height="5.2512in" svg:x="14.5161in" svg:y="3.2461in">
            <draw:object draw:notify-on-update-of-ranges="Sheet4.B1:Sheet4.B1 Sheet4.B10:Sheet4.B13 Sheet4.L10:Sheet4.L13 Sheet4.L10:Sheet4.L13 Sheet4.C1:Sheet4.C1 Sheet4.C10:Sheet4.C13 Sheet4.M10:Sheet4.M13 Sheet4.M10:Sheet4.M13 Sheet4.D1:Sheet4.D1 Sheet4.D10:Sheet4.D13 Sheet4.N10:Sheet4.N13 Sheet4.N10:Sheet4.N13 Sheet4.G1:Sheet4.G1 Sheet4.G10:Sheet4.G13 Sheet4.Q10:Sheet4.Q13 Sheet4.Q10:Sheet4.Q13 Sheet4.H1:Sheet4.H1 Sheet4.H10:Sheet4.H13 Sheet4.R10:Sheet4.R13 Sheet4.R10:Sheet4.R13 Sheet4.I1:Sheet4.I1 Sheet4.I10:Sheet4.I13 Sheet4.S10:Sheet4.S13 Sheet4.S10:Sheet4.S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4488in" svg:height="7.0917in" svg:x="0.5724in" svg:y="2.9799in">
            <draw:object draw:notify-on-update-of-ranges="Sheet4.B1:Sheet4.B1 Sheet4.B2:Sheet4.B13 Sheet4.L2:Sheet4.L13 Sheet4.L2:Sheet4.L13 Sheet4.C1:Sheet4.C1 Sheet4.C2:Sheet4.C13 Sheet4.M2:Sheet4.M13 Sheet4.M2:Sheet4.M13 Sheet4.D1:Sheet4.D1 Sheet4.D2:Sheet4.D13 Sheet4.N2:Sheet4.N13 Sheet4.N2:Sheet4.N13 Sheet4.G1:Sheet4.G1 Sheet4.G2:Sheet4.G13 Sheet4.Q2:Sheet4.Q13 Sheet4.Q2:Sheet4.Q13 Sheet4.H1:Sheet4.H1 Sheet4.H2:Sheet4.H13 Sheet4.R2:Sheet4.R13 Sheet4.R2:Sheet4.R13 Sheet4.I1:Sheet4.I1 Sheet4.I2:Sheet4.I13 Sheet4.S2:Sheet4.S13 Sheet4.S2:Sheet4.S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default-cell-style-name="ce73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73"/>
        <table:table-column table:style-name="co1" table:number-columns-repeated="3" table:default-cell-style-name="Default"/>
        <table:table-column table:style-name="co18" table:number-columns-repeated="10" table:default-cell-style-name="Default"/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/>
          <table:table-cell table:style-name="Default"/>
          <table:table-cell office:value-type="string" calcext:value-type="string">
            <text:p>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/>
          <table:table-cell table:style-name="ce73" office:value-type="string" calcext:value-type="string">
            <text:p>standard errors</text:p>
          </table:table-cell>
          <table:table-cell table:style-name="ce75" table:number-columns-repeated="4"/>
          <table:table-cell table:style-name="ce73" office:value-type="string" calcext:value-type="string">
            <text:p>standard errors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elav_ND75_day0</text:p>
          </table:table-cell>
          <table:table-cell table:style-name="ce75" table:formula="of:=AVERAGE([$Brp_quantification.O24:$Brp_quantification.O32];[$Brp_quantification.AA36:$Brp_quantification.AA46])" office:value-type="float" office:value="0" calcext:value-type="float">
            <text:p>0.000</text:p>
          </table:table-cell>
          <table:table-cell table:style-name="ce75" table:number-columns-repeated="3"/>
          <table:table-cell table:style-name="ce113" office:value-type="string" calcext:value-type="string">
            <text:p>repo_ND75_day0</text:p>
          </table:table-cell>
          <table:table-cell table:style-name="ce75" table:formula="of:=AVERAGE([$Brp_quantification.AA27:$Brp_quantification.AA35];[$Brp_quantification.BK34:$Brp_quantification.BK43])" office:value-type="float" office:value="0.166666666666667" calcext:value-type="float">
            <text:p>0.167</text:p>
          </table:table-cell>
          <table:table-cell table:style-name="ce75" table:number-columns-repeated="2"/>
          <table:table-cell/>
          <table:table-cell table:style-name="ce73" office:value-type="string" calcext:value-type="string">
            <text:p>elav_ND75_day0</text:p>
          </table:table-cell>
          <table:table-cell table:style-name="ce75" table:formula="of:=STDEV([$Brp_quantification.O24:$Brp_quantification.O32];[$Brp_quantification.AA36:$Brp_quantification.AA46])/SQRT(COUNT([$Brp_quantification.O24:$Brp_quantification.O32];[$Brp_quantification.AA36:$Brp_quantification.AA46]))" office:value-type="float" office:value="0" calcext:value-type="float">
            <text:p>0.000</text:p>
          </table:table-cell>
          <table:table-cell table:style-name="ce75" table:number-columns-repeated="3"/>
          <table:table-cell table:style-name="ce113" office:value-type="string" calcext:value-type="string">
            <text:p>repo_ND75_day0</text:p>
          </table:table-cell>
          <table:table-cell table:style-name="ce75" table:formula="of:=STDEV([$Brp_quantification.AA27:$Brp_quantification.AA35];[$Brp_quantification.BK34:$Brp_quantification.BK43])/SQRT(COUNT([$Brp_quantification.AA27:$Brp_quantification.AA35];[$Brp_quantification.BK34:$Brp_quantification.BK43]))" office:value-type="float" office:value="0.121267812518166" calcext:value-type="float">
            <text:p>0.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v_kl5_day0</text:p>
          </table:table-cell>
          <table:table-cell table:style-name="ce75" table:formula="of:=AVERAGE([$Brp_quantification.AM28:$Brp_quantification.AM37];[$Brp_quantification.BE6:$Brp_quantification.BE10])" office:value-type="float" office:value="0.333333333333333" calcext:value-type="float">
            <text:p>0.333</text:p>
          </table:table-cell>
          <table:table-cell table:style-name="ce75" table:number-columns-repeated="3"/>
          <table:table-cell table:style-name="ce113" office:value-type="string" calcext:value-type="string">
            <text:p>repo_kl-5_day0</text:p>
          </table:table-cell>
          <table:table-cell table:style-name="ce75" table:formula="of:=AVERAGE([$Brp_quantification.BK44:$Brp_quantification.BK54];[$Brp_quantification.AS31:$Brp_quantification.AS37])" office:value-type="float" office:value="0.333333333333333" calcext:value-type="float">
            <text:p>0.333</text:p>
          </table:table-cell>
          <table:table-cell table:style-name="ce75" table:number-columns-repeated="2"/>
          <table:table-cell/>
          <table:table-cell table:style-name="ce73" office:value-type="string" calcext:value-type="string">
            <text:p>elav_kl5_day0</text:p>
          </table:table-cell>
          <table:table-cell table:style-name="ce75" table:formula="of:=STDEV([$Brp_quantification.AM28:$Brp_quantification.AM37];[$Brp_quantification.BE6:$Brp_quantification.BE10])/SQRT(COUNT([$Brp_quantification.AM28:$Brp_quantification.AM37];[$Brp_quantification.BE6:$Brp_quantification.BE10]))" office:value-type="float" office:value="0.235702260395516" calcext:value-type="float">
            <text:p>0.236</text:p>
          </table:table-cell>
          <table:table-cell table:style-name="ce75" table:number-columns-repeated="3"/>
          <table:table-cell table:style-name="ce113" office:value-type="string" calcext:value-type="string">
            <text:p>repo_kl-5_day0</text:p>
          </table:table-cell>
          <table:table-cell table:style-name="ce75" table:formula="of:=STDEV([$Brp_quantification.BK44:$Brp_quantification.BK54];[$Brp_quantification.AS31:$Brp_quantification.AS37])/SQRT(COUNT([$Brp_quantification.BK44:$Brp_quantification.BK54];[$Brp_quantification.AS31:$Brp_quantification.AS37]))" office:value-type="float" office:value="0.161690416690889" calcext:value-type="float">
            <text:p>0.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v_G6Pdh_day0</text:p>
          </table:table-cell>
          <table:table-cell table:style-name="ce75" table:formula="of:=AVERAGE([$Brp_quantification.AS47:$Brp_quantification.AS54];[$Brp_quantification.AM2:$Brp_quantification.AM11])" office:value-type="float" office:value="0.166666666666667" calcext:value-type="float">
            <text:p>0.167</text:p>
          </table:table-cell>
          <table:table-cell table:style-name="ce75" table:number-columns-repeated="3"/>
          <table:table-cell table:style-name="ce113" office:value-type="string" calcext:value-type="string">
            <text:p>repo_G6Pdh_day0</text:p>
          </table:table-cell>
          <table:table-cell table:style-name="ce75" table:formula="of:=AVERAGE([$Brp_quantification.U48:$Brp_quantification.U58];[$Brp_quantification.BW10:$Brp_quantification.BW19])" office:value-type="float" office:value="0.176470588235294" calcext:value-type="float">
            <text:p>0.176</text:p>
          </table:table-cell>
          <table:table-cell table:style-name="ce75" table:number-columns-repeated="2"/>
          <table:table-cell/>
          <table:table-cell table:style-name="ce73" office:value-type="string" calcext:value-type="string">
            <text:p>elav_G6Pdh_day0</text:p>
          </table:table-cell>
          <table:table-cell table:style-name="ce75" table:formula="of:=STDEV([$Brp_quantification.AS47:$Brp_quantification.AS54];[$Brp_quantification.AM2:$Brp_quantification.AM11])/SQRT(COUNT([$Brp_quantification.AS47:$Brp_quantification.AS54];[$Brp_quantification.AM2:$Brp_quantification.AM11]))" office:value-type="float" office:value="0.112366643743874" calcext:value-type="float">
            <text:p>0.112</text:p>
          </table:table-cell>
          <table:table-cell table:style-name="ce75" table:number-columns-repeated="3"/>
          <table:table-cell table:style-name="ce113" office:value-type="string" calcext:value-type="string">
            <text:p>repo_G6Pdh_day0</text:p>
          </table:table-cell>
          <table:table-cell table:style-name="ce75" table:formula="of:=STDEV([$Brp_quantification.U48:$Brp_quantification.U58];[$Brp_quantification.BW10:$Brp_quantification.BW19])/SQRT(COUNT([$Brp_quantification.U48:$Brp_quantification.U58];[$Brp_quantification.BW10:$Brp_quantification.BW19]))" office:value-type="float" office:value="0.128202910104137" calcext:value-type="float">
            <text:p>0.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v_6-Pgd_day0</text:p>
          </table:table-cell>
          <table:table-cell table:style-name="ce75" table:formula="of:=AVERAGE([$Brp_quantification.AG13:$Brp_quantification.AG22];[$Brp_quantification.AM59:$Brp_quantification.AM66])" office:value-type="float" office:value="0.222222222222222" calcext:value-type="float">
            <text:p>0.222</text:p>
          </table:table-cell>
          <table:table-cell table:style-name="ce75" table:number-columns-repeated="3"/>
          <table:table-cell table:style-name="ce113" office:value-type="string" calcext:value-type="string">
            <text:p>repo_6-Pgd_day0</text:p>
          </table:table-cell>
          <table:table-cell table:style-name="ce75" table:formula="of:=AVERAGE([$Brp_quantification.BQ60:$Brp_quantification.BQ71];[$Brp_quantification.I77:$Brp_quantification.I84])" office:value-type="float" office:value="0.368421052631579" calcext:value-type="float">
            <text:p>0.368</text:p>
          </table:table-cell>
          <table:table-cell table:style-name="ce75" table:number-columns-repeated="2"/>
          <table:table-cell/>
          <table:table-cell table:style-name="ce73" office:value-type="string" calcext:value-type="string">
            <text:p>elav_6-Pgd_day0</text:p>
          </table:table-cell>
          <table:table-cell table:style-name="ce75" table:formula="of:=STDEV([$Brp_quantification.AG13:$Brp_quantification.AG22];[$Brp_quantification.AM59:$Brp_quantification.AM66])/SQRT(COUNT([$Brp_quantification.AG13:$Brp_quantification.AG22];[$Brp_quantification.AM59:$Brp_quantification.AM66]))" office:value-type="float" office:value="0.100831690330337" calcext:value-type="float">
            <text:p>0.101</text:p>
          </table:table-cell>
          <table:table-cell table:style-name="ce75" table:number-columns-repeated="3"/>
          <table:table-cell table:style-name="ce113" office:value-type="string" calcext:value-type="string">
            <text:p>repo_6-Pgd_day0</text:p>
          </table:table-cell>
          <table:table-cell table:style-name="ce75" table:formula="of:=STDEV([$Brp_quantification.BQ60:$Brp_quantification.BQ71];[$Brp_quantification.I77:$Brp_quantification.I84])/SQRT(COUNT([$Brp_quantification.BQ60:$Brp_quantification.BQ71];[$Brp_quantification.I77:$Brp_quantification.I84]))" office:value-type="float" office:value="0.174559199492389" calcext:value-type="float">
            <text:p>0.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v_ND75_day15</text:p>
          </table:table-cell>
          <table:table-cell table:style-name="ce75" table:formula="of:=AVERAGE([$Brp_quantification.C92:$Brp_quantification.C100];[$Brp_quantification.BE47:$Brp_quantification.BE54])" office:value-type="float" office:value="2.94117647058824" calcext:value-type="float">
            <text:p>2.941</text:p>
          </table:table-cell>
          <table:table-cell table:style-name="ce75" table:formula="of:=AVERAGE([$Brp_quantification.U42:$Brp_quantification.U47];[$Brp_quantification.AA2:$Brp_quantification.AA6];[$Brp_quantification.BK55:$Brp_quantification.BK62])" office:value-type="float" office:value="7.66666666666667" calcext:value-type="float">
            <text:p>7.667</text:p>
          </table:table-cell>
          <table:table-cell table:style-name="ce75" table:formula="of:=AVERAGE([$Brp_quantification.BK23:$Brp_quantification.BK33];[$Brp_quantification.AM76:$Brp_quantification.AM81])" office:value-type="float" office:value="4" calcext:value-type="float">
            <text:p>4.000</text:p>
          </table:table-cell>
          <table:table-cell table:style-name="ce75"/>
          <table:table-cell table:style-name="ce113" office:value-type="string" calcext:value-type="string">
            <text:p>repo_ND75_day15</text:p>
          </table:table-cell>
          <table:table-cell table:style-name="ce75" table:formula="of:=AVERAGE([$Brp_quantification.U38:$Brp_quantification.U41];[$Brp_quantification.BQ72:$Brp_quantification.BQ78])" office:value-type="float" office:value="1.33333333333333" calcext:value-type="float">
            <text:p>1.333</text:p>
          </table:table-cell>
          <table:table-cell table:style-name="ce75" table:formula="of:=AVERAGE([$Brp_quantification.I49:$Brp_quantification.I57];[$Brp_quantification.O78:$Brp_quantification.O86])" office:value-type="float" office:value="1.06666666666667" calcext:value-type="float">
            <text:p>1.067</text:p>
          </table:table-cell>
          <table:table-cell table:style-name="ce75" table:formula="of:=AVERAGE([$Brp_quantification.AY34:$Brp_quantification.AY39];[$Brp_quantification.BK63:$Brp_quantification.BK71])" office:value-type="float" office:value="1.16666666666667" calcext:value-type="float">
            <text:p>1.167</text:p>
          </table:table-cell>
          <table:table-cell/>
          <table:table-cell table:style-name="ce73" office:value-type="string" calcext:value-type="string">
            <text:p>elav_ND75_day15</text:p>
          </table:table-cell>
          <table:table-cell table:style-name="ce75" table:formula="of:=STDEV([$Brp_quantification.C92:$Brp_quantification.C100];[$Brp_quantification.BE47:$Brp_quantification.BE54])/SQRT(COUNT([$Brp_quantification.C92:$Brp_quantification.C100];[$Brp_quantification.BE47:$Brp_quantification.BE54]))" office:value-type="float" office:value="1.00172860976038" calcext:value-type="float">
            <text:p>1.002</text:p>
          </table:table-cell>
          <table:table-cell table:style-name="ce75" table:formula="of:=STDEV([$Brp_quantification.U42:$Brp_quantification.U47];[$Brp_quantification.AA2:$Brp_quantification.AA6];[$Brp_quantification.BK55:$Brp_quantification.BK62])/SQRT(COUNT([$Brp_quantification.U42:$Brp_quantification.U47];[$Brp_quantification.AA2:$Brp_quantification.AA6];[$Brp_quantification.BK55:$Brp_quantification.BK62]))" office:value-type="float" office:value="1.0939951539314" calcext:value-type="float">
            <text:p>1.094</text:p>
          </table:table-cell>
          <table:table-cell table:style-name="ce75" table:formula="of:=STDEV([$Brp_quantification.BK23:$Brp_quantification.BK33];[$Brp_quantification.AM76:$Brp_quantification.AM81])/SQRT(COUNT([$Brp_quantification.BK23:$Brp_quantification.BK33];[$Brp_quantification.AM76:$Brp_quantification.AM81]))" office:value-type="float" office:value="1.01273936708367" calcext:value-type="float">
            <text:p>1.013</text:p>
          </table:table-cell>
          <table:table-cell table:style-name="ce75"/>
          <table:table-cell table:style-name="ce113" office:value-type="string" calcext:value-type="string">
            <text:p>repo_ND75_day15</text:p>
          </table:table-cell>
          <table:table-cell table:style-name="ce75" table:formula="of:=STDEV([$Brp_quantification.U38:$Brp_quantification.U41];[$Brp_quantification.BQ72:$Brp_quantification.BQ78])/SQRT(COUNT([$Brp_quantification.U38:$Brp_quantification.U41];[$Brp_quantification.BQ72:$Brp_quantification.BQ78]))" office:value-type="float" office:value="0.726483157256779" calcext:value-type="float">
            <text:p>0.726</text:p>
          </table:table-cell>
          <table:table-cell table:style-name="ce75" table:formula="of:=STDEV([$Brp_quantification.I49:$Brp_quantification.I57];[$Brp_quantification.O78:$Brp_quantification.O86])/SQRT(COUNT([$Brp_quantification.I49:$Brp_quantification.I57];[$Brp_quantification.O78:$Brp_quantification.O86]))" office:value-type="float" office:value="0.330463839483761" calcext:value-type="float">
            <text:p>0.330</text:p>
          </table:table-cell>
          <table:table-cell table:style-name="ce75" table:formula="of:=STDEV([$Brp_quantification.AY34:$Brp_quantification.AY39];[$Brp_quantification.BK63:$Brp_quantification.BK71])/SQRT(COUNT([$Brp_quantification.AY34:$Brp_quantification.AY39];[$Brp_quantification.BK63:$Brp_quantification.BK71]))" office:value-type="float" office:value="0.321769099721141" calcext:value-type="float">
            <text:p>0.322</text:p>
          </table:table-cell>
        </table:table-row>
        <table:table-row table:style-name="ro2">
          <table:table-cell office:value-type="string" calcext:value-type="string">
            <text:p>elav_kl-5_day15</text:p>
          </table:table-cell>
          <table:table-cell table:style-name="ce75" table:formula="of:=AVERAGE([$Brp_quantification.O71:$Brp_quantification.O77];[$Brp_quantification.AA74:$Brp_quantification.AA79])" office:value-type="float" office:value="1" calcext:value-type="float">
            <text:p>1.000</text:p>
          </table:table-cell>
          <table:table-cell table:style-name="ce75" table:formula="of:=AVERAGE([$Brp_quantification.I20:$Brp_quantification.I21];[$Brp_quantification.I63:$Brp_quantification.I76];[$Brp_quantification.AG61:$Brp_quantification.AG68])" office:value-type="float" office:value="6.82352941176471" calcext:value-type="float">
            <text:p>6.824</text:p>
          </table:table-cell>
          <table:table-cell table:style-name="ce75" table:formula="of:=AVERAGE([$Brp_quantification.U15:$Brp_quantification.U20];[$Brp_quantification.AY2:$Brp_quantification.AY14];[$Brp_quantification.AY64:$Brp_quantification.AY69])" office:value-type="float" office:value="1.42105263157895" calcext:value-type="float">
            <text:p>1.421</text:p>
          </table:table-cell>
          <table:table-cell table:style-name="ce75"/>
          <table:table-cell table:style-name="ce113" office:value-type="string" calcext:value-type="string">
            <text:p>repo_kl-5_day15</text:p>
          </table:table-cell>
          <table:table-cell table:style-name="ce75" table:formula="of:=AVERAGE([$Brp_quantification.AS63:$Brp_quantification.AS67];[$Brp_quantification.BE14:$Brp_quantification.BE19];[$Brp_quantification.BW2:$Brp_quantification.BW9])" office:value-type="float" office:value="0.444444444444444" calcext:value-type="float">
            <text:p>0.444</text:p>
          </table:table-cell>
          <table:table-cell table:style-name="ce75" table:formula="of:=AVERAGE([$Brp_quantification.BE30:$Brp_quantification.BE39];[$Brp_quantification.AS55:$Brp_quantification.AS62])" office:value-type="float" office:value="2.57142857142857" calcext:value-type="float">
            <text:p>2.571</text:p>
          </table:table-cell>
          <table:table-cell table:style-name="ce75" table:formula="of:=AVERAGE([$Brp_quantification.O2:$Brp_quantification.O10];[$Brp_quantification.BK2:$Brp_quantification.BK11])" office:value-type="float" office:value="1" calcext:value-type="float">
            <text:p>1.000</text:p>
          </table:table-cell>
          <table:table-cell/>
          <table:table-cell table:style-name="ce73" office:value-type="string" calcext:value-type="string">
            <text:p>elav_kl-5_day15</text:p>
          </table:table-cell>
          <table:table-cell table:style-name="ce75" table:formula="of:=STDEV([$Brp_quantification.O71:$Brp_quantification.O77];[$Brp_quantification.AA74:$Brp_quantification.AA79])/SQRT(COUNT([$Brp_quantification.O71:$Brp_quantification.O77];[$Brp_quantification.AA74:$Brp_quantification.AA79]))" office:value-type="float" office:value="0.375533808099405" calcext:value-type="float">
            <text:p>0.376</text:p>
          </table:table-cell>
          <table:table-cell table:style-name="ce75" table:formula="of:=STDEV([$Brp_quantification.I20:$Brp_quantification.I21];[$Brp_quantification.I63:$Brp_quantification.I76];[$Brp_quantification.AG61:$Brp_quantification.AG68])/SQRT(COUNT([$Brp_quantification.I20:$Brp_quantification.I21];[$Brp_quantification.I63:$Brp_quantification.I76];[$Brp_quantification.AG61:$Brp_quantification.AG68]))" office:value-type="float" office:value="0.871253720211684" calcext:value-type="float">
            <text:p>0.871</text:p>
          </table:table-cell>
          <table:table-cell table:style-name="ce75" table:formula="of:=STDEV([$Brp_quantification.U15:$Brp_quantification.U20];[$Brp_quantification.AY2:$Brp_quantification.AY14];[$Brp_quantification.AY64:$Brp_quantification.AY69])/SQRT(COUNT([$Brp_quantification.U15:$Brp_quantification.U20];[$Brp_quantification.AY2:$Brp_quantification.AY14];[$Brp_quantification.AY64:$Brp_quantification.AY69]))" office:value-type="float" office:value="0.377090969477275" calcext:value-type="float">
            <text:p>0.377</text:p>
          </table:table-cell>
          <table:table-cell table:style-name="ce75"/>
          <table:table-cell table:style-name="ce113" office:value-type="string" calcext:value-type="string">
            <text:p>repo_kl-5_day15</text:p>
          </table:table-cell>
          <table:table-cell table:style-name="ce75" table:formula="of:=STDEV([$Brp_quantification.AS63:$Brp_quantification.AS67];[$Brp_quantification.BE14:$Brp_quantification.BE19];[$Brp_quantification.BW2:$Brp_quantification.BW9])/SQRT(COUNT([$Brp_quantification.AS63:$Brp_quantification.AS67];[$Brp_quantification.BE14:$Brp_quantification.BE19];[$Brp_quantification.BW2:$Brp_quantification.BW9]))" office:value-type="float" office:value="0.293972367896066" calcext:value-type="float">
            <text:p>0.294</text:p>
          </table:table-cell>
          <table:table-cell table:style-name="ce75" table:formula="of:=STDEV([$Brp_quantification.BE30:$Brp_quantification.BE39];[$Brp_quantification.AS55:$Brp_quantification.AS62])/SQRT(COUNT([$Brp_quantification.BE30:$Brp_quantification.BE39];[$Brp_quantification.AS55:$Brp_quantification.AS62]))" office:value-type="float" office:value="0.428571428571429" calcext:value-type="float">
            <text:p>0.429</text:p>
          </table:table-cell>
          <table:table-cell table:style-name="ce75" table:formula="of:=STDEV([$Brp_quantification.O2:$Brp_quantification.O10];[$Brp_quantification.BK2:$Brp_quantification.BK11])/SQRT(COUNT([$Brp_quantification.O2:$Brp_quantification.O10];[$Brp_quantification.BK2:$Brp_quantification.BK11]))" office:value-type="float" office:value="0.288675134594813" calcext:value-type="float">
            <text:p>0.289</text:p>
          </table:table-cell>
        </table:table-row>
        <table:table-row table:style-name="ro2">
          <table:table-cell office:value-type="string" calcext:value-type="string">
            <text:p>elav_G6Pdh_day15</text:p>
          </table:table-cell>
          <table:table-cell table:style-name="ce75" table:formula="of:=AVERAGE([$Brp_quantification.AS15:$Brp_quantification.AS21];[$Brp_quantification.BE2:$Brp_quantification.BE5])" office:value-type="float" office:value="0.6" calcext:value-type="float">
            <text:p>0.600</text:p>
          </table:table-cell>
          <table:table-cell table:style-name="ce75" table:formula="of:=AVERAGE([$Brp_quantification.I22:$Brp_quantification.I31];[$Brp_quantification.I58:$Brp_quantification.I62];[$Brp_quantification.AA67:$Brp_quantification.AA73])" office:value-type="float" office:value="3.22727272727273" calcext:value-type="float">
            <text:p>3.227</text:p>
          </table:table-cell>
          <table:table-cell table:style-name="ce75" table:formula="of:=AVERAGE([$Brp_quantification.I32:$Brp_quantification.I38];[$Brp_quantification.AA62:$Brp_quantification.AA66])" office:value-type="float" office:value="5.1" calcext:value-type="float">
            <text:p>5.100</text:p>
          </table:table-cell>
          <table:table-cell table:style-name="ce75"/>
          <table:table-cell table:style-name="ce113" office:value-type="string" calcext:value-type="string">
            <text:p>repo_G6Pdh_day15</text:p>
          </table:table-cell>
          <table:table-cell table:style-name="ce75" table:formula="of:=AVERAGE([$Brp_quantification.AG32:$Brp_quantification.AG38];[$Brp_quantification.AY76:$Brp_quantification.AY86])" office:value-type="float" office:value="1.1875" calcext:value-type="float">
            <text:p>1.188</text:p>
          </table:table-cell>
          <table:table-cell table:style-name="ce75" table:formula="of:=AVERAGE([$Brp_quantification.C39:$Brp_quantification.C45];[$Brp_quantification.AS2:$Brp_quantification.AS14];[$Brp_quantification.BQ88:$Brp_quantification.BQ97])" office:value-type="float" office:value="1.83333333333333" calcext:value-type="float">
            <text:p>1.833</text:p>
          </table:table-cell>
          <table:table-cell table:style-name="ce75" table:formula="of:=AVERAGE([$Brp_quantification.U79:$Brp_quantification.U89];[$Brp_quantification.BQ11:$Brp_quantification.BQ18])" office:value-type="float" office:value="0.882352941176471" calcext:value-type="float">
            <text:p>0.882</text:p>
          </table:table-cell>
          <table:table-cell/>
          <table:table-cell table:style-name="ce73" office:value-type="string" calcext:value-type="string">
            <text:p>elav_G6Pdh_day15</text:p>
          </table:table-cell>
          <table:table-cell table:style-name="ce75" table:formula="of:=STDEV([$Brp_quantification.AS15:$Brp_quantification.AS21];[$Brp_quantification.BE2:$Brp_quantification.BE5])/SQRT(COUNT([$Brp_quantification.AS15:$Brp_quantification.AS21];[$Brp_quantification.BE2:$Brp_quantification.BE5]))" office:value-type="float" office:value="0.305505046330389" calcext:value-type="float">
            <text:p>0.306</text:p>
          </table:table-cell>
          <table:table-cell table:style-name="ce75" table:formula="of:=STDEV([$Brp_quantification.I22:$Brp_quantification.I31];[$Brp_quantification.I58:$Brp_quantification.I62];[$Brp_quantification.AA67:$Brp_quantification.AA73])/SQRT(COUNT([$Brp_quantification.I22:$Brp_quantification.I31];[$Brp_quantification.I58:$Brp_quantification.I62];[$Brp_quantification.AA67:$Brp_quantification.AA73]))" office:value-type="float" office:value="0.8500873858361" calcext:value-type="float">
            <text:p>0.850</text:p>
          </table:table-cell>
          <table:table-cell table:style-name="ce75" table:formula="of:=STDEV([$Brp_quantification.I32:$Brp_quantification.I38];[$Brp_quantification.AA62:$Brp_quantification.AA66])/SQRT(COUNT([$Brp_quantification.I32:$Brp_quantification.I38];[$Brp_quantification.AA62:$Brp_quantification.AA66]))" office:value-type="float" office:value="1.38604152575279" calcext:value-type="float">
            <text:p>1.386</text:p>
          </table:table-cell>
          <table:table-cell table:style-name="ce75"/>
          <table:table-cell table:style-name="ce113" office:value-type="string" calcext:value-type="string">
            <text:p>repo_G6Pdh_day15</text:p>
          </table:table-cell>
          <table:table-cell table:style-name="ce75" table:formula="of:=STDEV([$Brp_quantification.AX15:$Brp_quantification.AX21];[$Brp_quantification.BJ2:$Brp_quantification.BJ5])/SQRT(COUNT([$Brp_quantification.AX15:$Brp_quantification.AX21];[$Brp_quantification.BJ2:$Brp_quantification.BJ5]))" office:value-type="float" office:value="0.59335159534839" calcext:value-type="float">
            <text:p>0.593</text:p>
          </table:table-cell>
          <table:table-cell table:style-name="ce75" table:formula="of:=STDEV([$Brp_quantification.C39:$Brp_quantification.C45];[$Brp_quantification.AS2:$Brp_quantification.AS14];[$Brp_quantification.BQ88:$Brp_quantification.BQ97])/SQRT(COUNT([$Brp_quantification.C39:$Brp_quantification.C45];[$Brp_quantification.AS2:$Brp_quantification.AS14];[$Brp_quantification.BQ88:$Brp_quantification.BQ97]))" office:value-type="float" office:value="0.476500933993438" calcext:value-type="float">
            <text:p>0.477</text:p>
          </table:table-cell>
          <table:table-cell table:style-name="ce75" table:formula="of:=STDEV([$Brp_quantification.U79:$Brp_quantification.U89];[$Brp_quantification.BQ11:$Brp_quantification.BQ18])/SQRT(COUNT([$Brp_quantification.U79:$Brp_quantification.U89];[$Brp_quantification.BQ11:$Brp_quantification.BQ18]))" office:value-type="float" office:value="0.36261258840994" calcext:value-type="float">
            <text:p>0.363</text:p>
          </table:table-cell>
        </table:table-row>
        <table:table-row table:style-name="ro2">
          <table:table-cell office:value-type="string" calcext:value-type="string">
            <text:p>elav_6-Pgd_day15</text:p>
          </table:table-cell>
          <table:table-cell table:style-name="ce75" table:formula="of:=AVERAGE([$Brp_quantification.I2:$Brp_quantification.I9];[$Brp_quantification.AG2:$Brp_quantification.AG12];[$Brp_quantification.BE73:$Brp_quantification.BE78])" office:value-type="float" office:value="3.25" calcext:value-type="float">
            <text:p>3.250</text:p>
          </table:table-cell>
          <table:table-cell table:style-name="ce75" table:formula="of:=AVERAGE([$Brp_quantification.I39:$Brp_quantification.I48];[$Brp_quantification.AY40:$Brp_quantification.AY46])" office:value-type="float" office:value="7.66666666666667" calcext:value-type="float">
            <text:p>7.667</text:p>
          </table:table-cell>
          <table:table-cell table:style-name="ce75" table:formula="of:=AVERAGE([$Brp_quantification.AM67:$Brp_quantification.AM75];[$Brp_quantification.BW20:$Brp_quantification.BW35])" office:value-type="float" office:value="1.2" calcext:value-type="float">
            <text:p>1.200</text:p>
          </table:table-cell>
          <table:table-cell table:style-name="ce75"/>
          <table:table-cell table:style-name="ce113" office:value-type="string" calcext:value-type="string">
            <text:p>repo_6-Pgd_day15</text:p>
          </table:table-cell>
          <table:table-cell table:style-name="ce75" table:formula="of:=AVERAGE([$Brp_quantification.I10:$Brp_quantification.I19];[$Brp_quantification.BK72:$Brp_quantification.BK80])" office:value-type="float" office:value="0.8125" calcext:value-type="float">
            <text:p>0.813</text:p>
          </table:table-cell>
          <table:table-cell table:style-name="ce75" table:formula="of:=AVERAGE([$Brp_quantification.AY47:$Brp_quantification.AY53];[$Brp_quantification.AA55:$Brp_quantification.AA61])" office:value-type="float" office:value="4" calcext:value-type="float">
            <text:p>4.000</text:p>
          </table:table-cell>
          <table:table-cell table:style-name="ce75" table:formula="of:=AVERAGE([$Brp_quantification.C85:$Brp_quantification.C91];[$Brp_quantification.BE55:$Brp_quantification.BE72])" office:value-type="float" office:value="0.181818181818182" calcext:value-type="float">
            <text:p>0.182</text:p>
          </table:table-cell>
          <table:table-cell/>
          <table:table-cell table:style-name="ce73" office:value-type="string" calcext:value-type="string">
            <text:p>elav_6-Pgd_day15</text:p>
          </table:table-cell>
          <table:table-cell table:style-name="ce75" table:formula="of:=STDEV([$Brp_quantification.I2:$Brp_quantification.I9];[$Brp_quantification.AG2:$Brp_quantification.AG12];[$Brp_quantification.BE73:$Brp_quantification.BE78])/SQRT(COUNT([$Brp_quantification.I2:$Brp_quantification.I9];[$Brp_quantification.AG2:$Brp_quantification.AG12];[$Brp_quantification.BE73:$Brp_quantification.BE78]))" office:value-type="float" office:value="0.760453465824314" calcext:value-type="float">
            <text:p>0.760</text:p>
          </table:table-cell>
          <table:table-cell table:style-name="ce75" table:formula="of:=STDEV([$Brp_quantification.I39:$Brp_quantification.I48];[$Brp_quantification.AY40:$Brp_quantification.AY46])/SQRT(COUNT([$Brp_quantification.I39:$Brp_quantification.I48];[$Brp_quantification.AY40:$Brp_quantification.AY46]))" office:value-type="float" office:value="2.64695092632055" calcext:value-type="float">
            <text:p>2.647</text:p>
          </table:table-cell>
          <table:table-cell table:style-name="ce75" table:formula="of:=STDEV([$Brp_quantification.AM67:$Brp_quantification.AM75];[$Brp_quantification.BW20:$Brp_quantification.BW35])/SQRT(COUNT([$Brp_quantification.AM67:$Brp_quantification.AM75];[$Brp_quantification.BW20:$Brp_quantification.BW35]))" office:value-type="float" office:value="0.387977210399623" calcext:value-type="float">
            <text:p>0.388</text:p>
          </table:table-cell>
          <table:table-cell table:style-name="ce75"/>
          <table:table-cell table:style-name="ce113" office:value-type="string" calcext:value-type="string">
            <text:p>repo_6-Pgd_day15</text:p>
          </table:table-cell>
          <table:table-cell table:style-name="ce75" table:formula="of:=STDEV([$Brp_quantification.I10:$Brp_quantification.I19];[$Brp_quantification.BK72:$Brp_quantification.BK80])/SQRT(COUNT([$Brp_quantification.I10:$Brp_quantification.I19];[$Brp_quantification.BK72:$Brp_quantification.BK80]))" office:value-type="float" office:value="0.261705145790703" calcext:value-type="float">
            <text:p>0.262</text:p>
          </table:table-cell>
          <table:table-cell table:style-name="ce75" table:formula="of:=STDEV([$Brp_quantification.AY47:$Brp_quantification.AY53];[$Brp_quantification.AA55:$Brp_quantification.AA61])/SQRT(COUNT([$Brp_quantification.AY47:$Brp_quantification.AY53];[$Brp_quantification.AA55:$Brp_quantification.AA61]))" office:value-type="float" office:value="0.799305253885453" calcext:value-type="float">
            <text:p>0.799</text:p>
          </table:table-cell>
          <table:table-cell table:style-name="ce75" table:formula="of:=STDEV([$Brp_quantification.C85:$Brp_quantification.C91];[$Brp_quantification.BE55:$Brp_quantification.BE72])/SQRT(COUNT([$Brp_quantification.C85:$Brp_quantification.C91];[$Brp_quantification.BE55:$Brp_quantification.BE72]))" office:value-type="float" office:value="0.181818181818182" calcext:value-type="float">
            <text:p>0.182</text:p>
          </table:table-cell>
        </table:table-row>
        <table:table-row table:style-name="ro2">
          <table:table-cell office:value-type="string" calcext:value-type="string">
            <text:p>elav_ND75_day30</text:p>
          </table:table-cell>
          <table:table-cell table:style-name="ce75" table:formula="of:=AVERAGE([$Brp_quantification.C46:$Brp_quantification.C63];[$Brp_quantification.AY54:$Brp_quantification.AY63])" office:value-type="float" office:value="2.88461538461538" calcext:value-type="float">
            <text:p>2.885</text:p>
          </table:table-cell>
          <table:table-cell table:style-name="ce75" table:formula="of:=AVERAGE([$Brp_quantification.C76:$Brp_quantification.C85];[$Brp_quantification.AY15:$Brp_quantification.AY23])" office:value-type="float" office:value="10.8181818181818" calcext:value-type="float">
            <text:p>10.818</text:p>
          </table:table-cell>
          <table:table-cell table:style-name="ce75" table:formula="of:=AVERAGE([$Brp_quantification.C17:$Brp_quantification.C27];[$Brp_quantification.U21:$Brp_quantification.U27])" office:value-type="float" office:value="2.9375" calcext:value-type="float">
            <text:p>2.938</text:p>
          </table:table-cell>
          <table:table-cell table:style-name="ce75"/>
          <table:table-cell table:style-name="ce113" office:value-type="string" calcext:value-type="string">
            <text:p>repo_ND75_day30</text:p>
          </table:table-cell>
          <table:table-cell table:style-name="ce77" table:formula="of:=AVERAGE([$Brp_quantification.BQ19:$Brp_quantification.BQ27];[$Brp_quantification.AM38:$Brp_quantification.AM45])" office:value-type="float" office:value="2" calcext:value-type="float">
            <text:p>2.000</text:p>
          </table:table-cell>
          <table:table-cell table:style-name="ce75" table:formula="of:=AVERAGE([$Brp_quantification.C28:$Brp_quantification.C38];[$Brp_quantification.AG23:$Brp_quantification.AG26];[$Brp_quantification.BQ79:$Brp_quantification.BQ87])" office:value-type="float" office:value="3.36842105263158" calcext:value-type="float">
            <text:p>3.368</text:p>
          </table:table-cell>
          <table:table-cell table:style-name="ce75" table:formula="of:=AVERAGE([$Brp_quantification.AS80:$Brp_quantification.AS94];[$Brp_quantification.BE40:$Brp_quantification.BE46])" office:value-type="float" office:value="3.05263157894737" calcext:value-type="float">
            <text:p>3.053</text:p>
          </table:table-cell>
          <table:table-cell/>
          <table:table-cell table:style-name="ce73" office:value-type="string" calcext:value-type="string">
            <text:p>elav_ND75_day30</text:p>
          </table:table-cell>
          <table:table-cell table:style-name="ce75" table:formula="of:=STDEV([$Brp_quantification.C46:$Brp_quantification.C63];[$Brp_quantification.AY54:$Brp_quantification.AY63])/SQRT(COUNT([$Brp_quantification.C46:$Brp_quantification.C63];[$Brp_quantification.AY54:$Brp_quantification.AY63]))" office:value-type="float" office:value="0.635675105880894" calcext:value-type="float">
            <text:p>0.636</text:p>
          </table:table-cell>
          <table:table-cell table:style-name="ce75" table:formula="of:=STDEV([$Brp_quantification.C76:$Brp_quantification.C85];[$Brp_quantification.AY15:$Brp_quantification.AY23])/SQRT(COUNT([$Brp_quantification.C76:$Brp_quantification.C85];[$Brp_quantification.AY15:$Brp_quantification.AY23]))" office:value-type="float" office:value="2.16508736677879" calcext:value-type="float">
            <text:p>2.165</text:p>
          </table:table-cell>
          <table:table-cell table:style-name="ce75" table:formula="of:=STDEV([$Brp_quantification.C17:$Brp_quantification.C27];[$Brp_quantification.U21:$Brp_quantification.U27])/SQRT(COUNT([$Brp_quantification.C17:$Brp_quantification.C27];[$Brp_quantification.U21:$Brp_quantification.U27]))" office:value-type="float" office:value="0.755362771565204" calcext:value-type="float">
            <text:p>0.755</text:p>
          </table:table-cell>
          <table:table-cell/>
          <table:table-cell table:style-name="ce113" office:value-type="string" calcext:value-type="string">
            <text:p>repo_ND75_day30</text:p>
          </table:table-cell>
          <table:table-cell table:style-name="ce75" table:formula="of:=STDEV([$Brp_quantification.BQ19:$Brp_quantification.BQ27];[$Brp_quantification.AM38:$Brp_quantification.AM45])/SQRT(COUNT([$Brp_quantification.BQ19:$Brp_quantification.BQ27];[$Brp_quantification.AM38:$Brp_quantification.AM45]))" office:value-type="float" office:value="0.646206172658864" calcext:value-type="float">
            <text:p>0.646</text:p>
          </table:table-cell>
          <table:table-cell table:style-name="ce75" table:formula="of:=STDEV([$Brp_quantification.C28:$Brp_quantification.C38];[$Brp_quantification.AG23:$Brp_quantification.AG26];[$Brp_quantification.BQ79:$Brp_quantification.BQ87])/SQRT(COUNT([$Brp_quantification.C28:$Brp_quantification.C38];[$Brp_quantification.AG23:$Brp_quantification.AG26];[$Brp_quantification.BQ79:$Brp_quantification.BQ87]))" office:value-type="float" office:value="0.73830264605266" calcext:value-type="float">
            <text:p>0.738</text:p>
          </table:table-cell>
          <table:table-cell table:style-name="ce75" table:formula="of:=STDEV([$Brp_quantification.AS80:$Brp_quantification.AS94];[$Brp_quantification.BE40:$Brp_quantification.BE46])/SQRT(COUNT([$Brp_quantification.AS80:$Brp_quantification.AS94];[$Brp_quantification.BE40:$Brp_quantification.BE46]))" office:value-type="float" office:value="0.792780598434737" calcext:value-type="float">
            <text:p>0.793</text:p>
          </table:table-cell>
        </table:table-row>
        <table:table-row table:style-name="ro2">
          <table:table-cell office:value-type="string" calcext:value-type="string">
            <text:p>elav_kl-5_day30</text:p>
          </table:table-cell>
          <table:table-cell table:style-name="ce75" table:formula="of:=AVERAGE([$Brp_quantification.AM53:$Brp_quantification.AM58];[$Brp_quantification.BQ2:$Brp_quantification.BQ10])" office:value-type="float" office:value="6.08333333333333" calcext:value-type="float">
            <text:p>6.083</text:p>
          </table:table-cell>
          <table:table-cell table:style-name="ce75" table:formula="of:=AVERAGE([$Brp_quantification.C2:$Brp_quantification.C7];[$Brp_quantification.AA7:$Brp_quantification.AA18])" office:value-type="float" office:value="6.22222222222222" calcext:value-type="float">
            <text:p>6.222</text:p>
          </table:table-cell>
          <table:table-cell table:style-name="ce75" table:formula="of:=AVERAGE([$Brp_quantification.AS22:$Brp_quantification.AS30];[$Brp_quantification.BE20:$Brp_quantification.BE29])" office:value-type="float" office:value="5.14285714285714" calcext:value-type="float">
            <text:p>5.143</text:p>
          </table:table-cell>
          <table:table-cell table:style-name="ce75"/>
          <table:table-cell table:style-name="ce113" office:value-type="string" calcext:value-type="string">
            <text:p>repo_kl-5_day30</text:p>
          </table:table-cell>
          <table:table-cell table:style-name="ce75" table:formula="of:=AVERAGE([$Brp_quantification.AA47:$Brp_quantification.AA54];[$Brp_quantification.AY24:$Brp_quantification.AY33])" office:value-type="float" office:value="1.93333333333333" calcext:value-type="float">
            <text:p>1.933</text:p>
          </table:table-cell>
          <table:table-cell table:style-name="ce75" table:formula="of:=AVERAGE([$Brp_quantification.O53:$Brp_quantification.O61];[$Brp_quantification.BW48:$Brp_quantification.BW56])" office:value-type="float" office:value="10.625" calcext:value-type="float">
            <text:p>10.625</text:p>
          </table:table-cell>
          <table:table-cell table:style-name="ce75" table:formula="of:=AVERAGE([$Brp_quantification.C8:$Brp_quantification.C16];[$Brp_quantification.AA19:$Brp_quantification.AA26])" office:value-type="float" office:value="1.83333333333333" calcext:value-type="float">
            <text:p>1.833</text:p>
          </table:table-cell>
          <table:table-cell/>
          <table:table-cell table:style-name="ce73" office:value-type="string" calcext:value-type="string">
            <text:p>elav_kl-5_day30</text:p>
          </table:table-cell>
          <table:table-cell table:style-name="ce75" table:formula="of:=STDEV([$Brp_quantification.AM53:$Brp_quantification.AM58];[$Brp_quantification.BQ2:$Brp_quantification.BQ10])/SQRT(COUNT([$Brp_quantification.AM53:$Brp_quantification.AM58];[$Brp_quantification.BQ2:$Brp_quantification.BQ10]))" office:value-type="float" office:value="0.763349212485361" calcext:value-type="float">
            <text:p>0.763</text:p>
          </table:table-cell>
          <table:table-cell table:style-name="ce75" table:formula="of:=STDEV([$Brp_quantification.C2:$Brp_quantification.C7];[$Brp_quantification.AA7:$Brp_quantification.AA18])/SQRT(COUNT([$Brp_quantification.C2:$Brp_quantification.C7];[$Brp_quantification.AA7:$Brp_quantification.AA18]))" office:value-type="float" office:value="1.72174777356846" calcext:value-type="float">
            <text:p>1.722</text:p>
          </table:table-cell>
          <table:table-cell table:style-name="ce75" table:formula="of:=STDEV([$Brp_quantification.AS22:$Brp_quantification.AS30];[$Brp_quantification.BE20:$Brp_quantification.BE29])/SQRT(COUNT([$Brp_quantification.AS22:$Brp_quantification.AS30];[$Brp_quantification.BE20:$Brp_quantification.BE29]))" office:value-type="float" office:value="1.30450252762652" calcext:value-type="float">
            <text:p>1.305</text:p>
          </table:table-cell>
          <table:table-cell/>
          <table:table-cell table:style-name="ce113" office:value-type="string" calcext:value-type="string">
            <text:p>repo_kl-5_day30</text:p>
          </table:table-cell>
          <table:table-cell table:style-name="ce75" table:formula="of:=STDEV([$Brp_quantification.AA47:$Brp_quantification.AA54];[$Brp_quantification.AY24:$Brp_quantification.AY33])/SQRT(COUNT([$Brp_quantification.AA47:$Brp_quantification.AA54];[$Brp_quantification.AY24:$Brp_quantification.AY33]))" office:value-type="float" office:value="0.679402164838545" calcext:value-type="float">
            <text:p>0.679</text:p>
          </table:table-cell>
          <table:table-cell table:style-name="ce75" table:formula="of:=STDEV([$Brp_quantification.O53:$Brp_quantification.O61];[$Brp_quantification.BW48:$Brp_quantification.BW56])/SQRT(COUNT([$Brp_quantification.O53:$Brp_quantification.O61];[$Brp_quantification.BW48:$Brp_quantification.BW56]))" office:value-type="float" office:value="1.29703186802278" calcext:value-type="float">
            <text:p>1.297</text:p>
          </table:table-cell>
          <table:table-cell table:style-name="ce75" table:formula="of:=STDEV([$Brp_quantification.C8:$Brp_quantification.C16];[$Brp_quantification.AA19:$Brp_quantification.AA26])/SQRT(COUNT([$Brp_quantification.C8:$Brp_quantification.C16];[$Brp_quantification.AA19:$Brp_quantification.AA26]))" office:value-type="float" office:value="0.548183409549259" calcext:value-type="float">
            <text:p>0.548</text:p>
          </table:table-cell>
        </table:table-row>
        <table:table-row table:style-name="ro2">
          <table:table-cell office:value-type="string" calcext:value-type="string">
            <text:p>elav_G6Pdh_day30</text:p>
          </table:table-cell>
          <table:table-cell table:style-name="ce75" table:formula="of:=AVERAGE([$Brp_quantification.C64:$Brp_quantification.C75];[$Brp_quantification.AS68:$Brp_quantification.AS79])" office:value-type="float" office:value="3.76190476190476" calcext:value-type="float">
            <text:p>3.762</text:p>
          </table:table-cell>
          <table:table-cell table:style-name="ce75" table:formula="of:=AVERAGE([$Brp_quantification.AS38:$Brp_quantification.AS46];[$Brp_quantification.BK12:$Brp_quantification.BK22])" office:value-type="float" office:value="12.3888888888889" calcext:value-type="float">
            <text:p>12.389</text:p>
          </table:table-cell>
          <table:table-cell table:style-name="ce75" table:formula="of:=AVERAGE([$Brp_quantification.U67:$Brp_quantification.U78];[$Brp_quantification.AM12:$Brp_quantification.AM27])" office:value-type="float" office:value="7.8" calcext:value-type="float">
            <text:p>7.800</text:p>
          </table:table-cell>
          <table:table-cell table:style-name="ce75"/>
          <table:table-cell table:style-name="ce113" office:value-type="string" calcext:value-type="string">
            <text:p>repo_G6Pdh_day30</text:p>
          </table:table-cell>
          <table:table-cell table:style-name="ce75" table:formula="of:=AVERAGE([$Brp_quantification.AG43:$Brp_quantification.AG54];[$Brp_quantification.AS2:$Brp_quantification.AS14])" office:value-type="float" office:value="2.85714285714286" calcext:value-type="float">
            <text:p>2.857</text:p>
          </table:table-cell>
          <table:table-cell table:style-name="ce75" table:formula="of:=AVERAGE([$Brp_quantification.U28:$Brp_quantification.U37];[$Brp_quantification.BK94:$Brp_quantification.BK102])" office:value-type="float" office:value="23.0714285714286" calcext:value-type="float">
            <text:p>23.071</text:p>
          </table:table-cell>
          <table:table-cell table:style-name="ce75" table:formula="of:=AVERAGE([$Brp_quantification.AG69:$Brp_quantification.AG78];[$Brp_quantification.AM46:$Brp_quantification.AM52])" office:value-type="float" office:value="7.2" calcext:value-type="float">
            <text:p>7.200</text:p>
          </table:table-cell>
          <table:table-cell/>
          <table:table-cell table:style-name="ce73" office:value-type="string" calcext:value-type="string">
            <text:p>elav_G6Pdh_day30</text:p>
          </table:table-cell>
          <table:table-cell table:style-name="ce75" table:formula="of:=STDEV([$Brp_quantification.C64:$Brp_quantification.C75];[$Brp_quantification.AS68:$Brp_quantification.AS79])/SQRT(COUNT([$Brp_quantification.C64:$Brp_quantification.C75];[$Brp_quantification.AS68:$Brp_quantification.AS79]))" office:value-type="float" office:value="0.771222782663263" calcext:value-type="float">
            <text:p>0.771</text:p>
          </table:table-cell>
          <table:table-cell table:style-name="ce75" table:formula="of:=STDEV([$Brp_quantification.AS38:$Brp_quantification.AS46];[$Brp_quantification.BK12:$Brp_quantification.BK22])/SQRT(COUNT([$Brp_quantification.AS38:$Brp_quantification.AS46];[$Brp_quantification.BK12:$Brp_quantification.BK22]))" office:value-type="float" office:value="2.50246791767894" calcext:value-type="float">
            <text:p>2.502</text:p>
          </table:table-cell>
          <table:table-cell table:style-name="ce75" table:formula="of:=STDEV([$Brp_quantification.U67:$Brp_quantification.U78];[$Brp_quantification.AM12:$Brp_quantification.AM27])/SQRT(COUNT([$Brp_quantification.U67:$Brp_quantification.U78];[$Brp_quantification.AM12:$Brp_quantification.AM27]))" office:value-type="float" office:value="1.27540843131393" calcext:value-type="float">
            <text:p>1.275</text:p>
          </table:table-cell>
          <table:table-cell/>
          <table:table-cell table:style-name="ce113" office:value-type="string" calcext:value-type="string">
            <text:p>repo_G6Pdh_day30</text:p>
          </table:table-cell>
          <table:table-cell table:style-name="ce75" table:formula="of:=STDEV([$Brp_quantification.AG43:$Brp_quantification.AG54];[$Brp_quantification.AS2:$Brp_quantification.AS14])/SQRT(COUNT([$Brp_quantification.AG43:$Brp_quantification.AG54];[$Brp_quantification.AS2:$Brp_quantification.AS14]))" office:value-type="float" office:value="0.750510030660783" calcext:value-type="float">
            <text:p>0.751</text:p>
          </table:table-cell>
          <table:table-cell table:style-name="ce75" table:formula="of:=STDEV([$Brp_quantification.U28:$Brp_quantification.U37];[$Brp_quantification.BK94:$Brp_quantification.BK102])/SQRT(COUNT([$Brp_quantification.U28:$Brp_quantification.U37];[$Brp_quantification.BK94:$Brp_quantification.BK102]))" office:value-type="float" office:value="2.4861468614385" calcext:value-type="float">
            <text:p>2.486</text:p>
          </table:table-cell>
          <table:table-cell table:style-name="ce75" table:formula="of:=STDEV([$Brp_quantification.AG69:$Brp_quantification.AG78];[$Brp_quantification.AM46:$Brp_quantification.AM52])/SQRT(COUNT([$Brp_quantification.AG69:$Brp_quantification.AG78];[$Brp_quantification.AM46:$Brp_quantification.AM52]))" office:value-type="float" office:value="1.50301284726632" calcext:value-type="float">
            <text:p>1.503</text:p>
          </table:table-cell>
        </table:table-row>
        <table:table-row table:style-name="ro2">
          <table:table-cell office:value-type="string" calcext:value-type="string">
            <text:p>elav_6-Pgd_day30</text:p>
          </table:table-cell>
          <table:table-cell table:style-name="ce75" table:formula="of:=AVERAGE([$Brp_quantification.AG39:$Brp_quantification.AG42];[$Brp_quantification.U59:$Brp_quantification.U66];[$Brp_quantification.BQ28:$Brp_quantification.BQ36])" office:value-type="float" office:value="7.21428571428571" calcext:value-type="float">
            <text:p>7.214</text:p>
          </table:table-cell>
          <table:table-cell table:style-name="ce75" table:formula="of:=AVERAGE([$Brp_quantification.O17:$Brp_quantification.O23];[$Brp_quantification.O48:$Brp_quantification.O52];[$Brp_quantification.BW36:$Brp_quantification.BW47])" office:value-type="float" office:value="14.6" calcext:value-type="float">
            <text:p>14.600</text:p>
          </table:table-cell>
          <table:table-cell table:style-name="ce75" table:formula="of:=AVERAGE([$Brp_quantification.O33:$Brp_quantification.O47];[$Brp_quantification.AG55:$Brp_quantification.AG60])" office:value-type="float" office:value="13.7368421052632" calcext:value-type="float">
            <text:p>13.737</text:p>
          </table:table-cell>
          <table:table-cell table:style-name="ce75"/>
          <table:table-cell table:style-name="ce113" office:value-type="string" calcext:value-type="string">
            <text:p>repo_6-Pgd_day30</text:p>
          </table:table-cell>
          <table:table-cell table:style-name="ce75" table:formula="of:=AVERAGE([$Brp_quantification.O62:$Brp_quantification.O70];[$Brp_quantification.AG27:$Brp_quantification.AG31])" office:value-type="float" office:value="0.923076923076923" calcext:value-type="float">
            <text:p>0.923</text:p>
          </table:table-cell>
          <table:table-cell table:style-name="ce75" table:formula="of:=AVERAGE([$Brp_quantification.O11:$Brp_quantification.O16];[$Brp_quantification.U2:$Brp_quantification.U10];[$Brp_quantification.BQ37:$Brp_quantification.BQ46])" office:value-type="float" office:value="7.08695652173913" calcext:value-type="float">
            <text:p>7.087</text:p>
          </table:table-cell>
          <table:table-cell table:style-name="ce75" table:formula="of:=AVERAGE([$Brp_quantification.AY70:$Brp_quantification.AY75];[$Brp_quantification.BK81:$Brp_quantification.BK93])" office:value-type="float" office:value="5.6" calcext:value-type="float">
            <text:p>5.600</text:p>
          </table:table-cell>
          <table:table-cell/>
          <table:table-cell table:style-name="ce73" office:value-type="string" calcext:value-type="string">
            <text:p>elav_6-Pgd_day30</text:p>
          </table:table-cell>
          <table:table-cell table:style-name="ce75" table:formula="of:=STDEV([$Brp_quantification.AG39:$Brp_quantification.AG42];[$Brp_quantification.U59:$Brp_quantification.U66];[$Brp_quantification.BQ28:$Brp_quantification.BQ36])/SQRT(COUNT([$Brp_quantification.AG39:$Brp_quantification.AG42];[$Brp_quantification.U59:$Brp_quantification.U66];[$Brp_quantification.BQ28:$Brp_quantification.BQ36]))" office:value-type="float" office:value="2.32799156806319" calcext:value-type="float">
            <text:p>2.328</text:p>
          </table:table-cell>
          <table:table-cell table:style-name="ce75" table:formula="of:=STDEV([$Brp_quantification.O17:$Brp_quantification.O23];[$Brp_quantification.O48:$Brp_quantification.O52];[$Brp_quantification.BW36:$Brp_quantification.BW47])/SQRT(COUNT([$Brp_quantification.O17:$Brp_quantification.O23];[$Brp_quantification.O48:$Brp_quantification.O52];[$Brp_quantification.BW36:$Brp_quantification.BW47]))" office:value-type="float" office:value="1.89183710161515" calcext:value-type="float">
            <text:p>1.892</text:p>
          </table:table-cell>
          <table:table-cell table:style-name="ce75" table:formula="of:=STDEV([$Brp_quantification.O33:$Brp_quantification.O47];[$Brp_quantification.AG55:$Brp_quantification.AG60])/SQRT(COUNT([$Brp_quantification.O33:$Brp_quantification.O47];[$Brp_quantification.AG55:$Brp_quantification.AG60]))" office:value-type="float" office:value="3.07207961000263" calcext:value-type="float">
            <text:p>3.072</text:p>
          </table:table-cell>
          <table:table-cell/>
          <table:table-cell table:style-name="ce113" office:value-type="string" calcext:value-type="string">
            <text:p>repo_6-Pgd_day30</text:p>
          </table:table-cell>
          <table:table-cell table:style-name="ce75" table:formula="of:=STDEV([$Brp_quantification.O62:$Brp_quantification.O70];[$Brp_quantification.AG27:$Brp_quantification.AG31])/SQRT(COUNT([$Brp_quantification.O62:$Brp_quantification.O70];[$Brp_quantification.AG27:$Brp_quantification.AG31]))" office:value-type="float" office:value="0.63510082443594" calcext:value-type="float">
            <text:p>0.635</text:p>
          </table:table-cell>
          <table:table-cell table:style-name="ce75" table:formula="of:=STDEV([$Brp_quantification.O11:$Brp_quantification.O16];[$Brp_quantification.U2:$Brp_quantification.U10];[$Brp_quantification.BQ37:$Brp_quantification.BQ46])/SQRT(COUNT([$Brp_quantification.O11:$Brp_quantification.O16];[$Brp_quantification.U2:$Brp_quantification.U10];[$Brp_quantification.BQ37:$Brp_quantification.BQ46]))" office:value-type="float" office:value="1.87020854819672" calcext:value-type="float">
            <text:p>1.870</text:p>
          </table:table-cell>
          <table:table-cell table:style-name="ce75" table:formula="of:=STDEV([$Brp_quantification.AY70:$Brp_quantification.AY75];[$Brp_quantification.BK81:$Brp_quantification.BK93])/SQRT(COUNT([$Brp_quantification.AY70:$Brp_quantification.AY75];[$Brp_quantification.BK81:$Brp_quantification.BK93]))" office:value-type="float" office:value="1.95618676681616" calcext:value-type="float">
            <text:p>1.956</text:p>
          </table:table-cell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73"/>
          <table:table-cell table:style-name="ce75" table:number-columns-repeated="4"/>
          <table:table-cell table:style-name="ce73"/>
          <table:table-cell table:style-name="ce75" table:number-columns-repeated="3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 table:number-rows-repeated="3">
          <table:table-cell table:style-name="Default"/>
          <table:table-cell table:style-name="ce75" table:number-columns-repeated="8"/>
          <table:table-cell table:number-columns-repeated="10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73"/>
          <table:table-cell table:number-columns-repeated="4"/>
          <table:table-cell table:style-name="ce73"/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4"/>
          <table:table-cell table:style-name="Default"/>
          <table:table-cell table:number-columns-repeated="13"/>
        </table:table-row>
        <table:table-row table:style-name="ro2" table:number-rows-repeated="18">
          <table:table-cell table:number-columns-repeated="19"/>
        </table:table-row>
        <table:table-row table:style-name="ro2">
          <table:table-cell table:style-name="Default" office:value-type="string" calcext:value-type="string">
            <text:p>fractions</text:p>
          </table:table-cell>
          <table:table-cell office:value-type="string" calcext:value-type="string">
            <text:p>LL/LD</text:p>
          </table:table-cell>
          <table:table-cell office:value-type="string" calcext:value-type="string">
            <text:p>DD/LD</text:p>
          </table:table-cell>
          <table:table-cell table:number-columns-repeated="2"/>
          <table:table-cell table:style-name="Default" office:value-type="string" calcext:value-type="string">
            <text:p>fractions</text:p>
          </table:table-cell>
          <table:table-cell office:value-type="string" calcext:value-type="string">
            <text:p>LL/LD</text:p>
          </table:table-cell>
          <table:table-cell office:value-type="string" calcext:value-type="string">
            <text:p>DD/L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lav_ND75_day30</text:p>
          </table:table-cell>
          <table:table-cell table:formula="of:=[.C10]/[.B10]" office:value-type="float" office:value="3.75030303030303" calcext:value-type="float">
            <text:p>3.75030303030303</text:p>
          </table:table-cell>
          <table:table-cell table:formula="of:=[.D10]/[.B10]" office:value-type="float" office:value="1.01833333333333" calcext:value-type="float">
            <text:p>1.01833333333333</text:p>
          </table:table-cell>
          <table:table-cell table:number-columns-repeated="2"/>
          <table:table-cell table:style-name="ce113" office:value-type="string" calcext:value-type="string">
            <text:p>repo_ND75_day30</text:p>
          </table:table-cell>
          <table:table-cell table:formula="of:=[.H10]/[.G10]" office:value-type="float" office:value="1.68421052631579" calcext:value-type="float">
            <text:p>1.68421052631579</text:p>
          </table:table-cell>
          <table:table-cell table:formula="of:=[.I10]/[.G10]" office:value-type="float" office:value="1.52631578947368" calcext:value-type="float">
            <text:p>1.5263157894736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lav_kl-5_day30</text:p>
          </table:table-cell>
          <table:table-cell table:formula="of:=[.C11]/[.B11]" office:value-type="float" office:value="1.02283105022831" calcext:value-type="float">
            <text:p>1.02283105022831</text:p>
          </table:table-cell>
          <table:table-cell table:formula="of:=[.D11]/[.B11]" office:value-type="float" office:value="0.845401174168297" calcext:value-type="float">
            <text:p>0.845401174168297</text:p>
          </table:table-cell>
          <table:table-cell table:number-columns-repeated="2"/>
          <table:table-cell table:style-name="ce113" office:value-type="string" calcext:value-type="string">
            <text:p>repo_kl-5_day30</text:p>
          </table:table-cell>
          <table:table-cell table:formula="of:=[.H11]/[.G11]" office:value-type="float" office:value="5.49568965517241" calcext:value-type="float">
            <text:p>5.49568965517241</text:p>
          </table:table-cell>
          <table:table-cell table:formula="of:=[.I11]/[.G11]" office:value-type="float" office:value="0.948275862068966" calcext:value-type="float">
            <text:p>0.94827586206896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lav_G6Pdh_day30</text:p>
          </table:table-cell>
          <table:table-cell table:formula="of:=[.C12]/[.B12]" office:value-type="float" office:value="3.29324894514768" calcext:value-type="float">
            <text:p>3.29324894514768</text:p>
          </table:table-cell>
          <table:table-cell table:formula="of:=[.D12]/[.B12]" office:value-type="float" office:value="2.07341772151899" calcext:value-type="float">
            <text:p>2.07341772151899</text:p>
          </table:table-cell>
          <table:table-cell table:number-columns-repeated="2"/>
          <table:table-cell table:style-name="ce113" office:value-type="string" calcext:value-type="string">
            <text:p>repo_G6Pdh_day30</text:p>
          </table:table-cell>
          <table:table-cell table:formula="of:=[.H12]/[.G12]" office:value-type="float" office:value="8.075" calcext:value-type="float">
            <text:p>8.075</text:p>
          </table:table-cell>
          <table:table-cell table:formula="of:=[.I12]/[.G12]" office:value-type="float" office:value="2.52" calcext:value-type="float">
            <text:p>2.5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lav_6-Pgd_day30</text:p>
          </table:table-cell>
          <table:table-cell table:formula="of:=[.C13]/[.B13]" office:value-type="float" office:value="2.02376237623762" calcext:value-type="float">
            <text:p>2.02376237623762</text:p>
          </table:table-cell>
          <table:table-cell table:formula="of:=[.D13]/[.B13]" office:value-type="float" office:value="1.90411672746222" calcext:value-type="float">
            <text:p>1.90411672746222</text:p>
          </table:table-cell>
          <table:table-cell table:number-columns-repeated="2"/>
          <table:table-cell table:style-name="ce113" office:value-type="string" calcext:value-type="string">
            <text:p>repo_6-Pgd_day30</text:p>
          </table:table-cell>
          <table:table-cell table:formula="of:=[.H13]/[.G13]" office:value-type="float" office:value="7.67753623188406" calcext:value-type="float">
            <text:p>7.67753623188406</text:p>
          </table:table-cell>
          <table:table-cell table:formula="of:=[.I13]/[.G13]" office:value-type="float" office:value="6.06666666666667" calcext:value-type="float">
            <text:p>6.06666666666667</text:p>
          </table:table-cell>
          <table:table-cell table:number-columns-repeated="11"/>
        </table:table-row>
        <table:table-row table:style-name="ro2" table:number-rows-repeated="104851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5" table:style-name="ta3">
        <table:table-column table:style-name="co20" table:number-columns-repeated="1024" table:default-cell-style-name="ce75"/>
        <table:table-row table:style-name="ro3">
          <table:table-cell table:style-name="ce113" office:value-type="string" calcext:value-type="string">
            <text:p>elav_ND75_day0</text:p>
          </table:table-cell>
          <table:table-cell table:style-name="ce113" office:value-type="string" calcext:value-type="string">
            <text:p>repo_ND75_day0</text:p>
          </table:table-cell>
          <table:table-cell table:style-name="ce113" office:value-type="string" calcext:value-type="string">
            <text:p>elav_kl5_day0</text:p>
          </table:table-cell>
          <table:table-cell table:style-name="ce113" office:value-type="string" calcext:value-type="string">
            <text:p>repo_kl-5_day0</text:p>
          </table:table-cell>
          <table:table-cell table:style-name="ce113" office:value-type="string" calcext:value-type="string">
            <text:p>elav_G6Pdh_day0</text:p>
          </table:table-cell>
          <table:table-cell table:style-name="ce113" office:value-type="string" calcext:value-type="string">
            <text:p>repo_G6Pdh_day0</text:p>
          </table:table-cell>
          <table:table-cell table:style-name="ce113" office:value-type="string" calcext:value-type="string">
            <text:p>elav_6-Pgd_day0</text:p>
          </table:table-cell>
          <table:table-cell table:style-name="ce113" office:value-type="string" calcext:value-type="string">
            <text:p>repo_6-Pgd_day0</text:p>
          </table:table-cell>
          <table:table-cell office:value-type="string" calcext:value-type="string">
            <text:p>elav ND75 15 LD</text:p>
          </table:table-cell>
          <table:table-cell office:value-type="string" calcext:value-type="string">
            <text:p><text:span text:style-name="T1">Elav </text:span>ND75 15 LL</text:p>
          </table:table-cell>
          <table:table-cell office:value-type="string" calcext:value-type="string">
            <text:p><text:span text:style-name="T1">Elav </text:span>ND75 15 DD</text:p>
          </table:table-cell>
          <table:table-cell office:value-type="string" calcext:value-type="string">
            <text:p>Repo ND75 15 LD</text:p>
          </table:table-cell>
          <table:table-cell office:value-type="string" calcext:value-type="string">
            <text:p>Repo ND75 15 LL</text:p>
          </table:table-cell>
          <table:table-cell office:value-type="string" calcext:value-type="string">
            <text:p>Repo ND75 15 DD</text:p>
          </table:table-cell>
          <table:table-cell office:value-type="string" calcext:value-type="string">
            <text:p><text:span text:style-name="T1">Elav kl5</text:span> 15 LD</text:p>
          </table:table-cell>
          <table:table-cell office:value-type="string" calcext:value-type="string">
            <text:p><text:span text:style-name="T1">Elav kl5 </text:span> 15 LL</text:p>
          </table:table-cell>
          <table:table-cell office:value-type="string" calcext:value-type="string">
            <text:p><text:span text:style-name="T1">elav kl5 </text:span> 15 DD</text:p>
          </table:table-cell>
          <table:table-cell office:value-type="string" calcext:value-type="string">
            <text:p>repo kl5 15 LD</text:p>
          </table:table-cell>
          <table:table-cell office:value-type="string" calcext:value-type="string">
            <text:p><text:span text:style-name="T1">repo kl5</text:span> 15 LL</text:p>
          </table:table-cell>
          <table:table-cell office:value-type="string" calcext:value-type="string">
            <text:p><text:span text:style-name="T1">repo kl5 </text:span>15 DD</text:p>
          </table:table-cell>
          <table:table-cell office:value-type="string" calcext:value-type="string">
            <text:p><text:span text:style-name="T1">Elav G6KK</text:span> 15 LD</text:p>
          </table:table-cell>
          <table:table-cell office:value-type="string" calcext:value-type="string">
            <text:p><text:span text:style-name="T1">Elav G6KK </text:span> 15 LL</text:p>
          </table:table-cell>
          <table:table-cell office:value-type="string" calcext:value-type="string">
            <text:p><text:span text:style-name="T1">elav G6KK </text:span> 15 DD</text:p>
          </table:table-cell>
          <table:table-cell office:value-type="string" calcext:value-type="string">
            <text:p><text:span text:style-name="T1">Repo G6KK</text:span> 15 LD</text:p>
          </table:table-cell>
          <table:table-cell office:value-type="string" calcext:value-type="string">
            <text:p><text:span text:style-name="T1">repo G6KK</text:span>15 LL</text:p>
          </table:table-cell>
          <table:table-cell office:value-type="string" calcext:value-type="string">
            <text:p><text:span text:style-name="T1">repoG6KK </text:span>15 DD</text:p>
          </table:table-cell>
          <table:table-cell office:value-type="string" calcext:value-type="string">
            <text:p><text:span text:style-name="T1">Elav PgdKK</text:span> 15 LD</text:p>
          </table:table-cell>
          <table:table-cell office:value-type="string" calcext:value-type="string">
            <text:p><text:span text:style-name="T1">Elav PgdKK </text:span> 15 LL</text:p>
          </table:table-cell>
          <table:table-cell office:value-type="string" calcext:value-type="string">
            <text:p><text:span text:style-name="T1">elav PgdKK</text:span> 15 DD</text:p>
          </table:table-cell>
          <table:table-cell office:value-type="string" calcext:value-type="string">
            <text:p><text:span text:style-name="T1">repo PgdKK </text:span>15 LD</text:p>
          </table:table-cell>
          <table:table-cell office:value-type="string" calcext:value-type="string">
            <text:p><text:span text:style-name="T1">repo PgdKK</text:span> 15 LL</text:p>
          </table:table-cell>
          <table:table-cell office:value-type="string" calcext:value-type="string">
            <text:p><text:span text:style-name="T1">repo PgdKK </text:span>15 DD</text:p>
          </table:table-cell>
          <table:table-cell office:value-type="string" calcext:value-type="string">
            <text:p>elav ND75 30 LD</text:p>
          </table:table-cell>
          <table:table-cell office:value-type="string" calcext:value-type="string">
            <text:p>Elav ND75 30 LL</text:p>
          </table:table-cell>
          <table:table-cell office:value-type="string" calcext:value-type="string">
            <text:p>Elav ND75 30 DD</text:p>
          </table:table-cell>
          <table:table-cell office:value-type="string" calcext:value-type="string">
            <text:p>Repo ND75 30 LD</text:p>
          </table:table-cell>
          <table:table-cell office:value-type="string" calcext:value-type="string">
            <text:p>Repo ND75 30 LL</text:p>
          </table:table-cell>
          <table:table-cell office:value-type="string" calcext:value-type="string">
            <text:p>Repo ND75 30 DD</text:p>
          </table:table-cell>
          <table:table-cell office:value-type="string" calcext:value-type="string">
            <text:p>Elav kl5 30 LD</text:p>
          </table:table-cell>
          <table:table-cell office:value-type="string" calcext:value-type="string">
            <text:p>Elav kl5 <text:s/>30 LL</text:p>
          </table:table-cell>
          <table:table-cell office:value-type="string" calcext:value-type="string">
            <text:p>elav kl5 <text:s/>30 DD</text:p>
          </table:table-cell>
          <table:table-cell office:value-type="string" calcext:value-type="string">
            <text:p>repo kl5 30 LD</text:p>
          </table:table-cell>
          <table:table-cell office:value-type="string" calcext:value-type="string">
            <text:p>repo kl5 30 LL</text:p>
          </table:table-cell>
          <table:table-cell office:value-type="string" calcext:value-type="string">
            <text:p>repo kl5 30 DD</text:p>
          </table:table-cell>
          <table:table-cell office:value-type="string" calcext:value-type="string">
            <text:p>Elav G6KK 30 LD</text:p>
          </table:table-cell>
          <table:table-cell office:value-type="string" calcext:value-type="string">
            <text:p>Elav G6KK <text:s/>30 LL</text:p>
          </table:table-cell>
          <table:table-cell office:value-type="string" calcext:value-type="string">
            <text:p>elav G6KK <text:s/>30 DD</text:p>
          </table:table-cell>
          <table:table-cell office:value-type="string" calcext:value-type="string">
            <text:p>Repo G6KK 30 LD</text:p>
          </table:table-cell>
          <table:table-cell office:value-type="string" calcext:value-type="string">
            <text:p>repo G6KK30 LL</text:p>
          </table:table-cell>
          <table:table-cell office:value-type="string" calcext:value-type="string">
            <text:p>repoG6KK 30 DD</text:p>
          </table:table-cell>
          <table:table-cell office:value-type="string" calcext:value-type="string">
            <text:p>Elav PgdKK 30 LD</text:p>
          </table:table-cell>
          <table:table-cell office:value-type="string" calcext:value-type="string">
            <text:p>Elav PgdKK <text:s/>30 LL</text:p>
          </table:table-cell>
          <table:table-cell office:value-type="string" calcext:value-type="string">
            <text:p>elav PgdKK 30 DD</text:p>
          </table:table-cell>
          <table:table-cell office:value-type="string" calcext:value-type="string">
            <text:p>repo PgdKK 30 LD</text:p>
          </table:table-cell>
          <table:table-cell office:value-type="string" calcext:value-type="string">
            <text:p>repo PgdKK 30 LL</text:p>
          </table:table-cell>
          <table:table-cell office:value-type="string" calcext:value-type="string">
            <text:p>repo PgdKK 30 DD</text:p>
          </table:table-cell>
          <table:table-cell table:number-columns-repeated="968"/>
        </table:table-row>
        <table:table-row table:style-name="ro2">
          <table:table-cell table:number-columns-repeated="3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office:value-type="float" office:value="11" calcext:value-type="float">
            <text:p>11.000</text:p>
          </table:table-cell>
          <table:table-cell office:value-type="float" office:value="7" calcext:value-type="float">
            <text:p>7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6" calcext:value-type="float">
            <text:p>6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3" calcext:value-type="float">
            <text:p>3.000</text:p>
          </table:table-cell>
          <table:table-cell office:value-type="float" office:value="7" calcext:value-type="float">
            <text:p>7.000</text:p>
          </table:table-cell>
          <table:table-cell table:number-columns-repeated="2" office:value-type="float" office:value="3" calcext:value-type="float">
            <text:p>3.000</text:p>
          </table:table-cell>
          <table:table-cell office:value-type="float" office:value="8" calcext:value-type="float">
            <text:p>8.000</text:p>
          </table:table-cell>
          <table:table-cell office:value-type="float" office:value="15" calcext:value-type="float">
            <text:p>15.000</text:p>
          </table:table-cell>
          <table:table-cell office:value-type="float" office:value="2" calcext:value-type="float">
            <text:p>2.000</text:p>
          </table:table-cell>
          <table:table-cell office:value-type="float" office:value="16" calcext:value-type="float">
            <text:p>16.000</text:p>
          </table:table-cell>
          <table:table-cell office:value-type="float" office:value="19" calcext:value-type="float">
            <text:p>19.000</text:p>
          </table:table-cell>
          <table:table-cell office:value-type="float" office:value="7" calcext:value-type="float">
            <text:p>7.000</text:p>
          </table:table-cell>
          <table:table-cell office:value-type="float" office:value="2" calcext:value-type="float">
            <text:p>2.000</text:p>
          </table:table-cell>
          <table:table-cell office:value-type="float" office:value="33" calcext:value-type="float">
            <text:p>33.000</text:p>
          </table:table-cell>
          <table:table-cell office:value-type="float" office:value="12" calcext:value-type="float">
            <text:p>12.000</text:p>
          </table:table-cell>
          <table:table-cell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number-columns-repeated="968"/>
        </table:table-row>
        <table:table-row table:style-name="ro2">
          <table:table-cell table:number-columns-repeated="3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office:value-type="float" office:value="12" calcext:value-type="float">
            <text:p>12.000</text:p>
          </table:table-cell>
          <table:table-cell office:value-type="float" office:value="4" calcext:value-type="float">
            <text:p>4.000</text:p>
          </table:table-cell>
          <table:table-cell office:value-type="float" office:value="7" calcext:value-type="float">
            <text:p>7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office:value-type="float" office:value="7" calcext:value-type="float">
            <text:p>7.000</text:p>
          </table:table-cell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office:value-type="float" office:value="10" calcext:value-type="float">
            <text:p>1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43" calcext:value-type="float">
            <text:p>43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42" calcext:value-type="float">
            <text:p>42.000</text:p>
          </table:table-cell>
          <table:table-cell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968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11" calcext:value-type="float">
            <text:p>11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12" calcext:value-type="float">
            <text:p>12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24" calcext:value-type="float">
            <text:p>24.000</text:p>
          </table:table-cell>
          <table:table-cell office:value-type="float" office:value="12" calcext:value-type="float">
            <text:p>12.000</text:p>
          </table:table-cell>
          <table:table-cell office:value-type="float" office:value="7" calcext:value-type="float">
            <text:p>7.000</text:p>
          </table:table-cell>
          <table:table-cell office:value-type="float" office:value="1" calcext:value-type="float">
            <text:p>1.00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office:value-type="float" office:value="9" calcext:value-type="float">
            <text:p>9.000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33" calcext:value-type="float">
            <text:p>33.000</text:p>
          </table:table-cell>
          <table:table-cell office:value-type="float" office:value="6" calcext:value-type="float">
            <text:p>6.000</text:p>
          </table:table-cell>
          <table:table-cell office:value-type="float" office:value="0" calcext:value-type="float">
            <text:p>0.000</text:p>
          </table:table-cell>
          <table:table-cell office:value-type="float" office:value="32" calcext:value-type="float">
            <text:p>32.000</text:p>
          </table:table-cell>
          <table:table-cell office:value-type="float" office:value="14" calcext:value-type="float">
            <text:p>14.000</text:p>
          </table:table-cell>
          <table:table-cell office:value-type="float" office:value="9" calcext:value-type="float">
            <text:p>9.000</text:p>
          </table:table-cell>
          <table:table-cell office:value-type="float" office:value="14" calcext:value-type="float">
            <text:p>14.000</text:p>
          </table:table-cell>
          <table:table-cell office:value-type="float" office:value="1" calcext:value-type="float">
            <text:p>1.00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968"/>
        </table:table-row>
        <table:table-row table:style-name="ro2">
          <table:table-cell table:number-columns-repeated="9"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3" calcext:value-type="float">
            <text:p>3.000</text:p>
          </table:table-cell>
          <table:table-cell office:value-type="float" office:value="10" calcext:value-type="float">
            <text:p>1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8" calcext:value-type="float">
            <text:p>18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6" calcext:value-type="float">
            <text:p>6.000</text:p>
          </table:table-cell>
          <table:table-cell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table:number-columns-repeated="2" office:value-type="float" office:value="2" calcext:value-type="float">
            <text:p>2.000</text:p>
          </table:table-cell>
          <table:table-cell table:number-columns-repeated="2"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6" calcext:value-type="float">
            <text:p>6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8" calcext:value-type="float">
            <text:p>8.000</text:p>
          </table:table-cell>
          <table:table-cell office:value-type="float" office:value="3" calcext:value-type="float">
            <text:p>3.000</text:p>
          </table:table-cell>
          <table:table-cell office:value-type="float" office:value="5" calcext:value-type="float">
            <text:p>5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3" calcext:value-type="float">
            <text:p>3.000</text:p>
          </table:table-cell>
          <table:table-cell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office:value-type="float" office:value="7" calcext:value-type="float">
            <text:p>7.000</text:p>
          </table:table-cell>
          <table:table-cell office:value-type="float" office:value="15" calcext:value-type="float">
            <text:p>15.000</text:p>
          </table:table-cell>
          <table:table-cell office:value-type="float" office:value="3" calcext:value-type="float">
            <text:p>3.000</text:p>
          </table:table-cell>
          <table:table-cell office:value-type="float" office:value="13" calcext:value-type="float">
            <text:p>13.000</text:p>
          </table:table-cell>
          <table:table-cell office:value-type="float" office:value="22" calcext:value-type="float">
            <text:p>22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968"/>
        </table:table-row>
        <table:table-row table:style-name="ro2">
          <table:table-cell table:number-columns-repeated="6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3" calcext:value-type="float">
            <text:p>3.00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2"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7" calcext:value-type="float">
            <text:p>7.000</text:p>
          </table:table-cell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.000</text:p>
          </table:table-cell>
          <table:table-cell office:value-type="float" office:value="31" calcext:value-type="float">
            <text:p>31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.000</text:p>
          </table:table-cell>
          <table:table-cell office:value-type="float" office:value="6" calcext:value-type="float">
            <text:p>6.000</text:p>
          </table:table-cell>
          <table:table-cell office:value-type="float" office:value="11" calcext:value-type="float">
            <text:p>11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14" calcext:value-type="float">
            <text:p>14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21" calcext:value-type="float">
            <text:p>21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15" calcext:value-type="float">
            <text:p>15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16" calcext:value-type="float">
            <text:p>16.000</text:p>
          </table:table-cell>
          <table:table-cell office:value-type="float" office:value="13" calcext:value-type="float">
            <text:p>13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2" calcext:value-type="float">
            <text:p>2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4" calcext:value-type="float">
            <text:p>4.000</text:p>
          </table:table-cell>
          <table:table-cell office:value-type="float" office:value="5" calcext:value-type="float">
            <text:p>5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.000</text:p>
          </table:table-cell>
          <table:table-cell office:value-type="float" office:value="2" calcext:value-type="float">
            <text:p>2.000</text:p>
          </table:table-cell>
          <table:table-cell office:value-type="float" office:value="5" calcext:value-type="float">
            <text:p>5.000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7" calcext:value-type="float">
            <text:p>7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31" calcext:value-type="float">
            <text:p>31.00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5" calcext:value-type="float">
            <text:p>5.000</text:p>
          </table:table-cell>
          <table:table-cell office:value-type="float" office:value="8" calcext:value-type="float">
            <text:p>8.000</text:p>
          </table:table-cell>
          <table:table-cell office:value-type="float" office:value="9" calcext:value-type="float">
            <text:p>9.000</text:p>
          </table:table-cell>
          <table:table-cell office:value-type="float" office:value="2" calcext:value-type="float">
            <text:p>2.000</text:p>
          </table:table-cell>
          <table:table-cell office:value-type="float" office:value="7" calcext:value-type="float">
            <text:p>7.000</text:p>
          </table:table-cell>
          <table:table-cell office:value-type="float" office:value="3" calcext:value-type="float">
            <text:p>3.000</text:p>
          </table:table-cell>
          <table:table-cell office:value-type="float" office:value="13" calcext:value-type="float">
            <text:p>13.000</text:p>
          </table:table-cell>
          <table:table-cell office:value-type="float" office:value="0" calcext:value-type="float">
            <text:p>0.000</text:p>
          </table:table-cell>
          <table:table-cell office:value-type="float" office:value="7" calcext:value-type="float">
            <text:p>7.000</text:p>
          </table:table-cell>
          <table:table-cell office:value-type="float" office:value="10" calcext:value-type="float">
            <text:p>10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23" calcext:value-type="float">
            <text:p>23.000</text:p>
          </table:table-cell>
          <table:table-cell office:value-type="float" office:value="12" calcext:value-type="float">
            <text:p>12.000</text:p>
          </table:table-cell>
          <table:table-cell office:value-type="float" office:value="2" calcext:value-type="float">
            <text:p>2.000</text:p>
          </table:table-cell>
          <table:table-cell office:value-type="float" office:value="9" calcext:value-type="float">
            <text:p>9.000</text:p>
          </table:table-cell>
          <table:table-cell office:value-type="float" office:value="40" calcext:value-type="float">
            <text:p>40.00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968"/>
        </table:table-row>
        <table:table-row table:style-name="ro2">
          <table:table-cell table:number-columns-repeated="8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0" calcext:value-type="float">
            <text:p>1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6" calcext:value-type="float">
            <text:p>6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style-name="ce86"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5" calcext:value-type="float">
            <text:p>5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6" calcext:value-type="float">
            <text:p>6.000</text:p>
          </table:table-cell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5" calcext:value-type="float">
            <text:p>5.000</text:p>
          </table:table-cell>
          <table:table-cell office:value-type="float" office:value="4" calcext:value-type="float">
            <text:p>4.000</text:p>
          </table:table-cell>
          <table:table-cell table:number-columns-repeated="2" office:value-type="float" office:value="9" calcext:value-type="float">
            <text:p>9.00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office:value-type="float" office:value="12" calcext:value-type="float">
            <text:p>12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6" calcext:value-type="float">
            <text:p>16.000</text:p>
          </table:table-cell>
          <table:table-cell office:value-type="float" office:value="12" calcext:value-type="float">
            <text:p>12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4" calcext:value-type="float">
            <text:p>4.000</text:p>
          </table:table-cell>
          <table:table-cell office:value-type="float" office:value="13" calcext:value-type="float">
            <text:p>13.000</text:p>
          </table:table-cell>
          <table:table-cell table:style-name="ce8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6" calcext:value-type="float">
            <text:p>16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12" calcext:value-type="float">
            <text:p>12.000</text:p>
          </table:table-cell>
          <table:table-cell office:value-type="float" office:value="4" calcext:value-type="float">
            <text:p>4.000</text:p>
          </table:table-cell>
          <table:table-cell office:value-type="float" office:value="26" calcext:value-type="float">
            <text:p>26.000</text:p>
          </table:table-cell>
          <table:table-cell office:value-type="float" office:value="15" calcext:value-type="float">
            <text:p>15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23" calcext:value-type="float">
            <text:p>23.000</text:p>
          </table:table-cell>
          <table:table-cell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office:value-type="float" office:value="6" calcext:value-type="float">
            <text:p>6.000</text:p>
          </table:table-cell>
          <table:table-cell office:value-type="float" office:value="2" calcext:value-type="float">
            <text:p>2.000</text:p>
          </table:table-cell>
          <table:table-cell office:value-type="float" office:value="6" calcext:value-type="float">
            <text:p>6.000</text:p>
          </table:table-cell>
          <table:table-cell office:value-type="float" office:value="24" calcext:value-type="float">
            <text:p>24.000</text:p>
          </table:table-cell>
          <table:table-cell office:value-type="float" office:value="17" calcext:value-type="float">
            <text:p>17.000</text:p>
          </table:table-cell>
          <table:table-cell office:value-type="float" office:value="27" calcext:value-type="float">
            <text:p>27.000</text:p>
          </table:table-cell>
          <table:table-cell office:value-type="float" office:value="9" calcext:value-type="float">
            <text:p>9.000</text:p>
          </table:table-cell>
          <table:table-cell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7" calcext:value-type="float">
            <text:p>7.000</text:p>
          </table:table-cell>
          <table:table-cell table:number-columns-repeated="968"/>
        </table:table-row>
        <table:table-row table:style-name="ro2">
          <table:table-cell table:number-columns-repeated="3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1" calcext:value-type="float">
            <text:p>11.000</text:p>
          </table:table-cell>
          <table:table-cell table:number-columns-repeated="2"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office:value-type="float" office:value="11" calcext:value-type="float">
            <text:p>11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5" calcext:value-type="float">
            <text:p>15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3" calcext:value-type="float">
            <text:p>3.000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8" calcext:value-type="float">
            <text:p>8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office:value-type="float" office:value="6" calcext:value-type="float">
            <text:p>6.000</text:p>
          </table:table-cell>
          <table:table-cell office:value-type="float" office:value="21" calcext:value-type="float">
            <text:p>21.000</text:p>
          </table:table-cell>
          <table:table-cell office:value-type="float" office:value="10" calcext:value-type="float">
            <text:p>10.000</text:p>
          </table:table-cell>
          <table:table-cell office:value-type="float" office:value="13" calcext:value-type="float">
            <text:p>13.000</text:p>
          </table:table-cell>
          <table:table-cell table:style-name="ce86" office:value-type="float" office:value="32" calcext:value-type="float">
            <text:p>32.000</text:p>
          </table:table-cell>
          <table:table-cell office:value-type="float" office:value="16" calcext:value-type="float">
            <text:p>16.000</text:p>
          </table:table-cell>
          <table:table-cell office:value-type="float" office:value="0" calcext:value-type="float">
            <text:p>0.000</text:p>
          </table:table-cell>
          <table:table-cell office:value-type="float" office:value="13" calcext:value-type="float">
            <text:p>13.000</text:p>
          </table:table-cell>
          <table:table-cell office:value-type="float" office:value="7" calcext:value-type="float">
            <text:p>7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2" calcext:value-type="float">
            <text:p>12.000</text:p>
          </table:table-cell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14" calcext:value-type="float">
            <text:p>14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5" calcext:value-type="float">
            <text:p>5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office:value-type="float" office:value="5" calcext:value-type="float">
            <text:p>5.000</text:p>
          </table:table-cell>
          <table:table-cell table:style-name="ce86"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table:style-name="Default"/>
          <table:table-cell table:number-columns-repeated="2"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6" calcext:value-type="float">
            <text:p>6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14" calcext:value-type="float">
            <text:p>1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8" calcext:value-type="float">
            <text:p>8.000</text:p>
          </table:table-cell>
          <table:table-cell office:value-type="float" office:value="5" calcext:value-type="float">
            <text:p>5.000</text:p>
          </table:table-cell>
          <table:table-cell office:value-type="float" office:value="4" calcext:value-type="float">
            <text:p>4.000</text:p>
          </table:table-cell>
          <table:table-cell office:value-type="float" office:value="8" calcext:value-type="float">
            <text:p>8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18" calcext:value-type="float">
            <text:p>18.000</text:p>
          </table:table-cell>
          <table:table-cell office:value-type="float" office:value="11" calcext:value-type="float">
            <text:p>11.000</text:p>
          </table:table-cell>
          <table:table-cell office:value-type="float" office:value="10" calcext:value-type="float">
            <text:p>10.000</text:p>
          </table:table-cell>
          <table:table-cell table:style-name="ce86" office:value-type="float" office:value="26" calcext:value-type="float">
            <text:p>26.000</text:p>
          </table:table-cell>
          <table:table-cell office:value-type="float" office:value="21" calcext:value-type="float">
            <text:p>21.000</text:p>
          </table:table-cell>
          <table:table-cell office:value-type="float" office:value="3" calcext:value-type="float">
            <text:p>3.000</text:p>
          </table:table-cell>
          <table:table-cell office:value-type="float" office:value="14" calcext:value-type="float">
            <text:p>14.000</text:p>
          </table:table-cell>
          <table:table-cell office:value-type="float" office:value="27" calcext:value-type="float">
            <text:p>27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3" calcext:value-type="float">
            <text:p>13.000</text:p>
          </table:table-cell>
          <table:table-cell office:value-type="float" office:value="2" calcext:value-type="float">
            <text:p>2.000</text:p>
          </table:table-cell>
          <table:table-cell office:value-type="float" office:value="9" calcext:value-type="float">
            <text:p>9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1" calcext:value-type="float">
            <text:p>1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10" calcext:value-type="float">
            <text:p>1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86" office:value-type="float" office:value="9" calcext:value-type="float">
            <text:p>9.00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office:value-type="float" office:value="11" calcext:value-type="float">
            <text:p>11.000</text:p>
          </table:table-cell>
          <table:table-cell office:value-type="float" office:value="2" calcext:value-type="float">
            <text:p>2.000</text:p>
          </table:table-cell>
          <table:table-cell office:value-type="float" office:value="6" calcext:value-type="float">
            <text:p>6.000</text:p>
          </table:table-cell>
          <table:table-cell office:value-type="float" office:value="16" calcext:value-type="float">
            <text:p>16.000</text:p>
          </table:table-cell>
          <table:table-cell office:value-type="float" office:value="0" calcext:value-type="float">
            <text:p>0.000</text:p>
          </table:table-cell>
          <table:table-cell office:value-type="float" office:value="9" calcext:value-type="float">
            <text:p>9.000</text:p>
          </table:table-cell>
          <table:table-cell table:style-name="ce86" office:value-type="float" office:value="21" calcext:value-type="float">
            <text:p>21.000</text:p>
          </table:table-cell>
          <table:table-cell office:value-type="float" office:value="18" calcext:value-type="float">
            <text:p>18.000</text:p>
          </table:table-cell>
          <table:table-cell office:value-type="float" office:value="0" calcext:value-type="float">
            <text:p>0.000</text:p>
          </table:table-cell>
          <table:table-cell office:value-type="float" office:value="30" calcext:value-type="float">
            <text:p>30.000</text:p>
          </table:table-cell>
          <table:table-cell office:value-type="float" office:value="17" calcext:value-type="float">
            <text:p>17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office:value-type="float" office:value="11" calcext:value-type="float">
            <text:p>11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1" calcext:value-type="float">
            <text:p>1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7" calcext:value-type="float">
            <text:p>7.000</text:p>
          </table:table-cell>
          <table:table-cell office:value-type="float" office:value="19" calcext:value-type="float">
            <text:p>19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14" calcext:value-type="float">
            <text:p>14.000</text:p>
          </table:table-cell>
          <table:table-cell office:value-type="float" office:value="3" calcext:value-type="float">
            <text:p>3.000</text:p>
          </table:table-cell>
          <table:table-cell office:value-type="float" office:value="2" calcext:value-type="float">
            <text:p>2.000</text:p>
          </table:table-cell>
          <table:table-cell table:number-columns-repeated="2" office:value-type="float" office:value="9" calcext:value-type="float">
            <text:p>9.000</text:p>
          </table:table-cell>
          <table:table-cell office:value-type="float" office:value="7" calcext:value-type="float">
            <text:p>7.000</text:p>
          </table:table-cell>
          <table:table-cell office:value-type="float" office:value="28" calcext:value-type="float">
            <text:p>28.000</text:p>
          </table:table-cell>
          <table:table-cell office:value-type="float" office:value="0" calcext:value-type="float">
            <text:p>0.000</text:p>
          </table:table-cell>
          <table:table-cell office:value-type="float" office:value="23" calcext:value-type="float">
            <text:p>23.000</text:p>
          </table:table-cell>
          <table:table-cell table:style-name="ce86" office:value-type="float" office:value="9" calcext:value-type="float">
            <text:p>9.000</text:p>
          </table:table-cell>
          <table:table-cell office:value-type="float" office:value="45" calcext:value-type="float">
            <text:p>45.000</text:p>
          </table:table-cell>
          <table:table-cell office:value-type="float" office:value="8" calcext:value-type="float">
            <text:p>8.000</text:p>
          </table:table-cell>
          <table:table-cell office:value-type="float" office:value="24" calcext:value-type="float">
            <text:p>24.000</text:p>
          </table:table-cell>
          <table:table-cell office:value-type="float" office:value="7" calcext:value-type="float">
            <text:p>7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3" calcext:value-type="float">
            <text:p>3.000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2" calcext:value-type="float">
            <text:p>2.000</text:p>
          </table:table-cell>
          <table:table-cell/>
          <table:table-cell office:value-type="float" office:value="3" calcext:value-type="float">
            <text:p>3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table:style-name="Default"/>
          <table:table-cell table:number-columns-repeated="2" office:value-type="float" office:value="4" calcext:value-type="float">
            <text:p>4.000</text:p>
          </table:table-cell>
          <table:table-cell office:value-type="float" office:value="7" calcext:value-type="float">
            <text:p>7.0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 office:value-type="float" office:value="2" calcext:value-type="float">
            <text:p>2.000</text:p>
          </table:table-cell>
          <table:table-cell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9" calcext:value-type="float">
            <text:p>9.000</text:p>
          </table:table-cell>
          <table:table-cell table:style-name="Default"/>
          <table:table-cell office:value-type="float" office:value="2" calcext:value-type="float">
            <text:p>2.000</text:p>
          </table:table-cell>
          <table:table-cell office:value-type="float" office:value="8" calcext:value-type="float">
            <text:p>8.000</text:p>
          </table:table-cell>
          <table:table-cell office:value-type="float" office:value="14" calcext:value-type="float">
            <text:p>14.000</text:p>
          </table:table-cell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.000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table:style-name="ce86" office:value-type="float" office:value="14" calcext:value-type="float">
            <text:p>14.000</text:p>
          </table:table-cell>
          <table:table-cell office:value-type="float" office:value="16" calcext:value-type="float">
            <text:p>16.000</text:p>
          </table:table-cell>
          <table:table-cell office:value-type="float" office:value="1" calcext:value-type="float">
            <text:p>1.000</text:p>
          </table:table-cell>
          <table:table-cell office:value-type="float" office:value="13" calcext:value-type="float">
            <text:p>13.000</text:p>
          </table:table-cell>
          <table:table-cell office:value-type="float" office:value="6" calcext:value-type="float">
            <text:p>6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number-columns-repeated="2"/>
          <table:table-cell office:value-type="float" office:value="3" calcext:value-type="float">
            <text:p>3.000</text:p>
          </table:table-cell>
          <table:table-cell table:number-columns-repeated="2"/>
          <table:table-cell office:value-type="float" office:value="9" calcext:value-type="float">
            <text:p>9.000</text:p>
          </table:table-cell>
          <table:table-cell office:value-type="float" office:value="1" calcext:value-type="float">
            <text:p>1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2" calcext:value-type="float">
            <text:p>2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 table:style-name="Default"/>
          <table:table-cell office:value-type="float" office:value="5" calcext:value-type="float">
            <text:p>5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Default"/>
          <table:table-cell table:number-columns-repeated="2" office:value-type="float" office:value="10" calcext:value-type="float">
            <text:p>10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13" calcext:value-type="float">
            <text:p>13.000</text:p>
          </table:table-cell>
          <table:table-cell table:style-name="Default"/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14" calcext:value-type="float">
            <text:p>14.000</text:p>
          </table:table-cell>
          <table:table-cell office:value-type="float" office:value="5" calcext:value-type="float">
            <text:p>5.000</text:p>
          </table:table-cell>
          <table:table-cell office:value-type="float" office:value="30" calcext:value-type="float">
            <text:p>30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style-name="ce86" office:value-type="float" office:value="5" calcext:value-type="float">
            <text:p>5.000</text:p>
          </table:table-cell>
          <table:table-cell office:value-type="float" office:value="36" calcext:value-type="float">
            <text:p>36.000</text:p>
          </table:table-cell>
          <table:table-cell table:style-name="Default"/>
          <table:table-cell office:value-type="float" office:value="27" calcext:value-type="float">
            <text:p>27.000</text:p>
          </table:table-cell>
          <table:table-cell office:value-type="float" office:value="8" calcext:value-type="float">
            <text:p>8.000</text:p>
          </table:table-cell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8" calcext:value-type="float">
            <text:p>8.000</text:p>
          </table:table-cell>
          <table:table-cell table:number-columns-repeated="2"/>
          <table:table-cell office:value-type="float" office:value="1" calcext:value-type="float">
            <text:p>1.000</text:p>
          </table:table-cell>
          <table:table-cell table:number-columns-repeated="2"/>
          <table:table-cell office:value-type="float" office:value="9" calcext:value-type="float">
            <text:p>9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1" calcext:value-type="float">
            <text:p>1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office:value-type="float" office:value="8" calcext:value-type="float">
            <text:p>8.000</text:p>
          </table:table-cell>
          <table:table-cell table:style-name="ce8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3" calcext:value-type="float">
            <text:p>3.000</text:p>
          </table:table-cell>
          <table:table-cell table:style-name="Default"/>
          <table:table-cell office:value-type="float" office:value="3" calcext:value-type="float">
            <text:p>3.000</text:p>
          </table:table-cell>
          <table:table-cell table:style-name="Default"/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 office:value-type="float" office:value="0" calcext:value-type="float">
            <text:p>0.000</text:p>
          </table:table-cell>
          <table:table-cell table:style-name="ce86" office:value-type="float" office:value="5" calcext:value-type="float">
            <text:p>5.000</text:p>
          </table:table-cell>
          <table:table-cell table:style-name="Default"/>
          <table:table-cell office:value-type="float" office:value="0" calcext:value-type="float">
            <text:p>0.000</text:p>
          </table:table-cell>
          <table:table-cell office:value-type="float" office:value="8" calcext:value-type="float">
            <text:p>8.000</text:p>
          </table:table-cell>
          <table:table-cell office:value-type="float" office:value="11" calcext:value-type="float">
            <text:p>11.0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 office:value-type="float" office:value="0" calcext:value-type="float">
            <text:p>0.000</text:p>
          </table:table-cell>
          <table:table-cell table:style-name="Default"/>
          <table:table-cell table:style-name="ce86" office:value-type="float" office:value="13" calcext:value-type="float">
            <text:p>13.000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27" calcext:value-type="float">
            <text:p>27.000</text:p>
          </table:table-cell>
          <table:table-cell office:value-type="float" office:value="2" calcext:value-type="float">
            <text:p>2.000</text:p>
          </table:table-cell>
          <table:table-cell table:number-columns-repeated="968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7" calcext:value-type="float">
            <text:p>7.000</text:p>
          </table:table-cell>
          <table:table-cell table:number-columns-repeated="6"/>
          <table:table-cell office:value-type="float" office:value="4" calcext:value-type="float">
            <text:p>4.000</text:p>
          </table:table-cell>
          <table:table-cell office:value-type="float" office:value="0" calcext:value-type="float">
            <text:p>0.000</text:p>
          </table:table-cell>
          <table:table-cell table:style-name="ce86" office:value-type="float" office:value="0" calcext:value-type="float">
            <text:p>0.000</text:p>
          </table:table-cell>
          <table:table-cell/>
          <table:table-cell office:value-type="float" office:value="1" calcext:value-type="float">
            <text:p>1.000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2"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Default"/>
          <table:table-cell table:style-name="ce8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 office:value-type="float" office:value="5" calcext:value-type="float">
            <text:p>5.000</text:p>
          </table:table-cell>
          <table:table-cell table:style-name="Default"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13" calcext:value-type="float">
            <text:p>13.000</text:p>
          </table:table-cell>
          <table:table-cell table:style-name="Default" table:number-columns-repeated="2"/>
          <table:table-cell table:style-name="ce86" office:value-type="float" office:value="15" calcext:value-type="float">
            <text:p>15.000</text:p>
          </table:table-cell>
          <table:table-cell table:style-name="Default"/>
          <table:table-cell office:value-type="float" office:value="3" calcext:value-type="float">
            <text:p>3.000</text:p>
          </table:table-cell>
          <table:table-cell office:value-type="float" office:value="7" calcext:value-type="float">
            <text:p>7.000</text:p>
          </table:table-cell>
          <table:table-cell office:value-type="float" office:value="6" calcext:value-type="float">
            <text:p>6.000</text:p>
          </table:table-cell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.000</text:p>
          </table:table-cell>
          <table:table-cell/>
          <table:table-cell office:value-type="float" office:value="34" calcext:value-type="float">
            <text:p>34.000</text:p>
          </table:table-cell>
          <table:table-cell table:style-name="Default"/>
          <table:table-cell table:number-columns-repeated="968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6"/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table:style-name="ce86" office:value-type="float" office:value="0" calcext:value-type="float">
            <text:p>0.000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table:number-columns-repeated="2"/>
          <table:table-cell table:number-columns-repeated="2" office:value-type="float" office:value="2" calcext:value-type="float">
            <text:p>2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Default" table:number-columns-repeated="3"/>
          <table:table-cell office:value-type="float" office:value="3" calcext:value-type="float">
            <text:p>3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 table:number-columns-repeated="3"/>
          <table:table-cell/>
          <table:table-cell office:value-type="float" office:value="5" calcext:value-type="float">
            <text:p>5.000</text:p>
          </table:table-cell>
          <table:table-cell office:value-type="float" office:value="6" calcext:value-type="float">
            <text:p>6.000</text:p>
          </table:table-cell>
          <table:table-cell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.000</text:p>
          </table:table-cell>
          <table:table-cell/>
          <table:table-cell office:value-type="float" office:value="28" calcext:value-type="float">
            <text:p>28.000</text:p>
          </table:table-cell>
          <table:table-cell table:style-name="Default"/>
          <table:table-cell table:number-columns-repeated="968"/>
        </table:table-row>
        <table:table-row table:style-name="ro2">
          <table:table-cell/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2"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8"/>
          <table:table-cell office:value-type="float" office:value="2" calcext:value-type="float">
            <text:p>2.000</text:p>
          </table:table-cell>
          <table:table-cell table:style-name="ce86" office:value-type="float" office:value="0" calcext:value-type="float">
            <text:p>0.000</text:p>
          </table:table-cell>
          <table:table-cell table:number-columns-repeated="3"/>
          <table:table-cell office:value-type="float" office:value="5" calcext:value-type="float">
            <text:p>5.000</text:p>
          </table:table-cell>
          <table:table-cell table:number-columns-repeated="2"/>
          <table:table-cell office:value-type="float" office:value="3" calcext:value-type="float">
            <text:p>3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float" office:value="2" calcext:value-type="float">
            <text:p>2.000</text:p>
          </table:table-cell>
          <table:table-cell table:number-columns-repeated="3"/>
          <table:table-cell office:value-type="float" office:value="5" calcext:value-type="float">
            <text:p>5.0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3" calcext:value-type="float">
            <text:p>3.000</text:p>
          </table:table-cell>
          <table:table-cell/>
          <table:table-cell table:style-name="Default" table:number-columns-repeated="2"/>
          <table:table-cell/>
          <table:table-cell office:value-type="float" office:value="4" calcext:value-type="float">
            <text:p>4.000</text:p>
          </table:table-cell>
          <table:table-cell table:number-columns-repeated="2" office:value-type="float" office:value="7" calcext:value-type="float">
            <text:p>7.000</text:p>
          </table:table-cell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.000</text:p>
          </table:table-cell>
          <table:table-cell/>
          <table:table-cell office:value-type="float" office:value="21" calcext:value-type="float">
            <text:p>21.000</text:p>
          </table:table-cell>
          <table:table-cell table:number-columns-repeated="969"/>
        </table:table-row>
        <table:table-row table:style-name="ro2">
          <table:table-cell table:number-columns-repeated="7"/>
          <table:table-cell office:value-type="float" office:value="0" calcext:value-type="float">
            <text:p>0.000</text:p>
          </table:table-cell>
          <table:table-cell table:number-columns-repeated="8"/>
          <table:table-cell office:value-type="float" office:value="4" calcext:value-type="float">
            <text:p>4.000</text:p>
          </table:table-cell>
          <table:table-cell table:number-columns-repeated="4"/>
          <table:table-cell office:value-type="float" office:value="7" calcext:value-type="float">
            <text:p>7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/>
          <table:table-cell office:value-type="float" office:value="4" calcext:value-type="float">
            <text:p>4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11" calcext:value-type="float">
            <text:p>11.000</text:p>
          </table:table-cell>
          <table:table-cell table:number-columns-repeated="3"/>
          <table:table-cell table:number-columns-repeated="2" office:value-type="float" office:value="0" calcext:value-type="float">
            <text:p>0.000</text:p>
          </table:table-cell>
          <table:table-cell table:number-columns-repeated="6"/>
          <table:table-cell office:value-type="float" office:value="0" calcext:value-type="float">
            <text:p>0.000</text:p>
          </table:table-cell>
          <table:table-cell table:style-name="Default"/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table:number-columns-repeated="3"/>
          <table:table-cell table:style-name="Default"/>
          <table:table-cell office:value-type="float" office:value="5" calcext:value-type="float">
            <text:p>5.000</text:p>
          </table:table-cell>
          <table:table-cell/>
          <table:table-cell office:value-type="float" office:value="2" calcext:value-type="float">
            <text:p>2.000</text:p>
          </table:table-cell>
          <table:table-cell table:style-name="Default"/>
          <table:table-cell table:number-columns-repeated="968"/>
        </table:table-row>
        <table:table-row table:style-name="ro2">
          <table:table-cell table:number-columns-repeated="21"/>
          <table:table-cell office:value-type="float" office:value="7" calcext:value-type="float">
            <text:p>7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/>
          <table:table-cell office:value-type="float" office:value="4" calcext:value-type="float">
            <text:p>4.000</text:p>
          </table:table-cell>
          <table:table-cell/>
          <table:table-cell table:style-name="ce86" office:value-type="float" office:value="0" calcext:value-type="float">
            <text:p>0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4" calcext:value-type="float">
            <text:p>4.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office:value-type="float" office:value="1" calcext:value-type="float">
            <text:p>1.000</text:p>
          </table:table-cell>
          <table:table-cell table:style-name="Default"/>
          <table:table-cell office:value-type="float" office:value="18" calcext:value-type="float">
            <text:p>18.000</text:p>
          </table:table-cell>
          <table:table-cell office:value-type="float" office:value="0" calcext:value-type="float">
            <text:p>0.000</text:p>
          </table:table-cell>
          <table:table-cell table:number-columns-repeated="3"/>
          <table:table-cell table:style-name="Default" table:number-columns-repeated="2"/>
          <table:table-cell/>
          <table:table-cell office:value-type="float" office:value="0" calcext:value-type="float">
            <text:p>0.000</text:p>
          </table:table-cell>
          <table:table-cell table:number-columns-repeated="969"/>
        </table:table-row>
        <table:table-row table:style-name="ro2">
          <table:table-cell table:number-columns-repeated="21"/>
          <table:table-cell office:value-type="float" office:value="0" calcext:value-type="float">
            <text:p>0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6" calcext:value-type="float">
            <text:p>6.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office:value-type="float" office:value="5" calcext:value-type="float">
            <text:p>5.000</text:p>
          </table:table-cell>
          <table:table-cell/>
          <table:table-cell office:value-type="float" office:value="5" calcext:value-type="float">
            <text:p>5.000</text:p>
          </table:table-cell>
          <table:table-cell office:value-type="float" office:value="3" calcext:value-type="float">
            <text:p>3.000</text:p>
          </table:table-cell>
          <table:table-cell table:number-columns-repeated="3"/>
          <table:table-cell table:style-name="Default" table:number-columns-repeated="2"/>
          <table:table-cell/>
          <table:table-cell office:value-type="float" office:value="4" calcext:value-type="float">
            <text:p>4.000</text:p>
          </table:table-cell>
          <table:table-cell table:number-columns-repeated="969"/>
        </table:table-row>
        <table:table-row table:style-name="ro2">
          <table:table-cell table:number-columns-repeated="21"/>
          <table:table-cell office:value-type="float" office:value="0" calcext:value-type="float">
            <text:p>0.000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table:number-columns-repeated="6"/>
          <table:table-cell office:value-type="float" office:value="0" calcext:value-type="float">
            <text:p>0.000</text:p>
          </table:table-cell>
          <table:table-cell office:value-type="float" office:value="5" calcext:value-type="float">
            <text:p>5.000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  <table:table-cell office:value-type="float" office:value="12" calcext:value-type="float">
            <text:p>12.000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5" calcext:value-type="float">
            <text:p>5.000</text:p>
          </table:table-cell>
          <table:table-cell table:number-columns-repeated="969"/>
        </table:table-row>
        <table:table-row table:style-name="ro2">
          <table:table-cell table:number-columns-repeated="24"/>
          <table:table-cell office:value-type="float" office:value="1" calcext:value-type="float">
            <text:p>1.0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office:value-type="float" office:value="0" calcext:value-type="float">
            <text:p>0.000</text:p>
          </table:table-cell>
          <table:table-cell table:number-columns-repeated="11"/>
          <table:table-cell table:style-name="Default"/>
          <table:table-cell/>
          <table:table-cell office:value-type="float" office:value="9" calcext:value-type="float">
            <text:p>9.000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table:number-columns-repeated="969"/>
        </table:table-row>
        <table:table-row table:style-name="ro2">
          <table:table-cell table:number-columns-repeated="24"/>
          <table:table-cell office:value-type="float" office:value="0" calcext:value-type="float">
            <text:p>0.0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office:value-type="float" office:value="5" calcext:value-type="float">
            <text:p>5.000</text:p>
          </table:table-cell>
          <table:table-cell table:number-columns-repeated="11"/>
          <table:table-cell table:style-name="Default"/>
          <table:table-cell/>
          <table:table-cell office:value-type="float" office:value="24" calcext:value-type="float">
            <text:p>24.000</text:p>
          </table:table-cell>
          <table:table-cell table:style-name="Default"/>
          <table:table-cell table:number-columns-repeated="3"/>
          <table:table-cell table:style-name="ce86"/>
          <table:table-cell table:number-columns-repeated="2"/>
          <table:table-cell office:value-type="float" office:value="4" calcext:value-type="float">
            <text:p>4.000</text:p>
          </table:table-cell>
          <table:table-cell table:number-columns-repeated="969"/>
        </table:table-row>
        <table:table-row table:style-name="ro2">
          <table:table-cell table:number-columns-repeated="28"/>
          <table:table-cell table:style-name="Default"/>
          <table:table-cell table:number-columns-repeated="3"/>
          <table:table-cell office:value-type="float" office:value="5" calcext:value-type="float">
            <text:p>5.000</text:p>
          </table:table-cell>
          <table:table-cell table:number-columns-repeated="13"/>
          <table:table-cell office:value-type="float" office:value="21" calcext:value-type="float">
            <text:p>21.000</text:p>
          </table:table-cell>
          <table:table-cell table:style-name="Default"/>
          <table:table-cell table:number-columns-repeated="6"/>
          <table:table-cell office:value-type="float" office:value="7" calcext:value-type="float">
            <text:p>7.000</text:p>
          </table:table-cell>
          <table:table-cell table:number-columns-repeated="969"/>
        </table:table-row>
        <table:table-row table:style-name="ro2">
          <table:table-cell table:number-columns-repeated="32"/>
          <table:table-cell office:value-type="float" office:value="0" calcext:value-type="float">
            <text:p>0.000</text:p>
          </table:table-cell>
          <table:table-cell table:number-columns-repeated="13"/>
          <table:table-cell table:style-name="Default"/>
          <table:table-cell table:number-columns-repeated="7"/>
          <table:table-cell office:value-type="float" office:value="1" calcext:value-type="float">
            <text:p>1.000</text:p>
          </table:table-cell>
          <table:table-cell table:number-columns-repeated="969"/>
        </table:table-row>
        <table:table-row table:style-name="ro2">
          <table:table-cell table:number-columns-repeated="32"/>
          <table:table-cell table:style-name="Default"/>
          <table:table-cell table:number-columns-repeated="21"/>
          <table:table-cell office:value-type="float" office:value="6" calcext:value-type="float">
            <text:p>6.000</text:p>
          </table:table-cell>
          <table:table-cell table:number-columns-repeated="969"/>
        </table:table-row>
        <table:table-row table:style-name="ro2" table:number-rows-repeated="2">
          <table:table-cell table:number-columns-repeated="54"/>
          <table:table-cell table:style-name="Default"/>
          <table:table-cell table:number-columns-repeated="96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va elav KK 15" table:style-name="ta3">
        <table:table-column table:style-name="co18" table:number-columns-repeated="2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table:style-name="Default"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table:style-name="Default"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ND7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13" calcext:value-type="float">
            <text:p>13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18" calcext:value-type="float">
            <text:p>18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gd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31" calcext:value-type="float">
            <text:p>31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gdKK</text:p>
          </table:table-cell>
          <table:table-cell office:value-type="float" office:value="31" calcext:value-type="float">
            <text:p>31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8" calcext:value-type="float">
            <text:p>8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 table:number-rows-repeated="2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</table:table-row>
      </table:table>
      <table:table table:name="anova repo KK 15" table:style-name="ta3"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table:style-name="Default"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table:style-name="Default"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table:style-name="Default"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</table:table>
      <table:table table:name="anova elav KK 30" table:style-name="ta3"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table:style-name="Default"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table:style-name="Default"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table:style-name="Default"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9" calcext:value-type="float">
            <text:p>9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0" calcext:value-type="float">
            <text:p>10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11" calcext:value-type="float">
            <text:p>11.000</text:p>
          </table:table-cell>
          <table:table-cell office:value-type="string" calcext:value-type="string">
            <text:p>ND75</text:p>
          </table:table-cell>
          <table:table-cell office:value-type="float" office:value="26" calcext:value-type="float">
            <text:p>26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9" calcext:value-type="float">
            <text:p>19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kl-5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19" calcext:value-type="float">
            <text:p>19.000</text:p>
          </table:table-cell>
          <table:table-cell office:value-type="string" calcext:value-type="string">
            <text:p>G6KK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kl-5</text:p>
          </table:table-cell>
          <table:table-cell office:value-type="float" office:value="43" calcext:value-type="float">
            <text:p>43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33" calcext:value-type="float">
            <text:p>33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6" calcext:value-type="float">
            <text:p>16.000</text:p>
          </table:table-cell>
          <table:table-cell office:value-type="string" calcext:value-type="string">
            <text:p>G6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G6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G6KK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Pgd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PgdKK</text:p>
          </table:table-cell>
          <table:table-cell office:value-type="float" office:value="18" calcext:value-type="float">
            <text:p>18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PgdKK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PgdKK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32" calcext:value-type="float">
            <text:p>32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26" calcext:value-type="float">
            <text:p>26.000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21" calcext:value-type="float">
            <text:p>21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14" calcext:value-type="float">
            <text:p>14.000</text:p>
          </table:table-cell>
          <table:table-cell office:value-type="string" calcext:value-type="string">
            <text:p>PgdKK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office:value-type="float" office:value="40" calcext:value-type="float">
            <text:p>4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table:style-name="ce86"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10" calcext:value-type="float">
            <text:p>1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16" calcext:value-type="float">
            <text:p>16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21" calcext:value-type="float">
            <text:p>2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18" calcext:value-type="float">
            <text:p>18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27" calcext:value-type="float">
            <text:p>27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45" calcext:value-type="float">
            <text:p>45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16" calcext:value-type="float">
            <text:p>16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0" calcext:value-type="float">
            <text:p>1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36" calcext:value-type="float">
            <text:p>36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9" calcext:value-type="float">
            <text:p>9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23" calcext:value-type="float">
            <text:p>23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10" calcext:value-type="float">
            <text:p>1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anova repo KK 30" table:style-name="ta3"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table:style-name="Default"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table:style-name="Default"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table:style-name="Default"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ND7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ND7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D75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kl-5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kl-5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table:style-name="ce86" office:value-type="float" office:value="23" calcext:value-type="float">
            <text:p>23.000</text:p>
          </table:table-cell>
          <table:table-cell office:value-type="string" calcext:value-type="string">
            <text:p>kl-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table:style-name="ce86" office:value-type="float" office:value="8" calcext:value-type="float">
            <text:p>8.000</text:p>
          </table:table-cell>
          <table:table-cell office:value-type="string" calcext:value-type="string">
            <text:p>kl-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kl-5</text:p>
          </table:table-cell>
          <table:table-cell table:style-name="ce86" office:value-type="float" office:value="8" calcext:value-type="float">
            <text:p>8.000</text:p>
          </table:table-cell>
          <table:table-cell office:value-type="string" calcext:value-type="string">
            <text:p>kl-5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14" calcext:value-type="float">
            <text:p>14.000</text:p>
          </table:table-cell>
          <table:table-cell office:value-type="string" calcext:value-type="string">
            <text:p>kl-5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kl-5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kl-5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3" calcext:value-type="float">
            <text:p>13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13" calcext:value-type="float">
            <text:p>13.000</text:p>
          </table:table-cell>
          <table:table-cell office:value-type="string" calcext:value-type="string">
            <text:p>kl-5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5" calcext:value-type="float">
            <text:p>5.000</text:p>
          </table:table-cell>
          <table:table-cell office:value-type="string" calcext:value-type="string">
            <text:p>kl-5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table:style-name="ce86" office:value-type="float" office:value="15" calcext:value-type="float">
            <text:p>15.000</text:p>
          </table:table-cell>
          <table:table-cell office:value-type="string" calcext:value-type="string">
            <text:p>kl-5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G6KK</text:p>
          </table:table-cell>
          <table:table-cell office:value-type="float" office:value="33" calcext:value-type="float">
            <text:p>33.000</text:p>
          </table:table-cell>
          <table:table-cell office:value-type="string" calcext:value-type="string">
            <text:p>G6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42" calcext:value-type="float">
            <text:p>42.000</text:p>
          </table:table-cell>
          <table:table-cell office:value-type="string" calcext:value-type="string">
            <text:p>G6KK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32" calcext:value-type="float">
            <text:p>32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22" calcext:value-type="float">
            <text:p>22.000</text:p>
          </table:table-cell>
          <table:table-cell office:value-type="string" calcext:value-type="string">
            <text:p>G6KK</text:p>
          </table:table-cell>
          <table:table-cell office:value-type="float" office:value="17" calcext:value-type="float">
            <text:p>17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G6KK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G6KK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G6KK</text:p>
          </table:table-cell>
          <table:table-cell office:value-type="float" office:value="23" calcext:value-type="float">
            <text:p>23.000</text:p>
          </table:table-cell>
          <table:table-cell office:value-type="string" calcext:value-type="string">
            <text:p>G6KK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G6KK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G6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8" calcext:value-type="float">
            <text:p>18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28" calcext:value-type="float">
            <text:p>28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G6KK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G6KK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G6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G6KK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17" calcext:value-type="float">
            <text:p>1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PgdKK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PgdKK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PgdKK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PgdKK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PgdKK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27" calcext:value-type="float">
            <text:p>27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34" calcext:value-type="float">
            <text:p>34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28" calcext:value-type="float">
            <text:p>28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21" calcext:value-type="float">
            <text:p>21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2" calcext:value-type="float">
            <text:p>2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4" calcext:value-type="float">
            <text:p>4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4" calcext:value-type="float">
            <text:p>4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7" calcext:value-type="float">
            <text:p>7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1" calcext:value-type="float">
            <text:p>1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office:value-type="float" office:value="6" calcext:value-type="float">
            <text:p>6.000</text:p>
          </table:table-cell>
          <table:table-cell office:value-type="string" calcext:value-type="string">
            <text:p>PgdKK</text:p>
          </table:table-cell>
          <table:table-cell table:style-name="Default"/>
          <table:table-cell/>
        </table:table-row>
      </table:table>
      <table:table table:name="anova elav KK 15 within groups" table:style-name="ta3">
        <table:table-column table:style-name="co18" table:number-columns-repeated="2" table:default-cell-style-name="Default"/>
        <table:table-column table:style-name="co18" table:default-cell-style-name="ce75"/>
        <table:table-column table:style-name="co18" table:number-columns-repeated="5" table:default-cell-style-name="Default"/>
        <table:table-row table:style-name="ro2">
          <table:table-cell office:value-type="string" calcext:value-type="string">
            <text:p>holesND75</text:p>
          </table:table-cell>
          <table:table-cell office:value-type="string" calcext:value-type="string">
            <text:p>conditionND75</text:p>
          </table:table-cell>
          <table:table-cell table:style-name="Default" office:value-type="string" calcext:value-type="string">
            <text:p>holeskl5</text:p>
          </table:table-cell>
          <table:table-cell office:value-type="string" calcext:value-type="string">
            <text:p>conditionkl5</text:p>
          </table:table-cell>
          <table:table-cell office:value-type="string" calcext:value-type="string">
            <text:p>holesG6KK</text:p>
          </table:table-cell>
          <table:table-cell office:value-type="string" calcext:value-type="string">
            <text:p>conditionG6KK</text:p>
          </table:table-cell>
          <table:table-cell office:value-type="string" calcext:value-type="string">
            <text:p>holesPgdKK</text:p>
          </table:table-cell>
          <table:table-cell office:value-type="string" calcext:value-type="string">
            <text:p>conditionPgdKK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2" calcext:value-type="float">
            <text:p>1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3" calcext:value-type="float">
            <text:p>1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8" calcext:value-type="float">
            <text:p>18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2" calcext:value-type="float">
            <text:p>12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16" calcext:value-type="float">
            <text:p>16.000</text:p>
          </table:table-cell>
          <table:table-cell office:value-type="string" calcext:value-type="string">
            <text:p>LL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1" calcext:value-type="float">
            <text:p>3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1" calcext:value-type="float">
            <text:p>3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8" calcext:value-type="float">
            <text:p>8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9" calcext:value-type="float">
            <text:p>9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 table:number-rows-repeated="39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anova repo 15 kk within groups" table:style-name="ta3">
        <table:table-column table:style-name="co18" table:number-columns-repeated="4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office:value-type="string" calcext:value-type="string">
            <text:p>holesND75</text:p>
          </table:table-cell>
          <table:table-cell office:value-type="string" calcext:value-type="string">
            <text:p>conditionND75</text:p>
          </table:table-cell>
          <table:table-cell office:value-type="string" calcext:value-type="string">
            <text:p>holeskl5</text:p>
          </table:table-cell>
          <table:table-cell office:value-type="string" calcext:value-type="string">
            <text:p>conditionkl5</text:p>
          </table:table-cell>
          <table:table-cell table:style-name="Default" office:value-type="string" calcext:value-type="string">
            <text:p>holesG6KK</text:p>
          </table:table-cell>
          <table:table-cell office:value-type="string" calcext:value-type="string">
            <text:p>conditionG6KK</text:p>
          </table:table-cell>
          <table:table-cell table:style-name="Default" office:value-type="string" calcext:value-type="string">
            <text:p>holesPgdKK</text:p>
          </table:table-cell>
          <table:table-cell office:value-type="string" calcext:value-type="string">
            <text:p>conditionPgdKK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86"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number-columns-repeated="2"/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</table:table-row>
        <table:table-row table:style-name="ro2" table:number-rows-repeated="35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/>
        </table:table-row>
      </table:table>
      <table:table table:name="anova elav KK 30 within groups" table:style-name="ta3"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number-columns-repeated="6" table:default-cell-style-name="Default"/>
        <table:table-row table:style-name="ro2">
          <table:table-cell table:style-name="Default" office:value-type="string" calcext:value-type="string">
            <text:p>holesND75</text:p>
          </table:table-cell>
          <table:table-cell office:value-type="string" calcext:value-type="string">
            <text:p>conditionND75</text:p>
          </table:table-cell>
          <table:table-cell table:style-name="Default" office:value-type="string" calcext:value-type="string">
            <text:p>holeskl5</text:p>
          </table:table-cell>
          <table:table-cell office:value-type="string" calcext:value-type="string">
            <text:p>conditionkl5</text:p>
          </table:table-cell>
          <table:table-cell table:style-name="Default" office:value-type="string" calcext:value-type="string">
            <text:p>holesG6KK</text:p>
          </table:table-cell>
          <table:table-cell office:value-type="string" calcext:value-type="string">
            <text:p>conditionG6KK</text:p>
          </table:table-cell>
          <table:table-cell table:style-name="Default" office:value-type="string" calcext:value-type="string">
            <text:p>holesPgdKK</text:p>
          </table:table-cell>
          <table:table-cell office:value-type="string" calcext:value-type="string">
            <text:p>conditionPgdKK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9" calcext:value-type="float">
            <text:p>9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0" calcext:value-type="float">
            <text:p>10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23" calcext:value-type="float">
            <text:p>23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11" calcext:value-type="float">
            <text:p>11.000</text:p>
          </table:table-cell>
          <table:table-cell office:value-type="string" calcext:value-type="string">
            <text:p>LD</text:p>
          </table:table-cell>
          <table:table-cell office:value-type="float" office:value="26" calcext:value-type="float">
            <text:p>26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9" calcext:value-type="float">
            <text:p>19.000</text:p>
          </table:table-cell>
          <table:table-cell office:value-type="string" calcext:value-type="string">
            <text:p>LL</text:p>
          </table:table-cell>
          <table:table-cell office:value-type="float" office:value="19" calcext:value-type="float">
            <text:p>19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32" calcext:value-type="float">
            <text:p>32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43" calcext:value-type="float">
            <text:p>43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26" calcext:value-type="float">
            <text:p>26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office:value-type="float" office:value="33" calcext:value-type="float">
            <text:p>33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21" calcext:value-type="float">
            <text:p>21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.000</text:p>
          </table:table-cell>
          <table:table-cell office:value-type="string" calcext:value-type="string">
            <text:p>LL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11" calcext:value-type="float">
            <text:p>11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.000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40" calcext:value-type="float">
            <text:p>40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DD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office:value-type="float" office:value="18" calcext:value-type="float">
            <text:p>18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office:value-type="float" office:value="45" calcext:value-type="float">
            <text:p>45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  <table:table-cell office:value-type="float" office:value="36" calcext:value-type="float">
            <text:p>36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9" calcext:value-type="float">
            <text:p>9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Default"/>
          <table:table-cell/>
          <table:table-cell office:value-type="float" office:value="14" calcext:value-type="float">
            <text:p>14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14" calcext:value-type="float">
            <text:p>14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11" calcext:value-type="float">
            <text:p>11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18" calcext:value-type="float">
            <text:p>18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9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4" calcext:value-type="float">
            <text:p>24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1" calcext:value-type="float">
            <text:p>21.000</text:p>
          </table:table-cell>
          <table:table-cell office:value-type="string" calcext:value-type="string">
            <text:p>DD</text:p>
          </table:table-cell>
          <table:table-cell table:style-name="Default"/>
          <table:table-cell table:number-columns-repeated="6"/>
        </table:table-row>
        <table:table-row table:style-name="ro2" table:number-rows-repeated="8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anova repo 30 kk within groups" table:style-name="ta3">
        <table:table-column table:style-name="co18" table:default-cell-style-name="ce75"/>
        <table:table-column table:style-name="co18" table:number-columns-repeated="3" table:default-cell-style-name="Default"/>
        <table:table-column table:style-name="co18" table:default-cell-style-name="ce75"/>
        <table:table-column table:style-name="co18" table:default-cell-style-name="Default"/>
        <table:table-column table:style-name="co18" table:default-cell-style-name="ce75"/>
        <table:table-column table:style-name="co18" table:default-cell-style-name="Default"/>
        <table:table-row table:style-name="ro2">
          <table:table-cell table:style-name="Default" office:value-type="string" calcext:value-type="string">
            <text:p>holesND75</text:p>
          </table:table-cell>
          <table:table-cell office:value-type="string" calcext:value-type="string">
            <text:p>conditionND75</text:p>
          </table:table-cell>
          <table:table-cell office:value-type="string" calcext:value-type="string">
            <text:p>holeskl5</text:p>
          </table:table-cell>
          <table:table-cell office:value-type="string" calcext:value-type="string">
            <text:p>conditionkl5</text:p>
          </table:table-cell>
          <table:table-cell table:style-name="Default" office:value-type="string" calcext:value-type="string">
            <text:p>holesG6KK</text:p>
          </table:table-cell>
          <table:table-cell office:value-type="string" calcext:value-type="string">
            <text:p>conditionG6KK</text:p>
          </table:table-cell>
          <table:table-cell table:style-name="Default" office:value-type="string" calcext:value-type="string">
            <text:p>holesPgdKK</text:p>
          </table:table-cell>
          <table:table-cell office:value-type="string" calcext:value-type="string">
            <text:p>conditionPgdKK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8" calcext:value-type="float">
            <text:p>8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D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2" calcext:value-type="float">
            <text:p>12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5" calcext:value-type="float">
            <text:p>15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  <table:table-cell office:value-type="float" office:value="33" calcext:value-type="float">
            <text:p>33.000</text:p>
          </table:table-cell>
          <table:table-cell office:value-type="string" calcext:value-type="string">
            <text:p>LL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23" calcext:value-type="float">
            <text:p>23.000</text:p>
          </table:table-cell>
          <table:table-cell office:value-type="string" calcext:value-type="string">
            <text:p>LL</text:p>
          </table:table-cell>
          <table:table-cell office:value-type="float" office:value="42" calcext:value-type="float">
            <text:p>42.000</text:p>
          </table:table-cell>
          <table:table-cell office:value-type="string" calcext:value-type="string">
            <text:p>LL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32" calcext:value-type="float">
            <text:p>32.000</text:p>
          </table:table-cell>
          <table:table-cell office:value-type="string" calcext:value-type="string">
            <text:p>LL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8" calcext:value-type="float">
            <text:p>8.000</text:p>
          </table:table-cell>
          <table:table-cell office:value-type="string" calcext:value-type="string">
            <text:p>LL</text:p>
          </table:table-cell>
          <table:table-cell office:value-type="float" office:value="22" calcext:value-type="float">
            <text:p>22.000</text:p>
          </table:table-cell>
          <table:table-cell office:value-type="string" calcext:value-type="string">
            <text:p>LL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.000</text:p>
          </table:table-cell>
          <table:table-cell office:value-type="string" calcext:value-type="string">
            <text:p>LL</text:p>
          </table:table-cell>
          <table:table-cell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4" calcext:value-type="float">
            <text:p>14.000</text:p>
          </table:table-cell>
          <table:table-cell office:value-type="string" calcext:value-type="string">
            <text:p>LL</text:p>
          </table:table-cell>
          <table:table-cell office:value-type="float" office:value="23" calcext:value-type="float">
            <text:p>23.000</text:p>
          </table:table-cell>
          <table:table-cell office:value-type="string" calcext:value-type="string">
            <text:p>LL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LL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3" calcext:value-type="float">
            <text:p>13.000</text:p>
          </table:table-cell>
          <table:table-cell office:value-type="string" calcext:value-type="string">
            <text:p>LL</text:p>
          </table:table-cell>
          <table:table-cell office:value-type="float" office:value="24" calcext:value-type="float">
            <text:p>24.000</text:p>
          </table:table-cell>
          <table:table-cell office:value-type="string" calcext:value-type="string">
            <text:p>LL</text:p>
          </table:table-cell>
          <table:table-cell office:value-type="float" office:value="34" calcext:value-type="float">
            <text:p>3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LL</text:p>
          </table:table-cell>
          <table:table-cell office:value-type="float" office:value="28" calcext:value-type="float">
            <text:p>28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LL</text:p>
          </table:table-cell>
          <table:table-cell table:style-name="ce86" office:value-type="float" office:value="15" calcext:value-type="float">
            <text:p>15.000</text:p>
          </table:table-cell>
          <table:table-cell office:value-type="string" calcext:value-type="string">
            <text:p>LL</text:p>
          </table:table-cell>
          <table:table-cell office:value-type="float" office:value="18" calcext:value-type="float">
            <text:p>18.000</text:p>
          </table:table-cell>
          <table:table-cell office:value-type="string" calcext:value-type="string">
            <text:p>LL</text:p>
          </table:table-cell>
          <table:table-cell office:value-type="float" office:value="21" calcext:value-type="float">
            <text:p>2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16" calcext:value-type="float">
            <text:p>16.00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28" calcext:value-type="float">
            <text:p>28.00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8" calcext:value-type="float">
            <text:p>8.000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4" calcext:value-type="float">
            <text:p>4.000</text:p>
          </table:table-cell>
          <table:table-cell office:value-type="string" calcext:value-type="string">
            <text:p>DD</text:p>
          </table:table-cell>
          <table:table-cell office:value-type="float" office:value="14" calcext:value-type="float">
            <text:p>14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.000</text:p>
          </table:table-cell>
          <table:table-cell office:value-type="string" calcext:value-type="string">
            <text:p>LL</text:p>
          </table:table-cell>
        </table:table-row>
        <table:table-row table:style-name="ro2"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5" calcext:value-type="float">
            <text:p>5.000</text:p>
          </table:table-cell>
          <table:table-cell office:value-type="string" calcext:value-type="string">
            <text:p>DD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  <table:table-cell table:style-name="ce75" office:value-type="float" office:value="3" calcext:value-type="float">
            <text:p>3.000</text:p>
          </table:table-cell>
          <table:table-cell office:value-type="string" calcext:value-type="string">
            <text:p>DD</text:p>
          </table:table-cell>
          <table:table-cell office:value-type="float" office:value="17" calcext:value-type="float">
            <text:p>17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8" calcext:value-type="float">
            <text:p>8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10" calcext:value-type="float">
            <text:p>10.000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11" calcext:value-type="float">
            <text:p>11.000</text:p>
          </table:table-cell>
          <table:table-cell office:value-type="string" calcext:value-type="string">
            <text:p>DD</text:p>
          </table:table-cell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1" calcext:value-type="float">
            <text:p>1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office:value-type="float" office:value="27" calcext:value-type="float">
            <text:p>27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Default"/>
          <table:table-cell/>
          <table:table-cell office:value-type="float" office:value="17" calcext:value-type="float">
            <text:p>17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office:value-type="float" office:value="6" calcext:value-type="float">
            <text:p>6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office:value-type="float" office:value="8" calcext:value-type="float">
            <text:p>8.000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office:value-type="float" office:value="2" calcext:value-type="float">
            <text:p>2.000</text:p>
          </table:table-cell>
          <table:table-cell office:value-type="string" calcext:value-type="string">
            <text:p>DD</text:p>
          </table:table-cell>
        </table:table-row>
        <table:table-row table:style-name="ro2" table:number-rows-repeated="30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1:26:57.222519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freund_guest</meta:initial-creator>
    <meta:creation-date>2021-02-10T10:12:13Z</meta:creation-date>
    <dc:date>2022-10-02T11:34:14.217660782</dc:date>
    <meta:editing-cycles>90</meta:editing-cycles>
    <meta:editing-duration>PT7H25M19S</meta:editing-duration>
    <meta:document-statistic meta:table-count="13" meta:cell-count="8563" meta:object-count="3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true" chart:error-category="cell-range" chart:error-upper-range="Sheet4.L2:Sheet4.L13" chart:error-lower-range="Sheet4.L2:Sheet4.L13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4.L2:Sheet4.L13" chart:error-lower-range="Sheet4.L2:Sheet4.L1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2">
      <style:chart-properties chart:link-data-style-to-source="true" chart:error-category="cell-range" chart:error-upper-range="Sheet4.M2:Sheet4.M13" chart:error-lower-range="Sheet4.M2:Sheet4.M13"/>
      <style:graphic-properties draw:stroke="none" draw:fill-color="#ffa6a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4.M2:Sheet4.M13" chart:error-lower-range="Sheet4.M2:Sheet4.M1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2">
      <style:chart-properties chart:link-data-style-to-source="true" chart:error-category="cell-range" chart:error-upper-range="Sheet4.N2:Sheet4.N13" chart:error-lower-range="Sheet4.N2:Sheet4.N13"/>
      <style:graphic-properties draw:stroke="none" draw:fill-color="#c9211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4.N2:Sheet4.N13" chart:error-lower-range="Sheet4.N2:Sheet4.N1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2">
      <style:chart-properties chart:link-data-style-to-source="true" chart:error-category="cell-range" chart:error-upper-range="Sheet4.Q2:Sheet4.Q13" chart:error-lower-range="Sheet4.Q2:Sheet4.Q13"/>
      <style:graphic-properties draw:stroke="none" draw:fill-color="#00a933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4.Q2:Sheet4.Q13" chart:error-lower-range="Sheet4.Q2:Sheet4.Q1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2">
      <style:chart-properties chart:link-data-style-to-source="true" chart:error-category="cell-range" chart:error-upper-range="Sheet4.R2:Sheet4.R13" chart:error-lower-range="Sheet4.R2:Sheet4.R13"/>
      <style:graphic-properties draw:stroke="none" draw:fill-color="#afd095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4.R2:Sheet4.R13" chart:error-lower-range="Sheet4.R2:Sheet4.R1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2">
      <style:chart-properties chart:link-data-style-to-source="true" chart:error-category="cell-range" chart:error-upper-range="Sheet4.S2:Sheet4.S13" chart:error-lower-range="Sheet4.S2:Sheet4.S13"/>
      <style:graphic-properties draw:stroke="none" draw:fill-color="#127622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4.S2:Sheet4.S13" chart:error-lower-range="Sheet4.S2:Sheet4.S13" loex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4.161cm" svg:height="18.014cm" xlink:href=".." xlink:type="simple" chart:class="chart:bar" chart:style-name="ch1">
        <chart:legend chart:legend-position="end" svg:x="32.93cm" svg:y="7.463cm" style:legend-expansion="high" chart:style-name="ch2"/>
        <chart:plot-area chart:style-name="ch3" table:cell-range-address="Sheet4.B1:Sheet4.D13 Sheet4.G1:Sheet4.I13" chart:data-source-has-labels="row" svg:x="1.694cm" svg:y="0.36cm" svg:width="30.553cm" svg:height="17.294cm">
          <chartooo:coordinate-region svg:x="2.977cm" svg:y="0.559cm" svg:width="29.27cm" svg:height="16.448cm"/>
          <chart:axis chart:dimension="x" chart:name="primary-x" chart:style-name="ch4"/>
          <chart:axis chart:dimension="y" chart:name="primary-y" chart:style-name="ch5">
            <chart:title svg:x="0.451cm" svg:y="10.678cm" chart:style-name="ch6">
              <text:p>mean number of holes</text:p>
            </chart:title>
            <chart:grid chart:style-name="ch7" chart:class="major"/>
          </chart:axis>
          <chart:series chart:style-name="ch8" chart:values-cell-range-address="Sheet4.B2:Sheet4.B13" chart:label-cell-address="Sheet4.B1:Sheet4.B1" chart:class="chart:bar">
            <chart:error-indicator chart:style-name="ch9" chart:dimension="y"/>
            <chart:data-point chart:repeated="12"/>
          </chart:series>
          <chart:series chart:style-name="ch10" chart:values-cell-range-address="Sheet4.C2:Sheet4.C13" chart:label-cell-address="Sheet4.C1:Sheet4.C1" chart:class="chart:bar">
            <chart:error-indicator chart:style-name="ch11" chart:dimension="y"/>
            <chart:data-point chart:repeated="12"/>
          </chart:series>
          <chart:series chart:style-name="ch12" chart:values-cell-range-address="Sheet4.D2:Sheet4.D13" chart:label-cell-address="Sheet4.D1:Sheet4.D1" chart:class="chart:bar">
            <chart:error-indicator chart:style-name="ch13" chart:dimension="y"/>
            <chart:data-point chart:repeated="12"/>
          </chart:series>
          <chart:series chart:style-name="ch14" chart:values-cell-range-address="Sheet4.G2:Sheet4.G13" chart:label-cell-address="Sheet4.G1:Sheet4.G1" chart:class="chart:bar">
            <chart:error-indicator chart:style-name="ch15" chart:dimension="y"/>
            <chart:data-point chart:repeated="12"/>
          </chart:series>
          <chart:series chart:style-name="ch16" chart:values-cell-range-address="Sheet4.H2:Sheet4.H13" chart:label-cell-address="Sheet4.H1:Sheet4.H1" chart:class="chart:bar">
            <chart:error-indicator chart:style-name="ch17" chart:dimension="y"/>
            <chart:data-point chart:repeated="12"/>
          </chart:series>
          <chart:series chart:style-name="ch18" chart:values-cell-range-address="Sheet4.I2:Sheet4.I13" chart:label-cell-address="Sheet4.I1:Sheet4.I1" chart:class="chart:bar">
            <chart:error-indicator chart:style-name="ch19" chart:dimension="y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</text:p>
                <draw:g>
                  <svg:desc>Sheet4.B1:Sheet4.B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LL</text:p>
                <draw:g>
                  <svg:desc>Sheet4.C1:Sheet4.C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DD</text:p>
                <draw:g>
                  <svg:desc>Sheet4.D1:Sheet4.D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LD</text:p>
                <draw:g>
                  <svg:desc>Sheet4.G1:Sheet4.G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LL</text:p>
                <draw:g>
                  <svg:desc>Sheet4.H1:Sheet4.H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DD</text:p>
                <draw:g>
                  <svg:desc>Sheet4.I1:Sheet4.I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2:Sheet4.B13</svg:desc>
                </draw:g>
              </table:table-cell>
              <table:table-cell office:value-type="float" office:value="0">
                <text:p>0</text:p>
                <draw:g>
                  <svg:desc>Sheet4.L2:Sheet4.L13</svg:desc>
                </draw:g>
              </table:table-cell>
              <table:table-cell office:value-type="float" office:value="0">
                <text:p>0</text:p>
                <draw:g>
                  <svg:desc>Sheet4.L2:Sheet4.L13</svg:desc>
                </draw:g>
              </table:table-cell>
              <table:table-cell office:value-type="float" office:value="NaN">
                <text:p>NaN</text:p>
                <draw:g>
                  <svg:desc>Sheet4.C2:Sheet4.C13</svg:desc>
                </draw:g>
              </table:table-cell>
              <table:table-cell office:value-type="float" office:value="NaN">
                <text:p>NaN</text:p>
                <draw:g>
                  <svg:desc>Sheet4.M2:Sheet4.M13</svg:desc>
                </draw:g>
              </table:table-cell>
              <table:table-cell office:value-type="float" office:value="NaN">
                <text:p>NaN</text:p>
                <draw:g>
                  <svg:desc>Sheet4.M2:Sheet4.M13</svg:desc>
                </draw:g>
              </table:table-cell>
              <table:table-cell office:value-type="float" office:value="NaN">
                <text:p>NaN</text:p>
                <draw:g>
                  <svg:desc>Sheet4.D2:Sheet4.D13</svg:desc>
                </draw:g>
              </table:table-cell>
              <table:table-cell office:value-type="float" office:value="NaN">
                <text:p>NaN</text:p>
                <draw:g>
                  <svg:desc>Sheet4.N2:Sheet4.N13</svg:desc>
                </draw:g>
              </table:table-cell>
              <table:table-cell office:value-type="float" office:value="NaN">
                <text:p>NaN</text:p>
                <draw:g>
                  <svg:desc>Sheet4.N2:Sheet4.N13</svg:desc>
                </draw:g>
              </table:table-cell>
              <table:table-cell office:value-type="float" office:value="0.166666666666667">
                <text:p>0.166666666666667</text:p>
                <draw:g>
                  <svg:desc>Sheet4.G2:Sheet4.G13</svg:desc>
                </draw:g>
              </table:table-cell>
              <table:table-cell office:value-type="float" office:value="0.121267812518166">
                <text:p>0.121267812518166</text:p>
                <draw:g>
                  <svg:desc>Sheet4.Q2:Sheet4.Q13</svg:desc>
                </draw:g>
              </table:table-cell>
              <table:table-cell office:value-type="float" office:value="0.121267812518166">
                <text:p>0.121267812518166</text:p>
                <draw:g>
                  <svg:desc>Sheet4.Q2:Sheet4.Q13</svg:desc>
                </draw:g>
              </table:table-cell>
              <table:table-cell office:value-type="float" office:value="NaN">
                <text:p>NaN</text:p>
                <draw:g>
                  <svg:desc>Sheet4.H2:Sheet4.H13</svg:desc>
                </draw:g>
              </table:table-cell>
              <table:table-cell office:value-type="float" office:value="NaN">
                <text:p>NaN</text:p>
                <draw:g>
                  <svg:desc>Sheet4.R2:Sheet4.R13</svg:desc>
                </draw:g>
              </table:table-cell>
              <table:table-cell office:value-type="float" office:value="NaN">
                <text:p>NaN</text:p>
                <draw:g>
                  <svg:desc>Sheet4.R2:Sheet4.R13</svg:desc>
                </draw:g>
              </table:table-cell>
              <table:table-cell office:value-type="float" office:value="NaN">
                <text:p>NaN</text:p>
                <draw:g>
                  <svg:desc>Sheet4.I2:Sheet4.I13</svg:desc>
                </draw:g>
              </table:table-cell>
              <table:table-cell office:value-type="float" office:value="NaN">
                <text:p>NaN</text:p>
                <draw:g>
                  <svg:desc>Sheet4.S2:Sheet4.S13</svg:desc>
                </draw:g>
              </table:table-cell>
              <table:table-cell office:value-type="float" office:value="NaN">
                <text:p>NaN</text:p>
                <draw:g>
                  <svg:desc>Sheet4.S2:Sheet4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0.235702260395516">
                <text:p>0.23570226039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1690416690889">
                <text:p>0.161690416690889</text:p>
              </table:table-cell>
              <table:table-cell office:value-type="float" office:value="0.161690416690889">
                <text:p>0.161690416690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12366643743874">
                <text:p>0.112366643743874</text:p>
              </table:table-cell>
              <table:table-cell office:value-type="float" office:value="0.112366643743874">
                <text:p>0.11236664374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28202910104137">
                <text:p>0.128202910104137</text:p>
              </table:table-cell>
              <table:table-cell office:value-type="float" office:value="0.128202910104137">
                <text:p>0.128202910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00831690330337">
                <text:p>0.100831690330337</text:p>
              </table:table-cell>
              <table:table-cell office:value-type="float" office:value="0.100831690330337">
                <text:p>0.10083169033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174559199492389">
                <text:p>0.174559199492389</text:p>
              </table:table-cell>
              <table:table-cell office:value-type="float" office:value="0.174559199492389">
                <text:p>0.17455919949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117647058824">
                <text:p>2.94117647058824</text:p>
              </table:table-cell>
              <table:table-cell office:value-type="float" office:value="1.00172860976038">
                <text:p>1.00172860976038</text:p>
              </table:table-cell>
              <table:table-cell office:value-type="float" office:value="1.00172860976038">
                <text:p>1.00172860976038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0939951539314">
                <text:p>1.0939951539314</text:p>
              </table:table-cell>
              <table:table-cell office:value-type="float" office:value="1.0939951539314">
                <text:p>1.0939951539314</text:p>
              </table:table-cell>
              <table:table-cell office:value-type="float" office:value="4">
                <text:p>4</text:p>
              </table:table-cell>
              <table:table-cell office:value-type="float" office:value="1.01273936708367">
                <text:p>1.01273936708367</text:p>
              </table:table-cell>
              <table:table-cell office:value-type="float" office:value="1.01273936708367">
                <text:p>1.012739367083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26483157256779">
                <text:p>0.726483157256779</text:p>
              </table:table-cell>
              <table:table-cell office:value-type="float" office:value="0.726483157256779">
                <text:p>0.72648315725677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330463839483761">
                <text:p>0.330463839483761</text:p>
              </table:table-cell>
              <table:table-cell office:value-type="float" office:value="0.330463839483761">
                <text:p>0.33046383948376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21769099721141">
                <text:p>0.321769099721141</text:p>
              </table:table-cell>
              <table:table-cell office:value-type="float" office:value="0.321769099721141">
                <text:p>0.321769099721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75533808099405">
                <text:p>0.375533808099405</text:p>
              </table:table-cell>
              <table:table-cell office:value-type="float" office:value="0.375533808099405">
                <text:p>0.375533808099405</text:p>
              </table:table-cell>
              <table:table-cell office:value-type="float" office:value="6.82352941176471">
                <text:p>6.82352941176471</text:p>
              </table:table-cell>
              <table:table-cell office:value-type="float" office:value="0.871253720211684">
                <text:p>0.871253720211684</text:p>
              </table:table-cell>
              <table:table-cell office:value-type="float" office:value="0.871253720211684">
                <text:p>0.871253720211684</text:p>
              </table:table-cell>
              <table:table-cell office:value-type="float" office:value="1.42105263157895">
                <text:p>1.42105263157895</text:p>
              </table:table-cell>
              <table:table-cell office:value-type="float" office:value="0.377090969477275">
                <text:p>0.377090969477275</text:p>
              </table:table-cell>
              <table:table-cell office:value-type="float" office:value="0.377090969477275">
                <text:p>0.37709096947727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93972367896066">
                <text:p>0.293972367896066</text:p>
              </table:table-cell>
              <table:table-cell office:value-type="float" office:value="0.293972367896066">
                <text:p>0.293972367896066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288675134594813">
                <text:p>0.288675134594813</text:p>
              </table:table-cell>
              <table:table-cell office:value-type="float" office:value="0.288675134594813">
                <text:p>0.288675134594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05505046330389">
                <text:p>0.305505046330389</text:p>
              </table:table-cell>
              <table:table-cell office:value-type="float" office:value="0.305505046330389">
                <text:p>0.305505046330389</text:p>
              </table:table-cell>
              <table:table-cell office:value-type="float" office:value="3.22727272727273">
                <text:p>3.22727272727273</text:p>
              </table:table-cell>
              <table:table-cell office:value-type="float" office:value="0.8500873858361">
                <text:p>0.8500873858361</text:p>
              </table:table-cell>
              <table:table-cell office:value-type="float" office:value="0.8500873858361">
                <text:p>0.8500873858361</text:p>
              </table:table-cell>
              <table:table-cell office:value-type="float" office:value="5.1">
                <text:p>5.1</text:p>
              </table:table-cell>
              <table:table-cell office:value-type="float" office:value="1.38604152575279">
                <text:p>1.38604152575279</text:p>
              </table:table-cell>
              <table:table-cell office:value-type="float" office:value="1.38604152575279">
                <text:p>1.38604152575279</text:p>
              </table:table-cell>
              <table:table-cell office:value-type="float" office:value="1.1875">
                <text:p>1.1875</text:p>
              </table:table-cell>
              <table:table-cell office:value-type="float" office:value="0.59335159534839">
                <text:p>0.59335159534839</text:p>
              </table:table-cell>
              <table:table-cell office:value-type="float" office:value="0.59335159534839">
                <text:p>0.59335159534839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476500933993438">
                <text:p>0.476500933993438</text:p>
              </table:table-cell>
              <table:table-cell office:value-type="float" office:value="0.476500933993438">
                <text:p>0.47650093399343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36261258840994">
                <text:p>0.36261258840994</text:p>
              </table:table-cell>
              <table:table-cell office:value-type="float" office:value="0.36261258840994">
                <text:p>0.3626125884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0.760453465824314">
                <text:p>0.760453465824314</text:p>
              </table:table-cell>
              <table:table-cell office:value-type="float" office:value="0.760453465824314">
                <text:p>0.76045346582431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.64695092632055">
                <text:p>2.64695092632055</text:p>
              </table:table-cell>
              <table:table-cell office:value-type="float" office:value="2.64695092632055">
                <text:p>2.64695092632055</text:p>
              </table:table-cell>
              <table:table-cell office:value-type="float" office:value="1.2">
                <text:p>1.2</text:p>
              </table:table-cell>
              <table:table-cell office:value-type="float" office:value="0.387977210399623">
                <text:p>0.387977210399623</text:p>
              </table:table-cell>
              <table:table-cell office:value-type="float" office:value="0.387977210399623">
                <text:p>0.387977210399623</text:p>
              </table:table-cell>
              <table:table-cell office:value-type="float" office:value="0.8125">
                <text:p>0.8125</text:p>
              </table:table-cell>
              <table:table-cell office:value-type="float" office:value="0.261705145790703">
                <text:p>0.261705145790703</text:p>
              </table:table-cell>
              <table:table-cell office:value-type="float" office:value="0.261705145790703">
                <text:p>0.261705145790703</text:p>
              </table:table-cell>
              <table:table-cell office:value-type="float" office:value="4">
                <text:p>4</text:p>
              </table:table-cell>
              <table:table-cell office:value-type="float" office:value="0.799305253885453">
                <text:p>0.799305253885453</text:p>
              </table:table-cell>
              <table:table-cell office:value-type="float" office:value="0.799305253885453">
                <text:p>0.79930525388545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0.635675105880894">
                <text:p>0.635675105880894</text:p>
              </table:table-cell>
              <table:table-cell office:value-type="float" office:value="0.635675105880894">
                <text:p>0.635675105880894</text:p>
              </table:table-cell>
              <table:table-cell office:value-type="float" office:value="10.8181818181818">
                <text:p>10.8181818181818</text:p>
              </table:table-cell>
              <table:table-cell office:value-type="float" office:value="2.16508736677879">
                <text:p>2.16508736677879</text:p>
              </table:table-cell>
              <table:table-cell office:value-type="float" office:value="2.16508736677879">
                <text:p>2.16508736677879</text:p>
              </table:table-cell>
              <table:table-cell office:value-type="float" office:value="2.9375">
                <text:p>2.9375</text:p>
              </table:table-cell>
              <table:table-cell office:value-type="float" office:value="0.755362771565204">
                <text:p>0.755362771565204</text:p>
              </table:table-cell>
              <table:table-cell office:value-type="float" office:value="0.755362771565204">
                <text:p>0.755362771565204</text:p>
              </table:table-cell>
              <table:table-cell office:value-type="float" office:value="2">
                <text:p>2</text:p>
              </table:table-cell>
              <table:table-cell office:value-type="float" office:value="0.646206172658864">
                <text:p>0.646206172658864</text:p>
              </table:table-cell>
              <table:table-cell office:value-type="float" office:value="0.646206172658864">
                <text:p>0.646206172658864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0.73830264605266">
                <text:p>0.73830264605266</text:p>
              </table:table-cell>
              <table:table-cell office:value-type="float" office:value="0.73830264605266">
                <text:p>0.73830264605266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0.792780598434737">
                <text:p>0.792780598434737</text:p>
              </table:table-cell>
              <table:table-cell office:value-type="float" office:value="0.792780598434737">
                <text:p>0.792780598434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763349212485361">
                <text:p>0.763349212485361</text:p>
              </table:table-cell>
              <table:table-cell office:value-type="float" office:value="0.763349212485361">
                <text:p>0.763349212485361</text:p>
              </table:table-cell>
              <table:table-cell office:value-type="float" office:value="6.22222222222222">
                <text:p>6.22222222222222</text:p>
              </table:table-cell>
              <table:table-cell office:value-type="float" office:value="1.72174777356846">
                <text:p>1.72174777356846</text:p>
              </table:table-cell>
              <table:table-cell office:value-type="float" office:value="1.72174777356846">
                <text:p>1.72174777356846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1.30450252762652">
                <text:p>1.30450252762652</text:p>
              </table:table-cell>
              <table:table-cell office:value-type="float" office:value="1.30450252762652">
                <text:p>1.3045025276265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679402164838545">
                <text:p>0.679402164838545</text:p>
              </table:table-cell>
              <table:table-cell office:value-type="float" office:value="0.679402164838545">
                <text:p>0.679402164838545</text:p>
              </table:table-cell>
              <table:table-cell office:value-type="float" office:value="10.625">
                <text:p>10.625</text:p>
              </table:table-cell>
              <table:table-cell office:value-type="float" office:value="1.29703186802278">
                <text:p>1.29703186802278</text:p>
              </table:table-cell>
              <table:table-cell office:value-type="float" office:value="1.29703186802278">
                <text:p>1.2970318680227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548183409549259">
                <text:p>0.548183409549259</text:p>
              </table:table-cell>
              <table:table-cell office:value-type="float" office:value="0.548183409549259">
                <text:p>0.548183409549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6190476190476">
                <text:p>3.76190476190476</text:p>
              </table:table-cell>
              <table:table-cell office:value-type="float" office:value="0.771222782663263">
                <text:p>0.771222782663263</text:p>
              </table:table-cell>
              <table:table-cell office:value-type="float" office:value="0.771222782663263">
                <text:p>0.771222782663263</text:p>
              </table:table-cell>
              <table:table-cell office:value-type="float" office:value="12.3888888888889">
                <text:p>12.3888888888889</text:p>
              </table:table-cell>
              <table:table-cell office:value-type="float" office:value="2.50246791767894">
                <text:p>2.50246791767894</text:p>
              </table:table-cell>
              <table:table-cell office:value-type="float" office:value="2.50246791767894">
                <text:p>2.50246791767894</text:p>
              </table:table-cell>
              <table:table-cell office:value-type="float" office:value="7.8">
                <text:p>7.8</text:p>
              </table:table-cell>
              <table:table-cell office:value-type="float" office:value="1.27540843131393">
                <text:p>1.27540843131393</text:p>
              </table:table-cell>
              <table:table-cell office:value-type="float" office:value="1.27540843131393">
                <text:p>1.2754084313139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50510030660783">
                <text:p>0.750510030660783</text:p>
              </table:table-cell>
              <table:table-cell office:value-type="float" office:value="0.750510030660783">
                <text:p>0.750510030660783</text:p>
              </table:table-cell>
              <table:table-cell office:value-type="float" office:value="23.0714285714286">
                <text:p>23.0714285714286</text:p>
              </table:table-cell>
              <table:table-cell office:value-type="float" office:value="2.4861468614385">
                <text:p>2.4861468614385</text:p>
              </table:table-cell>
              <table:table-cell office:value-type="float" office:value="2.4861468614385">
                <text:p>2.4861468614385</text:p>
              </table:table-cell>
              <table:table-cell office:value-type="float" office:value="7.2">
                <text:p>7.2</text:p>
              </table:table-cell>
              <table:table-cell office:value-type="float" office:value="1.50301284726632">
                <text:p>1.50301284726632</text:p>
              </table:table-cell>
              <table:table-cell office:value-type="float" office:value="1.50301284726632">
                <text:p>1.5030128472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1428571428571">
                <text:p>7.21428571428571</text:p>
              </table:table-cell>
              <table:table-cell office:value-type="float" office:value="2.32799156806319">
                <text:p>2.32799156806319</text:p>
              </table:table-cell>
              <table:table-cell office:value-type="float" office:value="2.32799156806319">
                <text:p>2.32799156806319</text:p>
              </table:table-cell>
              <table:table-cell office:value-type="float" office:value="14.6">
                <text:p>14.6</text:p>
              </table:table-cell>
              <table:table-cell office:value-type="float" office:value="1.89183710161515">
                <text:p>1.89183710161515</text:p>
              </table:table-cell>
              <table:table-cell office:value-type="float" office:value="1.89183710161515">
                <text:p>1.89183710161515</text:p>
              </table:table-cell>
              <table:table-cell office:value-type="float" office:value="13.7368421052632">
                <text:p>13.7368421052632</text:p>
              </table:table-cell>
              <table:table-cell office:value-type="float" office:value="3.07207961000263">
                <text:p>3.07207961000263</text:p>
              </table:table-cell>
              <table:table-cell office:value-type="float" office:value="3.07207961000263">
                <text:p>3.0720796100026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3510082443594">
                <text:p>0.63510082443594</text:p>
              </table:table-cell>
              <table:table-cell office:value-type="float" office:value="0.63510082443594">
                <text:p>0.63510082443594</text:p>
              </table:table-cell>
              <table:table-cell office:value-type="float" office:value="7.08695652173913">
                <text:p>7.08695652173913</text:p>
              </table:table-cell>
              <table:table-cell office:value-type="float" office:value="1.87020854819672">
                <text:p>1.87020854819672</text:p>
              </table:table-cell>
              <table:table-cell office:value-type="float" office:value="1.87020854819672">
                <text:p>1.87020854819672</text:p>
              </table:table-cell>
              <table:table-cell office:value-type="float" office:value="5.6">
                <text:p>5.6</text:p>
              </table:table-cell>
              <table:table-cell office:value-type="float" office:value="1.95618676681616">
                <text:p>1.95618676681616</text:p>
              </table:table-cell>
              <table:table-cell office:value-type="float" office:value="1.95618676681616">
                <text:p>1.9561867668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85cm" xlink:href=".." xlink:type="simple" chart:class="chart:bar" chart:style-name="ch1">
        <chart:legend chart:legend-position="end" svg:x="14.257cm" svg:y="3.446cm" style:legend-expansion="high" chart:style-name="ch2"/>
        <chart:plot-area chart:style-name="ch3" table:cell-range-address="Sheet4.B57:Sheet4.C61 Sheet4.G57:Sheet4.H61" chart:data-source-has-labels="row" svg:x="0.32cm" svg:y="0.179cm" svg:width="13.617cm" svg:height="8.627cm">
          <chartooo:coordinate-region svg:x="0.756cm" svg:y="0.378cm" svg:width="13.181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58:Sheet4.B61" chart:label-cell-address="Sheet4.B57:Sheet4.B57" chart:class="chart:bar">
            <chart:data-point chart:repeated="4"/>
          </chart:series>
          <chart:series chart:style-name="ch8" chart:values-cell-range-address="Sheet4.C58:Sheet4.C61" chart:label-cell-address="Sheet4.C57:Sheet4.C57" chart:class="chart:bar">
            <chart:data-point chart:repeated="4"/>
          </chart:series>
          <chart:series chart:style-name="ch9" chart:values-cell-range-address="Sheet4.G58:Sheet4.G61" chart:label-cell-address="Sheet4.G57:Sheet4.G57" chart:class="chart:bar">
            <chart:data-point chart:repeated="4"/>
          </chart:series>
          <chart:series chart:style-name="ch10" chart:values-cell-range-address="Sheet4.H58:Sheet4.H61" chart:label-cell-address="Sheet4.H57:Sheet4.H5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/LD</text:p>
                <draw:g>
                  <svg:desc>Sheet4.B57:Sheet4.B57</svg:desc>
                </draw:g>
              </table:table-cell>
              <table:table-cell office:value-type="string">
                <text:p>DD/LD</text:p>
                <draw:g>
                  <svg:desc>Sheet4.C57:Sheet4.C57</svg:desc>
                </draw:g>
              </table:table-cell>
              <table:table-cell office:value-type="string">
                <text:p>LL/LD</text:p>
                <draw:g>
                  <svg:desc>Sheet4.G57:Sheet4.G57</svg:desc>
                </draw:g>
              </table:table-cell>
              <table:table-cell office:value-type="string">
                <text:p>DD/LD</text:p>
                <draw:g>
                  <svg:desc>Sheet4.H57:Sheet4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5030303030303">
                <text:p>3.75030303030303</text:p>
                <draw:g>
                  <svg:desc>Sheet4.B58:Sheet4.B61</svg:desc>
                </draw:g>
              </table:table-cell>
              <table:table-cell office:value-type="float" office:value="1.01833333333333">
                <text:p>1.01833333333333</text:p>
                <draw:g>
                  <svg:desc>Sheet4.C58:Sheet4.C61</svg:desc>
                </draw:g>
              </table:table-cell>
              <table:table-cell office:value-type="float" office:value="1.68421052631579">
                <text:p>1.68421052631579</text:p>
                <draw:g>
                  <svg:desc>Sheet4.G58:Sheet4.G61</svg:desc>
                </draw:g>
              </table:table-cell>
              <table:table-cell office:value-type="float" office:value="1.52631578947368">
                <text:p>1.52631578947368</text:p>
                <draw:g>
                  <svg:desc>Sheet4.H58:Sheet4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83105022831">
                <text:p>1.02283105022831</text:p>
              </table:table-cell>
              <table:table-cell office:value-type="float" office:value="0.845401174168297">
                <text:p>0.845401174168297</text:p>
              </table:table-cell>
              <table:table-cell office:value-type="float" office:value="5.49568965517241">
                <text:p>5.49568965517241</text:p>
              </table:table-cell>
              <table:table-cell office:value-type="float" office:value="0.948275862068966">
                <text:p>0.948275862068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324894514768">
                <text:p>3.29324894514768</text:p>
              </table:table-cell>
              <table:table-cell office:value-type="float" office:value="2.07341772151899">
                <text:p>2.07341772151899</text:p>
              </table:table-cell>
              <table:table-cell office:value-type="float" office:value="8.075">
                <text:p>8.07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376237623762">
                <text:p>2.02376237623762</text:p>
              </table:table-cell>
              <table:table-cell office:value-type="float" office:value="1.90411672746222">
                <text:p>1.90411672746222</text:p>
              </table:table-cell>
              <table:table-cell office:value-type="float" office:value="7.67753623188406">
                <text:p>7.67753623188406</text:p>
              </table:table-cell>
              <table:table-cell office:value-type="float" office:value="6.06666666666667">
                <text:p>6.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true" chart:error-category="cell-range" chart:error-upper-range="Sheet4.L10:Sheet4.L13" chart:error-lower-range="Sheet4.L10:Sheet4.L13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4.L10:Sheet4.L13" chart:error-lower-range="Sheet4.L10:Sheet4.L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2">
      <style:chart-properties chart:link-data-style-to-source="true" chart:error-category="cell-range" chart:error-upper-range="Sheet4.M10:Sheet4.M13" chart:error-lower-range="Sheet4.M10:Sheet4.M13"/>
      <style:graphic-properties draw:stroke="none" draw:fill-color="#ffa6a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4.M10:Sheet4.M13" chart:error-lower-range="Sheet4.M10:Sheet4.M1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2">
      <style:chart-properties chart:link-data-style-to-source="true" chart:error-category="cell-range" chart:error-upper-range="Sheet4.N10:Sheet4.N13" chart:error-lower-range="Sheet4.N10:Sheet4.N13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4.N10:Sheet4.N13" chart:error-lower-range="Sheet4.N10:Sheet4.N1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2">
      <style:chart-properties chart:link-data-style-to-source="true" chart:error-category="cell-range" chart:error-upper-range="Sheet4.Q10:Sheet4.Q13" chart:error-lower-range="Sheet4.Q10:Sheet4.Q13"/>
      <style:graphic-properties draw:stroke="none" draw:fill-color="#00a933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4.Q10:Sheet4.Q13" chart:error-lower-range="Sheet4.Q10:Sheet4.Q1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2">
      <style:chart-properties chart:link-data-style-to-source="true" chart:error-category="cell-range" chart:error-upper-range="Sheet4.R10:Sheet4.R13" chart:error-lower-range="Sheet4.R10:Sheet4.R13"/>
      <style:graphic-properties draw:stroke="none" draw:fill-color="#77bc65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4.R10:Sheet4.R13" chart:error-lower-range="Sheet4.R10:Sheet4.R13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122">
      <style:chart-properties chart:link-data-style-to-source="true" chart:error-category="cell-range" chart:error-upper-range="Sheet4.S10:Sheet4.S13" chart:error-lower-range="Sheet4.S10:Sheet4.S13"/>
      <style:graphic-properties draw:stroke="none" draw:fill-color="#127622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heet4.S10:Sheet4.S13" chart:error-lower-range="Sheet4.S10:Sheet4.S13" loext:std-weight="1"/>
      <style:graphic-properties draw:stroke="solid" svg:stroke-width="0cm" svg:stroke-color="#000000" svg:stroke-opacity="100%" draw:stroke-linejoin="roun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746cm" svg:height="13.339cm" xlink:href=".." xlink:type="simple" chart:class="chart:bar" chart:style-name="ch1">
        <chart:legend chart:legend-position="end" svg:x="22.515cm" svg:y="5.125cm" style:legend-expansion="high" chart:style-name="ch2"/>
        <chart:plot-area chart:style-name="ch3" table:cell-range-address="Sheet4.B1:Sheet4.D1 Sheet4.B10:Sheet4.D13 Sheet4.G1:Sheet4.I1 Sheet4.G10:Sheet4.I13" chart:data-source-has-labels="row" svg:x="1.485cm" svg:y="0.266cm" svg:width="20.556cm" svg:height="11.826cm">
          <chartooo:coordinate-region svg:x="2.768cm" svg:y="0.465cm" svg:width="19.273cm" svg:height="11.428cm"/>
          <chart:axis chart:dimension="x" chart:name="primary-x" chart:style-name="ch4">
            <chart:title svg:x="11.401cm" svg:y="12.358cm" chart:style-name="ch5">
              <text:p>Title</text:p>
            </chart:title>
          </chart:axis>
          <chart:axis chart:dimension="y" chart:name="primary-y" chart:style-name="ch6">
            <chart:title svg:x="0.451cm" svg:y="7.85cm" chart:style-name="ch7">
              <text:p>mean number of holes</text:p>
            </chart:title>
            <chart:grid chart:style-name="ch8" chart:class="major"/>
          </chart:axis>
          <chart:series chart:style-name="ch9" chart:values-cell-range-address="Sheet4.B10:Sheet4.B13" chart:label-cell-address="Sheet4.B1:Sheet4.B1" chart:class="chart:bar">
            <chart:error-indicator chart:style-name="ch10" chart:dimension="y"/>
            <chart:data-point chart:repeated="4"/>
          </chart:series>
          <chart:series chart:style-name="ch11" chart:values-cell-range-address="Sheet4.C10:Sheet4.C13" chart:label-cell-address="Sheet4.C1:Sheet4.C1" chart:class="chart:bar">
            <chart:error-indicator chart:style-name="ch12" chart:dimension="y"/>
            <chart:data-point chart:repeated="4"/>
          </chart:series>
          <chart:series chart:style-name="ch13" chart:values-cell-range-address="Sheet4.D10:Sheet4.D13" chart:label-cell-address="Sheet4.D1:Sheet4.D1" chart:class="chart:bar">
            <chart:error-indicator chart:style-name="ch14" chart:dimension="y"/>
            <chart:data-point chart:repeated="4"/>
          </chart:series>
          <chart:series chart:style-name="ch15" chart:values-cell-range-address="Sheet4.G10:Sheet4.G13" chart:label-cell-address="Sheet4.G1:Sheet4.G1" chart:class="chart:bar">
            <chart:error-indicator chart:style-name="ch16" chart:dimension="y"/>
            <chart:data-point chart:repeated="4"/>
          </chart:series>
          <chart:series chart:style-name="ch17" chart:values-cell-range-address="Sheet4.H10:Sheet4.H13" chart:label-cell-address="Sheet4.H1:Sheet4.H1" chart:class="chart:bar">
            <chart:error-indicator chart:style-name="ch18" chart:dimension="y"/>
            <chart:data-point chart:repeated="4"/>
          </chart:series>
          <chart:series chart:style-name="ch19" chart:values-cell-range-address="Sheet4.I10:Sheet4.I13" chart:label-cell-address="Sheet4.I1:Sheet4.I1" chart:class="chart:bar">
            <chart:error-indicator chart:style-name="ch20" chart:dimension="y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</text:p>
                <draw:g>
                  <svg:desc>Sheet4.B1:Sheet4.B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LL</text:p>
                <draw:g>
                  <svg:desc>Sheet4.C1:Sheet4.C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DD</text:p>
                <draw:g>
                  <svg:desc>Sheet4.D1:Sheet4.D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LD</text:p>
                <draw:g>
                  <svg:desc>Sheet4.G1:Sheet4.G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LL</text:p>
                <draw:g>
                  <svg:desc>Sheet4.H1:Sheet4.H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DD</text:p>
                <draw:g>
                  <svg:desc>Sheet4.I1:Sheet4.I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8461538461538">
                <text:p>2.88461538461538</text:p>
                <draw:g>
                  <svg:desc>Sheet4.B10:Sheet4.B13</svg:desc>
                </draw:g>
              </table:table-cell>
              <table:table-cell office:value-type="float" office:value="0.635675105880894">
                <text:p>0.635675105880894</text:p>
                <draw:g>
                  <svg:desc>Sheet4.L10:Sheet4.L13</svg:desc>
                </draw:g>
              </table:table-cell>
              <table:table-cell office:value-type="float" office:value="0.635675105880894">
                <text:p>0.635675105880894</text:p>
                <draw:g>
                  <svg:desc>Sheet4.L10:Sheet4.L13</svg:desc>
                </draw:g>
              </table:table-cell>
              <table:table-cell office:value-type="float" office:value="10.8181818181818">
                <text:p>10.8181818181818</text:p>
                <draw:g>
                  <svg:desc>Sheet4.C10:Sheet4.C13</svg:desc>
                </draw:g>
              </table:table-cell>
              <table:table-cell office:value-type="float" office:value="2.16508736677879">
                <text:p>2.16508736677879</text:p>
                <draw:g>
                  <svg:desc>Sheet4.M10:Sheet4.M13</svg:desc>
                </draw:g>
              </table:table-cell>
              <table:table-cell office:value-type="float" office:value="2.16508736677879">
                <text:p>2.16508736677879</text:p>
                <draw:g>
                  <svg:desc>Sheet4.M10:Sheet4.M13</svg:desc>
                </draw:g>
              </table:table-cell>
              <table:table-cell office:value-type="float" office:value="2.9375">
                <text:p>2.9375</text:p>
                <draw:g>
                  <svg:desc>Sheet4.D10:Sheet4.D13</svg:desc>
                </draw:g>
              </table:table-cell>
              <table:table-cell office:value-type="float" office:value="0.755362771565204">
                <text:p>0.755362771565204</text:p>
                <draw:g>
                  <svg:desc>Sheet4.N10:Sheet4.N13</svg:desc>
                </draw:g>
              </table:table-cell>
              <table:table-cell office:value-type="float" office:value="0.755362771565204">
                <text:p>0.755362771565204</text:p>
                <draw:g>
                  <svg:desc>Sheet4.N10:Sheet4.N13</svg:desc>
                </draw:g>
              </table:table-cell>
              <table:table-cell office:value-type="float" office:value="2">
                <text:p>2</text:p>
                <draw:g>
                  <svg:desc>Sheet4.G10:Sheet4.G13</svg:desc>
                </draw:g>
              </table:table-cell>
              <table:table-cell office:value-type="float" office:value="0.646206172658864">
                <text:p>0.646206172658864</text:p>
                <draw:g>
                  <svg:desc>Sheet4.Q10:Sheet4.Q13</svg:desc>
                </draw:g>
              </table:table-cell>
              <table:table-cell office:value-type="float" office:value="0.646206172658864">
                <text:p>0.646206172658864</text:p>
                <draw:g>
                  <svg:desc>Sheet4.Q10:Sheet4.Q13</svg:desc>
                </draw:g>
              </table:table-cell>
              <table:table-cell office:value-type="float" office:value="3.36842105263158">
                <text:p>3.36842105263158</text:p>
                <draw:g>
                  <svg:desc>Sheet4.H10:Sheet4.H13</svg:desc>
                </draw:g>
              </table:table-cell>
              <table:table-cell office:value-type="float" office:value="0.73830264605266">
                <text:p>0.73830264605266</text:p>
                <draw:g>
                  <svg:desc>Sheet4.R10:Sheet4.R13</svg:desc>
                </draw:g>
              </table:table-cell>
              <table:table-cell office:value-type="float" office:value="0.73830264605266">
                <text:p>0.73830264605266</text:p>
                <draw:g>
                  <svg:desc>Sheet4.R10:Sheet4.R13</svg:desc>
                </draw:g>
              </table:table-cell>
              <table:table-cell office:value-type="float" office:value="3.05263157894737">
                <text:p>3.05263157894737</text:p>
                <draw:g>
                  <svg:desc>Sheet4.I10:Sheet4.I13</svg:desc>
                </draw:g>
              </table:table-cell>
              <table:table-cell office:value-type="float" office:value="0.792780598434737">
                <text:p>0.792780598434737</text:p>
                <draw:g>
                  <svg:desc>Sheet4.S10:Sheet4.S13</svg:desc>
                </draw:g>
              </table:table-cell>
              <table:table-cell office:value-type="float" office:value="0.792780598434737">
                <text:p>0.792780598434737</text:p>
                <draw:g>
                  <svg:desc>Sheet4.S10:Sheet4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763349212485361">
                <text:p>0.763349212485361</text:p>
              </table:table-cell>
              <table:table-cell office:value-type="float" office:value="0.763349212485361">
                <text:p>0.763349212485361</text:p>
              </table:table-cell>
              <table:table-cell office:value-type="float" office:value="6.22222222222222">
                <text:p>6.22222222222222</text:p>
              </table:table-cell>
              <table:table-cell office:value-type="float" office:value="1.72174777356846">
                <text:p>1.72174777356846</text:p>
              </table:table-cell>
              <table:table-cell office:value-type="float" office:value="1.72174777356846">
                <text:p>1.72174777356846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1.30450252762652">
                <text:p>1.30450252762652</text:p>
              </table:table-cell>
              <table:table-cell office:value-type="float" office:value="1.30450252762652">
                <text:p>1.3045025276265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679402164838545">
                <text:p>0.679402164838545</text:p>
              </table:table-cell>
              <table:table-cell office:value-type="float" office:value="0.679402164838545">
                <text:p>0.679402164838545</text:p>
              </table:table-cell>
              <table:table-cell office:value-type="float" office:value="10.625">
                <text:p>10.625</text:p>
              </table:table-cell>
              <table:table-cell office:value-type="float" office:value="1.29703186802278">
                <text:p>1.29703186802278</text:p>
              </table:table-cell>
              <table:table-cell office:value-type="float" office:value="1.29703186802278">
                <text:p>1.29703186802278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548183409549259">
                <text:p>0.548183409549259</text:p>
              </table:table-cell>
              <table:table-cell office:value-type="float" office:value="0.548183409549259">
                <text:p>0.548183409549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6190476190476">
                <text:p>3.76190476190476</text:p>
              </table:table-cell>
              <table:table-cell office:value-type="float" office:value="0.771222782663263">
                <text:p>0.771222782663263</text:p>
              </table:table-cell>
              <table:table-cell office:value-type="float" office:value="0.771222782663263">
                <text:p>0.771222782663263</text:p>
              </table:table-cell>
              <table:table-cell office:value-type="float" office:value="12.3888888888889">
                <text:p>12.3888888888889</text:p>
              </table:table-cell>
              <table:table-cell office:value-type="float" office:value="2.50246791767894">
                <text:p>2.50246791767894</text:p>
              </table:table-cell>
              <table:table-cell office:value-type="float" office:value="2.50246791767894">
                <text:p>2.50246791767894</text:p>
              </table:table-cell>
              <table:table-cell office:value-type="float" office:value="7.8">
                <text:p>7.8</text:p>
              </table:table-cell>
              <table:table-cell office:value-type="float" office:value="1.27540843131393">
                <text:p>1.27540843131393</text:p>
              </table:table-cell>
              <table:table-cell office:value-type="float" office:value="1.27540843131393">
                <text:p>1.27540843131393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50510030660783">
                <text:p>0.750510030660783</text:p>
              </table:table-cell>
              <table:table-cell office:value-type="float" office:value="0.750510030660783">
                <text:p>0.750510030660783</text:p>
              </table:table-cell>
              <table:table-cell office:value-type="float" office:value="23.0714285714286">
                <text:p>23.0714285714286</text:p>
              </table:table-cell>
              <table:table-cell office:value-type="float" office:value="2.4861468614385">
                <text:p>2.4861468614385</text:p>
              </table:table-cell>
              <table:table-cell office:value-type="float" office:value="2.4861468614385">
                <text:p>2.4861468614385</text:p>
              </table:table-cell>
              <table:table-cell office:value-type="float" office:value="7.2">
                <text:p>7.2</text:p>
              </table:table-cell>
              <table:table-cell office:value-type="float" office:value="1.50301284726632">
                <text:p>1.50301284726632</text:p>
              </table:table-cell>
              <table:table-cell office:value-type="float" office:value="1.50301284726632">
                <text:p>1.50301284726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428571428571">
                <text:p>7.21428571428571</text:p>
              </table:table-cell>
              <table:table-cell office:value-type="float" office:value="2.32799156806319">
                <text:p>2.32799156806319</text:p>
              </table:table-cell>
              <table:table-cell office:value-type="float" office:value="2.32799156806319">
                <text:p>2.32799156806319</text:p>
              </table:table-cell>
              <table:table-cell office:value-type="float" office:value="14.6">
                <text:p>14.6</text:p>
              </table:table-cell>
              <table:table-cell office:value-type="float" office:value="1.89183710161515">
                <text:p>1.89183710161515</text:p>
              </table:table-cell>
              <table:table-cell office:value-type="float" office:value="1.89183710161515">
                <text:p>1.89183710161515</text:p>
              </table:table-cell>
              <table:table-cell office:value-type="float" office:value="13.7368421052632">
                <text:p>13.7368421052632</text:p>
              </table:table-cell>
              <table:table-cell office:value-type="float" office:value="3.07207961000263">
                <text:p>3.07207961000263</text:p>
              </table:table-cell>
              <table:table-cell office:value-type="float" office:value="3.07207961000263">
                <text:p>3.0720796100026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3510082443594">
                <text:p>0.63510082443594</text:p>
              </table:table-cell>
              <table:table-cell office:value-type="float" office:value="0.63510082443594">
                <text:p>0.63510082443594</text:p>
              </table:table-cell>
              <table:table-cell office:value-type="float" office:value="7.08695652173913">
                <text:p>7.08695652173913</text:p>
              </table:table-cell>
              <table:table-cell office:value-type="float" office:value="1.87020854819672">
                <text:p>1.87020854819672</text:p>
              </table:table-cell>
              <table:table-cell office:value-type="float" office:value="1.87020854819672">
                <text:p>1.87020854819672</text:p>
              </table:table-cell>
              <table:table-cell office:value-type="float" office:value="5.6">
                <text:p>5.6</text:p>
              </table:table-cell>
              <table:table-cell office:value-type="float" office:value="1.95618676681616">
                <text:p>1.95618676681616</text:p>
              </table:table-cell>
              <table:table-cell office:value-type="float" office:value="1.95618676681616">
                <text:p>1.95618676681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